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99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882in" fo:break-before="auto" style:use-optimal-row-height="true"/>
    </style:style>
    <style:style style:name="ro3" style:family="table-row">
      <style:table-row-properties style:row-height="1.6063in" fo:break-before="auto" style:use-optimal-row-height="true"/>
    </style:style>
    <style:style style:name="ro4" style:family="table-row">
      <style:table-row-properties style:row-height="1.7654in" fo:break-before="auto" style:use-optimal-row-height="true"/>
    </style:style>
    <style:style style:name="ro5" style:family="table-row">
      <style:table-row-properties style:row-height="1.9244in" fo:break-before="auto" style:use-optimal-row-height="true"/>
    </style:style>
    <style:style style:name="ro6" style:family="table-row">
      <style:table-row-properties style:row-height="2.0835in" fo:break-before="auto" style:use-optimal-row-height="true"/>
    </style:style>
    <style:style style:name="ro7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doctor_nam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helby</text:p>
          </table:table-cell>
          <table:table-cell office:value-type="string" calcext:value-type="string">
            <text:p>Holt</text:p>
          </table:table-cell>
        </table:table-row>
        <table:table-row table:style-name="ro1">
          <table:table-cell office:value-type="string" calcext:value-type="string">
            <text:p>Donald</text:p>
          </table:table-cell>
          <table:table-cell office:value-type="string" calcext:value-type="string">
            <text:p>Beltran</text:p>
          </table:table-cell>
        </table:table-row>
        <table:table-row table:style-name="ro1">
          <table:table-cell office:value-type="string" calcext:value-type="string">
            <text:p>Darius</text:p>
          </table:table-cell>
          <table:table-cell office:value-type="string" calcext:value-type="string">
            <text:p>Sims</text:p>
          </table:table-cell>
        </table:table-row>
        <table:table-row table:style-name="ro1">
          <table:table-cell office:value-type="string" calcext:value-type="string">
            <text:p>Marisa</text:p>
          </table:table-cell>
          <table:table-cell office:value-type="string" calcext:value-type="string">
            <text:p>Warner</text:p>
          </table:table-cell>
        </table:table-row>
        <table:table-row table:style-name="ro1">
          <table:table-cell office:value-type="string" calcext:value-type="string">
            <text:p>Evelyn</text:p>
          </table:table-cell>
          <table:table-cell office:value-type="string" calcext:value-type="string">
            <text:p>Obrien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Villegas</text:p>
          </table:table-cell>
        </table:table-row>
        <table:table-row table:style-name="ro1">
          <table:table-cell office:value-type="string" calcext:value-type="string">
            <text:p>Aliza</text:p>
          </table:table-cell>
          <table:table-cell office:value-type="string" calcext:value-type="string">
            <text:p>Bullock</text:p>
          </table:table-cell>
        </table:table-row>
        <table:table-row table:style-name="ro1">
          <table:table-cell office:value-type="string" calcext:value-type="string">
            <text:p>Laila</text:p>
          </table:table-cell>
          <table:table-cell office:value-type="string" calcext:value-type="string">
            <text:p>Hoffman</text:p>
          </table:table-cell>
        </table:table-row>
        <table:table-row table:style-name="ro1">
          <table:table-cell office:value-type="string" calcext:value-type="string">
            <text:p>Kassandra</text:p>
          </table:table-cell>
          <table:table-cell office:value-type="string" calcext:value-type="string">
            <text:p>Greer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Pratt</text:p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Sims</text:p>
          </table:table-cell>
        </table:table-row>
        <table:table-row table:style-name="ro1">
          <table:table-cell office:value-type="string" calcext:value-type="string">
            <text:p>Amiyah</text:p>
          </table:table-cell>
          <table:table-cell office:value-type="string" calcext:value-type="string">
            <text:p>Alvarado</text:p>
          </table:table-cell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Wagner</text:p>
          </table:table-cell>
        </table:table-row>
        <table:table-row table:style-name="ro1">
          <table:table-cell office:value-type="string" calcext:value-type="string">
            <text:p>Declan</text:p>
          </table:table-cell>
          <table:table-cell office:value-type="string" calcext:value-type="string">
            <text:p>Russell</text:p>
          </table:table-cell>
        </table:table-row>
        <table:table-row table:style-name="ro1">
          <table:table-cell office:value-type="string" calcext:value-type="string">
            <text:p>Zayne</text:p>
          </table:table-cell>
          <table:table-cell office:value-type="string" calcext:value-type="string">
            <text:p>Davidson</text:p>
          </table:table-cell>
        </table:table-row>
        <table:table-row table:style-name="ro1">
          <table:table-cell office:value-type="string" calcext:value-type="string">
            <text:p>Ashlee</text:p>
          </table:table-cell>
          <table:table-cell office:value-type="string" calcext:value-type="string">
            <text:p>Durham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Hanson</text:p>
          </table:table-cell>
        </table:table-row>
        <table:table-row table:style-name="ro1">
          <table:table-cell office:value-type="string" calcext:value-type="string">
            <text:p>Ayana</text:p>
          </table:table-cell>
          <table:table-cell office:value-type="string" calcext:value-type="string">
            <text:p>Conley</text:p>
          </table:table-cell>
        </table:table-row>
        <table:table-row table:style-name="ro1">
          <table:table-cell office:value-type="string" calcext:value-type="string">
            <text:p>Shamar</text:p>
          </table:table-cell>
          <table:table-cell office:value-type="string" calcext:value-type="string">
            <text:p>Romero</text:p>
          </table:table-cell>
        </table:table-row>
        <table:table-row table:style-name="ro1">
          <table:table-cell office:value-type="string" calcext:value-type="string">
            <text:p>Joe</text:p>
          </table:table-cell>
          <table:table-cell office:value-type="string" calcext:value-type="string">
            <text:p>Wall</text:p>
          </table:table-cell>
        </table:table-row>
        <table:table-row table:style-name="ro1">
          <table:table-cell office:value-type="string" calcext:value-type="string">
            <text:p>Emmett</text:p>
          </table:table-cell>
          <table:table-cell office:value-type="string" calcext:value-type="string">
            <text:p>Alvarez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 office:value-type="string" calcext:value-type="string">
            <text:p>Duncan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Herman</text:p>
          </table:table-cell>
        </table:table-row>
        <table:table-row table:style-name="ro1">
          <table:table-cell office:value-type="string" calcext:value-type="string">
            <text:p>Jacey</text:p>
          </table:table-cell>
          <table:table-cell office:value-type="string" calcext:value-type="string">
            <text:p>Compton</text:p>
          </table:table-cell>
        </table:table-row>
        <table:table-row table:style-name="ro1">
          <table:table-cell office:value-type="string" calcext:value-type="string">
            <text:p>Aden</text:p>
          </table:table-cell>
          <table:table-cell office:value-type="string" calcext:value-type="string">
            <text:p>Gardner</text:p>
          </table:table-cell>
        </table:table-row>
        <table:table-row table:style-name="ro1">
          <table:table-cell office:value-type="string" calcext:value-type="string">
            <text:p>Rylee</text:p>
          </table:table-cell>
          <table:table-cell office:value-type="string" calcext:value-type="string">
            <text:p>Hill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Osborne</text:p>
          </table:table-cell>
        </table:table-row>
        <table:table-row table:style-name="ro1">
          <table:table-cell office:value-type="string" calcext:value-type="string">
            <text:p>Lucian</text:p>
          </table:table-cell>
          <table:table-cell office:value-type="string" calcext:value-type="string">
            <text:p>Bates</text:p>
          </table:table-cell>
        </table:table-row>
        <table:table-row table:style-name="ro1">
          <table:table-cell office:value-type="string" calcext:value-type="string">
            <text:p>Madden</text:p>
          </table:table-cell>
          <table:table-cell office:value-type="string" calcext:value-type="string">
            <text:p>Brown</text:p>
          </table:table-cell>
        </table:table-row>
        <table:table-row table:style-name="ro1">
          <table:table-cell office:value-type="string" calcext:value-type="string">
            <text:p>Walker</text:p>
          </table:table-cell>
          <table:table-cell office:value-type="string" calcext:value-type="string">
            <text:p>Haney</text:p>
          </table:table-cell>
        </table:table-row>
        <table:table-row table:style-name="ro1">
          <table:table-cell office:value-type="string" calcext:value-type="string">
            <text:p>Celeste</text:p>
          </table:table-cell>
          <table:table-cell office:value-type="string" calcext:value-type="string">
            <text:p>Downs</text:p>
          </table:table-cell>
        </table:table-row>
        <table:table-row table:style-name="ro1">
          <table:table-cell office:value-type="string" calcext:value-type="string">
            <text:p>Dexter</text:p>
          </table:table-cell>
          <table:table-cell office:value-type="string" calcext:value-type="string">
            <text:p>Gillespie</text:p>
          </table:table-cell>
        </table:table-row>
        <table:table-row table:style-name="ro1">
          <table:table-cell office:value-type="string" calcext:value-type="string">
            <text:p>Xiomara</text:p>
          </table:table-cell>
          <table:table-cell office:value-type="string" calcext:value-type="string">
            <text:p>Monroe</text:p>
          </table:table-cell>
        </table:table-row>
        <table:table-row table:style-name="ro1">
          <table:table-cell office:value-type="string" calcext:value-type="string">
            <text:p>Chance</text:p>
          </table:table-cell>
          <table:table-cell office:value-type="string" calcext:value-type="string">
            <text:p>Vance</text:p>
          </table:table-cell>
        </table:table-row>
        <table:table-row table:style-name="ro1">
          <table:table-cell office:value-type="string" calcext:value-type="string">
            <text:p>Gretchen</text:p>
          </table:table-cell>
          <table:table-cell office:value-type="string" calcext:value-type="string">
            <text:p>Hudson</text:p>
          </table:table-cell>
        </table:table-row>
        <table:table-row table:style-name="ro1">
          <table:table-cell office:value-type="string" calcext:value-type="string">
            <text:p>Noemi</text:p>
          </table:table-cell>
          <table:table-cell office:value-type="string" calcext:value-type="string">
            <text:p>Villa</text:p>
          </table:table-cell>
        </table:table-row>
        <table:table-row table:style-name="ro1">
          <table:table-cell office:value-type="string" calcext:value-type="string">
            <text:p>Landin</text:p>
          </table:table-cell>
          <table:table-cell office:value-type="string" calcext:value-type="string">
            <text:p>Schmitt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Powers</text:p>
          </table:table-cell>
        </table:table-row>
        <table:table-row table:style-name="ro1">
          <table:table-cell office:value-type="string" calcext:value-type="string">
            <text:p>Alexandra</text:p>
          </table:table-cell>
          <table:table-cell office:value-type="string" calcext:value-type="string">
            <text:p>Hanna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Cuevas</text:p>
          </table:table-cell>
        </table:table-row>
        <table:table-row table:style-name="ro1">
          <table:table-cell office:value-type="string" calcext:value-type="string">
            <text:p>Ezekiel</text:p>
          </table:table-cell>
          <table:table-cell office:value-type="string" calcext:value-type="string">
            <text:p>Greer</text:p>
          </table:table-cell>
        </table:table-row>
        <table:table-row table:style-name="ro1">
          <table:table-cell office:value-type="string" calcext:value-type="string">
            <text:p>Braydon</text:p>
          </table:table-cell>
          <table:table-cell office:value-type="string" calcext:value-type="string">
            <text:p>Potts</text:p>
          </table:table-cell>
        </table:table-row>
        <table:table-row table:style-name="ro1">
          <table:table-cell office:value-type="string" calcext:value-type="string">
            <text:p>Madeleine</text:p>
          </table:table-cell>
          <table:table-cell office:value-type="string" calcext:value-type="string">
            <text:p>Hess</text:p>
          </table:table-cell>
        </table:table-row>
        <table:table-row table:style-name="ro1">
          <table:table-cell office:value-type="string" calcext:value-type="string">
            <text:p>Cole</text:p>
          </table:table-cell>
          <table:table-cell office:value-type="string" calcext:value-type="string">
            <text:p>Ellison</text:p>
          </table:table-cell>
        </table:table-row>
        <table:table-row table:style-name="ro1">
          <table:table-cell office:value-type="string" calcext:value-type="string">
            <text:p>Hudson</text:p>
          </table:table-cell>
          <table:table-cell office:value-type="string" calcext:value-type="string">
            <text:p>Mcintosh</text:p>
          </table:table-cell>
        </table:table-row>
        <table:table-row table:style-name="ro1">
          <table:table-cell office:value-type="string" calcext:value-type="string">
            <text:p>Shawn</text:p>
          </table:table-cell>
          <table:table-cell office:value-type="string" calcext:value-type="string">
            <text:p>Ballard</text:p>
          </table:table-cell>
        </table:table-row>
        <table:table-row table:style-name="ro1">
          <table:table-cell office:value-type="string" calcext:value-type="string">
            <text:p>Levi</text:p>
          </table:table-cell>
          <table:table-cell office:value-type="string" calcext:value-type="string">
            <text:p>Knapp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Rocha</text:p>
          </table:table-cell>
        </table:table-row>
        <table:table-row table:style-name="ro1">
          <table:table-cell office:value-type="string" calcext:value-type="string">
            <text:p>Tobias</text:p>
          </table:table-cell>
          <table:table-cell office:value-type="string" calcext:value-type="string">
            <text:p>Watts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Burton</text:p>
          </table:table-cell>
        </table:table-row>
        <table:table-row table:style-name="ro1">
          <table:table-cell office:value-type="string" calcext:value-type="string">
            <text:p>Casey</text:p>
          </table:table-cell>
          <table:table-cell office:value-type="string" calcext:value-type="string">
            <text:p>Short</text:p>
          </table:table-cell>
        </table:table-row>
        <table:table-row table:style-name="ro1">
          <table:table-cell office:value-type="string" calcext:value-type="string">
            <text:p>Casey</text:p>
          </table:table-cell>
          <table:table-cell office:value-type="string" calcext:value-type="string">
            <text:p>Bartlett</text:p>
          </table:table-cell>
        </table:table-row>
        <table:table-row table:style-name="ro1">
          <table:table-cell office:value-type="string" calcext:value-type="string">
            <text:p>Peyton</text:p>
          </table:table-cell>
          <table:table-cell office:value-type="string" calcext:value-type="string">
            <text:p>Krueger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Watts</text:p>
          </table:table-cell>
        </table:table-row>
        <table:table-row table:style-name="ro1">
          <table:table-cell office:value-type="string" calcext:value-type="string">
            <text:p>Marely</text:p>
          </table:table-cell>
          <table:table-cell office:value-type="string" calcext:value-type="string">
            <text:p>Ali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string" calcext:value-type="string">
            <text:p>Zhang</text:p>
          </table:table-cell>
        </table:table-row>
        <table:table-row table:style-name="ro1">
          <table:table-cell office:value-type="string" calcext:value-type="string">
            <text:p>Maren</text:p>
          </table:table-cell>
          <table:table-cell office:value-type="string" calcext:value-type="string">
            <text:p>Curry</text:p>
          </table:table-cell>
        </table:table-row>
        <table:table-row table:style-name="ro1">
          <table:table-cell office:value-type="string" calcext:value-type="string">
            <text:p>Jalen</text:p>
          </table:table-cell>
          <table:table-cell office:value-type="string" calcext:value-type="string">
            <text:p>Chaney</text:p>
          </table:table-cell>
        </table:table-row>
        <table:table-row table:style-name="ro1">
          <table:table-cell office:value-type="string" calcext:value-type="string">
            <text:p>Coleman</text:p>
          </table:table-cell>
          <table:table-cell office:value-type="string" calcext:value-type="string">
            <text:p>Chung</text:p>
          </table:table-cell>
        </table:table-row>
        <table:table-row table:style-name="ro1">
          <table:table-cell office:value-type="string" calcext:value-type="string">
            <text:p>Korbin</text:p>
          </table:table-cell>
          <table:table-cell office:value-type="string" calcext:value-type="string">
            <text:p>Liu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Stuart</text:p>
          </table:table-cell>
        </table:table-row>
        <table:table-row table:style-name="ro1">
          <table:table-cell office:value-type="string" calcext:value-type="string">
            <text:p>Trace</text:p>
          </table:table-cell>
          <table:table-cell office:value-type="string" calcext:value-type="string">
            <text:p>Cantrell</text:p>
          </table:table-cell>
        </table:table-row>
        <table:table-row table:style-name="ro1">
          <table:table-cell office:value-type="string" calcext:value-type="string">
            <text:p>Amaris</text:p>
          </table:table-cell>
          <table:table-cell office:value-type="string" calcext:value-type="string">
            <text:p>Rangel</text:p>
          </table:table-cell>
        </table:table-row>
        <table:table-row table:style-name="ro1">
          <table:table-cell office:value-type="string" calcext:value-type="string">
            <text:p>Salvatore</text:p>
          </table:table-cell>
          <table:table-cell office:value-type="string" calcext:value-type="string">
            <text:p>Beltran</text:p>
          </table:table-cell>
        </table:table-row>
        <table:table-row table:style-name="ro1">
          <table:table-cell office:value-type="string" calcext:value-type="string">
            <text:p>Aurora</text:p>
          </table:table-cell>
          <table:table-cell office:value-type="string" calcext:value-type="string">
            <text:p>Sherman</text:p>
          </table:table-cell>
        </table:table-row>
        <table:table-row table:style-name="ro1">
          <table:table-cell office:value-type="string" calcext:value-type="string">
            <text:p>Raphael</text:p>
          </table:table-cell>
          <table:table-cell office:value-type="string" calcext:value-type="string">
            <text:p>Sims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Chaney</text:p>
          </table:table-cell>
        </table:table-row>
        <table:table-row table:style-name="ro1">
          <table:table-cell office:value-type="string" calcext:value-type="string">
            <text:p>Elena</text:p>
          </table:table-cell>
          <table:table-cell office:value-type="string" calcext:value-type="string">
            <text:p>Collins</text:p>
          </table:table-cell>
        </table:table-row>
        <table:table-row table:style-name="ro1">
          <table:table-cell office:value-type="string" calcext:value-type="string">
            <text:p>Solomon</text:p>
          </table:table-cell>
          <table:table-cell office:value-type="string" calcext:value-type="string">
            <text:p>Kerr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Gomez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Owens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Luna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Odom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Mcguire</text:p>
          </table:table-cell>
        </table:table-row>
        <table:table-row table:style-name="ro1">
          <table:table-cell office:value-type="string" calcext:value-type="string">
            <text:p>Kameron</text:p>
          </table:table-cell>
          <table:table-cell office:value-type="string" calcext:value-type="string">
            <text:p>Conrad</text:p>
          </table:table-cell>
        </table:table-row>
        <table:table-row table:style-name="ro1">
          <table:table-cell office:value-type="string" calcext:value-type="string">
            <text:p>Kolton</text:p>
          </table:table-cell>
          <table:table-cell office:value-type="string" calcext:value-type="string">
            <text:p>Rasmussen</text:p>
          </table:table-cell>
        </table:table-row>
        <table:table-row table:style-name="ro1">
          <table:table-cell office:value-type="string" calcext:value-type="string">
            <text:p>Eli</text:p>
          </table:table-cell>
          <table:table-cell office:value-type="string" calcext:value-type="string">
            <text:p>Hartman</text:p>
          </table:table-cell>
        </table:table-row>
        <table:table-row table:style-name="ro1">
          <table:table-cell office:value-type="string" calcext:value-type="string">
            <text:p>Alannah</text:p>
          </table:table-cell>
          <table:table-cell office:value-type="string" calcext:value-type="string">
            <text:p>Beasley</text:p>
          </table:table-cell>
        </table:table-row>
        <table:table-row table:style-name="ro1">
          <table:table-cell office:value-type="string" calcext:value-type="string">
            <text:p>Rhys</text:p>
          </table:table-cell>
          <table:table-cell office:value-type="string" calcext:value-type="string">
            <text:p>Atkins</text:p>
          </table:table-cell>
        </table:table-row>
        <table:table-row table:style-name="ro1">
          <table:table-cell office:value-type="string" calcext:value-type="string">
            <text:p>Braden</text:p>
          </table:table-cell>
          <table:table-cell office:value-type="string" calcext:value-type="string">
            <text:p>Boyer</text:p>
          </table:table-cell>
        </table:table-row>
        <table:table-row table:style-name="ro1">
          <table:table-cell office:value-type="string" calcext:value-type="string">
            <text:p>Javier</text:p>
          </table:table-cell>
          <table:table-cell office:value-type="string" calcext:value-type="string">
            <text:p>Dean</text:p>
          </table:table-cell>
        </table:table-row>
        <table:table-row table:style-name="ro1">
          <table:table-cell office:value-type="string" calcext:value-type="string">
            <text:p>Corbin</text:p>
          </table:table-cell>
          <table:table-cell office:value-type="string" calcext:value-type="string">
            <text:p>Haas</text:p>
          </table:table-cell>
        </table:table-row>
        <table:table-row table:style-name="ro1">
          <table:table-cell office:value-type="string" calcext:value-type="string">
            <text:p>Fernanda</text:p>
          </table:table-cell>
          <table:table-cell office:value-type="string" calcext:value-type="string">
            <text:p>Pierce</text:p>
          </table:table-cell>
        </table:table-row>
        <table:table-row table:style-name="ro1">
          <table:table-cell office:value-type="string" calcext:value-type="string">
            <text:p>Marley</text:p>
          </table:table-cell>
          <table:table-cell office:value-type="string" calcext:value-type="string">
            <text:p>Mejia</text:p>
          </table:table-cell>
        </table:table-row>
        <table:table-row table:style-name="ro1">
          <table:table-cell office:value-type="string" calcext:value-type="string">
            <text:p>Camille</text:p>
          </table:table-cell>
          <table:table-cell office:value-type="string" calcext:value-type="string">
            <text:p>Bass</text:p>
          </table:table-cell>
        </table:table-row>
        <table:table-row table:style-name="ro1">
          <table:table-cell office:value-type="string" calcext:value-type="string">
            <text:p>Ali</text:p>
          </table:table-cell>
          <table:table-cell office:value-type="string" calcext:value-type="string">
            <text:p>Alvarado</text:p>
          </table:table-cell>
        </table:table-row>
        <table:table-row table:style-name="ro1">
          <table:table-cell office:value-type="string" calcext:value-type="string">
            <text:p>Aniyah</text:p>
          </table:table-cell>
          <table:table-cell office:value-type="string" calcext:value-type="string">
            <text:p>Harvey</text:p>
          </table:table-cell>
        </table:table-row>
        <table:table-row table:style-name="ro1">
          <table:table-cell office:value-type="string" calcext:value-type="string">
            <text:p>Jaiden</text:p>
          </table:table-cell>
          <table:table-cell office:value-type="string" calcext:value-type="string">
            <text:p>Ramirez</text:p>
          </table:table-cell>
        </table:table-row>
        <table:table-row table:style-name="ro1">
          <table:table-cell office:value-type="string" calcext:value-type="string">
            <text:p>Payten</text:p>
          </table:table-cell>
          <table:table-cell office:value-type="string" calcext:value-type="string">
            <text:p>Huber</text:p>
          </table:table-cell>
        </table:table-row>
        <table:table-row table:style-name="ro1">
          <table:table-cell office:value-type="string" calcext:value-type="string">
            <text:p>Madelyn</text:p>
          </table:table-cell>
          <table:table-cell office:value-type="string" calcext:value-type="string">
            <text:p>Hurley</text:p>
          </table:table-cell>
        </table:table-row>
        <table:table-row table:style-name="ro1">
          <table:table-cell office:value-type="string" calcext:value-type="string">
            <text:p>Jocelynn</text:p>
          </table:table-cell>
          <table:table-cell office:value-type="string" calcext:value-type="string">
            <text:p>Cisneros</text:p>
          </table:table-cell>
        </table:table-row>
        <table:table-row table:style-name="ro1">
          <table:table-cell office:value-type="string" calcext:value-type="string">
            <text:p>Mallory</text:p>
          </table:table-cell>
          <table:table-cell office:value-type="string" calcext:value-type="string">
            <text:p>Barrett</text:p>
          </table:table-cell>
        </table:table-row>
        <table:table-row table:style-name="ro1">
          <table:table-cell office:value-type="string" calcext:value-type="string">
            <text:p>Anton</text:p>
          </table:table-cell>
          <table:table-cell office:value-type="string" calcext:value-type="string">
            <text:p>Mcclure</text:p>
          </table:table-cell>
        </table:table-row>
        <table:table-row table:style-name="ro1">
          <table:table-cell office:value-type="string" calcext:value-type="string">
            <text:p>Kendall</text:p>
          </table:table-cell>
          <table:table-cell office:value-type="string" calcext:value-type="string">
            <text:p>Mckenzie</text:p>
          </table:table-cell>
        </table:table-row>
        <table:table-row table:style-name="ro1">
          <table:table-cell office:value-type="string" calcext:value-type="string">
            <text:p>Mathew</text:p>
          </table:table-cell>
          <table:table-cell office:value-type="string" calcext:value-type="string">
            <text:p>Carlson</text:p>
          </table:table-cell>
        </table:table-row>
        <table:table-row table:style-name="ro1">
          <table:table-cell office:value-type="string" calcext:value-type="string">
            <text:p>Desiree</text:p>
          </table:table-cell>
          <table:table-cell office:value-type="string" calcext:value-type="string">
            <text:p>Schmidt</text:p>
          </table:table-cell>
        </table:table-row>
        <table:table-row table:style-name="ro1">
          <table:table-cell office:value-type="string" calcext:value-type="string">
            <text:p>Lila</text:p>
          </table:table-cell>
          <table:table-cell office:value-type="string" calcext:value-type="string">
            <text:p>Richard</text:p>
          </table:table-cell>
        </table:table-row>
        <table:table-row table:style-name="ro1">
          <table:table-cell office:value-type="string" calcext:value-type="string">
            <text:p>Clarence</text:p>
          </table:table-cell>
          <table:table-cell office:value-type="string" calcext:value-type="string">
            <text:p>Orozco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Wiggins</text:p>
          </table:table-cell>
        </table:table-row>
        <table:table-row table:style-name="ro1">
          <table:table-cell office:value-type="string" calcext:value-type="string">
            <text:p>Melody</text:p>
          </table:table-cell>
          <table:table-cell office:value-type="string" calcext:value-type="string">
            <text:p>Pace</text:p>
          </table:table-cell>
        </table:table-row>
      </table:table>
      <table:table table:name="Sheet2" table:style-name="ta1">
        <table:table-column table:style-name="co3" table:default-cell-style-name="ce1"/>
        <table:table-column table:style-name="co3" table:number-columns-repeated="3" table:default-cell-style-name="Default"/>
        <table:table-column table:style-name="co3" table:default-cell-style-name="ce2"/>
        <table:table-column table:style-name="co3" table:number-columns-repeated="5" table:default-cell-style-name="Default"/>
        <table:table-row table:style-name="ro2">
          <table:table-cell/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gender</text:p>
          </table:table-cell>
          <table:table-cell table:style-name="Default" office:value-type="string" calcext:value-type="string">
            <text:p>dob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osier</text:p>
          </table:table-cell>
          <table:table-cell office:value-type="string" calcext:value-type="string">
            <text:p>M</text:p>
          </table:table-cell>
          <table:table-cell office:value-type="date" office:date-value="1980-02-13" calcext:value-type="date">
            <text:p>1980-02-13</text:p>
          </table:table-cell>
          <table:table-cell office:value-type="float" office:value="14135052032" calcext:value-type="float">
            <text:p>14135052032</text:p>
          </table:table-cell>
          <table:table-cell office:value-type="string" calcext:value-type="string">
            <text:p>cmosier80@gmail.com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MA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mcquillen</text:p>
          </table:table-cell>
          <table:table-cell office:value-type="string" calcext:value-type="string">
            <text:p>M</text:p>
          </table:table-cell>
          <table:table-cell office:value-type="date" office:date-value="1993-06-02" calcext:value-type="date">
            <text:p>1993-06-02</text:p>
          </table:table-cell>
          <table:table-cell office:value-type="float" office:value="18004134754" calcext:value-type="float">
            <text:p>18004134754</text:p>
          </table:table-cell>
          <table:table-cell office:value-type="string" calcext:value-type="string">
            <text:p>amcquillen93@yahoo.com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F</text:p>
          </table:table-cell>
          <table:table-cell office:value-type="date" office:date-value="1996-12-05" calcext:value-type="date">
            <text:p>1996-12-05</text:p>
          </table:table-cell>
          <table:table-cell office:value-type="float" office:value="17217063562" calcext:value-type="float">
            <text:p>17217063562</text:p>
          </table:table-cell>
          <table:table-cell office:value-type="string" calcext:value-type="string">
            <text:p>aroth96@gmail.com</text:p>
          </table:table-cell>
          <table:table-cell office:value-type="float" office:value="45369" calcext:value-type="float">
            <text:p>45369</text:p>
          </table:table-cell>
          <table:table-cell office:value-type="string" calcext:value-type="string">
            <text:p>South Vienna</text:p>
          </table:table-cell>
          <table:table-cell office:value-type="string" calcext:value-type="string">
            <text:p>OH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coleman</text:p>
          </table:table-cell>
          <table:table-cell office:value-type="string" calcext:value-type="string">
            <text:p>M</text:p>
          </table:table-cell>
          <table:table-cell office:value-type="date" office:date-value="1984-11-02" calcext:value-type="date">
            <text:p>1984-11-02</text:p>
          </table:table-cell>
          <table:table-cell office:value-type="float" office:value="12709946164" calcext:value-type="float">
            <text:p>12709946164</text:p>
          </table:table-cell>
          <table:table-cell office:value-type="string" calcext:value-type="string">
            <text:p>gcoleman84@yahoo.com</text:p>
          </table:table-cell>
          <table:table-cell office:value-type="float" office:value="55330" calcext:value-type="float">
            <text:p>55330</text:p>
          </table:table-cell>
          <table:table-cell office:value-type="string" calcext:value-type="string">
            <text:p>Elk River</text:p>
          </table:table-cell>
          <table:table-cell office:value-type="string" calcext:value-type="string">
            <text:p>MN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stephens</text:p>
          </table:table-cell>
          <table:table-cell office:value-type="string" calcext:value-type="string">
            <text:p>F</text:p>
          </table:table-cell>
          <table:table-cell office:value-type="date" office:date-value="1983-08-16" calcext:value-type="date">
            <text:p>1983-08-16</text:p>
          </table:table-cell>
          <table:table-cell office:value-type="float" office:value="18825288147" calcext:value-type="float">
            <text:p>18825288147</text:p>
          </table:table-cell>
          <table:table-cell office:value-type="string" calcext:value-type="string">
            <text:p>kstephens83@aol.com</text:p>
          </table:table-cell>
          <table:table-cell office:value-type="float" office:value="53205" calcext:value-type="float">
            <text:p>53205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sandifer</text:p>
          </table:table-cell>
          <table:table-cell office:value-type="string" calcext:value-type="string">
            <text:p>F</text:p>
          </table:table-cell>
          <table:table-cell office:value-type="date" office:date-value="1982-07-31" calcext:value-type="date">
            <text:p>1982-07-31</text:p>
          </table:table-cell>
          <table:table-cell office:value-type="float" office:value="14438484253" calcext:value-type="float">
            <text:p>14438484253</text:p>
          </table:table-cell>
          <table:table-cell office:value-type="string" calcext:value-type="string">
            <text:p>esandifer82@outlook.com</text:p>
          </table:table-cell>
          <table:table-cell office:value-type="float" office:value="93905" calcext:value-type="float">
            <text:p>93905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F</text:p>
          </table:table-cell>
          <table:table-cell office:value-type="date" office:date-value="1990-12-08" calcext:value-type="date">
            <text:p>1990-12-08</text:p>
          </table:table-cell>
          <table:table-cell office:value-type="float" office:value="15807389440" calcext:value-type="float">
            <text:p>15807389440</text:p>
          </table:table-cell>
          <table:table-cell office:value-type="string" calcext:value-type="string">
            <text:p>lwilson90@gmail.com</text:p>
          </table:table-cell>
          <table:table-cell office:value-type="float" office:value="98296" calcext:value-type="float">
            <text:p>98296</text:p>
          </table:table-cell>
          <table:table-cell office:value-type="string" calcext:value-type="string">
            <text:p>Snohomish</text:p>
          </table:table-cell>
          <table:table-cell office:value-type="string" calcext:value-type="string">
            <text:p>WA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M</text:p>
          </table:table-cell>
          <table:table-cell office:value-type="date" office:date-value="1977-12-19" calcext:value-type="date">
            <text:p>1977-12-19</text:p>
          </table:table-cell>
          <table:table-cell office:value-type="float" office:value="17636295080" calcext:value-type="float">
            <text:p>17636295080</text:p>
          </table:table-cell>
          <table:table-cell office:value-type="string" calcext:value-type="string">
            <text:p>david.washington@yahoo.com</text:p>
          </table:table-cell>
          <table:table-cell office:value-type="float" office:value="66073" calcext:value-type="float">
            <text:p>66073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KS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harjo</text:p>
          </table:table-cell>
          <table:table-cell office:value-type="string" calcext:value-type="string">
            <text:p>M</text:p>
          </table:table-cell>
          <table:table-cell office:value-type="date" office:date-value="1995-01-28" calcext:value-type="date">
            <text:p>1995-01-28</text:p>
          </table:table-cell>
          <table:table-cell office:value-type="float" office:value="18016989576" calcext:value-type="float">
            <text:p>18016989576</text:p>
          </table:table-cell>
          <table:table-cell office:value-type="string" calcext:value-type="string">
            <text:p>aharjo95@gmail.com</text:p>
          </table:table-cell>
          <table:table-cell office:value-type="float" office:value="85616" calcext:value-type="float">
            <text:p>85616</text:p>
          </table:table-cell>
          <table:table-cell office:value-type="string" calcext:value-type="string">
            <text:p>Huachuca City</text:p>
          </table:table-cell>
          <table:table-cell office:value-type="string" calcext:value-type="string">
            <text:p>AZ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jeffery</text:p>
          </table:table-cell>
          <table:table-cell office:value-type="string" calcext:value-type="string">
            <text:p>swan</text:p>
          </table:table-cell>
          <table:table-cell office:value-type="string" calcext:value-type="string">
            <text:p>M</text:p>
          </table:table-cell>
          <table:table-cell office:value-type="date" office:date-value="1990-03-12" calcext:value-type="date">
            <text:p>1990-03-12</text:p>
          </table:table-cell>
          <table:table-cell office:value-type="float" office:value="11323037717" calcext:value-type="float">
            <text:p>11323037717</text:p>
          </table:table-cell>
          <table:table-cell office:value-type="string" calcext:value-type="string">
            <text:p>jswan90@gmail.com</text:p>
          </table:table-cell>
          <table:table-cell office:value-type="float" office:value="78102" calcext:value-type="float">
            <text:p>78102</text:p>
          </table:table-cell>
          <table:table-cell office:value-type="string" calcext:value-type="string">
            <text:p>Beeville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string" calcext:value-type="string">
            <text:p>andra</text:p>
          </table:table-cell>
          <table:table-cell office:value-type="string" calcext:value-type="string">
            <text:p>britt</text:p>
          </table:table-cell>
          <table:table-cell office:value-type="string" calcext:value-type="string">
            <text:p>F</text:p>
          </table:table-cell>
          <table:table-cell office:value-type="date" office:date-value="2000-02-17" calcext:value-type="date">
            <text:p>2000-02-17</text:p>
          </table:table-cell>
          <table:table-cell office:value-type="float" office:value="17322783304" calcext:value-type="float">
            <text:p>17322783304</text:p>
          </table:table-cell>
          <table:table-cell office:value-type="string" calcext:value-type="string">
            <text:p>andra.britt@aol.com</text:p>
          </table:table-cell>
          <table:table-cell office:value-type="float" office:value="38115" calcext:value-type="float">
            <text:p>38115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satterfield</text:p>
          </table:table-cell>
          <table:table-cell office:value-type="string" calcext:value-type="string">
            <text:p>M</text:p>
          </table:table-cell>
          <table:table-cell office:value-type="date" office:date-value="1995-01-01" calcext:value-type="date">
            <text:p>1995-01-01</text:p>
          </table:table-cell>
          <table:table-cell office:value-type="float" office:value="17880032310" calcext:value-type="float">
            <text:p>17880032310</text:p>
          </table:table-cell>
          <table:table-cell office:value-type="string" calcext:value-type="string">
            <text:p>edward.satterfield@yahoo.com</text:p>
          </table:table-cell>
          <table:table-cell office:value-type="float" office:value="14621" calcext:value-type="float">
            <text:p>14621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kenneth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M</text:p>
          </table:table-cell>
          <table:table-cell office:value-type="date" office:date-value="1990-03-22" calcext:value-type="date">
            <text:p>1990-03-22</text:p>
          </table:table-cell>
          <table:table-cell office:value-type="float" office:value="14383925003" calcext:value-type="float">
            <text:p>14383925003</text:p>
          </table:table-cell>
          <table:table-cell office:value-type="string" calcext:value-type="string">
            <text:p>kenneth.mills@gmail.com</text:p>
          </table:table-cell>
          <table:table-cell office:value-type="float" office:value="93640" calcext:value-type="float">
            <text:p>93640</text:p>
          </table:table-cell>
          <table:table-cell office:value-type="string" calcext:value-type="string">
            <text:p>Mendota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F</text:p>
          </table:table-cell>
          <table:table-cell office:value-type="date" office:date-value="1996-07-27" calcext:value-type="date">
            <text:p>1996-07-27</text:p>
          </table:table-cell>
          <table:table-cell office:value-type="float" office:value="15412733817" calcext:value-type="float">
            <text:p>15412733817</text:p>
          </table:table-cell>
          <table:table-cell office:value-type="string" calcext:value-type="string">
            <text:p>bgonzalez96@gmail.com</text:p>
          </table:table-cell>
          <table:table-cell office:value-type="float" office:value="80233" calcext:value-type="float">
            <text:p>80233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brice</text:p>
          </table:table-cell>
          <table:table-cell office:value-type="string" calcext:value-type="string">
            <text:p>M</text:p>
          </table:table-cell>
          <table:table-cell office:value-type="date" office:date-value="1989-09-10" calcext:value-type="date">
            <text:p>1989-09-10</text:p>
          </table:table-cell>
          <table:table-cell office:value-type="float" office:value="1383468642" calcext:value-type="float">
            <text:p>1383468642</text:p>
          </table:table-cell>
          <table:table-cell office:value-type="string" calcext:value-type="string">
            <text:p>robert.brice@yahoo.com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Bennington</text:p>
          </table:table-cell>
          <table:table-cell office:value-type="string" calcext:value-type="string">
            <text:p>VT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M</text:p>
          </table:table-cell>
          <table:table-cell office:value-type="date" office:date-value="1993-12-26" calcext:value-type="date">
            <text:p>1993-12-26</text:p>
          </table:table-cell>
          <table:table-cell office:value-type="float" office:value="11834002181" calcext:value-type="float">
            <text:p>11834002181</text:p>
          </table:table-cell>
          <table:table-cell office:value-type="string" calcext:value-type="string">
            <text:p>dbarrett93@gmail.com</text:p>
          </table:table-cell>
          <table:table-cell office:value-type="float" office:value="31313" calcext:value-type="float">
            <text:p>31313</text:p>
          </table:table-cell>
          <table:table-cell office:value-type="string" calcext:value-type="string">
            <text:p>Hinesville</text:p>
          </table:table-cell>
          <table:table-cell office:value-type="string" calcext:value-type="string">
            <text:p>GA</text:p>
          </table:table-cell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renz</text:p>
          </table:table-cell>
          <table:table-cell office:value-type="string" calcext:value-type="string">
            <text:p>M</text:p>
          </table:table-cell>
          <table:table-cell office:value-type="date" office:date-value="1986-08-02" calcext:value-type="date">
            <text:p>1986-08-02</text:p>
          </table:table-cell>
          <table:table-cell office:value-type="float" office:value="14644779903" calcext:value-type="float">
            <text:p>14644779903</text:p>
          </table:table-cell>
          <table:table-cell office:value-type="string" calcext:value-type="string">
            <text:p>william.renz@gmail.com</text:p>
          </table:table-cell>
          <table:table-cell office:value-type="float" office:value="95948" calcext:value-type="float">
            <text:p>95948</text:p>
          </table:table-cell>
          <table:table-cell office:value-type="string" calcext:value-type="string">
            <text:p>Gridley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F</text:p>
          </table:table-cell>
          <table:table-cell office:value-type="date" office:date-value="1985-10-25" calcext:value-type="date">
            <text:p>1985-10-25</text:p>
          </table:table-cell>
          <table:table-cell office:value-type="float" office:value="11941346602" calcext:value-type="float">
            <text:p>11941346602</text:p>
          </table:table-cell>
          <table:table-cell office:value-type="string" calcext:value-type="string">
            <text:p>sellison85@gmail.com</text:p>
          </table:table-cell>
          <table:table-cell office:value-type="float" office:value="62454" calcext:value-type="float">
            <text:p>62454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IL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crowe</text:p>
          </table:table-cell>
          <table:table-cell office:value-type="string" calcext:value-type="string">
            <text:p>M</text:p>
          </table:table-cell>
          <table:table-cell office:value-type="date" office:date-value="1988-09-04" calcext:value-type="date">
            <text:p>1988-09-04</text:p>
          </table:table-cell>
          <table:table-cell office:value-type="float" office:value="15695907904" calcext:value-type="float">
            <text:p>15695907904</text:p>
          </table:table-cell>
          <table:table-cell office:value-type="string" calcext:value-type="string">
            <text:p>fcrowe88@gmail.com</text:p>
          </table:table-cell>
          <table:table-cell office:value-type="float" office:value="98422" calcext:value-type="float">
            <text:p>98422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WA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pointe</text:p>
          </table:table-cell>
          <table:table-cell office:value-type="string" calcext:value-type="string">
            <text:p>M</text:p>
          </table:table-cell>
          <table:table-cell office:value-type="date" office:date-value="1981-05-24" calcext:value-type="date">
            <text:p>1981-05-24</text:p>
          </table:table-cell>
          <table:table-cell office:value-type="float" office:value="11379471487" calcext:value-type="float">
            <text:p>11379471487</text:p>
          </table:table-cell>
          <table:table-cell office:value-type="string" calcext:value-type="string">
            <text:p>michael.lapointe@gmail.com</text:p>
          </table:table-cell>
          <table:table-cell office:value-type="float" office:value="20190" calcext:value-type="float">
            <text:p>20190</text:p>
          </table:table-cell>
          <table:table-cell office:value-type="string" calcext:value-type="string">
            <text:p>Reston</text:p>
          </table:table-cell>
          <table:table-cell office:value-type="string" calcext:value-type="string">
            <text:p>VA</text:p>
          </table:table-cell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string" calcext:value-type="string">
            <text:p>jeffery</text:p>
          </table:table-cell>
          <table:table-cell office:value-type="string" calcext:value-type="string">
            <text:p>hearn</text:p>
          </table:table-cell>
          <table:table-cell office:value-type="string" calcext:value-type="string">
            <text:p>M</text:p>
          </table:table-cell>
          <table:table-cell office:value-type="date" office:date-value="1993-01-26" calcext:value-type="date">
            <text:p>1993-01-26</text:p>
          </table:table-cell>
          <table:table-cell office:value-type="float" office:value="15658988087" calcext:value-type="float">
            <text:p>15658988087</text:p>
          </table:table-cell>
          <table:table-cell office:value-type="string" calcext:value-type="string">
            <text:p>jeffery.hearn@gmail.com</text:p>
          </table:table-cell>
          <table:table-cell office:value-type="float" office:value="75206" calcext:value-type="float">
            <text:p>75206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nordberg</text:p>
          </table:table-cell>
          <table:table-cell office:value-type="string" calcext:value-type="string">
            <text:p>M</text:p>
          </table:table-cell>
          <table:table-cell office:value-type="date" office:date-value="2001-10-04" calcext:value-type="date">
            <text:p>2001-10-04</text:p>
          </table:table-cell>
          <table:table-cell office:value-type="float" office:value="15606591122" calcext:value-type="float">
            <text:p>15606591122</text:p>
          </table:table-cell>
          <table:table-cell office:value-type="string" calcext:value-type="string">
            <text:p>michael.nordberg@outlook.com</text:p>
          </table:table-cell>
          <table:table-cell office:value-type="float" office:value="97236" calcext:value-type="float">
            <text:p>97236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4">
          <table:table-cell office:value-type="float" office:value="23" calcext:value-type="float">
            <text:p>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ortillo</text:p>
          </table:table-cell>
          <table:table-cell office:value-type="string" calcext:value-type="string">
            <text:p>M</text:p>
          </table:table-cell>
          <table:table-cell office:value-type="date" office:date-value="2000-08-11" calcext:value-type="date">
            <text:p>2000-08-11</text:p>
          </table:table-cell>
          <table:table-cell office:value-type="float" office:value="16519197396" calcext:value-type="float">
            <text:p>16519197396</text:p>
          </table:table-cell>
          <table:table-cell office:value-type="string" calcext:value-type="string">
            <text:p>joe.portillo@yahoo.com</text:p>
          </table:table-cell>
          <table:table-cell office:value-type="float" office:value="60193" calcext:value-type="float">
            <text:p>60193</text:p>
          </table:table-cell>
          <table:table-cell office:value-type="string" calcext:value-type="string">
            <text:p>Schaumburg</text:p>
          </table:table-cell>
          <table:table-cell office:value-type="string" calcext:value-type="string">
            <text:p>IL</text:p>
          </table:table-cell>
        </table:table-row>
        <table:table-row table:style-name="ro6">
          <table:table-cell office:value-type="float" office:value="24" calcext:value-type="float">
            <text:p>24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M</text:p>
          </table:table-cell>
          <table:table-cell office:value-type="date" office:date-value="1986-09-24" calcext:value-type="date">
            <text:p>1986-09-24</text:p>
          </table:table-cell>
          <table:table-cell office:value-type="float" office:value="13161484763" calcext:value-type="float">
            <text:p>13161484763</text:p>
          </table:table-cell>
          <table:table-cell office:value-type="string" calcext:value-type="string">
            <text:p>arthur.craig@outlook.com</text:p>
          </table:table-cell>
          <table:table-cell office:value-type="float" office:value="5450" calcext:value-type="float">
            <text:p>5450</text:p>
          </table:table-cell>
          <table:table-cell office:value-type="string" calcext:value-type="string">
            <text:p>Enosburg Falls</text:p>
          </table:table-cell>
          <table:table-cell office:value-type="string" calcext:value-type="string">
            <text:p>VT</text:p>
          </table:table-cell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cochran</text:p>
          </table:table-cell>
          <table:table-cell office:value-type="string" calcext:value-type="string">
            <text:p>M</text:p>
          </table:table-cell>
          <table:table-cell office:value-type="date" office:date-value="1994-11-16" calcext:value-type="date">
            <text:p>1994-11-16</text:p>
          </table:table-cell>
          <table:table-cell office:value-type="float" office:value="13270251530" calcext:value-type="float">
            <text:p>13270251530</text:p>
          </table:table-cell>
          <table:table-cell office:value-type="string" calcext:value-type="string">
            <text:p>acochran94@outlook.com</text:p>
          </table:table-cell>
          <table:table-cell office:value-type="float" office:value="76110" calcext:value-type="float">
            <text:p>76110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M</text:p>
          </table:table-cell>
          <table:table-cell office:value-type="date" office:date-value="1985-08-02" calcext:value-type="date">
            <text:p>1985-08-02</text:p>
          </table:table-cell>
          <table:table-cell office:value-type="float" office:value="12594669349" calcext:value-type="float">
            <text:p>12594669349</text:p>
          </table:table-cell>
          <table:table-cell office:value-type="string" calcext:value-type="string">
            <text:p>mmiller85@gmail.com</text:p>
          </table:table-cell>
          <table:table-cell office:value-type="float" office:value="80920" calcext:value-type="float">
            <text:p>80920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CO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ttles</text:p>
          </table:table-cell>
          <table:table-cell office:value-type="string" calcext:value-type="string">
            <text:p>F</text:p>
          </table:table-cell>
          <table:table-cell office:value-type="date" office:date-value="1991-08-08" calcext:value-type="date">
            <text:p>1991-08-08</text:p>
          </table:table-cell>
          <table:table-cell office:value-type="float" office:value="1217789016" calcext:value-type="float">
            <text:p>1217789016</text:p>
          </table:table-cell>
          <table:table-cell office:value-type="string" calcext:value-type="string">
            <text:p>barbara.settles@yahoo.com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PR</text:p>
          </table:table-cell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beasley</text:p>
          </table:table-cell>
          <table:table-cell office:value-type="string" calcext:value-type="string">
            <text:p>F</text:p>
          </table:table-cell>
          <table:table-cell office:value-type="date" office:date-value="1991-05-31" calcext:value-type="date">
            <text:p>1991-05-31</text:p>
          </table:table-cell>
          <table:table-cell office:value-type="float" office:value="16600727992" calcext:value-type="float">
            <text:p>16600727992</text:p>
          </table:table-cell>
          <table:table-cell office:value-type="string" calcext:value-type="string">
            <text:p>elizabeth.beasley@gmail.com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</text:p>
          </table:table-cell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elvie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F</text:p>
          </table:table-cell>
          <table:table-cell office:value-type="date" office:date-value="1995-11-23" calcext:value-type="date">
            <text:p>1995-11-23</text:p>
          </table:table-cell>
          <table:table-cell office:value-type="float" office:value="16190299181" calcext:value-type="float">
            <text:p>16190299181</text:p>
          </table:table-cell>
          <table:table-cell office:value-type="string" calcext:value-type="string">
            <text:p>elvie.hardy@outlook.com</text:p>
          </table:table-cell>
          <table:table-cell office:value-type="float" office:value="76115" calcext:value-type="float">
            <text:p>76115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horton</text:p>
          </table:table-cell>
          <table:table-cell office:value-type="string" calcext:value-type="string">
            <text:p>F</text:p>
          </table:table-cell>
          <table:table-cell office:value-type="date" office:date-value="1994-10-02" calcext:value-type="date">
            <text:p>1994-10-02</text:p>
          </table:table-cell>
          <table:table-cell office:value-type="float" office:value="14235861794" calcext:value-type="float">
            <text:p>14235861794</text:p>
          </table:table-cell>
          <table:table-cell office:value-type="string" calcext:value-type="string">
            <text:p>joanne.horton@gmail.com</text:p>
          </table:table-cell>
          <table:table-cell office:value-type="float" office:value="89121" calcext:value-type="float">
            <text:p>89121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</table:table-row>
        <table:table-row table:style-name="ro6">
          <table:table-cell office:value-type="float" office:value="31" calcext:value-type="float">
            <text:p>31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caruthers</text:p>
          </table:table-cell>
          <table:table-cell office:value-type="string" calcext:value-type="string">
            <text:p>M</text:p>
          </table:table-cell>
          <table:table-cell office:value-type="date" office:date-value="1997-01-24" calcext:value-type="date">
            <text:p>1997-01-24</text:p>
          </table:table-cell>
          <table:table-cell office:value-type="float" office:value="12599870871" calcext:value-type="float">
            <text:p>12599870871</text:p>
          </table:table-cell>
          <table:table-cell office:value-type="string" calcext:value-type="string">
            <text:p>cody.caruthers@outlook.com</text:p>
          </table:table-cell>
          <table:table-cell office:value-type="float" office:value="64029" calcext:value-type="float">
            <text:p>64029</text:p>
          </table:table-cell>
          <table:table-cell office:value-type="string" calcext:value-type="string">
            <text:p>Grain Valley</text:p>
          </table:table-cell>
          <table:table-cell office:value-type="string" calcext:value-type="string">
            <text:p>MO</text:p>
          </table:table-cell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string" calcext:value-type="string">
            <text:p>gina</text:p>
          </table:table-cell>
          <table:table-cell office:value-type="string" calcext:value-type="string">
            <text:p>phillips</text:p>
          </table:table-cell>
          <table:table-cell office:value-type="string" calcext:value-type="string">
            <text:p>F</text:p>
          </table:table-cell>
          <table:table-cell office:value-type="date" office:date-value="2001-08-04" calcext:value-type="date">
            <text:p>2001-08-04</text:p>
          </table:table-cell>
          <table:table-cell office:value-type="float" office:value="1234094054" calcext:value-type="float">
            <text:p>1234094054</text:p>
          </table:table-cell>
          <table:table-cell office:value-type="string" calcext:value-type="string">
            <text:p>gina.phillips@aol.com</text:p>
          </table:table-cell>
          <table:table-cell office:value-type="float" office:value="49045" calcext:value-type="float">
            <text:p>49045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MI</text:p>
          </table:table-cell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erickson</text:p>
          </table:table-cell>
          <table:table-cell office:value-type="string" calcext:value-type="string">
            <text:p>M</text:p>
          </table:table-cell>
          <table:table-cell office:value-type="date" office:date-value="1987-07-18" calcext:value-type="date">
            <text:p>1987-07-18</text:p>
          </table:table-cell>
          <table:table-cell office:value-type="float" office:value="16460451333" calcext:value-type="float">
            <text:p>16460451333</text:p>
          </table:table-cell>
          <table:table-cell office:value-type="string" calcext:value-type="string">
            <text:p>dean.erickson@aol.com</text:p>
          </table:table-cell>
          <table:table-cell office:value-type="float" office:value="8052" calcext:value-type="float">
            <text:p>8052</text:p>
          </table:table-cell>
          <table:table-cell office:value-type="string" calcext:value-type="string">
            <text:p>Maple Shade</text:p>
          </table:table-cell>
          <table:table-cell office:value-type="string" calcext:value-type="string">
            <text:p>NJ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virgil</text:p>
          </table:table-cell>
          <table:table-cell office:value-type="string" calcext:value-type="string">
            <text:p>woodruff</text:p>
          </table:table-cell>
          <table:table-cell office:value-type="string" calcext:value-type="string">
            <text:p>M</text:p>
          </table:table-cell>
          <table:table-cell office:value-type="date" office:date-value="1989-02-17" calcext:value-type="date">
            <text:p>1989-02-17</text:p>
          </table:table-cell>
          <table:table-cell office:value-type="float" office:value="13891146290" calcext:value-type="float">
            <text:p>13891146290</text:p>
          </table:table-cell>
          <table:table-cell office:value-type="string" calcext:value-type="string">
            <text:p>vwoodruff89@gmail.com</text:p>
          </table:table-cell>
          <table:table-cell office:value-type="float" office:value="89183" calcext:value-type="float">
            <text:p>89183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F</text:p>
          </table:table-cell>
          <table:table-cell office:value-type="date" office:date-value="1979-03-16" calcext:value-type="date">
            <text:p>1979-03-16</text:p>
          </table:table-cell>
          <table:table-cell office:value-type="float" office:value="1660980414" calcext:value-type="float">
            <text:p>1660980414</text:p>
          </table:table-cell>
          <table:table-cell office:value-type="string" calcext:value-type="string">
            <text:p>vstewart79@gmail.com</text:p>
          </table:table-cell>
          <table:table-cell office:value-type="float" office:value="92507" calcext:value-type="float">
            <text:p>92507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36" calcext:value-type="float">
            <text:p>36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toombs</text:p>
          </table:table-cell>
          <table:table-cell office:value-type="string" calcext:value-type="string">
            <text:p>F</text:p>
          </table:table-cell>
          <table:table-cell office:value-type="date" office:date-value="1999-08-30" calcext:value-type="date">
            <text:p>1999-08-30</text:p>
          </table:table-cell>
          <table:table-cell office:value-type="float" office:value="12102965170" calcext:value-type="float">
            <text:p>12102965170</text:p>
          </table:table-cell>
          <table:table-cell office:value-type="string" calcext:value-type="string">
            <text:p>sarah.toombs@outlook.com</text:p>
          </table:table-cell>
          <table:table-cell office:value-type="float" office:value="13210" calcext:value-type="float">
            <text:p>13210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NY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M</text:p>
          </table:table-cell>
          <table:table-cell office:value-type="date" office:date-value="1994-03-09" calcext:value-type="date">
            <text:p>1994-03-09</text:p>
          </table:table-cell>
          <table:table-cell office:value-type="float" office:value="15256385094" calcext:value-type="float">
            <text:p>15256385094</text:p>
          </table:table-cell>
          <table:table-cell office:value-type="string" calcext:value-type="string">
            <text:p>rbryant94@aol.com</text:p>
          </table:table-cell>
          <table:table-cell office:value-type="float" office:value="95131" calcext:value-type="float">
            <text:p>95131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</table:table-row>
        <table:table-row table:style-name="ro6">
          <table:table-cell office:value-type="float" office:value="38" calcext:value-type="float">
            <text:p>38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stjohn</text:p>
          </table:table-cell>
          <table:table-cell office:value-type="string" calcext:value-type="string">
            <text:p>M</text:p>
          </table:table-cell>
          <table:table-cell office:value-type="date" office:date-value="1990-09-10" calcext:value-type="date">
            <text:p>1990-09-10</text:p>
          </table:table-cell>
          <table:table-cell office:value-type="float" office:value="13499682930" calcext:value-type="float">
            <text:p>13499682930</text:p>
          </table:table-cell>
          <table:table-cell office:value-type="string" calcext:value-type="string">
            <text:p>robert.stjohn@gmail.com</text:p>
          </table:table-cell>
          <table:table-cell office:value-type="float" office:value="91367" calcext:value-type="float">
            <text:p>91367</text:p>
          </table:table-cell>
          <table:table-cell office:value-type="string" calcext:value-type="string">
            <text:p>Woodland Hills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39" calcext:value-type="float">
            <text:p>3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burks</text:p>
          </table:table-cell>
          <table:table-cell office:value-type="string" calcext:value-type="string">
            <text:p>M</text:p>
          </table:table-cell>
          <table:table-cell office:value-type="date" office:date-value="2006-10-19" calcext:value-type="date">
            <text:p>2006-10-19</text:p>
          </table:table-cell>
          <table:table-cell office:value-type="float" office:value="13798597431" calcext:value-type="float">
            <text:p>13798597431</text:p>
          </table:table-cell>
          <table:table-cell office:value-type="string" calcext:value-type="string">
            <text:p>kburks06@outlook.com</text:p>
          </table:table-cell>
          <table:table-cell office:value-type="float" office:value="60620" calcext:value-type="float">
            <text:p>6062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F</text:p>
          </table:table-cell>
          <table:table-cell office:value-type="date" office:date-value="1996-03-22" calcext:value-type="date">
            <text:p>1996-03-22</text:p>
          </table:table-cell>
          <table:table-cell office:value-type="float" office:value="13631007052" calcext:value-type="float">
            <text:p>13631007052</text:p>
          </table:table-cell>
          <table:table-cell office:value-type="string" calcext:value-type="string">
            <text:p>scarter96@yahoo.com</text:p>
          </table:table-cell>
          <table:table-cell office:value-type="float" office:value="90001" calcext:value-type="float">
            <text:p>90001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41" calcext:value-type="float">
            <text:p>41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stringer</text:p>
          </table:table-cell>
          <table:table-cell office:value-type="string" calcext:value-type="string">
            <text:p>F</text:p>
          </table:table-cell>
          <table:table-cell office:value-type="date" office:date-value="2006-09-03" calcext:value-type="date">
            <text:p>2006-09-03</text:p>
          </table:table-cell>
          <table:table-cell office:value-type="float" office:value="13717077098" calcext:value-type="float">
            <text:p>13717077098</text:p>
          </table:table-cell>
          <table:table-cell office:value-type="string" calcext:value-type="string">
            <text:p>sstringer06@gmail.com</text:p>
          </table:table-cell>
          <table:table-cell office:value-type="float" office:value="38570" calcext:value-type="float">
            <text:p>38570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TN</text:p>
          </table:table-cell>
        </table:table-row>
        <table:table-row table:style-name="ro4">
          <table:table-cell office:value-type="float" office:value="42" calcext:value-type="float">
            <text:p>42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F</text:p>
          </table:table-cell>
          <table:table-cell office:value-type="date" office:date-value="1988-12-24" calcext:value-type="date">
            <text:p>1988-12-24</text:p>
          </table:table-cell>
          <table:table-cell office:value-type="float" office:value="15373020675" calcext:value-type="float">
            <text:p>15373020675</text:p>
          </table:table-cell>
          <table:table-cell office:value-type="string" calcext:value-type="string">
            <text:p>judy.johnston@gmail.com</text:p>
          </table:table-cell>
          <table:table-cell office:value-type="float" office:value="37166" calcext:value-type="float">
            <text:p>37166</text:p>
          </table:table-cell>
          <table:table-cell office:value-type="string" calcext:value-type="string">
            <text:p>Smithville</text:p>
          </table:table-cell>
          <table:table-cell office:value-type="string" calcext:value-type="string">
            <text:p>TN</text:p>
          </table:table-cell>
        </table:table-row>
        <table:table-row table:style-name="ro4">
          <table:table-cell office:value-type="float" office:value="43" calcext:value-type="float">
            <text:p>43</text:p>
          </table:table-cell>
          <table:table-cell office:value-type="string" calcext:value-type="string">
            <text:p>sharika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F</text:p>
          </table:table-cell>
          <table:table-cell office:value-type="date" office:date-value="1977-06-14" calcext:value-type="date">
            <text:p>1977-06-14</text:p>
          </table:table-cell>
          <table:table-cell office:value-type="float" office:value="15010975027" calcext:value-type="float">
            <text:p>15010975027</text:p>
          </table:table-cell>
          <table:table-cell office:value-type="string" calcext:value-type="string">
            <text:p>sstone77@icloud.com</text:p>
          </table:table-cell>
          <table:table-cell office:value-type="float" office:value="28025" calcext:value-type="float">
            <text:p>28025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NC</text:p>
          </table:table-cell>
        </table:table-row>
        <table:table-row table:style-name="ro4">
          <table:table-cell office:value-type="float" office:value="44" calcext:value-type="float">
            <text:p>44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M</text:p>
          </table:table-cell>
          <table:table-cell office:value-type="date" office:date-value="1992-08-31" calcext:value-type="date">
            <text:p>1992-08-31</text:p>
          </table:table-cell>
          <table:table-cell office:value-type="float" office:value="13551239797" calcext:value-type="float">
            <text:p>13551239797</text:p>
          </table:table-cell>
          <table:table-cell office:value-type="string" calcext:value-type="string">
            <text:p>joseph.lewis@yahoo.com</text:p>
          </table:table-cell>
          <table:table-cell office:value-type="float" office:value="37367" calcext:value-type="float">
            <text:p>37367</text:p>
          </table:table-cell>
          <table:table-cell office:value-type="string" calcext:value-type="string">
            <text:p>Pikeville</text:p>
          </table:table-cell>
          <table:table-cell office:value-type="string" calcext:value-type="string">
            <text:p>TN</text:p>
          </table:table-cell>
        </table:table-row>
        <table:table-row table:style-name="ro4">
          <table:table-cell office:value-type="float" office:value="45" calcext:value-type="float">
            <text:p>45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reeves</text:p>
          </table:table-cell>
          <table:table-cell office:value-type="string" calcext:value-type="string">
            <text:p>F</text:p>
          </table:table-cell>
          <table:table-cell office:value-type="date" office:date-value="2003-05-27" calcext:value-type="date">
            <text:p>2003-05-27</text:p>
          </table:table-cell>
          <table:table-cell office:value-type="float" office:value="1951231033" calcext:value-type="float">
            <text:p>1951231033</text:p>
          </table:table-cell>
          <table:table-cell office:value-type="string" calcext:value-type="string">
            <text:p>lisa.reeves@gmail.com</text:p>
          </table:table-cell>
          <table:table-cell office:value-type="float" office:value="65705" calcext:value-type="float">
            <text:p>65705</text:p>
          </table:table-cell>
          <table:table-cell office:value-type="string" calcext:value-type="string">
            <text:p>Marionville</text:p>
          </table:table-cell>
          <table:table-cell office:value-type="string" calcext:value-type="string">
            <text:p>MO</text:p>
          </table:table-cell>
        </table:table-row>
        <table:table-row table:style-name="ro4">
          <table:table-cell office:value-type="float" office:value="46" calcext:value-type="float">
            <text:p>46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blaise</text:p>
          </table:table-cell>
          <table:table-cell office:value-type="string" calcext:value-type="string">
            <text:p>F</text:p>
          </table:table-cell>
          <table:table-cell office:value-type="date" office:date-value="2003-06-05" calcext:value-type="date">
            <text:p>2003-06-05</text:p>
          </table:table-cell>
          <table:table-cell office:value-type="float" office:value="12663563926" calcext:value-type="float">
            <text:p>12663563926</text:p>
          </table:table-cell>
          <table:table-cell office:value-type="string" calcext:value-type="string">
            <text:p>lblaise03@yahoo.com</text:p>
          </table:table-cell>
          <table:table-cell office:value-type="float" office:value="59901" calcext:value-type="float">
            <text:p>59901</text:p>
          </table:table-cell>
          <table:table-cell office:value-type="string" calcext:value-type="string">
            <text:p>Kalispell</text:p>
          </table:table-cell>
          <table:table-cell office:value-type="string" calcext:value-type="string">
            <text:p>MT</text:p>
          </table:table-cell>
        </table:table-row>
        <table:table-row table:style-name="ro4">
          <table:table-cell office:value-type="float" office:value="47" calcext:value-type="float">
            <text:p>47</text:p>
          </table:table-cell>
          <table:table-cell office:value-type="string" calcext:value-type="string">
            <text:p>erin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F</text:p>
          </table:table-cell>
          <table:table-cell office:value-type="date" office:date-value="1985-11-24" calcext:value-type="date">
            <text:p>1985-11-24</text:p>
          </table:table-cell>
          <table:table-cell office:value-type="float" office:value="13502910390" calcext:value-type="float">
            <text:p>13502910390</text:p>
          </table:table-cell>
          <table:table-cell office:value-type="string" calcext:value-type="string">
            <text:p>eblack85@outlook.com</text:p>
          </table:table-cell>
          <table:table-cell office:value-type="float" office:value="95501" calcext:value-type="float">
            <text:p>95501</text:p>
          </table:table-cell>
          <table:table-cell office:value-type="string" calcext:value-type="string">
            <text:p>Eureka</text:p>
          </table:table-cell>
          <table:table-cell office:value-type="string" calcext:value-type="string">
            <text:p>CA</text:p>
          </table:table-cell>
        </table:table-row>
        <table:table-row table:style-name="ro6">
          <table:table-cell office:value-type="float" office:value="48" calcext:value-type="float">
            <text:p>48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sepulveda</text:p>
          </table:table-cell>
          <table:table-cell office:value-type="string" calcext:value-type="string">
            <text:p>M</text:p>
          </table:table-cell>
          <table:table-cell office:value-type="date" office:date-value="1993-06-13" calcext:value-type="date">
            <text:p>1993-06-13</text:p>
          </table:table-cell>
          <table:table-cell office:value-type="float" office:value="12384001909" calcext:value-type="float">
            <text:p>12384001909</text:p>
          </table:table-cell>
          <table:table-cell office:value-type="string" calcext:value-type="string">
            <text:p>csepulveda93@gmail.com</text:p>
          </table:table-cell>
          <table:table-cell office:value-type="float" office:value="92069" calcext:value-type="float">
            <text:p>92069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string" calcext:value-type="string">
            <text:p>lawrence</text:p>
          </table:table-cell>
          <table:table-cell office:value-type="string" calcext:value-type="string">
            <text:p>hammons</text:p>
          </table:table-cell>
          <table:table-cell office:value-type="string" calcext:value-type="string">
            <text:p>M</text:p>
          </table:table-cell>
          <table:table-cell office:value-type="date" office:date-value="1998-12-01" calcext:value-type="date">
            <text:p>1998-12-01</text:p>
          </table:table-cell>
          <table:table-cell office:value-type="float" office:value="1457297507" calcext:value-type="float">
            <text:p>1457297507</text:p>
          </table:table-cell>
          <table:table-cell office:value-type="string" calcext:value-type="string">
            <text:p>lawrence.hammons@gmail.com</text:p>
          </table:table-cell>
          <table:table-cell office:value-type="float" office:value="79924" calcext:value-type="float">
            <text:p>79924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wick</text:p>
          </table:table-cell>
          <table:table-cell office:value-type="string" calcext:value-type="string">
            <text:p>M</text:p>
          </table:table-cell>
          <table:table-cell office:value-type="date" office:date-value="1979-12-26" calcext:value-type="date">
            <text:p>1979-12-26</text:p>
          </table:table-cell>
          <table:table-cell office:value-type="float" office:value="14724469961" calcext:value-type="float">
            <text:p>14724469961</text:p>
          </table:table-cell>
          <table:table-cell office:value-type="string" calcext:value-type="string">
            <text:p>bwick79@gmail.com</text:p>
          </table:table-cell>
          <table:table-cell office:value-type="float" office:value="60015" calcext:value-type="float">
            <text:p>60015</text:p>
          </table:table-cell>
          <table:table-cell office:value-type="string" calcext:value-type="string">
            <text:p>Deerfield</text:p>
          </table:table-cell>
          <table:table-cell office:value-type="string" calcext:value-type="string">
            <text:p>IL</text:p>
          </table:table-cell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erickson</text:p>
          </table:table-cell>
          <table:table-cell office:value-type="string" calcext:value-type="string">
            <text:p>M</text:p>
          </table:table-cell>
          <table:table-cell office:value-type="date" office:date-value="2000-04-15" calcext:value-type="date">
            <text:p>2000-04-15</text:p>
          </table:table-cell>
          <table:table-cell office:value-type="float" office:value="11421319796" calcext:value-type="float">
            <text:p>11421319796</text:p>
          </table:table-cell>
          <table:table-cell office:value-type="string" calcext:value-type="string">
            <text:p>ryan.erickson@yahoo.com</text:p>
          </table:table-cell>
          <table:table-cell office:value-type="float" office:value="46806" calcext:value-type="float">
            <text:p>46806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IN</text:p>
          </table:table-cell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forsman</text:p>
          </table:table-cell>
          <table:table-cell office:value-type="string" calcext:value-type="string">
            <text:p>M</text:p>
          </table:table-cell>
          <table:table-cell office:value-type="date" office:date-value="1983-11-26" calcext:value-type="date">
            <text:p>1983-11-26</text:p>
          </table:table-cell>
          <table:table-cell office:value-type="float" office:value="13473618524" calcext:value-type="float">
            <text:p>13473618524</text:p>
          </table:table-cell>
          <table:table-cell office:value-type="string" calcext:value-type="string">
            <text:p>rforsman83@outlook.com</text:p>
          </table:table-cell>
          <table:table-cell office:value-type="float" office:value="54742" calcext:value-type="float">
            <text:p>54742</text:p>
          </table:table-cell>
          <table:table-cell office:value-type="string" calcext:value-type="string">
            <text:p>Fall Creek</text:p>
          </table:table-cell>
          <table:table-cell office:value-type="string" calcext:value-type="string">
            <text:p>WI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riedman</text:p>
          </table:table-cell>
          <table:table-cell office:value-type="string" calcext:value-type="string">
            <text:p>M</text:p>
          </table:table-cell>
          <table:table-cell office:value-type="date" office:date-value="1970-07-08" calcext:value-type="date">
            <text:p>1970-07-08</text:p>
          </table:table-cell>
          <table:table-cell office:value-type="float" office:value="12430727344" calcext:value-type="float">
            <text:p>12430727344</text:p>
          </table:table-cell>
          <table:table-cell office:value-type="string" calcext:value-type="string">
            <text:p>jfriedman70@yahoo.com</text:p>
          </table:table-cell>
          <table:table-cell office:value-type="float" office:value="12078" calcext:value-type="float">
            <text:p>12078</text:p>
          </table:table-cell>
          <table:table-cell office:value-type="string" calcext:value-type="string">
            <text:p>Gloversville</text:p>
          </table:table-cell>
          <table:table-cell office:value-type="string" calcext:value-type="string">
            <text:p>NY</text:p>
          </table:table-cell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mcchristian</text:p>
          </table:table-cell>
          <table:table-cell office:value-type="string" calcext:value-type="string">
            <text:p>F</text:p>
          </table:table-cell>
          <table:table-cell office:value-type="date" office:date-value="1997-03-12" calcext:value-type="date">
            <text:p>1997-03-12</text:p>
          </table:table-cell>
          <table:table-cell office:value-type="float" office:value="14426694607" calcext:value-type="float">
            <text:p>14426694607</text:p>
          </table:table-cell>
          <table:table-cell office:value-type="string" calcext:value-type="string">
            <text:p>bmcchristian97@aol.com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San German</text:p>
          </table:table-cell>
          <table:table-cell office:value-type="string" calcext:value-type="string">
            <text:p>PR</text:p>
          </table:table-cell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lumenthal</text:p>
          </table:table-cell>
          <table:table-cell office:value-type="string" calcext:value-type="string">
            <text:p>M</text:p>
          </table:table-cell>
          <table:table-cell office:value-type="date" office:date-value="1998-11-12" calcext:value-type="date">
            <text:p>1998-11-12</text:p>
          </table:table-cell>
          <table:table-cell office:value-type="float" office:value="18362988070" calcext:value-type="float">
            <text:p>18362988070</text:p>
          </table:table-cell>
          <table:table-cell office:value-type="string" calcext:value-type="string">
            <text:p>william.blumenthal@icloud.com</text:p>
          </table:table-cell>
          <table:table-cell office:value-type="float" office:value="60163" calcext:value-type="float">
            <text:p>60163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IL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boynton</text:p>
          </table:table-cell>
          <table:table-cell office:value-type="string" calcext:value-type="string">
            <text:p>F</text:p>
          </table:table-cell>
          <table:table-cell office:value-type="date" office:date-value="1995-08-16" calcext:value-type="date">
            <text:p>1995-08-16</text:p>
          </table:table-cell>
          <table:table-cell office:value-type="float" office:value="16577418516" calcext:value-type="float">
            <text:p>16577418516</text:p>
          </table:table-cell>
          <table:table-cell office:value-type="string" calcext:value-type="string">
            <text:p>tboynton95@aol.com</text:p>
          </table:table-cell>
          <table:table-cell office:value-type="float" office:value="51106" calcext:value-type="float">
            <text:p>51106</text:p>
          </table:table-cell>
          <table:table-cell office:value-type="string" calcext:value-type="string">
            <text:p>Sioux City</text:p>
          </table:table-cell>
          <table:table-cell office:value-type="string" calcext:value-type="string">
            <text:p>IA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carr</text:p>
          </table:table-cell>
          <table:table-cell office:value-type="string" calcext:value-type="string">
            <text:p>F</text:p>
          </table:table-cell>
          <table:table-cell office:value-type="date" office:date-value="1991-04-01" calcext:value-type="date">
            <text:p>1991-04-01</text:p>
          </table:table-cell>
          <table:table-cell office:value-type="float" office:value="18371434030" calcext:value-type="float">
            <text:p>18371434030</text:p>
          </table:table-cell>
          <table:table-cell office:value-type="string" calcext:value-type="string">
            <text:p>rcarr91@gmail.com</text:p>
          </table:table-cell>
          <table:table-cell office:value-type="float" office:value="39503" calcext:value-type="float">
            <text:p>39503</text:p>
          </table:table-cell>
          <table:table-cell office:value-type="string" calcext:value-type="string">
            <text:p>Gulfport</text:p>
          </table:table-cell>
          <table:table-cell office:value-type="string" calcext:value-type="string">
            <text:p>MS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 office:value-type="string" calcext:value-type="string">
            <text:p>malinda</text:p>
          </table:table-cell>
          <table:table-cell office:value-type="string" calcext:value-type="string">
            <text:p>vanwagenen</text:p>
          </table:table-cell>
          <table:table-cell office:value-type="string" calcext:value-type="string">
            <text:p>F</text:p>
          </table:table-cell>
          <table:table-cell office:value-type="date" office:date-value="1995-03-21" calcext:value-type="date">
            <text:p>1995-03-21</text:p>
          </table:table-cell>
          <table:table-cell office:value-type="float" office:value="14852122549" calcext:value-type="float">
            <text:p>14852122549</text:p>
          </table:table-cell>
          <table:table-cell office:value-type="string" calcext:value-type="string">
            <text:p>mvanwagenen95@yahoo.com</text:p>
          </table:table-cell>
          <table:table-cell office:value-type="float" office:value="14221" calcext:value-type="float">
            <text:p>14221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NY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gerald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M</text:p>
          </table:table-cell>
          <table:table-cell office:value-type="date" office:date-value="1996-07-24" calcext:value-type="date">
            <text:p>1996-07-24</text:p>
          </table:table-cell>
          <table:table-cell office:value-type="float" office:value="15401093269" calcext:value-type="float">
            <text:p>15401093269</text:p>
          </table:table-cell>
          <table:table-cell office:value-type="string" calcext:value-type="string">
            <text:p>gcotton96@yahoo.com</text:p>
          </table:table-cell>
          <table:table-cell office:value-type="float" office:value="14004" calcext:value-type="float">
            <text:p>14004</text:p>
          </table:table-cell>
          <table:table-cell office:value-type="string" calcext:value-type="string">
            <text:p>Alden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ossey</text:p>
          </table:table-cell>
          <table:table-cell office:value-type="string" calcext:value-type="string">
            <text:p>M</text:p>
          </table:table-cell>
          <table:table-cell office:value-type="date" office:date-value="2005-07-07" calcext:value-type="date">
            <text:p>2005-07-07</text:p>
          </table:table-cell>
          <table:table-cell office:value-type="float" office:value="15743604083" calcext:value-type="float">
            <text:p>15743604083</text:p>
          </table:table-cell>
          <table:table-cell office:value-type="string" calcext:value-type="string">
            <text:p>anthony.cossey@yahoo.com</text:p>
          </table:table-cell>
          <table:table-cell office:value-type="float" office:value="53208" calcext:value-type="float">
            <text:p>53208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rosalie</text:p>
          </table:table-cell>
          <table:table-cell office:value-type="string" calcext:value-type="string">
            <text:p>mack</text:p>
          </table:table-cell>
          <table:table-cell office:value-type="string" calcext:value-type="string">
            <text:p>F</text:p>
          </table:table-cell>
          <table:table-cell office:value-type="date" office:date-value="1979-08-31" calcext:value-type="date">
            <text:p>1979-08-31</text:p>
          </table:table-cell>
          <table:table-cell office:value-type="float" office:value="13326120137" calcext:value-type="float">
            <text:p>13326120137</text:p>
          </table:table-cell>
          <table:table-cell office:value-type="string" calcext:value-type="string">
            <text:p>rosalie.mack@gmail.com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NY</text:p>
          </table:table-cell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M</text:p>
          </table:table-cell>
          <table:table-cell office:value-type="date" office:date-value="1979-02-01" calcext:value-type="date">
            <text:p>1979-02-01</text:p>
          </table:table-cell>
          <table:table-cell office:value-type="float" office:value="15661498119" calcext:value-type="float">
            <text:p>15661498119</text:p>
          </table:table-cell>
          <table:table-cell office:value-type="string" calcext:value-type="string">
            <text:p>marshall.hays@gmail.com</text:p>
          </table:table-cell>
          <table:table-cell office:value-type="float" office:value="7047" calcext:value-type="float">
            <text:p>7047</text:p>
          </table:table-cell>
          <table:table-cell office:value-type="string" calcext:value-type="string">
            <text:p>North Bergen</text:p>
          </table:table-cell>
          <table:table-cell office:value-type="string" calcext:value-type="string">
            <text:p>NJ</text:p>
          </table:table-cell>
        </table:table-row>
        <table:table-row table:style-name="ro4">
          <table:table-cell office:value-type="float" office:value="63" calcext:value-type="float">
            <text:p>63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F</text:p>
          </table:table-cell>
          <table:table-cell office:value-type="date" office:date-value="1981-04-03" calcext:value-type="date">
            <text:p>1981-04-03</text:p>
          </table:table-cell>
          <table:table-cell office:value-type="float" office:value="14768480011" calcext:value-type="float">
            <text:p>14768480011</text:p>
          </table:table-cell>
          <table:table-cell office:value-type="string" calcext:value-type="string">
            <text:p>jenny.welch@outlook.com</text:p>
          </table:table-cell>
          <table:table-cell office:value-type="float" office:value="32779" calcext:value-type="float">
            <text:p>32779</text:p>
          </table:table-cell>
          <table:table-cell office:value-type="string" calcext:value-type="string">
            <text:p>Longwood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64" calcext:value-type="float">
            <text:p>64</text:p>
          </table:table-cell>
          <table:table-cell office:value-type="string" calcext:value-type="string">
            <text:p>hilda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F</text:p>
          </table:table-cell>
          <table:table-cell office:value-type="date" office:date-value="1999-12-19" calcext:value-type="date">
            <text:p>1999-12-19</text:p>
          </table:table-cell>
          <table:table-cell office:value-type="float" office:value="16570103133" calcext:value-type="float">
            <text:p>16570103133</text:p>
          </table:table-cell>
          <table:table-cell office:value-type="string" calcext:value-type="string">
            <text:p>hfletcher99@yahoo.com</text:p>
          </table:table-cell>
          <table:table-cell office:value-type="float" office:value="84010" calcext:value-type="float">
            <text:p>84010</text:p>
          </table:table-cell>
          <table:table-cell office:value-type="string" calcext:value-type="string">
            <text:p>Bountiful</text:p>
          </table:table-cell>
          <table:table-cell office:value-type="string" calcext:value-type="string">
            <text:p>UT</text:p>
          </table:table-cell>
        </table:table-row>
        <table:table-row table:style-name="ro4">
          <table:table-cell office:value-type="float" office:value="65" calcext:value-type="float">
            <text:p>65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hurd</text:p>
          </table:table-cell>
          <table:table-cell office:value-type="string" calcext:value-type="string">
            <text:p>M</text:p>
          </table:table-cell>
          <table:table-cell office:value-type="date" office:date-value="1990-10-11" calcext:value-type="date">
            <text:p>1990-10-11</text:p>
          </table:table-cell>
          <table:table-cell office:value-type="float" office:value="17927442630" calcext:value-type="float">
            <text:p>17927442630</text:p>
          </table:table-cell>
          <table:table-cell office:value-type="string" calcext:value-type="string">
            <text:p>phurd90@yahoo.com</text:p>
          </table:table-cell>
          <table:table-cell office:value-type="float" office:value="90501" calcext:value-type="float">
            <text:p>90501</text:p>
          </table:table-cell>
          <table:table-cell office:value-type="string" calcext:value-type="string">
            <text:p>Torrance</text:p>
          </table:table-cell>
          <table:table-cell office:value-type="string" calcext:value-type="string">
            <text:p>CA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F</text:p>
          </table:table-cell>
          <table:table-cell office:value-type="date" office:date-value="1974-11-07" calcext:value-type="date">
            <text:p>1974-11-07</text:p>
          </table:table-cell>
          <table:table-cell office:value-type="float" office:value="15118443018" calcext:value-type="float">
            <text:p>15118443018</text:p>
          </table:table-cell>
          <table:table-cell office:value-type="string" calcext:value-type="string">
            <text:p>eclark74@aol.com</text:p>
          </table:table-cell>
          <table:table-cell office:value-type="float" office:value="50801" calcext:value-type="float">
            <text:p>50801</text:p>
          </table:table-cell>
          <table:table-cell office:value-type="string" calcext:value-type="string">
            <text:p>Creston</text:p>
          </table:table-cell>
          <table:table-cell office:value-type="string" calcext:value-type="string">
            <text:p>IA</text:p>
          </table:table-cell>
        </table:table-row>
        <table:table-row table:style-name="ro4">
          <table:table-cell office:value-type="float" office:value="67" calcext:value-type="float">
            <text:p>67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littlefield</text:p>
          </table:table-cell>
          <table:table-cell office:value-type="string" calcext:value-type="string">
            <text:p>M</text:p>
          </table:table-cell>
          <table:table-cell office:value-type="date" office:date-value="1989-04-05" calcext:value-type="date">
            <text:p>1989-04-05</text:p>
          </table:table-cell>
          <table:table-cell office:value-type="float" office:value="12505775160" calcext:value-type="float">
            <text:p>12505775160</text:p>
          </table:table-cell>
          <table:table-cell office:value-type="string" calcext:value-type="string">
            <text:p>jamie.littlefield@gmail.com</text:p>
          </table:table-cell>
          <table:table-cell office:value-type="float" office:value="20602" calcext:value-type="float">
            <text:p>20602</text:p>
          </table:table-cell>
          <table:table-cell office:value-type="string" calcext:value-type="string">
            <text:p>Waldorf</text:p>
          </table:table-cell>
          <table:table-cell office:value-type="string" calcext:value-type="string">
            <text:p>MD</text:p>
          </table:table-cell>
        </table:table-row>
        <table:table-row table:style-name="ro4">
          <table:table-cell office:value-type="float" office:value="68" calcext:value-type="float">
            <text:p>6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ccurley</text:p>
          </table:table-cell>
          <table:table-cell office:value-type="string" calcext:value-type="string">
            <text:p>M</text:p>
          </table:table-cell>
          <table:table-cell office:value-type="date" office:date-value="1984-12-17" calcext:value-type="date">
            <text:p>1984-12-17</text:p>
          </table:table-cell>
          <table:table-cell office:value-type="float" office:value="17739379566" calcext:value-type="float">
            <text:p>17739379566</text:p>
          </table:table-cell>
          <table:table-cell office:value-type="string" calcext:value-type="string">
            <text:p>hmccurley84@gmail.com</text:p>
          </table:table-cell>
          <table:table-cell office:value-type="float" office:value="19950" calcext:value-type="float">
            <text:p>19950</text:p>
          </table:table-cell>
          <table:table-cell office:value-type="string" calcext:value-type="string">
            <text:p>Greenwood</text:p>
          </table:table-cell>
          <table:table-cell office:value-type="string" calcext:value-type="string">
            <text:p>DE</text:p>
          </table:table-cell>
        </table:table-row>
        <table:table-row table:style-name="ro4">
          <table:table-cell office:value-type="float" office:value="69" calcext:value-type="float">
            <text:p>6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ferris</text:p>
          </table:table-cell>
          <table:table-cell office:value-type="string" calcext:value-type="string">
            <text:p>M</text:p>
          </table:table-cell>
          <table:table-cell office:value-type="date" office:date-value="1984-05-02" calcext:value-type="date">
            <text:p>1984-05-02</text:p>
          </table:table-cell>
          <table:table-cell office:value-type="float" office:value="16419095333" calcext:value-type="float">
            <text:p>16419095333</text:p>
          </table:table-cell>
          <table:table-cell office:value-type="string" calcext:value-type="string">
            <text:p>charles.ferris@yahoo.com</text:p>
          </table:table-cell>
          <table:table-cell office:value-type="float" office:value="85281" calcext:value-type="float">
            <text:p>85281</text:p>
          </table:table-cell>
          <table:table-cell office:value-type="string" calcext:value-type="string">
            <text:p>Tempe</text:p>
          </table:table-cell>
          <table:table-cell office:value-type="string" calcext:value-type="string">
            <text:p>AZ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M</text:p>
          </table:table-cell>
          <table:table-cell office:value-type="date" office:date-value="1994-12-11" calcext:value-type="date">
            <text:p>1994-12-11</text:p>
          </table:table-cell>
          <table:table-cell office:value-type="float" office:value="18571742055" calcext:value-type="float">
            <text:p>18571742055</text:p>
          </table:table-cell>
          <table:table-cell office:value-type="string" calcext:value-type="string">
            <text:p>dcore94@gmail.com</text:p>
          </table:table-cell>
          <table:table-cell office:value-type="float" office:value="10472" calcext:value-type="float">
            <text:p>10472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71" calcext:value-type="float">
            <text:p>71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M</text:p>
          </table:table-cell>
          <table:table-cell office:value-type="date" office:date-value="2002-03-23" calcext:value-type="date">
            <text:p>2002-03-23</text:p>
          </table:table-cell>
          <table:table-cell office:value-type="float" office:value="17821444029" calcext:value-type="float">
            <text:p>17821444029</text:p>
          </table:table-cell>
          <table:table-cell office:value-type="string" calcext:value-type="string">
            <text:p>sfowler02@yahoo.com</text:p>
          </table:table-cell>
          <table:table-cell office:value-type="float" office:value="49461" calcext:value-type="float">
            <text:p>49461</text:p>
          </table:table-cell>
          <table:table-cell office:value-type="string" calcext:value-type="string">
            <text:p>Whitehall</text:p>
          </table:table-cell>
          <table:table-cell office:value-type="string" calcext:value-type="string">
            <text:p>MI</text:p>
          </table:table-cell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delicia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F</text:p>
          </table:table-cell>
          <table:table-cell office:value-type="date" office:date-value="1995-02-20" calcext:value-type="date">
            <text:p>1995-02-20</text:p>
          </table:table-cell>
          <table:table-cell office:value-type="float" office:value="11261155470" calcext:value-type="float">
            <text:p>11261155470</text:p>
          </table:table-cell>
          <table:table-cell office:value-type="string" calcext:value-type="string">
            <text:p>dsilver95@gmail.com</text:p>
          </table:table-cell>
          <table:table-cell office:value-type="float" office:value="97051" calcext:value-type="float">
            <text:p>97051</text:p>
          </table:table-cell>
          <table:table-cell office:value-type="string" calcext:value-type="string">
            <text:p>Saint Helens</text:p>
          </table:table-cell>
          <table:table-cell office:value-type="string" calcext:value-type="string">
            <text:p>OR</text:p>
          </table:table-cell>
        </table:table-row>
        <table:table-row table:style-name="ro4">
          <table:table-cell office:value-type="float" office:value="73" calcext:value-type="float">
            <text:p>7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finkel</text:p>
          </table:table-cell>
          <table:table-cell office:value-type="string" calcext:value-type="string">
            <text:p>M</text:p>
          </table:table-cell>
          <table:table-cell office:value-type="date" office:date-value="1995-11-11" calcext:value-type="date">
            <text:p>1995-11-11</text:p>
          </table:table-cell>
          <table:table-cell office:value-type="float" office:value="14490921001" calcext:value-type="float">
            <text:p>14490921001</text:p>
          </table:table-cell>
          <table:table-cell office:value-type="string" calcext:value-type="string">
            <text:p>mfinkel95@outlook.com</text:p>
          </table:table-cell>
          <table:table-cell office:value-type="float" office:value="71040" calcext:value-type="float">
            <text:p>71040</text:p>
          </table:table-cell>
          <table:table-cell office:value-type="string" calcext:value-type="string">
            <text:p>Homer</text:p>
          </table:table-cell>
          <table:table-cell office:value-type="string" calcext:value-type="string">
            <text:p>LA</text:p>
          </table:table-cell>
        </table:table-row>
        <table:table-row table:style-name="ro4">
          <table:table-cell office:value-type="float" office:value="74" calcext:value-type="float">
            <text:p>74</text:p>
          </table:table-cell>
          <table:table-cell office:value-type="string" calcext:value-type="string">
            <text:p>megan</text:p>
          </table:table-cell>
          <table:table-cell office:value-type="string" calcext:value-type="string">
            <text:p>niebuhr</text:p>
          </table:table-cell>
          <table:table-cell office:value-type="string" calcext:value-type="string">
            <text:p>F</text:p>
          </table:table-cell>
          <table:table-cell office:value-type="date" office:date-value="1989-08-20" calcext:value-type="date">
            <text:p>1989-08-20</text:p>
          </table:table-cell>
          <table:table-cell office:value-type="float" office:value="16638919344" calcext:value-type="float">
            <text:p>16638919344</text:p>
          </table:table-cell>
          <table:table-cell office:value-type="string" calcext:value-type="string">
            <text:p>mniebuhr89@yahoo.com</text:p>
          </table:table-cell>
          <table:table-cell office:value-type="float" office:value="72764" calcext:value-type="float">
            <text:p>72764</text:p>
          </table:table-cell>
          <table:table-cell office:value-type="string" calcext:value-type="string">
            <text:p>Springdale</text:p>
          </table:table-cell>
          <table:table-cell office:value-type="string" calcext:value-type="string">
            <text:p>AR</text:p>
          </table:table-cell>
        </table:table-row>
        <table:table-row table:style-name="ro4">
          <table:table-cell office:value-type="float" office:value="75" calcext:value-type="float">
            <text:p>75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M</text:p>
          </table:table-cell>
          <table:table-cell office:value-type="date" office:date-value="1996-01-05" calcext:value-type="date">
            <text:p>1996-01-05</text:p>
          </table:table-cell>
          <table:table-cell office:value-type="float" office:value="12866997458" calcext:value-type="float">
            <text:p>12866997458</text:p>
          </table:table-cell>
          <table:table-cell office:value-type="string" calcext:value-type="string">
            <text:p>ricky.doyle@gmail.com</text:p>
          </table:table-cell>
          <table:table-cell office:value-type="float" office:value="3824" calcext:value-type="float">
            <text:p>3824</text:p>
          </table:table-cell>
          <table:table-cell office:value-type="string" calcext:value-type="string">
            <text:p>Durham</text:p>
          </table:table-cell>
          <table:table-cell office:value-type="string" calcext:value-type="string">
            <text:p>NH</text:p>
          </table:table-cell>
        </table:table-row>
        <table:table-row table:style-name="ro4">
          <table:table-cell office:value-type="float" office:value="76" calcext:value-type="float">
            <text:p>76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reeves</text:p>
          </table:table-cell>
          <table:table-cell office:value-type="string" calcext:value-type="string">
            <text:p>M</text:p>
          </table:table-cell>
          <table:table-cell office:value-type="date" office:date-value="1999-08-19" calcext:value-type="date">
            <text:p>1999-08-19</text:p>
          </table:table-cell>
          <table:table-cell office:value-type="float" office:value="12911369347" calcext:value-type="float">
            <text:p>12911369347</text:p>
          </table:table-cell>
          <table:table-cell office:value-type="string" calcext:value-type="string">
            <text:p>angel.reeves@gmail.com</text:p>
          </table:table-cell>
          <table:table-cell office:value-type="float" office:value="63052" calcext:value-type="float">
            <text:p>63052</text:p>
          </table:table-cell>
          <table:table-cell office:value-type="string" calcext:value-type="string">
            <text:p>Imperial</text:p>
          </table:table-cell>
          <table:table-cell office:value-type="string" calcext:value-type="string">
            <text:p>MO</text:p>
          </table:table-cell>
        </table:table-row>
        <table:table-row table:style-name="ro4">
          <table:table-cell office:value-type="float" office:value="77" calcext:value-type="float">
            <text:p>77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F</text:p>
          </table:table-cell>
          <table:table-cell office:value-type="date" office:date-value="2000-04-03" calcext:value-type="date">
            <text:p>2000-04-03</text:p>
          </table:table-cell>
          <table:table-cell office:value-type="float" office:value="14458155662" calcext:value-type="float">
            <text:p>14458155662</text:p>
          </table:table-cell>
          <table:table-cell office:value-type="string" calcext:value-type="string">
            <text:p>tina.clark@gmail.com</text:p>
          </table:table-cell>
          <table:table-cell office:value-type="float" office:value="45365" calcext:value-type="float">
            <text:p>45365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OH</text:p>
          </table:table-cell>
        </table:table-row>
        <table:table-row table:style-name="ro4">
          <table:table-cell office:value-type="float" office:value="78" calcext:value-type="float">
            <text:p>78</text:p>
          </table:table-cell>
          <table:table-cell office:value-type="string" calcext:value-type="string">
            <text:p>terrence</text:p>
          </table:table-cell>
          <table:table-cell office:value-type="string" calcext:value-type="string">
            <text:p>scoggins</text:p>
          </table:table-cell>
          <table:table-cell office:value-type="string" calcext:value-type="string">
            <text:p>M</text:p>
          </table:table-cell>
          <table:table-cell office:value-type="date" office:date-value="1987-05-16" calcext:value-type="date">
            <text:p>1987-05-16</text:p>
          </table:table-cell>
          <table:table-cell office:value-type="float" office:value="18341685914" calcext:value-type="float">
            <text:p>18341685914</text:p>
          </table:table-cell>
          <table:table-cell office:value-type="string" calcext:value-type="string">
            <text:p>tscoggins87@outlook.com</text:p>
          </table:table-cell>
          <table:table-cell office:value-type="float" office:value="98372" calcext:value-type="float">
            <text:p>98372</text:p>
          </table:table-cell>
          <table:table-cell office:value-type="string" calcext:value-type="string">
            <text:p>Puyallup</text:p>
          </table:table-cell>
          <table:table-cell office:value-type="string" calcext:value-type="string">
            <text:p>WA</text:p>
          </table:table-cell>
        </table:table-row>
        <table:table-row table:style-name="ro4">
          <table:table-cell office:value-type="float" office:value="79" calcext:value-type="float">
            <text:p>7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M</text:p>
          </table:table-cell>
          <table:table-cell office:value-type="date" office:date-value="1993-12-25" calcext:value-type="date">
            <text:p>1993-12-25</text:p>
          </table:table-cell>
          <table:table-cell office:value-type="float" office:value="14731237864" calcext:value-type="float">
            <text:p>14731237864</text:p>
          </table:table-cell>
          <table:table-cell office:value-type="string" calcext:value-type="string">
            <text:p>david.mason@gmail.com</text:p>
          </table:table-cell>
          <table:table-cell office:value-type="float" office:value="6457" calcext:value-type="float">
            <text:p>6457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CT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nunez</text:p>
          </table:table-cell>
          <table:table-cell office:value-type="string" calcext:value-type="string">
            <text:p>M</text:p>
          </table:table-cell>
          <table:table-cell office:value-type="date" office:date-value="1994-01-02" calcext:value-type="date">
            <text:p>1994-01-02</text:p>
          </table:table-cell>
          <table:table-cell office:value-type="float" office:value="1998649042" calcext:value-type="float">
            <text:p>1998649042</text:p>
          </table:table-cell>
          <table:table-cell office:value-type="string" calcext:value-type="string">
            <text:p>mnunez94@outlook.com</text:p>
          </table:table-cell>
          <table:table-cell office:value-type="float" office:value="10456" calcext:value-type="float">
            <text:p>10456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errell</text:p>
          </table:table-cell>
          <table:table-cell office:value-type="string" calcext:value-type="string">
            <text:p>M</text:p>
          </table:table-cell>
          <table:table-cell office:value-type="date" office:date-value="1987-04-20" calcext:value-type="date">
            <text:p>1987-04-20</text:p>
          </table:table-cell>
          <table:table-cell office:value-type="float" office:value="12891556342" calcext:value-type="float">
            <text:p>12891556342</text:p>
          </table:table-cell>
          <table:table-cell office:value-type="string" calcext:value-type="string">
            <text:p>james.terrell@gmail.com</text:p>
          </table:table-cell>
          <table:table-cell office:value-type="float" office:value="72560" calcext:value-type="float">
            <text:p>72560</text:p>
          </table:table-cell>
          <table:table-cell office:value-type="string" calcext:value-type="string">
            <text:p>Mountain View</text:p>
          </table:table-cell>
          <table:table-cell office:value-type="string" calcext:value-type="string">
            <text:p>AR</text:p>
          </table:table-cell>
        </table:table-row>
        <table:table-row table:style-name="ro4">
          <table:table-cell office:value-type="float" office:value="82" calcext:value-type="float">
            <text:p>82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M</text:p>
          </table:table-cell>
          <table:table-cell office:value-type="date" office:date-value="1995-03-30" calcext:value-type="date">
            <text:p>1995-03-30</text:p>
          </table:table-cell>
          <table:table-cell office:value-type="float" office:value="14735229624" calcext:value-type="float">
            <text:p>14735229624</text:p>
          </table:table-cell>
          <table:table-cell office:value-type="string" calcext:value-type="string">
            <text:p>heath.johnson@icloud.com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Mena</text:p>
          </table:table-cell>
          <table:table-cell office:value-type="string" calcext:value-type="string">
            <text:p>AR</text:p>
          </table:table-cell>
        </table:table-row>
        <table:table-row table:style-name="ro4">
          <table:table-cell office:value-type="float" office:value="83" calcext:value-type="float">
            <text:p>83</text:p>
          </table:table-cell>
          <table:table-cell office:value-type="string" calcext:value-type="string">
            <text:p>pauline</text:p>
          </table:table-cell>
          <table:table-cell office:value-type="string" calcext:value-type="string">
            <text:p>middaugh</text:p>
          </table:table-cell>
          <table:table-cell office:value-type="string" calcext:value-type="string">
            <text:p>F</text:p>
          </table:table-cell>
          <table:table-cell office:value-type="date" office:date-value="1981-05-26" calcext:value-type="date">
            <text:p>1981-05-26</text:p>
          </table:table-cell>
          <table:table-cell office:value-type="float" office:value="12376052439" calcext:value-type="float">
            <text:p>12376052439</text:p>
          </table:table-cell>
          <table:table-cell office:value-type="string" calcext:value-type="string">
            <text:p>pmiddaugh81@gmail.com</text:p>
          </table:table-cell>
          <table:table-cell office:value-type="float" office:value="11435" calcext:value-type="float">
            <text:p>11435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84" calcext:value-type="float">
            <text:p>84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hawkins</text:p>
          </table:table-cell>
          <table:table-cell office:value-type="string" calcext:value-type="string">
            <text:p>M</text:p>
          </table:table-cell>
          <table:table-cell office:value-type="date" office:date-value="2004-12-31" calcext:value-type="date">
            <text:p>2004-12-31</text:p>
          </table:table-cell>
          <table:table-cell office:value-type="float" office:value="12109432860" calcext:value-type="float">
            <text:p>12109432860</text:p>
          </table:table-cell>
          <table:table-cell office:value-type="string" calcext:value-type="string">
            <text:p>ahawkins04@gmail.com</text:p>
          </table:table-cell>
          <table:table-cell office:value-type="float" office:value="27830" calcext:value-type="float">
            <text:p>27830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NC</text:p>
          </table:table-cell>
        </table:table-row>
        <table:table-row table:style-name="ro4">
          <table:table-cell office:value-type="float" office:value="85" calcext:value-type="float">
            <text:p>85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getz</text:p>
          </table:table-cell>
          <table:table-cell office:value-type="string" calcext:value-type="string">
            <text:p>M</text:p>
          </table:table-cell>
          <table:table-cell office:value-type="date" office:date-value="1991-07-03" calcext:value-type="date">
            <text:p>1991-07-03</text:p>
          </table:table-cell>
          <table:table-cell office:value-type="float" office:value="11854547743" calcext:value-type="float">
            <text:p>11854547743</text:p>
          </table:table-cell>
          <table:table-cell office:value-type="string" calcext:value-type="string">
            <text:p>berry.getz@gmail.com</text:p>
          </table:table-cell>
          <table:table-cell office:value-type="float" office:value="32536" calcext:value-type="float">
            <text:p>32536</text:p>
          </table:table-cell>
          <table:table-cell office:value-type="string" calcext:value-type="string">
            <text:p>Crestview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86" calcext:value-type="float">
            <text:p>86</text:p>
          </table:table-cell>
          <table:table-cell office:value-type="string" calcext:value-type="string">
            <text:p>harold</text:p>
          </table:table-cell>
          <table:table-cell office:value-type="string" calcext:value-type="string">
            <text:p>gullickson</text:p>
          </table:table-cell>
          <table:table-cell office:value-type="string" calcext:value-type="string">
            <text:p>M</text:p>
          </table:table-cell>
          <table:table-cell office:value-type="date" office:date-value="1998-06-16" calcext:value-type="date">
            <text:p>1998-06-16</text:p>
          </table:table-cell>
          <table:table-cell office:value-type="float" office:value="133906246" calcext:value-type="float">
            <text:p>133906246</text:p>
          </table:table-cell>
          <table:table-cell office:value-type="string" calcext:value-type="string">
            <text:p>hgullickson98@outlook.com</text:p>
          </table:table-cell>
          <table:table-cell office:value-type="float" office:value="91941" calcext:value-type="float">
            <text:p>91941</text:p>
          </table:table-cell>
          <table:table-cell office:value-type="string" calcext:value-type="string">
            <text:p>La Mesa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string" calcext:value-type="string">
            <text:p>ilene</text:p>
          </table:table-cell>
          <table:table-cell office:value-type="string" calcext:value-type="string">
            <text:p>rubenstein</text:p>
          </table:table-cell>
          <table:table-cell office:value-type="string" calcext:value-type="string">
            <text:p>F</text:p>
          </table:table-cell>
          <table:table-cell office:value-type="date" office:date-value="1986-06-25" calcext:value-type="date">
            <text:p>1986-06-25</text:p>
          </table:table-cell>
          <table:table-cell office:value-type="float" office:value="18837471189" calcext:value-type="float">
            <text:p>18837471189</text:p>
          </table:table-cell>
          <table:table-cell office:value-type="string" calcext:value-type="string">
            <text:p>irubenstein86@yahoo.com</text:p>
          </table:table-cell>
          <table:table-cell office:value-type="float" office:value="55008" calcext:value-type="float">
            <text:p>55008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N</text:p>
          </table:table-cell>
        </table:table-row>
        <table:table-row table:style-name="ro4">
          <table:table-cell office:value-type="float" office:value="88" calcext:value-type="float">
            <text:p>88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M</text:p>
          </table:table-cell>
          <table:table-cell office:value-type="date" office:date-value="2002-11-02" calcext:value-type="date">
            <text:p>2002-11-02</text:p>
          </table:table-cell>
          <table:table-cell office:value-type="float" office:value="1384903890" calcext:value-type="float">
            <text:p>1384903890</text:p>
          </table:table-cell>
          <table:table-cell office:value-type="string" calcext:value-type="string">
            <text:p>thomas.johnson@yahoo.com</text:p>
          </table:table-cell>
          <table:table-cell office:value-type="float" office:value="24541" calcext:value-type="float">
            <text:p>24541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VA</text:p>
          </table:table-cell>
        </table:table-row>
        <table:table-row table:style-name="ro4">
          <table:table-cell office:value-type="float" office:value="89" calcext:value-type="float">
            <text:p>89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galvin</text:p>
          </table:table-cell>
          <table:table-cell office:value-type="string" calcext:value-type="string">
            <text:p>M</text:p>
          </table:table-cell>
          <table:table-cell office:value-type="date" office:date-value="1998-12-18" calcext:value-type="date">
            <text:p>1998-12-18</text:p>
          </table:table-cell>
          <table:table-cell office:value-type="float" office:value="17594223806" calcext:value-type="float">
            <text:p>17594223806</text:p>
          </table:table-cell>
          <table:table-cell office:value-type="string" calcext:value-type="string">
            <text:p>steven.galvin@icloud.com</text:p>
          </table:table-cell>
          <table:table-cell office:value-type="float" office:value="45215" calcext:value-type="float">
            <text:p>45215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</table:table-row>
        <table:table-row table:style-name="ro4">
          <table:table-cell office:value-type="float" office:value="90" calcext:value-type="float">
            <text:p>9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offett</text:p>
          </table:table-cell>
          <table:table-cell office:value-type="string" calcext:value-type="string">
            <text:p>M</text:p>
          </table:table-cell>
          <table:table-cell office:value-type="date" office:date-value="1995-04-03" calcext:value-type="date">
            <text:p>1995-04-03</text:p>
          </table:table-cell>
          <table:table-cell office:value-type="float" office:value="16148027116" calcext:value-type="float">
            <text:p>16148027116</text:p>
          </table:table-cell>
          <table:table-cell office:value-type="string" calcext:value-type="string">
            <text:p>david.moffett@gmail.com</text:p>
          </table:table-cell>
          <table:table-cell office:value-type="float" office:value="14760" calcext:value-type="float">
            <text:p>14760</text:p>
          </table:table-cell>
          <table:table-cell office:value-type="string" calcext:value-type="string">
            <text:p>Olean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string" calcext:value-type="string">
            <text:p>patty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F</text:p>
          </table:table-cell>
          <table:table-cell office:value-type="date" office:date-value="1994-02-15" calcext:value-type="date">
            <text:p>1994-02-15</text:p>
          </table:table-cell>
          <table:table-cell office:value-type="float" office:value="14949850178" calcext:value-type="float">
            <text:p>14949850178</text:p>
          </table:table-cell>
          <table:table-cell office:value-type="string" calcext:value-type="string">
            <text:p>pjohnson94@gmail.com</text:p>
          </table:table-cell>
          <table:table-cell office:value-type="float" office:value="29334" calcext:value-type="float">
            <text:p>29334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SC</text:p>
          </table:table-cell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F</text:p>
          </table:table-cell>
          <table:table-cell office:value-type="date" office:date-value="1999-06-20" calcext:value-type="date">
            <text:p>1999-06-20</text:p>
          </table:table-cell>
          <table:table-cell office:value-type="float" office:value="1637149466" calcext:value-type="float">
            <text:p>1637149466</text:p>
          </table:table-cell>
          <table:table-cell office:value-type="string" calcext:value-type="string">
            <text:p>cjohnson99@gmail.com</text:p>
          </table:table-cell>
          <table:table-cell office:value-type="float" office:value="60091" calcext:value-type="float">
            <text:p>60091</text:p>
          </table:table-cell>
          <table:table-cell office:value-type="string" calcext:value-type="string">
            <text:p>Wilmette</text:p>
          </table:table-cell>
          <table:table-cell office:value-type="string" calcext:value-type="string">
            <text:p>IL</text:p>
          </table:table-cell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geter</text:p>
          </table:table-cell>
          <table:table-cell office:value-type="string" calcext:value-type="string">
            <text:p>F</text:p>
          </table:table-cell>
          <table:table-cell office:value-type="date" office:date-value="1984-11-22" calcext:value-type="date">
            <text:p>1984-11-22</text:p>
          </table:table-cell>
          <table:table-cell office:value-type="float" office:value="13556607815" calcext:value-type="float">
            <text:p>13556607815</text:p>
          </table:table-cell>
          <table:table-cell office:value-type="string" calcext:value-type="string">
            <text:p>rebecca.geter@yahoo.com</text:p>
          </table:table-cell>
          <table:table-cell office:value-type="float" office:value="75098" calcext:value-type="float">
            <text:p>75098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TX</text:p>
          </table:table-cell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patricia</text:p>
          </table:table-cell>
          <table:table-cell office:value-type="string" calcext:value-type="string">
            <text:p>poirier</text:p>
          </table:table-cell>
          <table:table-cell office:value-type="string" calcext:value-type="string">
            <text:p>F</text:p>
          </table:table-cell>
          <table:table-cell office:value-type="date" office:date-value="1990-06-18" calcext:value-type="date">
            <text:p>1990-06-18</text:p>
          </table:table-cell>
          <table:table-cell office:value-type="float" office:value="16616546047" calcext:value-type="float">
            <text:p>16616546047</text:p>
          </table:table-cell>
          <table:table-cell office:value-type="string" calcext:value-type="string">
            <text:p>ppoirier90@outlook.com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East Providence</text:p>
          </table:table-cell>
          <table:table-cell office:value-type="string" calcext:value-type="string">
            <text:p>RI</text:p>
          </table:table-cell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acco</text:p>
          </table:table-cell>
          <table:table-cell office:value-type="string" calcext:value-type="string">
            <text:p>M</text:p>
          </table:table-cell>
          <table:table-cell office:value-type="date" office:date-value="1997-12-17" calcext:value-type="date">
            <text:p>1997-12-17</text:p>
          </table:table-cell>
          <table:table-cell office:value-type="float" office:value="1313128182" calcext:value-type="float">
            <text:p>1313128182</text:p>
          </table:table-cell>
          <table:table-cell office:value-type="string" calcext:value-type="string">
            <text:p>jsacco97@gmail.com</text:p>
          </table:table-cell>
          <table:table-cell office:value-type="float" office:value="13902" calcext:value-type="float">
            <text:p>13902</text:p>
          </table:table-cell>
          <table:table-cell office:value-type="string" calcext:value-type="string">
            <text:p>Binghamton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96" calcext:value-type="float">
            <text:p>96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baum</text:p>
          </table:table-cell>
          <table:table-cell office:value-type="string" calcext:value-type="string">
            <text:p>F</text:p>
          </table:table-cell>
          <table:table-cell office:value-type="date" office:date-value="1979-07-18" calcext:value-type="date">
            <text:p>1979-07-18</text:p>
          </table:table-cell>
          <table:table-cell office:value-type="float" office:value="12520275723" calcext:value-type="float">
            <text:p>12520275723</text:p>
          </table:table-cell>
          <table:table-cell office:value-type="string" calcext:value-type="string">
            <text:p>pbaum79@gmail.com</text:p>
          </table:table-cell>
          <table:table-cell office:value-type="float" office:value="46360" calcext:value-type="float">
            <text:p>46360</text:p>
          </table:table-cell>
          <table:table-cell office:value-type="string" calcext:value-type="string">
            <text:p>Michigan City</text:p>
          </table:table-cell>
          <table:table-cell office:value-type="string" calcext:value-type="string">
            <text:p>IN</text:p>
          </table:table-cell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F</text:p>
          </table:table-cell>
          <table:table-cell office:value-type="date" office:date-value="1991-11-17" calcext:value-type="date">
            <text:p>1991-11-17</text:p>
          </table:table-cell>
          <table:table-cell office:value-type="float" office:value="15601268139" calcext:value-type="float">
            <text:p>15601268139</text:p>
          </table:table-cell>
          <table:table-cell office:value-type="string" calcext:value-type="string">
            <text:p>ana.rodriguez@gmail.com</text:p>
          </table:table-cell>
          <table:table-cell office:value-type="float" office:value="10927" calcext:value-type="float">
            <text:p>10927</text:p>
          </table:table-cell>
          <table:table-cell office:value-type="string" calcext:value-type="string">
            <text:p>Haverstraw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string" calcext:value-type="string">
            <text:p>geoffrey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M</text:p>
          </table:table-cell>
          <table:table-cell office:value-type="date" office:date-value="2005-09-05" calcext:value-type="date">
            <text:p>2005-09-05</text:p>
          </table:table-cell>
          <table:table-cell office:value-type="float" office:value="18707069325" calcext:value-type="float">
            <text:p>18707069325</text:p>
          </table:table-cell>
          <table:table-cell office:value-type="string" calcext:value-type="string">
            <text:p>ggiordano05@gmail.com</text:p>
          </table:table-cell>
          <table:table-cell office:value-type="float" office:value="94611" calcext:value-type="float">
            <text:p>94611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liza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F</text:p>
          </table:table-cell>
          <table:table-cell office:value-type="date" office:date-value="1996-10-13" calcext:value-type="date">
            <text:p>1996-10-13</text:p>
          </table:table-cell>
          <table:table-cell office:value-type="float" office:value="11367797150" calcext:value-type="float">
            <text:p>11367797150</text:p>
          </table:table-cell>
          <table:table-cell office:value-type="string" calcext:value-type="string">
            <text:p>lclark96@gmail.com</text:p>
          </table:table-cell>
          <table:table-cell office:value-type="float" office:value="92860" calcext:value-type="float">
            <text:p>92860</text:p>
          </table:table-cell>
          <table:table-cell office:value-type="string" calcext:value-type="string">
            <text:p>Norco</text:p>
          </table:table-cell>
          <table:table-cell office:value-type="string" calcext:value-type="string">
            <text:p>CA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</text:p>
          </table:table-cell>
          <table:table-cell office:value-type="date" office:date-value="1998-12-05" calcext:value-type="date">
            <text:p>1998-12-05</text:p>
          </table:table-cell>
          <table:table-cell office:value-type="float" office:value="12884064960" calcext:value-type="float">
            <text:p>12884064960</text:p>
          </table:table-cell>
          <table:table-cell office:value-type="string" calcext:value-type="string">
            <text:p>erose98@gmail.com</text:p>
          </table:table-cell>
          <table:table-cell office:value-type="float" office:value="48706" calcext:value-type="float">
            <text:p>48706</text:p>
          </table:table-cell>
          <table:table-cell office:value-type="string" calcext:value-type="string">
            <text:p>Bay City</text:p>
          </table:table-cell>
          <table:table-cell office:value-type="string" calcext:value-type="string">
            <text:p>MI</text:p>
          </table:table-cell>
        </table:table-row>
        <table:table-row table:style-name="ro5">
          <table:table-cell office:value-type="float" office:value="101" calcext:value-type="float">
            <text:p>101</text:p>
          </table:table-cell>
          <table:table-cell office:value-type="string" calcext:value-type="string">
            <text:p>clarence</text:p>
          </table:table-cell>
          <table:table-cell office:value-type="string" calcext:value-type="string">
            <text:p>tune</text:p>
          </table:table-cell>
          <table:table-cell office:value-type="string" calcext:value-type="string">
            <text:p>M</text:p>
          </table:table-cell>
          <table:table-cell office:value-type="date" office:date-value="1992-09-03" calcext:value-type="date">
            <text:p>1992-09-03</text:p>
          </table:table-cell>
          <table:table-cell office:value-type="float" office:value="14836099192" calcext:value-type="float">
            <text:p>14836099192</text:p>
          </table:table-cell>
          <table:table-cell office:value-type="string" calcext:value-type="string">
            <text:p>clarence.tune@gmail.com</text:p>
          </table:table-cell>
          <table:table-cell office:value-type="float" office:value="19125" calcext:value-type="float">
            <text:p>19125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harwood</text:p>
          </table:table-cell>
          <table:table-cell office:value-type="string" calcext:value-type="string">
            <text:p>F</text:p>
          </table:table-cell>
          <table:table-cell office:value-type="date" office:date-value="1996-05-11" calcext:value-type="date">
            <text:p>1996-05-11</text:p>
          </table:table-cell>
          <table:table-cell office:value-type="float" office:value="13648594915" calcext:value-type="float">
            <text:p>13648594915</text:p>
          </table:table-cell>
          <table:table-cell office:value-type="string" calcext:value-type="string">
            <text:p>mharwood96@gmail.com</text:p>
          </table:table-cell>
          <table:table-cell office:value-type="float" office:value="85259" calcext:value-type="float">
            <text:p>85259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AZ</text:p>
          </table:table-cell>
        </table:table-row>
        <table:table-row table:style-name="ro5">
          <table:table-cell office:value-type="float" office:value="103" calcext:value-type="float">
            <text:p>103</text:p>
          </table:table-cell>
          <table:table-cell office:value-type="string" calcext:value-type="string">
            <text:p>loretta</text:p>
          </table:table-cell>
          <table:table-cell office:value-type="string" calcext:value-type="string">
            <text:p>buford</text:p>
          </table:table-cell>
          <table:table-cell office:value-type="string" calcext:value-type="string">
            <text:p>F</text:p>
          </table:table-cell>
          <table:table-cell office:value-type="date" office:date-value="2007-05-20" calcext:value-type="date">
            <text:p>2007-05-20</text:p>
          </table:table-cell>
          <table:table-cell office:value-type="float" office:value="17998396344" calcext:value-type="float">
            <text:p>17998396344</text:p>
          </table:table-cell>
          <table:table-cell office:value-type="string" calcext:value-type="string">
            <text:p>lbuford07@gmail.com</text:p>
          </table:table-cell>
          <table:table-cell office:value-type="float" office:value="97457" calcext:value-type="float">
            <text:p>97457</text:p>
          </table:table-cell>
          <table:table-cell office:value-type="string" calcext:value-type="string">
            <text:p>Myrtle Creek</text:p>
          </table:table-cell>
          <table:table-cell office:value-type="string" calcext:value-type="string">
            <text:p>OR</text:p>
          </table:table-cell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reddick</text:p>
          </table:table-cell>
          <table:table-cell office:value-type="string" calcext:value-type="string">
            <text:p>M</text:p>
          </table:table-cell>
          <table:table-cell office:value-type="date" office:date-value="1993-12-11" calcext:value-type="date">
            <text:p>1993-12-11</text:p>
          </table:table-cell>
          <table:table-cell office:value-type="float" office:value="12937943907" calcext:value-type="float">
            <text:p>12937943907</text:p>
          </table:table-cell>
          <table:table-cell office:value-type="string" calcext:value-type="string">
            <text:p>william.reddick@outlook.com</text:p>
          </table:table-cell>
          <table:table-cell office:value-type="float" office:value="36611" calcext:value-type="float">
            <text:p>36611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L</text:p>
          </table:table-cell>
        </table:table-row>
        <table:table-row table:style-name="ro4">
          <table:table-cell office:value-type="float" office:value="105" calcext:value-type="float">
            <text:p>105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M</text:p>
          </table:table-cell>
          <table:table-cell office:value-type="date" office:date-value="2001-05-14" calcext:value-type="date">
            <text:p>2001-05-14</text:p>
          </table:table-cell>
          <table:table-cell office:value-type="float" office:value="17104512829" calcext:value-type="float">
            <text:p>17104512829</text:p>
          </table:table-cell>
          <table:table-cell office:value-type="string" calcext:value-type="string">
            <text:p>rjohnson01@aol.com</text:p>
          </table:table-cell>
          <table:table-cell office:value-type="float" office:value="29560" calcext:value-type="float">
            <text:p>29560</text:p>
          </table:table-cell>
          <table:table-cell office:value-type="string" calcext:value-type="string">
            <text:p>Lake City</text:p>
          </table:table-cell>
          <table:table-cell office:value-type="string" calcext:value-type="string">
            <text:p>SC</text:p>
          </table:table-cell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</text:p>
          </table:table-cell>
          <table:table-cell office:value-type="date" office:date-value="1992-02-11" calcext:value-type="date">
            <text:p>1992-02-11</text:p>
          </table:table-cell>
          <table:table-cell office:value-type="float" office:value="16843204006" calcext:value-type="float">
            <text:p>16843204006</text:p>
          </table:table-cell>
          <table:table-cell office:value-type="string" calcext:value-type="string">
            <text:p>bsmith92@gmail.com</text:p>
          </table:table-cell>
          <table:table-cell office:value-type="float" office:value="98072" calcext:value-type="float">
            <text:p>98072</text:p>
          </table:table-cell>
          <table:table-cell office:value-type="string" calcext:value-type="string">
            <text:p>Woodinville</text:p>
          </table:table-cell>
          <table:table-cell office:value-type="string" calcext:value-type="string">
            <text:p>WA</text:p>
          </table:table-cell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string" calcext:value-type="string">
            <text:p>zulm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F</text:p>
          </table:table-cell>
          <table:table-cell office:value-type="date" office:date-value="1989-11-26" calcext:value-type="date">
            <text:p>1989-11-26</text:p>
          </table:table-cell>
          <table:table-cell office:value-type="float" office:value="13297155264" calcext:value-type="float">
            <text:p>13297155264</text:p>
          </table:table-cell>
          <table:table-cell office:value-type="string" calcext:value-type="string">
            <text:p>zulma.cooley@gmail.com</text:p>
          </table:table-cell>
          <table:table-cell office:value-type="float" office:value="45342" calcext:value-type="float">
            <text:p>45342</text:p>
          </table:table-cell>
          <table:table-cell office:value-type="string" calcext:value-type="string">
            <text:p>Miamisburg</text:p>
          </table:table-cell>
          <table:table-cell office:value-type="string" calcext:value-type="string">
            <text:p>OH</text:p>
          </table:table-cell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huff</text:p>
          </table:table-cell>
          <table:table-cell office:value-type="string" calcext:value-type="string">
            <text:p>F</text:p>
          </table:table-cell>
          <table:table-cell office:value-type="date" office:date-value="2001-07-21" calcext:value-type="date">
            <text:p>2001-07-21</text:p>
          </table:table-cell>
          <table:table-cell office:value-type="float" office:value="16895602595" calcext:value-type="float">
            <text:p>16895602595</text:p>
          </table:table-cell>
          <table:table-cell office:value-type="string" calcext:value-type="string">
            <text:p>jhuff01@gmail.com</text:p>
          </table:table-cell>
          <table:table-cell office:value-type="float" office:value="95823" calcext:value-type="float">
            <text:p>95823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string" calcext:value-type="string">
            <text:p>machelle</text:p>
          </table:table-cell>
          <table:table-cell office:value-type="string" calcext:value-type="string">
            <text:p>bennett</text:p>
          </table:table-cell>
          <table:table-cell office:value-type="string" calcext:value-type="string">
            <text:p>F</text:p>
          </table:table-cell>
          <table:table-cell office:value-type="date" office:date-value="2000-07-22" calcext:value-type="date">
            <text:p>2000-07-22</text:p>
          </table:table-cell>
          <table:table-cell office:value-type="float" office:value="1939741581" calcext:value-type="float">
            <text:p>1939741581</text:p>
          </table:table-cell>
          <table:table-cell office:value-type="string" calcext:value-type="string">
            <text:p>machelle.bennett@gmail.com</text:p>
          </table:table-cell>
          <table:table-cell office:value-type="float" office:value="84333" calcext:value-type="float">
            <text:p>84333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UT</text:p>
          </table:table-cell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string" calcext:value-type="string">
            <text:p>lucille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F</text:p>
          </table:table-cell>
          <table:table-cell office:value-type="date" office:date-value="1999-01-08" calcext:value-type="date">
            <text:p>1999-01-08</text:p>
          </table:table-cell>
          <table:table-cell office:value-type="float" office:value="14208442049" calcext:value-type="float">
            <text:p>14208442049</text:p>
          </table:table-cell>
          <table:table-cell office:value-type="string" calcext:value-type="string">
            <text:p>lucille.miller@gmail.com</text:p>
          </table:table-cell>
          <table:table-cell office:value-type="float" office:value="66801" calcext:value-type="float">
            <text:p>66801</text:p>
          </table:table-cell>
          <table:table-cell office:value-type="string" calcext:value-type="string">
            <text:p>Emporia</text:p>
          </table:table-cell>
          <table:table-cell office:value-type="string" calcext:value-type="string">
            <text:p>KS</text:p>
          </table:table-cell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string" calcext:value-type="string">
            <text:p>susie</text:p>
          </table:table-cell>
          <table:table-cell office:value-type="string" calcext:value-type="string">
            <text:p>rettig</text:p>
          </table:table-cell>
          <table:table-cell office:value-type="string" calcext:value-type="string">
            <text:p>F</text:p>
          </table:table-cell>
          <table:table-cell office:value-type="date" office:date-value="1994-09-22" calcext:value-type="date">
            <text:p>1994-09-22</text:p>
          </table:table-cell>
          <table:table-cell office:value-type="float" office:value="14085472622" calcext:value-type="float">
            <text:p>14085472622</text:p>
          </table:table-cell>
          <table:table-cell office:value-type="string" calcext:value-type="string">
            <text:p>srettig94@gmail.com</text:p>
          </table:table-cell>
          <table:table-cell office:value-type="float" office:value="21851" calcext:value-type="float">
            <text:p>21851</text:p>
          </table:table-cell>
          <table:table-cell office:value-type="string" calcext:value-type="string">
            <text:p>Pocomoke City</text:p>
          </table:table-cell>
          <table:table-cell office:value-type="string" calcext:value-type="string">
            <text:p>MD</text:p>
          </table:table-cell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M</text:p>
          </table:table-cell>
          <table:table-cell office:value-type="date" office:date-value="1983-07-16" calcext:value-type="date">
            <text:p>1983-07-16</text:p>
          </table:table-cell>
          <table:table-cell office:value-type="float" office:value="18208519999" calcext:value-type="float">
            <text:p>18208519999</text:p>
          </table:table-cell>
          <table:table-cell office:value-type="string" calcext:value-type="string">
            <text:p>jcotton83@yahoo.com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MA</text:p>
          </table:table-cell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ize</text:p>
          </table:table-cell>
          <table:table-cell office:value-type="string" calcext:value-type="string">
            <text:p>M</text:p>
          </table:table-cell>
          <table:table-cell office:value-type="date" office:date-value="1984-02-17" calcext:value-type="date">
            <text:p>1984-02-17</text:p>
          </table:table-cell>
          <table:table-cell office:value-type="float" office:value="1285889092" calcext:value-type="float">
            <text:p>1285889092</text:p>
          </table:table-cell>
          <table:table-cell office:value-type="string" calcext:value-type="string">
            <text:p>cmize84@gmail.com</text:p>
          </table:table-cell>
          <table:table-cell office:value-type="float" office:value="89135" calcext:value-type="float">
            <text:p>89135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M</text:p>
          </table:table-cell>
          <table:table-cell office:value-type="date" office:date-value="1981-02-28" calcext:value-type="date">
            <text:p>1981-02-28</text:p>
          </table:table-cell>
          <table:table-cell office:value-type="float" office:value="18065622908" calcext:value-type="float">
            <text:p>18065622908</text:p>
          </table:table-cell>
          <table:table-cell office:value-type="string" calcext:value-type="string">
            <text:p>gtracy81@gmail.com</text:p>
          </table:table-cell>
          <table:table-cell office:value-type="float" office:value="20147" calcext:value-type="float">
            <text:p>20147</text:p>
          </table:table-cell>
          <table:table-cell office:value-type="string" calcext:value-type="string">
            <text:p>Ashburn</text:p>
          </table:table-cell>
          <table:table-cell office:value-type="string" calcext:value-type="string">
            <text:p>VA</text:p>
          </table:table-cell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barnett</text:p>
          </table:table-cell>
          <table:table-cell office:value-type="string" calcext:value-type="string">
            <text:p>M</text:p>
          </table:table-cell>
          <table:table-cell office:value-type="date" office:date-value="1997-02-28" calcext:value-type="date">
            <text:p>1997-02-28</text:p>
          </table:table-cell>
          <table:table-cell office:value-type="float" office:value="16959834257" calcext:value-type="float">
            <text:p>16959834257</text:p>
          </table:table-cell>
          <table:table-cell office:value-type="string" calcext:value-type="string">
            <text:p>lance.barnett@gmail.com</text:p>
          </table:table-cell>
          <table:table-cell office:value-type="float" office:value="93535" calcext:value-type="float">
            <text:p>93535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CA</text:p>
          </table:table-cell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estevez</text:p>
          </table:table-cell>
          <table:table-cell office:value-type="string" calcext:value-type="string">
            <text:p>M</text:p>
          </table:table-cell>
          <table:table-cell office:value-type="date" office:date-value="1977-12-05" calcext:value-type="date">
            <text:p>1977-12-05</text:p>
          </table:table-cell>
          <table:table-cell office:value-type="float" office:value="1621746864" calcext:value-type="float">
            <text:p>1621746864</text:p>
          </table:table-cell>
          <table:table-cell office:value-type="string" calcext:value-type="string">
            <text:p>gestevez77@gmail.com</text:p>
          </table:table-cell>
          <table:table-cell office:value-type="float" office:value="92382" calcext:value-type="float">
            <text:p>92382</text:p>
          </table:table-cell>
          <table:table-cell office:value-type="string" calcext:value-type="string">
            <text:p>Running Springs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daniels</text:p>
          </table:table-cell>
          <table:table-cell office:value-type="string" calcext:value-type="string">
            <text:p>F</text:p>
          </table:table-cell>
          <table:table-cell office:value-type="date" office:date-value="1994-11-19" calcext:value-type="date">
            <text:p>1994-11-19</text:p>
          </table:table-cell>
          <table:table-cell office:value-type="float" office:value="1907150917" calcext:value-type="float">
            <text:p>1907150917</text:p>
          </table:table-cell>
          <table:table-cell office:value-type="string" calcext:value-type="string">
            <text:p>betty.daniels@yahoo.com</text:p>
          </table:table-cell>
          <table:table-cell office:value-type="float" office:value="6708" calcext:value-type="float">
            <text:p>6708</text:p>
          </table:table-cell>
          <table:table-cell office:value-type="string" calcext:value-type="string">
            <text:p>Waterbury</text:p>
          </table:table-cell>
          <table:table-cell office:value-type="string" calcext:value-type="string">
            <text:p>CT</text:p>
          </table:table-cell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uges</text:p>
          </table:table-cell>
          <table:table-cell office:value-type="string" calcext:value-type="string">
            <text:p>M</text:p>
          </table:table-cell>
          <table:table-cell office:value-type="date" office:date-value="1993-12-03" calcext:value-type="date">
            <text:p>1993-12-03</text:p>
          </table:table-cell>
          <table:table-cell office:value-type="float" office:value="18199214360" calcext:value-type="float">
            <text:p>18199214360</text:p>
          </table:table-cell>
          <table:table-cell office:value-type="string" calcext:value-type="string">
            <text:p>thomas.huges@gmail.com</text:p>
          </table:table-cell>
          <table:table-cell office:value-type="float" office:value="48211" calcext:value-type="float">
            <text:p>48211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</text:p>
          </table:table-cell>
          <table:table-cell office:value-type="date" office:date-value="1983-04-17" calcext:value-type="date">
            <text:p>1983-04-17</text:p>
          </table:table-cell>
          <table:table-cell office:value-type="float" office:value="13836340671" calcext:value-type="float">
            <text:p>13836340671</text:p>
          </table:table-cell>
          <table:table-cell office:value-type="string" calcext:value-type="string">
            <text:p>msmith83@gmail.com</text:p>
          </table:table-cell>
          <table:table-cell office:value-type="float" office:value="53508" calcext:value-type="float">
            <text:p>53508</text:p>
          </table:table-cell>
          <table:table-cell office:value-type="string" calcext:value-type="string">
            <text:p>Belleville</text:p>
          </table:table-cell>
          <table:table-cell office:value-type="string" calcext:value-type="string">
            <text:p>WI</text:p>
          </table:table-cell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brigett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F</text:p>
          </table:table-cell>
          <table:table-cell office:value-type="date" office:date-value="1994-04-23" calcext:value-type="date">
            <text:p>1994-04-23</text:p>
          </table:table-cell>
          <table:table-cell office:value-type="float" office:value="14059801533" calcext:value-type="float">
            <text:p>14059801533</text:p>
          </table:table-cell>
          <table:table-cell office:value-type="string" calcext:value-type="string">
            <text:p>bmartin94@gmail.com</text:p>
          </table:table-cell>
          <table:table-cell office:value-type="float" office:value="93105" calcext:value-type="float">
            <text:p>93105</text:p>
          </table:table-cell>
          <table:table-cell office:value-type="string" calcext:value-type="string">
            <text:p>Santa Barbara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string" calcext:value-type="string">
            <text:p>milton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M</text:p>
          </table:table-cell>
          <table:table-cell office:value-type="date" office:date-value="2004-01-07" calcext:value-type="date">
            <text:p>2004-01-07</text:p>
          </table:table-cell>
          <table:table-cell office:value-type="float" office:value="15123442834" calcext:value-type="float">
            <text:p>15123442834</text:p>
          </table:table-cell>
          <table:table-cell office:value-type="string" calcext:value-type="string">
            <text:p>mharrison04@gmail.com</text:p>
          </table:table-cell>
          <table:table-cell office:value-type="float" office:value="8085" calcext:value-type="float">
            <text:p>8085</text:p>
          </table:table-cell>
          <table:table-cell office:value-type="string" calcext:value-type="string">
            <text:p>Swedesboro</text:p>
          </table:table-cell>
          <table:table-cell office:value-type="string" calcext:value-type="string">
            <text:p>NJ</text:p>
          </table:table-cell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bruner</text:p>
          </table:table-cell>
          <table:table-cell office:value-type="string" calcext:value-type="string">
            <text:p>M</text:p>
          </table:table-cell>
          <table:table-cell office:value-type="date" office:date-value="1981-10-09" calcext:value-type="date">
            <text:p>1981-10-09</text:p>
          </table:table-cell>
          <table:table-cell office:value-type="float" office:value="17373973791" calcext:value-type="float">
            <text:p>17373973791</text:p>
          </table:table-cell>
          <table:table-cell office:value-type="string" calcext:value-type="string">
            <text:p>santiago.bruner@gmail.com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East Hartford</text:p>
          </table:table-cell>
          <table:table-cell office:value-type="string" calcext:value-type="string">
            <text:p>CT</text:p>
          </table:table-cell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urtiss</text:p>
          </table:table-cell>
          <table:table-cell office:value-type="string" calcext:value-type="string">
            <text:p>M</text:p>
          </table:table-cell>
          <table:table-cell office:value-type="date" office:date-value="1992-10-15" calcext:value-type="date">
            <text:p>1992-10-15</text:p>
          </table:table-cell>
          <table:table-cell office:value-type="float" office:value="11189053209" calcext:value-type="float">
            <text:p>11189053209</text:p>
          </table:table-cell>
          <table:table-cell office:value-type="string" calcext:value-type="string">
            <text:p>jcurtiss92@yahoo.com</text:p>
          </table:table-cell>
          <table:table-cell office:value-type="float" office:value="73169" calcext:value-type="float">
            <text:p>73169</text:p>
          </table:table-cell>
          <table:table-cell office:value-type="string" calcext:value-type="string">
            <text:p>Oklahoma City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M</text:p>
          </table:table-cell>
          <table:table-cell office:value-type="date" office:date-value="1979-07-04" calcext:value-type="date">
            <text:p>1979-07-04</text:p>
          </table:table-cell>
          <table:table-cell office:value-type="float" office:value="17536108482" calcext:value-type="float">
            <text:p>17536108482</text:p>
          </table:table-cell>
          <table:table-cell office:value-type="string" calcext:value-type="string">
            <text:p>stephen.mullins@gmail.com</text:p>
          </table:table-cell>
          <table:table-cell office:value-type="float" office:value="28761" calcext:value-type="float">
            <text:p>28761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NC</text:p>
          </table:table-cell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M</text:p>
          </table:table-cell>
          <table:table-cell office:value-type="date" office:date-value="1988-04-23" calcext:value-type="date">
            <text:p>1988-04-23</text:p>
          </table:table-cell>
          <table:table-cell office:value-type="float" office:value="12526883311" calcext:value-type="float">
            <text:p>12526883311</text:p>
          </table:table-cell>
          <table:table-cell office:value-type="string" calcext:value-type="string">
            <text:p>rick.olson@gmail.com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micheal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M</text:p>
          </table:table-cell>
          <table:table-cell office:value-type="date" office:date-value="1999-07-25" calcext:value-type="date">
            <text:p>1999-07-25</text:p>
          </table:table-cell>
          <table:table-cell office:value-type="float" office:value="16221353566" calcext:value-type="float">
            <text:p>16221353566</text:p>
          </table:table-cell>
          <table:table-cell office:value-type="string" calcext:value-type="string">
            <text:p>mjohnson99@gmail.com</text:p>
          </table:table-cell>
          <table:table-cell office:value-type="float" office:value="78217" calcext:value-type="float">
            <text:p>78217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allred</text:p>
          </table:table-cell>
          <table:table-cell office:value-type="string" calcext:value-type="string">
            <text:p>M</text:p>
          </table:table-cell>
          <table:table-cell office:value-type="date" office:date-value="1981-07-16" calcext:value-type="date">
            <text:p>1981-07-16</text:p>
          </table:table-cell>
          <table:table-cell office:value-type="float" office:value="18070451534" calcext:value-type="float">
            <text:p>18070451534</text:p>
          </table:table-cell>
          <table:table-cell office:value-type="string" calcext:value-type="string">
            <text:p>eallred81@outlook.com</text:p>
          </table:table-cell>
          <table:table-cell office:value-type="float" office:value="33983" calcext:value-type="float">
            <text:p>33983</text:p>
          </table:table-cell>
          <table:table-cell office:value-type="string" calcext:value-type="string">
            <text:p>Punta Gorda</text:p>
          </table:table-cell>
          <table:table-cell office:value-type="string" calcext:value-type="string">
            <text:p>FL</text:p>
          </table:table-cell>
        </table:table-row>
        <table:table-row table:style-name="ro5">
          <table:table-cell office:value-type="float" office:value="128" calcext:value-type="float">
            <text:p>128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maynard</text:p>
          </table:table-cell>
          <table:table-cell office:value-type="string" calcext:value-type="string">
            <text:p>M</text:p>
          </table:table-cell>
          <table:table-cell office:value-type="date" office:date-value="2000-02-13" calcext:value-type="date">
            <text:p>2000-02-13</text:p>
          </table:table-cell>
          <table:table-cell office:value-type="float" office:value="17655660637" calcext:value-type="float">
            <text:p>17655660637</text:p>
          </table:table-cell>
          <table:table-cell office:value-type="string" calcext:value-type="string">
            <text:p>amaynard00@aol.com</text:p>
          </table:table-cell>
          <table:table-cell office:value-type="float" office:value="20772" calcext:value-type="float">
            <text:p>20772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MD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M</text:p>
          </table:table-cell>
          <table:table-cell office:value-type="date" office:date-value="1993-11-25" calcext:value-type="date">
            <text:p>1993-11-25</text:p>
          </table:table-cell>
          <table:table-cell office:value-type="float" office:value="12839546436" calcext:value-type="float">
            <text:p>12839546436</text:p>
          </table:table-cell>
          <table:table-cell office:value-type="string" calcext:value-type="string">
            <text:p>crust93@aol.com</text:p>
          </table:table-cell>
          <table:table-cell office:value-type="float" office:value="93436" calcext:value-type="float">
            <text:p>93436</text:p>
          </table:table-cell>
          <table:table-cell office:value-type="string" calcext:value-type="string">
            <text:p>Lompoc</text:p>
          </table:table-cell>
          <table:table-cell office:value-type="string" calcext:value-type="string">
            <text:p>CA</text:p>
          </table:table-cell>
        </table:table-row>
        <table:table-row table:style-name="ro5">
          <table:table-cell office:value-type="float" office:value="130" calcext:value-type="float">
            <text:p>130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maxey</text:p>
          </table:table-cell>
          <table:table-cell office:value-type="string" calcext:value-type="string">
            <text:p>M</text:p>
          </table:table-cell>
          <table:table-cell office:value-type="date" office:date-value="1984-04-16" calcext:value-type="date">
            <text:p>1984-04-16</text:p>
          </table:table-cell>
          <table:table-cell office:value-type="float" office:value="18509341047" calcext:value-type="float">
            <text:p>18509341047</text:p>
          </table:table-cell>
          <table:table-cell office:value-type="string" calcext:value-type="string">
            <text:p>dmaxey84@gmail.com</text:p>
          </table:table-cell>
          <table:table-cell office:value-type="float" office:value="70810" calcext:value-type="float">
            <text:p>70810</text:p>
          </table:table-cell>
          <table:table-cell office:value-type="string" calcext:value-type="string">
            <text:p>Baton Rouge</text:p>
          </table:table-cell>
          <table:table-cell office:value-type="string" calcext:value-type="string">
            <text:p>LA</text:p>
          </table:table-cell>
        </table:table-row>
        <table:table-row table:style-name="ro4">
          <table:table-cell office:value-type="float" office:value="131" calcext:value-type="float">
            <text:p>131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penn</text:p>
          </table:table-cell>
          <table:table-cell office:value-type="string" calcext:value-type="string">
            <text:p>M</text:p>
          </table:table-cell>
          <table:table-cell office:value-type="date" office:date-value="1994-04-20" calcext:value-type="date">
            <text:p>1994-04-20</text:p>
          </table:table-cell>
          <table:table-cell office:value-type="float" office:value="1605572111" calcext:value-type="float">
            <text:p>1605572111</text:p>
          </table:table-cell>
          <table:table-cell office:value-type="string" calcext:value-type="string">
            <text:p>leonard.penn@outlook.com</text:p>
          </table:table-cell>
          <table:table-cell office:value-type="float" office:value="92203" calcext:value-type="float">
            <text:p>92203</text:p>
          </table:table-cell>
          <table:table-cell office:value-type="string" calcext:value-type="string">
            <text:p>Indio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ahena</text:p>
          </table:table-cell>
          <table:table-cell office:value-type="string" calcext:value-type="string">
            <text:p>M</text:p>
          </table:table-cell>
          <table:table-cell office:value-type="date" office:date-value="2001-12-31" calcext:value-type="date">
            <text:p>2001-12-31</text:p>
          </table:table-cell>
          <table:table-cell office:value-type="float" office:value="17706067243" calcext:value-type="float">
            <text:p>17706067243</text:p>
          </table:table-cell>
          <table:table-cell office:value-type="string" calcext:value-type="string">
            <text:p>james.bahena@gmail.com</text:p>
          </table:table-cell>
          <table:table-cell office:value-type="float" office:value="49091" calcext:value-type="float">
            <text:p>49091</text:p>
          </table:table-cell>
          <table:table-cell office:value-type="string" calcext:value-type="string">
            <text:p>Sturgis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133" calcext:value-type="float">
            <text:p>133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huff</text:p>
          </table:table-cell>
          <table:table-cell office:value-type="string" calcext:value-type="string">
            <text:p>F</text:p>
          </table:table-cell>
          <table:table-cell office:value-type="date" office:date-value="2000-08-22" calcext:value-type="date">
            <text:p>2000-08-22</text:p>
          </table:table-cell>
          <table:table-cell office:value-type="float" office:value="15230490709" calcext:value-type="float">
            <text:p>15230490709</text:p>
          </table:table-cell>
          <table:table-cell office:value-type="string" calcext:value-type="string">
            <text:p>dhuff00@yahoo.com</text:p>
          </table:table-cell>
          <table:table-cell office:value-type="float" office:value="37075" calcext:value-type="float">
            <text:p>37075</text:p>
          </table:table-cell>
          <table:table-cell office:value-type="string" calcext:value-type="string">
            <text:p>Hendersonville</text:p>
          </table:table-cell>
          <table:table-cell office:value-type="string" calcext:value-type="string">
            <text:p>TN</text:p>
          </table:table-cell>
        </table:table-row>
        <table:table-row table:style-name="ro4">
          <table:table-cell office:value-type="float" office:value="134" calcext:value-type="float">
            <text:p>134</text:p>
          </table:table-cell>
          <table:table-cell office:value-type="string" calcext:value-type="string">
            <text:p>gail</text:p>
          </table:table-cell>
          <table:table-cell office:value-type="string" calcext:value-type="string">
            <text:p>howie</text:p>
          </table:table-cell>
          <table:table-cell office:value-type="string" calcext:value-type="string">
            <text:p>F</text:p>
          </table:table-cell>
          <table:table-cell office:value-type="date" office:date-value="1982-04-15" calcext:value-type="date">
            <text:p>1982-04-15</text:p>
          </table:table-cell>
          <table:table-cell office:value-type="float" office:value="16082989863" calcext:value-type="float">
            <text:p>16082989863</text:p>
          </table:table-cell>
          <table:table-cell office:value-type="string" calcext:value-type="string">
            <text:p>ghowie82@yahoo.com</text:p>
          </table:table-cell>
          <table:table-cell office:value-type="float" office:value="79110" calcext:value-type="float">
            <text:p>79110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135" calcext:value-type="float">
            <text:p>135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M</text:p>
          </table:table-cell>
          <table:table-cell office:value-type="date" office:date-value="1992-09-11" calcext:value-type="date">
            <text:p>1992-09-11</text:p>
          </table:table-cell>
          <table:table-cell office:value-type="float" office:value="18786496141" calcext:value-type="float">
            <text:p>18786496141</text:p>
          </table:table-cell>
          <table:table-cell office:value-type="string" calcext:value-type="string">
            <text:p>tmartin92@gmail.com</text:p>
          </table:table-cell>
          <table:table-cell office:value-type="float" office:value="19111" calcext:value-type="float">
            <text:p>19111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4">
          <table:table-cell office:value-type="float" office:value="136" calcext:value-type="float">
            <text:p>136</text:p>
          </table:table-cell>
          <table:table-cell office:value-type="string" calcext:value-type="string">
            <text:p>phyllis</text:p>
          </table:table-cell>
          <table:table-cell office:value-type="string" calcext:value-type="string">
            <text:p>ostrander</text:p>
          </table:table-cell>
          <table:table-cell office:value-type="string" calcext:value-type="string">
            <text:p>F</text:p>
          </table:table-cell>
          <table:table-cell office:value-type="date" office:date-value="1996-11-30" calcext:value-type="date">
            <text:p>1996-11-30</text:p>
          </table:table-cell>
          <table:table-cell office:value-type="float" office:value="13889384886" calcext:value-type="float">
            <text:p>13889384886</text:p>
          </table:table-cell>
          <table:table-cell office:value-type="string" calcext:value-type="string">
            <text:p>postrander96@gmail.com</text:p>
          </table:table-cell>
          <table:table-cell office:value-type="float" office:value="48864" calcext:value-type="float">
            <text:p>48864</text:p>
          </table:table-cell>
          <table:table-cell office:value-type="string" calcext:value-type="string">
            <text:p>Okemos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137" calcext:value-type="float">
            <text:p>137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mendez</text:p>
          </table:table-cell>
          <table:table-cell office:value-type="string" calcext:value-type="string">
            <text:p>M</text:p>
          </table:table-cell>
          <table:table-cell office:value-type="date" office:date-value="2003-12-13" calcext:value-type="date">
            <text:p>2003-12-13</text:p>
          </table:table-cell>
          <table:table-cell office:value-type="float" office:value="16451593698" calcext:value-type="float">
            <text:p>16451593698</text:p>
          </table:table-cell>
          <table:table-cell office:value-type="string" calcext:value-type="string">
            <text:p>mmendez03@outlook.com</text:p>
          </table:table-cell>
          <table:table-cell office:value-type="float" office:value="11725" calcext:value-type="float">
            <text:p>11725</text:p>
          </table:table-cell>
          <table:table-cell office:value-type="string" calcext:value-type="string">
            <text:p>Commack</text:p>
          </table:table-cell>
          <table:table-cell office:value-type="string" calcext:value-type="string">
            <text:p>NY</text:p>
          </table:table-cell>
        </table:table-row>
        <table:table-row table:style-name="ro5">
          <table:table-cell office:value-type="float" office:value="138" calcext:value-type="float">
            <text:p>138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M</text:p>
          </table:table-cell>
          <table:table-cell office:value-type="date" office:date-value="1983-09-11" calcext:value-type="date">
            <text:p>1983-09-11</text:p>
          </table:table-cell>
          <table:table-cell office:value-type="float" office:value="15635592423" calcext:value-type="float">
            <text:p>15635592423</text:p>
          </table:table-cell>
          <table:table-cell office:value-type="string" calcext:value-type="string">
            <text:p>william.clarke@gmail.com</text:p>
          </table:table-cell>
          <table:table-cell office:value-type="float" office:value="46201" calcext:value-type="float">
            <text:p>46201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</table:table-row>
        <table:table-row table:style-name="ro4">
          <table:table-cell office:value-type="float" office:value="139" calcext:value-type="float">
            <text:p>13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higginbotham</text:p>
          </table:table-cell>
          <table:table-cell office:value-type="string" calcext:value-type="string">
            <text:p>F</text:p>
          </table:table-cell>
          <table:table-cell office:value-type="date" office:date-value="2001-12-17" calcext:value-type="date">
            <text:p>2001-12-17</text:p>
          </table:table-cell>
          <table:table-cell office:value-type="float" office:value="13479267845" calcext:value-type="float">
            <text:p>13479267845</text:p>
          </table:table-cell>
          <table:table-cell office:value-type="string" calcext:value-type="string">
            <text:p>mhigginbotham01@gmail.com</text:p>
          </table:table-cell>
          <table:table-cell office:value-type="float" office:value="20850" calcext:value-type="float">
            <text:p>20850</text:p>
          </table:table-cell>
          <table:table-cell office:value-type="string" calcext:value-type="string">
            <text:p>Rockville</text:p>
          </table:table-cell>
          <table:table-cell office:value-type="string" calcext:value-type="string">
            <text:p>MD</text:p>
          </table:table-cell>
        </table:table-row>
        <table:table-row table:style-name="ro4">
          <table:table-cell office:value-type="float" office:value="140" calcext:value-type="float">
            <text:p>140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itchie</text:p>
          </table:table-cell>
          <table:table-cell office:value-type="string" calcext:value-type="string">
            <text:p>M</text:p>
          </table:table-cell>
          <table:table-cell office:value-type="date" office:date-value="1990-03-06" calcext:value-type="date">
            <text:p>1990-03-06</text:p>
          </table:table-cell>
          <table:table-cell office:value-type="float" office:value="11875325165" calcext:value-type="float">
            <text:p>11875325165</text:p>
          </table:table-cell>
          <table:table-cell office:value-type="string" calcext:value-type="string">
            <text:p>joshua.ritchie@gmail.com</text:p>
          </table:table-cell>
          <table:table-cell office:value-type="float" office:value="92324" calcext:value-type="float">
            <text:p>92324</text:p>
          </table:table-cell>
          <table:table-cell office:value-type="string" calcext:value-type="string">
            <text:p>Colton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41" calcext:value-type="float">
            <text:p>141</text:p>
          </table:table-cell>
          <table:table-cell office:value-type="string" calcext:value-type="string">
            <text:p>brenda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F</text:p>
          </table:table-cell>
          <table:table-cell office:value-type="date" office:date-value="1991-12-12" calcext:value-type="date">
            <text:p>1991-12-12</text:p>
          </table:table-cell>
          <table:table-cell office:value-type="float" office:value="18783155356" calcext:value-type="float">
            <text:p>18783155356</text:p>
          </table:table-cell>
          <table:table-cell office:value-type="string" calcext:value-type="string">
            <text:p>bross91@gmail.com</text:p>
          </table:table-cell>
          <table:table-cell office:value-type="float" office:value="70570" calcext:value-type="float">
            <text:p>70570</text:p>
          </table:table-cell>
          <table:table-cell office:value-type="string" calcext:value-type="string">
            <text:p>Opelousas</text:p>
          </table:table-cell>
          <table:table-cell office:value-type="string" calcext:value-type="string">
            <text:p>LA</text:p>
          </table:table-cell>
        </table:table-row>
        <table:table-row table:style-name="ro4">
          <table:table-cell office:value-type="float" office:value="142" calcext:value-type="float">
            <text:p>142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M</text:p>
          </table:table-cell>
          <table:table-cell office:value-type="date" office:date-value="1998-10-29" calcext:value-type="date">
            <text:p>1998-10-29</text:p>
          </table:table-cell>
          <table:table-cell office:value-type="float" office:value="15485065522" calcext:value-type="float">
            <text:p>15485065522</text:p>
          </table:table-cell>
          <table:table-cell office:value-type="string" calcext:value-type="string">
            <text:p>victor.simpson@gmail.com</text:p>
          </table:table-cell>
          <table:table-cell office:value-type="float" office:value="77095" calcext:value-type="float">
            <text:p>77095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5">
          <table:table-cell office:value-type="float" office:value="143" calcext:value-type="float">
            <text:p>143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F</text:p>
          </table:table-cell>
          <table:table-cell office:value-type="date" office:date-value="1986-06-04" calcext:value-type="date">
            <text:p>1986-06-04</text:p>
          </table:table-cell>
          <table:table-cell office:value-type="float" office:value="15383036996" calcext:value-type="float">
            <text:p>15383036996</text:p>
          </table:table-cell>
          <table:table-cell office:value-type="string" calcext:value-type="string">
            <text:p>dgreen86@gmail.com</text:p>
          </table:table-cell>
          <table:table-cell office:value-type="float" office:value="76903" calcext:value-type="float">
            <text:p>76903</text:p>
          </table:table-cell>
          <table:table-cell office:value-type="string" calcext:value-type="string">
            <text:p>San Angelo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144" calcext:value-type="float">
            <text:p>1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M</text:p>
          </table:table-cell>
          <table:table-cell office:value-type="date" office:date-value="2004-08-22" calcext:value-type="date">
            <text:p>2004-08-22</text:p>
          </table:table-cell>
          <table:table-cell office:value-type="float" office:value="12138841868" calcext:value-type="float">
            <text:p>12138841868</text:p>
          </table:table-cell>
          <table:table-cell office:value-type="string" calcext:value-type="string">
            <text:p>mwilson04@gmail.com</text:p>
          </table:table-cell>
          <table:table-cell office:value-type="float" office:value="29505" calcext:value-type="float">
            <text:p>29505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SC</text:p>
          </table:table-cell>
        </table:table-row>
        <table:table-row table:style-name="ro4">
          <table:table-cell office:value-type="float" office:value="145" calcext:value-type="float">
            <text:p>14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M</text:p>
          </table:table-cell>
          <table:table-cell office:value-type="date" office:date-value="1995-03-14" calcext:value-type="date">
            <text:p>1995-03-14</text:p>
          </table:table-cell>
          <table:table-cell office:value-type="float" office:value="14197729949" calcext:value-type="float">
            <text:p>14197729949</text:p>
          </table:table-cell>
          <table:table-cell office:value-type="string" calcext:value-type="string">
            <text:p>mflannery95@gmail.com</text:p>
          </table:table-cell>
          <table:table-cell office:value-type="float" office:value="92344" calcext:value-type="float">
            <text:p>92344</text:p>
          </table:table-cell>
          <table:table-cell office:value-type="string" calcext:value-type="string">
            <text:p>Hesperia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46" calcext:value-type="float">
            <text:p>146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M</text:p>
          </table:table-cell>
          <table:table-cell office:value-type="date" office:date-value="1997-04-15" calcext:value-type="date">
            <text:p>1997-04-15</text:p>
          </table:table-cell>
          <table:table-cell office:value-type="float" office:value="14158500842" calcext:value-type="float">
            <text:p>14158500842</text:p>
          </table:table-cell>
          <table:table-cell office:value-type="string" calcext:value-type="string">
            <text:p>ryan.turner@aol.com</text:p>
          </table:table-cell>
          <table:table-cell office:value-type="float" office:value="43460" calcext:value-type="float">
            <text:p>43460</text:p>
          </table:table-cell>
          <table:table-cell office:value-type="string" calcext:value-type="string">
            <text:p>Rossford</text:p>
          </table:table-cell>
          <table:table-cell office:value-type="string" calcext:value-type="string">
            <text:p>OH</text:p>
          </table:table-cell>
        </table:table-row>
        <table:table-row table:style-name="ro4">
          <table:table-cell office:value-type="float" office:value="147" calcext:value-type="float">
            <text:p>147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nicholson</text:p>
          </table:table-cell>
          <table:table-cell office:value-type="string" calcext:value-type="string">
            <text:p>F</text:p>
          </table:table-cell>
          <table:table-cell office:value-type="date" office:date-value="2002-03-03" calcext:value-type="date">
            <text:p>2002-03-03</text:p>
          </table:table-cell>
          <table:table-cell office:value-type="float" office:value="17080035011" calcext:value-type="float">
            <text:p>17080035011</text:p>
          </table:table-cell>
          <table:table-cell office:value-type="string" calcext:value-type="string">
            <text:p>nnicholson02@outlook.com</text:p>
          </table:table-cell>
          <table:table-cell office:value-type="float" office:value="15210" calcext:value-type="float">
            <text:p>15210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4">
          <table:table-cell office:value-type="float" office:value="148" calcext:value-type="float">
            <text:p>148</text:p>
          </table:table-cell>
          <table:table-cell office:value-type="string" calcext:value-type="string">
            <text:p>roger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M</text:p>
          </table:table-cell>
          <table:table-cell office:value-type="date" office:date-value="1998-11-13" calcext:value-type="date">
            <text:p>1998-11-13</text:p>
          </table:table-cell>
          <table:table-cell office:value-type="float" office:value="12743370880" calcext:value-type="float">
            <text:p>12743370880</text:p>
          </table:table-cell>
          <table:table-cell office:value-type="string" calcext:value-type="string">
            <text:p>rpearson98@gmail.com</text:p>
          </table:table-cell>
          <table:table-cell office:value-type="float" office:value="23669" calcext:value-type="float">
            <text:p>23669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VA</text:p>
          </table:table-cell>
        </table:table-row>
        <table:table-row table:style-name="ro4">
          <table:table-cell office:value-type="float" office:value="149" calcext:value-type="float">
            <text:p>149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F</text:p>
          </table:table-cell>
          <table:table-cell office:value-type="date" office:date-value="1992-06-14" calcext:value-type="date">
            <text:p>1992-06-14</text:p>
          </table:table-cell>
          <table:table-cell office:value-type="float" office:value="11225909762" calcext:value-type="float">
            <text:p>11225909762</text:p>
          </table:table-cell>
          <table:table-cell office:value-type="string" calcext:value-type="string">
            <text:p>rwalls92@outlook.com</text:p>
          </table:table-cell>
          <table:table-cell office:value-type="float" office:value="65265" calcext:value-type="float">
            <text:p>65265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O</text:p>
          </table:table-cell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M</text:p>
          </table:table-cell>
          <table:table-cell office:value-type="date" office:date-value="1970-02-18" calcext:value-type="date">
            <text:p>1970-02-18</text:p>
          </table:table-cell>
          <table:table-cell office:value-type="float" office:value="11880574239" calcext:value-type="float">
            <text:p>11880574239</text:p>
          </table:table-cell>
          <table:table-cell office:value-type="string" calcext:value-type="string">
            <text:p>jason.sanchez@gmail.com</text:p>
          </table:table-cell>
          <table:table-cell office:value-type="float" office:value="30083" calcext:value-type="float">
            <text:p>30083</text:p>
          </table:table-cell>
          <table:table-cell office:value-type="string" calcext:value-type="string">
            <text:p>Stone Mountain</text:p>
          </table:table-cell>
          <table:table-cell office:value-type="string" calcext:value-type="string">
            <text:p>GA</text:p>
          </table:table-cell>
        </table:table-row>
        <table:table-row table:style-name="ro4">
          <table:table-cell office:value-type="float" office:value="151" calcext:value-type="float">
            <text:p>151</text:p>
          </table:table-cell>
          <table:table-cell office:value-type="string" calcext:value-type="string">
            <text:p>margo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</text:p>
          </table:table-cell>
          <table:table-cell office:value-type="date" office:date-value="2003-08-05" calcext:value-type="date">
            <text:p>2003-08-05</text:p>
          </table:table-cell>
          <table:table-cell office:value-type="float" office:value="18738686292" calcext:value-type="float">
            <text:p>18738686292</text:p>
          </table:table-cell>
          <table:table-cell office:value-type="string" calcext:value-type="string">
            <text:p>margo.brown@yahoo.com</text:p>
          </table:table-cell>
          <table:table-cell office:value-type="float" office:value="7087" calcext:value-type="float">
            <text:p>7087</text:p>
          </table:table-cell>
          <table:table-cell office:value-type="string" calcext:value-type="string">
            <text:p>Union City</text:p>
          </table:table-cell>
          <table:table-cell office:value-type="string" calcext:value-type="string">
            <text:p>NJ</text:p>
          </table:table-cell>
        </table:table-row>
        <table:table-row table:style-name="ro4">
          <table:table-cell office:value-type="float" office:value="152" calcext:value-type="float">
            <text:p>152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</text:p>
          </table:table-cell>
          <table:table-cell office:value-type="date" office:date-value="1966-04-17" calcext:value-type="date">
            <text:p>1966-04-17</text:p>
          </table:table-cell>
          <table:table-cell office:value-type="float" office:value="12236278481" calcext:value-type="float">
            <text:p>12236278481</text:p>
          </table:table-cell>
          <table:table-cell office:value-type="string" calcext:value-type="string">
            <text:p>cscott66@gmail.com</text:p>
          </table:table-cell>
          <table:table-cell office:value-type="float" office:value="79703" calcext:value-type="float">
            <text:p>79703</text:p>
          </table:table-cell>
          <table:table-cell office:value-type="string" calcext:value-type="string">
            <text:p>Midland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153" calcext:value-type="float">
            <text:p>153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are</text:p>
          </table:table-cell>
          <table:table-cell office:value-type="string" calcext:value-type="string">
            <text:p>F</text:p>
          </table:table-cell>
          <table:table-cell office:value-type="date" office:date-value="1971-11-24" calcext:value-type="date">
            <text:p>1971-11-24</text:p>
          </table:table-cell>
          <table:table-cell office:value-type="float" office:value="13525783026" calcext:value-type="float">
            <text:p>13525783026</text:p>
          </table:table-cell>
          <table:table-cell office:value-type="string" calcext:value-type="string">
            <text:p>anna.ware@outlook.com</text:p>
          </table:table-cell>
          <table:table-cell office:value-type="float" office:value="10027" calcext:value-type="float">
            <text:p>10027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154" calcext:value-type="float">
            <text:p>154</text:p>
          </table:table-cell>
          <table:table-cell office:value-type="string" calcext:value-type="string">
            <text:p>jeffery</text:p>
          </table:table-cell>
          <table:table-cell office:value-type="string" calcext:value-type="string">
            <text:p>belk</text:p>
          </table:table-cell>
          <table:table-cell office:value-type="string" calcext:value-type="string">
            <text:p>M</text:p>
          </table:table-cell>
          <table:table-cell office:value-type="date" office:date-value="1995-08-11" calcext:value-type="date">
            <text:p>1995-08-11</text:p>
          </table:table-cell>
          <table:table-cell office:value-type="float" office:value="18727252781" calcext:value-type="float">
            <text:p>18727252781</text:p>
          </table:table-cell>
          <table:table-cell office:value-type="string" calcext:value-type="string">
            <text:p>jbelk95@yahoo.com</text:p>
          </table:table-cell>
          <table:table-cell office:value-type="float" office:value="60018" calcext:value-type="float">
            <text:p>60018</text:p>
          </table:table-cell>
          <table:table-cell office:value-type="string" calcext:value-type="string">
            <text:p>Des Plaines</text:p>
          </table:table-cell>
          <table:table-cell office:value-type="string" calcext:value-type="string">
            <text:p>IL</text:p>
          </table:table-cell>
        </table:table-row>
        <table:table-row table:style-name="ro4">
          <table:table-cell office:value-type="float" office:value="155" calcext:value-type="float">
            <text:p>155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</text:p>
          </table:table-cell>
          <table:table-cell office:value-type="date" office:date-value="1970-11-02" calcext:value-type="date">
            <text:p>1970-11-02</text:p>
          </table:table-cell>
          <table:table-cell office:value-type="float" office:value="15228288454" calcext:value-type="float">
            <text:p>15228288454</text:p>
          </table:table-cell>
          <table:table-cell office:value-type="string" calcext:value-type="string">
            <text:p>scott.michael@gmail.com</text:p>
          </table:table-cell>
          <table:table-cell office:value-type="float" office:value="14621" calcext:value-type="float">
            <text:p>14621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156" calcext:value-type="float">
            <text:p>156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M</text:p>
          </table:table-cell>
          <table:table-cell office:value-type="date" office:date-value="2001-02-12" calcext:value-type="date">
            <text:p>2001-02-12</text:p>
          </table:table-cell>
          <table:table-cell office:value-type="float" office:value="16236354537" calcext:value-type="float">
            <text:p>16236354537</text:p>
          </table:table-cell>
          <table:table-cell office:value-type="string" calcext:value-type="string">
            <text:p>bwebb01@aol.com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Barranquitas</text:p>
          </table:table-cell>
          <table:table-cell office:value-type="string" calcext:value-type="string">
            <text:p>PR</text:p>
          </table:table-cell>
        </table:table-row>
        <table:table-row table:style-name="ro4">
          <table:table-cell office:value-type="float" office:value="157" calcext:value-type="float">
            <text:p>157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M</text:p>
          </table:table-cell>
          <table:table-cell office:value-type="date" office:date-value="1999-08-28" calcext:value-type="date">
            <text:p>1999-08-28</text:p>
          </table:table-cell>
          <table:table-cell office:value-type="float" office:value="12367361302" calcext:value-type="float">
            <text:p>12367361302</text:p>
          </table:table-cell>
          <table:table-cell office:value-type="string" calcext:value-type="string">
            <text:p>clifton.lane@gmail.com</text:p>
          </table:table-cell>
          <table:table-cell office:value-type="float" office:value="31005" calcext:value-type="float">
            <text:p>31005</text:p>
          </table:table-cell>
          <table:table-cell office:value-type="string" calcext:value-type="string">
            <text:p>Bonaire</text:p>
          </table:table-cell>
          <table:table-cell office:value-type="string" calcext:value-type="string">
            <text:p>GA</text:p>
          </table:table-cell>
        </table:table-row>
        <table:table-row table:style-name="ro4">
          <table:table-cell office:value-type="float" office:value="158" calcext:value-type="float">
            <text:p>158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F</text:p>
          </table:table-cell>
          <table:table-cell office:value-type="date" office:date-value="1989-09-27" calcext:value-type="date">
            <text:p>1989-09-27</text:p>
          </table:table-cell>
          <table:table-cell office:value-type="float" office:value="18101122217" calcext:value-type="float">
            <text:p>18101122217</text:p>
          </table:table-cell>
          <table:table-cell office:value-type="string" calcext:value-type="string">
            <text:p>roxanne.moore@aol.com</text:p>
          </table:table-cell>
          <table:table-cell office:value-type="float" office:value="93722" calcext:value-type="float">
            <text:p>93722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heck</text:p>
          </table:table-cell>
          <table:table-cell office:value-type="string" calcext:value-type="string">
            <text:p>M</text:p>
          </table:table-cell>
          <table:table-cell office:value-type="date" office:date-value="1998-01-15" calcext:value-type="date">
            <text:p>1998-01-15</text:p>
          </table:table-cell>
          <table:table-cell office:value-type="float" office:value="14008581154" calcext:value-type="float">
            <text:p>14008581154</text:p>
          </table:table-cell>
          <table:table-cell office:value-type="string" calcext:value-type="string">
            <text:p>ken.heck@gmail.com</text:p>
          </table:table-cell>
          <table:table-cell office:value-type="float" office:value="98370" calcext:value-type="float">
            <text:p>98370</text:p>
          </table:table-cell>
          <table:table-cell office:value-type="string" calcext:value-type="string">
            <text:p>Poulsbo</text:p>
          </table:table-cell>
          <table:table-cell office:value-type="string" calcext:value-type="string">
            <text:p>WA</text:p>
          </table:table-cell>
        </table:table-row>
        <table:table-row table:style-name="ro4">
          <table:table-cell office:value-type="float" office:value="160" calcext:value-type="float">
            <text:p>160</text:p>
          </table:table-cell>
          <table:table-cell office:value-type="string" calcext:value-type="string">
            <text:p>perry</text:p>
          </table:table-cell>
          <table:table-cell office:value-type="string" calcext:value-type="string">
            <text:p>robbins</text:p>
          </table:table-cell>
          <table:table-cell office:value-type="string" calcext:value-type="string">
            <text:p>M</text:p>
          </table:table-cell>
          <table:table-cell office:value-type="date" office:date-value="1991-04-13" calcext:value-type="date">
            <text:p>1991-04-13</text:p>
          </table:table-cell>
          <table:table-cell office:value-type="float" office:value="11797585620" calcext:value-type="float">
            <text:p>11797585620</text:p>
          </table:table-cell>
          <table:table-cell office:value-type="string" calcext:value-type="string">
            <text:p>perry.robbins@gmail.com</text:p>
          </table:table-cell>
          <table:table-cell office:value-type="float" office:value="30075" calcext:value-type="float">
            <text:p>30075</text:p>
          </table:table-cell>
          <table:table-cell office:value-type="string" calcext:value-type="string">
            <text:p>Roswell</text:p>
          </table:table-cell>
          <table:table-cell office:value-type="string" calcext:value-type="string">
            <text:p>GA</text:p>
          </table:table-cell>
        </table:table-row>
        <table:table-row table:style-name="ro4">
          <table:table-cell office:value-type="float" office:value="161" calcext:value-type="float">
            <text:p>161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M</text:p>
          </table:table-cell>
          <table:table-cell office:value-type="date" office:date-value="2005-11-20" calcext:value-type="date">
            <text:p>2005-11-20</text:p>
          </table:table-cell>
          <table:table-cell office:value-type="float" office:value="12704726543" calcext:value-type="float">
            <text:p>12704726543</text:p>
          </table:table-cell>
          <table:table-cell office:value-type="string" calcext:value-type="string">
            <text:p>jwalsh05@yahoo.com</text:p>
          </table:table-cell>
          <table:table-cell office:value-type="float" office:value="90604" calcext:value-type="float">
            <text:p>90604</text:p>
          </table:table-cell>
          <table:table-cell office:value-type="string" calcext:value-type="string">
            <text:p>Whittier</text:p>
          </table:table-cell>
          <table:table-cell office:value-type="string" calcext:value-type="string">
            <text:p>CA</text:p>
          </table:table-cell>
        </table:table-row>
        <table:table-row table:style-name="ro5">
          <table:table-cell office:value-type="float" office:value="162" calcext:value-type="float">
            <text:p>16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iegfried</text:p>
          </table:table-cell>
          <table:table-cell office:value-type="string" calcext:value-type="string">
            <text:p>M</text:p>
          </table:table-cell>
          <table:table-cell office:value-type="date" office:date-value="1979-12-16" calcext:value-type="date">
            <text:p>1979-12-16</text:p>
          </table:table-cell>
          <table:table-cell office:value-type="float" office:value="14385631127" calcext:value-type="float">
            <text:p>14385631127</text:p>
          </table:table-cell>
          <table:table-cell office:value-type="string" calcext:value-type="string">
            <text:p>gary.siegfried@outlook.com</text:p>
          </table:table-cell>
          <table:table-cell office:value-type="float" office:value="91744" calcext:value-type="float">
            <text:p>91744</text:p>
          </table:table-cell>
          <table:table-cell office:value-type="string" calcext:value-type="string">
            <text:p>La Puente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63" calcext:value-type="float">
            <text:p>163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aney</text:p>
          </table:table-cell>
          <table:table-cell office:value-type="string" calcext:value-type="string">
            <text:p>F</text:p>
          </table:table-cell>
          <table:table-cell office:value-type="date" office:date-value="1936-04-13" calcext:value-type="date">
            <text:p>1936-04-13</text:p>
          </table:table-cell>
          <table:table-cell office:value-type="float" office:value="15027832438" calcext:value-type="float">
            <text:p>15027832438</text:p>
          </table:table-cell>
          <table:table-cell office:value-type="string" calcext:value-type="string">
            <text:p>barbara.haney@aol.com</text:p>
          </table:table-cell>
          <table:table-cell office:value-type="float" office:value="17406" calcext:value-type="float">
            <text:p>17406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PA</text:p>
          </table:table-cell>
        </table:table-row>
        <table:table-row table:style-name="ro4">
          <table:table-cell office:value-type="float" office:value="164" calcext:value-type="float">
            <text:p>164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winkelman</text:p>
          </table:table-cell>
          <table:table-cell office:value-type="string" calcext:value-type="string">
            <text:p>M</text:p>
          </table:table-cell>
          <table:table-cell office:value-type="date" office:date-value="2002-12-03" calcext:value-type="date">
            <text:p>2002-12-03</text:p>
          </table:table-cell>
          <table:table-cell office:value-type="float" office:value="14103929295" calcext:value-type="float">
            <text:p>14103929295</text:p>
          </table:table-cell>
          <table:table-cell office:value-type="string" calcext:value-type="string">
            <text:p>rwinkelman02@aol.com</text:p>
          </table:table-cell>
          <table:table-cell office:value-type="float" office:value="45238" calcext:value-type="float">
            <text:p>45238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OH</text:p>
          </table:table-cell>
        </table:table-row>
        <table:table-row table:style-name="ro4">
          <table:table-cell office:value-type="float" office:value="165" calcext:value-type="float">
            <text:p>165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mccoy</text:p>
          </table:table-cell>
          <table:table-cell office:value-type="string" calcext:value-type="string">
            <text:p>M</text:p>
          </table:table-cell>
          <table:table-cell office:value-type="date" office:date-value="1992-05-26" calcext:value-type="date">
            <text:p>1992-05-26</text:p>
          </table:table-cell>
          <table:table-cell office:value-type="float" office:value="16650726920" calcext:value-type="float">
            <text:p>16650726920</text:p>
          </table:table-cell>
          <table:table-cell office:value-type="string" calcext:value-type="string">
            <text:p>arthur.mccoy@gmail.com</text:p>
          </table:table-cell>
          <table:table-cell office:value-type="float" office:value="28655" calcext:value-type="float">
            <text:p>28655</text:p>
          </table:table-cell>
          <table:table-cell office:value-type="string" calcext:value-type="string">
            <text:p>Morganton</text:p>
          </table:table-cell>
          <table:table-cell office:value-type="string" calcext:value-type="string">
            <text:p>NC</text:p>
          </table:table-cell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wolfe</text:p>
          </table:table-cell>
          <table:table-cell office:value-type="string" calcext:value-type="string">
            <text:p>M</text:p>
          </table:table-cell>
          <table:table-cell office:value-type="date" office:date-value="1991-04-29" calcext:value-type="date">
            <text:p>1991-04-29</text:p>
          </table:table-cell>
          <table:table-cell office:value-type="float" office:value="11123916488" calcext:value-type="float">
            <text:p>11123916488</text:p>
          </table:table-cell>
          <table:table-cell office:value-type="string" calcext:value-type="string">
            <text:p>jwolfe91@yahoo.com</text:p>
          </table:table-cell>
          <table:table-cell office:value-type="float" office:value="4049" calcext:value-type="float">
            <text:p>4049</text:p>
          </table:table-cell>
          <table:table-cell office:value-type="string" calcext:value-type="string">
            <text:p>Limington</text:p>
          </table:table-cell>
          <table:table-cell office:value-type="string" calcext:value-type="string">
            <text:p>ME</text:p>
          </table:table-cell>
        </table:table-row>
        <table:table-row table:style-name="ro5">
          <table:table-cell office:value-type="float" office:value="167" calcext:value-type="float">
            <text:p>167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F</text:p>
          </table:table-cell>
          <table:table-cell office:value-type="date" office:date-value="1988-01-21" calcext:value-type="date">
            <text:p>1988-01-21</text:p>
          </table:table-cell>
          <table:table-cell office:value-type="float" office:value="16262800095" calcext:value-type="float">
            <text:p>16262800095</text:p>
          </table:table-cell>
          <table:table-cell office:value-type="string" calcext:value-type="string">
            <text:p>evelyn.hall@gmail.com</text:p>
          </table:table-cell>
          <table:table-cell office:value-type="float" office:value="44116" calcext:value-type="float">
            <text:p>44116</text:p>
          </table:table-cell>
          <table:table-cell office:value-type="string" calcext:value-type="string">
            <text:p>Rocky River</text:p>
          </table:table-cell>
          <table:table-cell office:value-type="string" calcext:value-type="string">
            <text:p>OH</text:p>
          </table:table-cell>
        </table:table-row>
        <table:table-row table:style-name="ro6">
          <table:table-cell office:value-type="float" office:value="168" calcext:value-type="float">
            <text:p>168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garza</text:p>
          </table:table-cell>
          <table:table-cell office:value-type="string" calcext:value-type="string">
            <text:p>M</text:p>
          </table:table-cell>
          <table:table-cell office:value-type="date" office:date-value="2003-12-23" calcext:value-type="date">
            <text:p>2003-12-23</text:p>
          </table:table-cell>
          <table:table-cell office:value-type="float" office:value="17413332416" calcext:value-type="float">
            <text:p>17413332416</text:p>
          </table:table-cell>
          <table:table-cell office:value-type="string" calcext:value-type="string">
            <text:p>louis.garza@gmail.com</text:p>
          </table:table-cell>
          <table:table-cell office:value-type="float" office:value="92648" calcext:value-type="float">
            <text:p>92648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string" calcext:value-type="string">
            <text:p>selene</text:p>
          </table:table-cell>
          <table:table-cell office:value-type="string" calcext:value-type="string">
            <text:p>stanton</text:p>
          </table:table-cell>
          <table:table-cell office:value-type="string" calcext:value-type="string">
            <text:p>F</text:p>
          </table:table-cell>
          <table:table-cell office:value-type="date" office:date-value="1982-04-30" calcext:value-type="date">
            <text:p>1982-04-30</text:p>
          </table:table-cell>
          <table:table-cell office:value-type="float" office:value="14769565776" calcext:value-type="float">
            <text:p>14769565776</text:p>
          </table:table-cell>
          <table:table-cell office:value-type="string" calcext:value-type="string">
            <text:p>selene.stanton@gmail.com</text:p>
          </table:table-cell>
          <table:table-cell office:value-type="float" office:value="34758" calcext:value-type="float">
            <text:p>34758</text:p>
          </table:table-cell>
          <table:table-cell office:value-type="string" calcext:value-type="string">
            <text:p>Kissimmee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</text:p>
          </table:table-cell>
          <table:table-cell office:value-type="date" office:date-value="1998-12-07" calcext:value-type="date">
            <text:p>1998-12-07</text:p>
          </table:table-cell>
          <table:table-cell office:value-type="float" office:value="16287918601" calcext:value-type="float">
            <text:p>16287918601</text:p>
          </table:table-cell>
          <table:table-cell office:value-type="string" calcext:value-type="string">
            <text:p>philip.gonzalez@gmail.com</text:p>
          </table:table-cell>
          <table:table-cell office:value-type="float" office:value="98032" calcext:value-type="float">
            <text:p>98032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WA</text:p>
          </table:table-cell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solis</text:p>
          </table:table-cell>
          <table:table-cell office:value-type="string" calcext:value-type="string">
            <text:p>F</text:p>
          </table:table-cell>
          <table:table-cell office:value-type="date" office:date-value="1991-03-28" calcext:value-type="date">
            <text:p>1991-03-28</text:p>
          </table:table-cell>
          <table:table-cell office:value-type="float" office:value="13401874599" calcext:value-type="float">
            <text:p>13401874599</text:p>
          </table:table-cell>
          <table:table-cell office:value-type="string" calcext:value-type="string">
            <text:p>carolyn.solis@gmail.com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Carrollton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172" calcext:value-type="float">
            <text:p>172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F</text:p>
          </table:table-cell>
          <table:table-cell office:value-type="date" office:date-value="1981-07-11" calcext:value-type="date">
            <text:p>1981-07-11</text:p>
          </table:table-cell>
          <table:table-cell office:value-type="float" office:value="13814286113" calcext:value-type="float">
            <text:p>13814286113</text:p>
          </table:table-cell>
          <table:table-cell office:value-type="string" calcext:value-type="string">
            <text:p>rose.martin@gmail.com</text:p>
          </table:table-cell>
          <table:table-cell office:value-type="float" office:value="97215" calcext:value-type="float">
            <text:p>97215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4">
          <table:table-cell office:value-type="float" office:value="173" calcext:value-type="float">
            <text:p>173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illen</text:p>
          </table:table-cell>
          <table:table-cell office:value-type="string" calcext:value-type="string">
            <text:p>M</text:p>
          </table:table-cell>
          <table:table-cell office:value-type="date" office:date-value="1983-08-22" calcext:value-type="date">
            <text:p>1983-08-22</text:p>
          </table:table-cell>
          <table:table-cell office:value-type="float" office:value="18516663630" calcext:value-type="float">
            <text:p>18516663630</text:p>
          </table:table-cell>
          <table:table-cell office:value-type="string" calcext:value-type="string">
            <text:p>jmillen83@gmail.com</text:p>
          </table:table-cell>
          <table:table-cell office:value-type="float" office:value="42533" calcext:value-type="float">
            <text:p>42533</text:p>
          </table:table-cell>
          <table:table-cell office:value-type="string" calcext:value-type="string">
            <text:p>Ferguson</text:p>
          </table:table-cell>
          <table:table-cell office:value-type="string" calcext:value-type="string">
            <text:p>KY</text:p>
          </table:table-cell>
        </table:table-row>
        <table:table-row table:style-name="ro4">
          <table:table-cell office:value-type="float" office:value="174" calcext:value-type="float">
            <text:p>174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tennant</text:p>
          </table:table-cell>
          <table:table-cell office:value-type="string" calcext:value-type="string">
            <text:p>F</text:p>
          </table:table-cell>
          <table:table-cell office:value-type="date" office:date-value="1979-02-09" calcext:value-type="date">
            <text:p>1979-02-09</text:p>
          </table:table-cell>
          <table:table-cell office:value-type="float" office:value="16013746814" calcext:value-type="float">
            <text:p>16013746814</text:p>
          </table:table-cell>
          <table:table-cell office:value-type="string" calcext:value-type="string">
            <text:p>etennant79@gmail.com</text:p>
          </table:table-cell>
          <table:table-cell office:value-type="float" office:value="24901" calcext:value-type="float">
            <text:p>24901</text:p>
          </table:table-cell>
          <table:table-cell office:value-type="string" calcext:value-type="string">
            <text:p>Lewisburg</text:p>
          </table:table-cell>
          <table:table-cell office:value-type="string" calcext:value-type="string">
            <text:p>WV</text:p>
          </table:table-cell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crockett</text:p>
          </table:table-cell>
          <table:table-cell office:value-type="string" calcext:value-type="string">
            <text:p>M</text:p>
          </table:table-cell>
          <table:table-cell office:value-type="date" office:date-value="2007-02-22" calcext:value-type="date">
            <text:p>2007-02-22</text:p>
          </table:table-cell>
          <table:table-cell office:value-type="float" office:value="1686660285" calcext:value-type="float">
            <text:p>1686660285</text:p>
          </table:table-cell>
          <table:table-cell office:value-type="string" calcext:value-type="string">
            <text:p>lcrockett07@gmail.com</text:p>
          </table:table-cell>
          <table:table-cell office:value-type="float" office:value="55106" calcext:value-type="float">
            <text:p>55106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M</text:p>
          </table:table-cell>
          <table:table-cell office:value-type="date" office:date-value="1987-03-15" calcext:value-type="date">
            <text:p>1987-03-15</text:p>
          </table:table-cell>
          <table:table-cell office:value-type="float" office:value="16912709431" calcext:value-type="float">
            <text:p>16912709431</text:p>
          </table:table-cell>
          <table:table-cell office:value-type="string" calcext:value-type="string">
            <text:p>eric.becker@yahoo.com</text:p>
          </table:table-cell>
          <table:table-cell office:value-type="float" office:value="70538" calcext:value-type="float">
            <text:p>70538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LA</text:p>
          </table:table-cell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wiggins</text:p>
          </table:table-cell>
          <table:table-cell office:value-type="string" calcext:value-type="string">
            <text:p>M</text:p>
          </table:table-cell>
          <table:table-cell office:value-type="date" office:date-value="1990-09-12" calcext:value-type="date">
            <text:p>1990-09-12</text:p>
          </table:table-cell>
          <table:table-cell office:value-type="float" office:value="18042209872" calcext:value-type="float">
            <text:p>18042209872</text:p>
          </table:table-cell>
          <table:table-cell office:value-type="string" calcext:value-type="string">
            <text:p>mwiggins90@gmail.com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Camuy</text:p>
          </table:table-cell>
          <table:table-cell office:value-type="string" calcext:value-type="string">
            <text:p>PR</text:p>
          </table:table-cell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martins</text:p>
          </table:table-cell>
          <table:table-cell office:value-type="string" calcext:value-type="string">
            <text:p>F</text:p>
          </table:table-cell>
          <table:table-cell office:value-type="date" office:date-value="1986-12-03" calcext:value-type="date">
            <text:p>1986-12-03</text:p>
          </table:table-cell>
          <table:table-cell office:value-type="float" office:value="15108790684" calcext:value-type="float">
            <text:p>15108790684</text:p>
          </table:table-cell>
          <table:table-cell office:value-type="string" calcext:value-type="string">
            <text:p>rmartins86@outlook.com</text:p>
          </table:table-cell>
          <table:table-cell office:value-type="float" office:value="67002" calcext:value-type="float">
            <text:p>67002</text:p>
          </table:table-cell>
          <table:table-cell office:value-type="string" calcext:value-type="string">
            <text:p>Andover</text:p>
          </table:table-cell>
          <table:table-cell office:value-type="string" calcext:value-type="string">
            <text:p>KS</text:p>
          </table:table-cell>
        </table:table-row>
        <table:table-row table:style-name="ro5">
          <table:table-cell office:value-type="float" office:value="179" calcext:value-type="float">
            <text:p>179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F</text:p>
          </table:table-cell>
          <table:table-cell office:value-type="date" office:date-value="1987-08-21" calcext:value-type="date">
            <text:p>1987-08-21</text:p>
          </table:table-cell>
          <table:table-cell office:value-type="float" office:value="13525680656" calcext:value-type="float">
            <text:p>13525680656</text:p>
          </table:table-cell>
          <table:table-cell office:value-type="string" calcext:value-type="string">
            <text:p>proberts87@gmail.com</text:p>
          </table:table-cell>
          <table:table-cell office:value-type="float" office:value="72714" calcext:value-type="float">
            <text:p>72714</text:p>
          </table:table-cell>
          <table:table-cell office:value-type="string" calcext:value-type="string">
            <text:p>Bella Vista</text:p>
          </table:table-cell>
          <table:table-cell office:value-type="string" calcext:value-type="string">
            <text:p>AR</text:p>
          </table:table-cell>
        </table:table-row>
        <table:table-row table:style-name="ro5">
          <table:table-cell office:value-type="float" office:value="180" calcext:value-type="float">
            <text:p>18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M</text:p>
          </table:table-cell>
          <table:table-cell office:value-type="date" office:date-value="1922-08-19" calcext:value-type="date">
            <text:p>1922-08-19</text:p>
          </table:table-cell>
          <table:table-cell office:value-type="float" office:value="15701024388" calcext:value-type="float">
            <text:p>15701024388</text:p>
          </table:table-cell>
          <table:table-cell office:value-type="string" calcext:value-type="string">
            <text:p>dmendoza22@gmail.com</text:p>
          </table:table-cell>
          <table:table-cell office:value-type="float" office:value="90022" calcext:value-type="float">
            <text:p>90022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string" calcext:value-type="string">
            <text:p>tammy</text:p>
          </table:table-cell>
          <table:table-cell office:value-type="string" calcext:value-type="string">
            <text:p>hiller</text:p>
          </table:table-cell>
          <table:table-cell office:value-type="string" calcext:value-type="string">
            <text:p>F</text:p>
          </table:table-cell>
          <table:table-cell office:value-type="date" office:date-value="1986-02-15" calcext:value-type="date">
            <text:p>1986-02-15</text:p>
          </table:table-cell>
          <table:table-cell office:value-type="float" office:value="16131144251" calcext:value-type="float">
            <text:p>16131144251</text:p>
          </table:table-cell>
          <table:table-cell office:value-type="string" calcext:value-type="string">
            <text:p>tammy.hiller@gmail.com</text:p>
          </table:table-cell>
          <table:table-cell office:value-type="float" office:value="32949" calcext:value-type="float">
            <text:p>32949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L</text:p>
          </table:table-cell>
        </table:table-row>
        <table:table-row table:style-name="ro5">
          <table:table-cell office:value-type="float" office:value="182" calcext:value-type="float">
            <text:p>182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sanchez</text:p>
          </table:table-cell>
          <table:table-cell office:value-type="string" calcext:value-type="string">
            <text:p>M</text:p>
          </table:table-cell>
          <table:table-cell office:value-type="date" office:date-value="2000-08-21" calcext:value-type="date">
            <text:p>2000-08-21</text:p>
          </table:table-cell>
          <table:table-cell office:value-type="float" office:value="15269369498" calcext:value-type="float">
            <text:p>15269369498</text:p>
          </table:table-cell>
          <table:table-cell office:value-type="string" calcext:value-type="string">
            <text:p>richard.sanchez@gmail.com</text:p>
          </table:table-cell>
          <table:table-cell office:value-type="float" office:value="31792" calcext:value-type="float">
            <text:p>31792</text:p>
          </table:table-cell>
          <table:table-cell office:value-type="string" calcext:value-type="string">
            <text:p>Thomasville</text:p>
          </table:table-cell>
          <table:table-cell office:value-type="string" calcext:value-type="string">
            <text:p>GA</text:p>
          </table:table-cell>
        </table:table-row>
        <table:table-row table:style-name="ro5">
          <table:table-cell office:value-type="float" office:value="183" calcext:value-type="float">
            <text:p>183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mcdermott</text:p>
          </table:table-cell>
          <table:table-cell office:value-type="string" calcext:value-type="string">
            <text:p>M</text:p>
          </table:table-cell>
          <table:table-cell office:value-type="date" office:date-value="1986-06-20" calcext:value-type="date">
            <text:p>1986-06-20</text:p>
          </table:table-cell>
          <table:table-cell office:value-type="float" office:value="15923178498" calcext:value-type="float">
            <text:p>15923178498</text:p>
          </table:table-cell>
          <table:table-cell office:value-type="string" calcext:value-type="string">
            <text:p>shane.mcdermott@gmail.com</text:p>
          </table:table-cell>
          <table:table-cell office:value-type="float" office:value="93314" calcext:value-type="float">
            <text:p>93314</text:p>
          </table:table-cell>
          <table:table-cell office:value-type="string" calcext:value-type="string">
            <text:p>Bakersfield</text:p>
          </table:table-cell>
          <table:table-cell office:value-type="string" calcext:value-type="string">
            <text:p>CA</text:p>
          </table:table-cell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F</text:p>
          </table:table-cell>
          <table:table-cell office:value-type="date" office:date-value="1993-11-18" calcext:value-type="date">
            <text:p>1993-11-18</text:p>
          </table:table-cell>
          <table:table-cell office:value-type="float" office:value="1734109476" calcext:value-type="float">
            <text:p>1734109476</text:p>
          </table:table-cell>
          <table:table-cell office:value-type="string" calcext:value-type="string">
            <text:p>fburke93@gmail.com</text:p>
          </table:table-cell>
          <table:table-cell office:value-type="float" office:value="30030" calcext:value-type="float">
            <text:p>30030</text:p>
          </table:table-cell>
          <table:table-cell office:value-type="string" calcext:value-type="string">
            <text:p>Decatur</text:p>
          </table:table-cell>
          <table:table-cell office:value-type="string" calcext:value-type="string">
            <text:p>GA</text:p>
          </table:table-cell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string" calcext:value-type="string">
            <text:p>shawn</text:p>
          </table:table-cell>
          <table:table-cell office:value-type="string" calcext:value-type="string">
            <text:p>nott</text:p>
          </table:table-cell>
          <table:table-cell office:value-type="string" calcext:value-type="string">
            <text:p>M</text:p>
          </table:table-cell>
          <table:table-cell office:value-type="date" office:date-value="1993-03-11" calcext:value-type="date">
            <text:p>1993-03-11</text:p>
          </table:table-cell>
          <table:table-cell office:value-type="float" office:value="1297814908" calcext:value-type="float">
            <text:p>1297814908</text:p>
          </table:table-cell>
          <table:table-cell office:value-type="string" calcext:value-type="string">
            <text:p>shawn.nott@gmail.com</text:p>
          </table:table-cell>
          <table:table-cell office:value-type="float" office:value="97215" calcext:value-type="float">
            <text:p>97215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OR</text:p>
          </table:table-cell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randt</text:p>
          </table:table-cell>
          <table:table-cell office:value-type="string" calcext:value-type="string">
            <text:p>M</text:p>
          </table:table-cell>
          <table:table-cell office:value-type="date" office:date-value="1980-12-26" calcext:value-type="date">
            <text:p>1980-12-26</text:p>
          </table:table-cell>
          <table:table-cell office:value-type="float" office:value="18304390084" calcext:value-type="float">
            <text:p>18304390084</text:p>
          </table:table-cell>
          <table:table-cell office:value-type="string" calcext:value-type="string">
            <text:p>michael.brandt@yahoo.com</text:p>
          </table:table-cell>
          <table:table-cell office:value-type="float" office:value="90602" calcext:value-type="float">
            <text:p>90602</text:p>
          </table:table-cell>
          <table:table-cell office:value-type="string" calcext:value-type="string">
            <text:p>Whittier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string" calcext:value-type="string">
            <text:p>abigail</text:p>
          </table:table-cell>
          <table:table-cell office:value-type="string" calcext:value-type="string">
            <text:p>spahn</text:p>
          </table:table-cell>
          <table:table-cell office:value-type="string" calcext:value-type="string">
            <text:p>F</text:p>
          </table:table-cell>
          <table:table-cell office:value-type="date" office:date-value="2001-04-26" calcext:value-type="date">
            <text:p>2001-04-26</text:p>
          </table:table-cell>
          <table:table-cell office:value-type="float" office:value="16975984263" calcext:value-type="float">
            <text:p>16975984263</text:p>
          </table:table-cell>
          <table:table-cell office:value-type="string" calcext:value-type="string">
            <text:p>abigail.spahn@outlook.com</text:p>
          </table:table-cell>
          <table:table-cell office:value-type="float" office:value="45013" calcext:value-type="float">
            <text:p>45013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OH</text:p>
          </table:table-cell>
        </table:table-row>
        <table:table-row table:style-name="ro5">
          <table:table-cell office:value-type="float" office:value="188" calcext:value-type="float">
            <text:p>188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lilly</text:p>
          </table:table-cell>
          <table:table-cell office:value-type="string" calcext:value-type="string">
            <text:p>M</text:p>
          </table:table-cell>
          <table:table-cell office:value-type="date" office:date-value="1997-05-21" calcext:value-type="date">
            <text:p>1997-05-21</text:p>
          </table:table-cell>
          <table:table-cell office:value-type="float" office:value="16853819024" calcext:value-type="float">
            <text:p>16853819024</text:p>
          </table:table-cell>
          <table:table-cell office:value-type="string" calcext:value-type="string">
            <text:p>ralph.lilly@gmail.com</text:p>
          </table:table-cell>
          <table:table-cell office:value-type="float" office:value="98604" calcext:value-type="float">
            <text:p>98604</text:p>
          </table:table-cell>
          <table:table-cell office:value-type="string" calcext:value-type="string">
            <text:p>Battle Ground</text:p>
          </table:table-cell>
          <table:table-cell office:value-type="string" calcext:value-type="string">
            <text:p>WA</text:p>
          </table:table-cell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M</text:p>
          </table:table-cell>
          <table:table-cell office:value-type="date" office:date-value="2006-10-07" calcext:value-type="date">
            <text:p>2006-10-07</text:p>
          </table:table-cell>
          <table:table-cell office:value-type="float" office:value="14024373756" calcext:value-type="float">
            <text:p>14024373756</text:p>
          </table:table-cell>
          <table:table-cell office:value-type="string" calcext:value-type="string">
            <text:p>james.joyce@yahoo.com</text:p>
          </table:table-cell>
          <table:table-cell office:value-type="float" office:value="75160" calcext:value-type="float">
            <text:p>75160</text:p>
          </table:table-cell>
          <table:table-cell office:value-type="string" calcext:value-type="string">
            <text:p>Terrell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M</text:p>
          </table:table-cell>
          <table:table-cell office:value-type="date" office:date-value="1972-09-23" calcext:value-type="date">
            <text:p>1972-09-23</text:p>
          </table:table-cell>
          <table:table-cell office:value-type="float" office:value="17108376790" calcext:value-type="float">
            <text:p>17108376790</text:p>
          </table:table-cell>
          <table:table-cell office:value-type="string" calcext:value-type="string">
            <text:p>al.webb@yahoo.com</text:p>
          </table:table-cell>
          <table:table-cell office:value-type="float" office:value="90277" calcext:value-type="float">
            <text:p>90277</text:p>
          </table:table-cell>
          <table:table-cell office:value-type="string" calcext:value-type="string">
            <text:p>Redondo Beach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191" calcext:value-type="float">
            <text:p>191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</text:p>
          </table:table-cell>
          <table:table-cell office:value-type="date" office:date-value="2000-06-23" calcext:value-type="date">
            <text:p>2000-06-23</text:p>
          </table:table-cell>
          <table:table-cell office:value-type="float" office:value="14597794250" calcext:value-type="float">
            <text:p>14597794250</text:p>
          </table:table-cell>
          <table:table-cell office:value-type="string" calcext:value-type="string">
            <text:p>jscott00@outlook.com</text:p>
          </table:table-cell>
          <table:table-cell office:value-type="float" office:value="50257" calcext:value-type="float">
            <text:p>50257</text:p>
          </table:table-cell>
          <table:table-cell office:value-type="string" calcext:value-type="string">
            <text:p>Truro</text:p>
          </table:table-cell>
          <table:table-cell office:value-type="string" calcext:value-type="string">
            <text:p>IA</text:p>
          </table:table-cell>
        </table:table-row>
        <table:table-row table:style-name="ro4">
          <table:table-cell office:value-type="float" office:value="192" calcext:value-type="float">
            <text:p>192</text:p>
          </table:table-cell>
          <table:table-cell office:value-type="string" calcext:value-type="string">
            <text:p>edgar</text:p>
          </table:table-cell>
          <table:table-cell office:value-type="string" calcext:value-type="string">
            <text:p>keller</text:p>
          </table:table-cell>
          <table:table-cell office:value-type="string" calcext:value-type="string">
            <text:p>M</text:p>
          </table:table-cell>
          <table:table-cell office:value-type="date" office:date-value="2003-10-20" calcext:value-type="date">
            <text:p>2003-10-20</text:p>
          </table:table-cell>
          <table:table-cell office:value-type="float" office:value="18811576120" calcext:value-type="float">
            <text:p>18811576120</text:p>
          </table:table-cell>
          <table:table-cell office:value-type="string" calcext:value-type="string">
            <text:p>edgar.keller@gmail.com</text:p>
          </table:table-cell>
          <table:table-cell office:value-type="float" office:value="29574" calcext:value-type="float">
            <text:p>29574</text:p>
          </table:table-cell>
          <table:table-cell office:value-type="string" calcext:value-type="string">
            <text:p>Mullins</text:p>
          </table:table-cell>
          <table:table-cell office:value-type="string" calcext:value-type="string">
            <text:p>SC</text:p>
          </table:table-cell>
        </table:table-row>
        <table:table-row table:style-name="ro4">
          <table:table-cell office:value-type="float" office:value="193" calcext:value-type="float">
            <text:p>193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</text:p>
          </table:table-cell>
          <table:table-cell office:value-type="date" office:date-value="1992-01-25" calcext:value-type="date">
            <text:p>1992-01-25</text:p>
          </table:table-cell>
          <table:table-cell office:value-type="float" office:value="16278395001" calcext:value-type="float">
            <text:p>16278395001</text:p>
          </table:table-cell>
          <table:table-cell office:value-type="string" calcext:value-type="string">
            <text:p>chase.thomas@gmail.com</text:p>
          </table:table-cell>
          <table:table-cell office:value-type="float" office:value="29406" calcext:value-type="float">
            <text:p>29406</text:p>
          </table:table-cell>
          <table:table-cell office:value-type="string" calcext:value-type="string">
            <text:p>Charleston</text:p>
          </table:table-cell>
          <table:table-cell office:value-type="string" calcext:value-type="string">
            <text:p>SC</text:p>
          </table:table-cell>
        </table:table-row>
        <table:table-row table:style-name="ro4">
          <table:table-cell office:value-type="float" office:value="194" calcext:value-type="float">
            <text:p>194</text:p>
          </table:table-cell>
          <table:table-cell office:value-type="string" calcext:value-type="string">
            <text:p>celeste</text:p>
          </table:table-cell>
          <table:table-cell office:value-type="string" calcext:value-type="string">
            <text:p>brooke</text:p>
          </table:table-cell>
          <table:table-cell office:value-type="string" calcext:value-type="string">
            <text:p>F</text:p>
          </table:table-cell>
          <table:table-cell office:value-type="date" office:date-value="1999-10-23" calcext:value-type="date">
            <text:p>1999-10-23</text:p>
          </table:table-cell>
          <table:table-cell office:value-type="float" office:value="15393528658" calcext:value-type="float">
            <text:p>15393528658</text:p>
          </table:table-cell>
          <table:table-cell office:value-type="string" calcext:value-type="string">
            <text:p>cbrooke99@gmail.com</text:p>
          </table:table-cell>
          <table:table-cell office:value-type="float" office:value="78526" calcext:value-type="float">
            <text:p>78526</text:p>
          </table:table-cell>
          <table:table-cell office:value-type="string" calcext:value-type="string">
            <text:p>Brownsville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195" calcext:value-type="float">
            <text:p>19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M</text:p>
          </table:table-cell>
          <table:table-cell office:value-type="date" office:date-value="1992-03-03" calcext:value-type="date">
            <text:p>1992-03-03</text:p>
          </table:table-cell>
          <table:table-cell office:value-type="float" office:value="16212739386" calcext:value-type="float">
            <text:p>16212739386</text:p>
          </table:table-cell>
          <table:table-cell office:value-type="string" calcext:value-type="string">
            <text:p>michael.rivera@outlook.com</text:p>
          </table:table-cell>
          <table:table-cell office:value-type="float" office:value="38603" calcext:value-type="float">
            <text:p>38603</text:p>
          </table:table-cell>
          <table:table-cell office:value-type="string" calcext:value-type="string">
            <text:p>Ashland</text:p>
          </table:table-cell>
          <table:table-cell office:value-type="string" calcext:value-type="string">
            <text:p>MS</text:p>
          </table:table-cell>
        </table:table-row>
        <table:table-row table:style-name="ro4">
          <table:table-cell office:value-type="float" office:value="196" calcext:value-type="float">
            <text:p>196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leech</text:p>
          </table:table-cell>
          <table:table-cell office:value-type="string" calcext:value-type="string">
            <text:p>M</text:p>
          </table:table-cell>
          <table:table-cell office:value-type="date" office:date-value="1992-05-20" calcext:value-type="date">
            <text:p>1992-05-20</text:p>
          </table:table-cell>
          <table:table-cell office:value-type="float" office:value="13580169931" calcext:value-type="float">
            <text:p>13580169931</text:p>
          </table:table-cell>
          <table:table-cell office:value-type="string" calcext:value-type="string">
            <text:p>ronald.leech@outlook.com</text:p>
          </table:table-cell>
          <table:table-cell office:value-type="float" office:value="3077" calcext:value-type="float">
            <text:p>3077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NH</text:p>
          </table:table-cell>
        </table:table-row>
        <table:table-row table:style-name="ro4">
          <table:table-cell office:value-type="float" office:value="197" calcext:value-type="float">
            <text:p>197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pate</text:p>
          </table:table-cell>
          <table:table-cell office:value-type="string" calcext:value-type="string">
            <text:p>M</text:p>
          </table:table-cell>
          <table:table-cell office:value-type="date" office:date-value="1979-06-29" calcext:value-type="date">
            <text:p>1979-06-29</text:p>
          </table:table-cell>
          <table:table-cell office:value-type="float" office:value="1910746661" calcext:value-type="float">
            <text:p>1910746661</text:p>
          </table:table-cell>
          <table:table-cell office:value-type="string" calcext:value-type="string">
            <text:p>jpate79@outlook.com</text:p>
          </table:table-cell>
          <table:table-cell office:value-type="float" office:value="45044" calcext:value-type="float">
            <text:p>45044</text:p>
          </table:table-cell>
          <table:table-cell office:value-type="string" calcext:value-type="string">
            <text:p>Middletown</text:p>
          </table:table-cell>
          <table:table-cell office:value-type="string" calcext:value-type="string">
            <text:p>OH</text:p>
          </table:table-cell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M</text:p>
          </table:table-cell>
          <table:table-cell office:value-type="date" office:date-value="1996-09-13" calcext:value-type="date">
            <text:p>1996-09-13</text:p>
          </table:table-cell>
          <table:table-cell office:value-type="float" office:value="17726790109" calcext:value-type="float">
            <text:p>17726790109</text:p>
          </table:table-cell>
          <table:table-cell office:value-type="string" calcext:value-type="string">
            <text:p>mmai96@yahoo.com</text:p>
          </table:table-cell>
          <table:table-cell office:value-type="float" office:value="32825" calcext:value-type="float">
            <text:p>32825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199" calcext:value-type="float">
            <text:p>199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M</text:p>
          </table:table-cell>
          <table:table-cell office:value-type="date" office:date-value="1990-08-21" calcext:value-type="date">
            <text:p>1990-08-21</text:p>
          </table:table-cell>
          <table:table-cell office:value-type="float" office:value="11293175501" calcext:value-type="float">
            <text:p>11293175501</text:p>
          </table:table-cell>
          <table:table-cell office:value-type="string" calcext:value-type="string">
            <text:p>jae.ralph@yahoo.com</text:p>
          </table:table-cell>
          <table:table-cell office:value-type="float" office:value="32907" calcext:value-type="float">
            <text:p>32907</text:p>
          </table:table-cell>
          <table:table-cell office:value-type="string" calcext:value-type="string">
            <text:p>Palm Bay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string" calcext:value-type="string">
            <text:p>allison</text:p>
          </table:table-cell>
          <table:table-cell office:value-type="string" calcext:value-type="string">
            <text:p>holman</text:p>
          </table:table-cell>
          <table:table-cell office:value-type="string" calcext:value-type="string">
            <text:p>F</text:p>
          </table:table-cell>
          <table:table-cell office:value-type="date" office:date-value="1996-11-24" calcext:value-type="date">
            <text:p>1996-11-24</text:p>
          </table:table-cell>
          <table:table-cell office:value-type="float" office:value="14764155429" calcext:value-type="float">
            <text:p>14764155429</text:p>
          </table:table-cell>
          <table:table-cell office:value-type="string" calcext:value-type="string">
            <text:p>aholman96@gmail.com</text:p>
          </table:table-cell>
          <table:table-cell office:value-type="float" office:value="78504" calcext:value-type="float">
            <text:p>78504</text:p>
          </table:table-cell>
          <table:table-cell office:value-type="string" calcext:value-type="string">
            <text:p>Mcallen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01" calcext:value-type="float">
            <text:p>201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F</text:p>
          </table:table-cell>
          <table:table-cell office:value-type="date" office:date-value="1999-05-14" calcext:value-type="date">
            <text:p>1999-05-14</text:p>
          </table:table-cell>
          <table:table-cell office:value-type="float" office:value="13630844697" calcext:value-type="float">
            <text:p>13630844697</text:p>
          </table:table-cell>
          <table:table-cell office:value-type="string" calcext:value-type="string">
            <text:p>cthrasher99@aol.com</text:p>
          </table:table-cell>
          <table:table-cell office:value-type="float" office:value="38301" calcext:value-type="float">
            <text:p>38301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TN</text:p>
          </table:table-cell>
        </table:table-row>
        <table:table-row table:style-name="ro4">
          <table:table-cell office:value-type="float" office:value="202" calcext:value-type="float">
            <text:p>202</text:p>
          </table:table-cell>
          <table:table-cell office:value-type="string" calcext:value-type="string">
            <text:p>setsuko</text:p>
          </table:table-cell>
          <table:table-cell office:value-type="string" calcext:value-type="string">
            <text:p>hood</text:p>
          </table:table-cell>
          <table:table-cell office:value-type="string" calcext:value-type="string">
            <text:p>F</text:p>
          </table:table-cell>
          <table:table-cell office:value-type="date" office:date-value="2000-07-01" calcext:value-type="date">
            <text:p>2000-07-01</text:p>
          </table:table-cell>
          <table:table-cell office:value-type="float" office:value="11491101628" calcext:value-type="float">
            <text:p>11491101628</text:p>
          </table:table-cell>
          <table:table-cell office:value-type="string" calcext:value-type="string">
            <text:p>setsuko.hood@gmail.com</text:p>
          </table:table-cell>
          <table:table-cell office:value-type="float" office:value="77040" calcext:value-type="float">
            <text:p>77040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03" calcext:value-type="float">
            <text:p>203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mead</text:p>
          </table:table-cell>
          <table:table-cell office:value-type="string" calcext:value-type="string">
            <text:p>F</text:p>
          </table:table-cell>
          <table:table-cell office:value-type="date" office:date-value="2002-08-11" calcext:value-type="date">
            <text:p>2002-08-11</text:p>
          </table:table-cell>
          <table:table-cell office:value-type="float" office:value="1118481762" calcext:value-type="float">
            <text:p>1118481762</text:p>
          </table:table-cell>
          <table:table-cell office:value-type="string" calcext:value-type="string">
            <text:p>emead02@aol.com</text:p>
          </table:table-cell>
          <table:table-cell office:value-type="float" office:value="43044" calcext:value-type="float">
            <text:p>43044</text:p>
          </table:table-cell>
          <table:table-cell office:value-type="string" calcext:value-type="string">
            <text:p>Mechanicsburg</text:p>
          </table:table-cell>
          <table:table-cell office:value-type="string" calcext:value-type="string">
            <text:p>OH</text:p>
          </table:table-cell>
        </table:table-row>
        <table:table-row table:style-name="ro4">
          <table:table-cell office:value-type="float" office:value="204" calcext:value-type="float">
            <text:p>204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dechant</text:p>
          </table:table-cell>
          <table:table-cell office:value-type="string" calcext:value-type="string">
            <text:p>M</text:p>
          </table:table-cell>
          <table:table-cell office:value-type="date" office:date-value="1985-11-30" calcext:value-type="date">
            <text:p>1985-11-30</text:p>
          </table:table-cell>
          <table:table-cell office:value-type="float" office:value="13537969683" calcext:value-type="float">
            <text:p>13537969683</text:p>
          </table:table-cell>
          <table:table-cell office:value-type="string" calcext:value-type="string">
            <text:p>robert.dechant@yahoo.com</text:p>
          </table:table-cell>
          <table:table-cell office:value-type="float" office:value="2888" calcext:value-type="float">
            <text:p>2888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RI</text:p>
          </table:table-cell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herrin</text:p>
          </table:table-cell>
          <table:table-cell office:value-type="string" calcext:value-type="string">
            <text:p>M</text:p>
          </table:table-cell>
          <table:table-cell office:value-type="date" office:date-value="2001-08-08" calcext:value-type="date">
            <text:p>2001-08-08</text:p>
          </table:table-cell>
          <table:table-cell office:value-type="float" office:value="18793908143" calcext:value-type="float">
            <text:p>18793908143</text:p>
          </table:table-cell>
          <table:table-cell office:value-type="string" calcext:value-type="string">
            <text:p>asa.herrin@yahoo.com</text:p>
          </table:table-cell>
          <table:table-cell office:value-type="float" office:value="80219" calcext:value-type="float">
            <text:p>80219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CO</text:p>
          </table:table-cell>
        </table:table-row>
        <table:table-row table:style-name="ro4">
          <table:table-cell office:value-type="float" office:value="206" calcext:value-type="float">
            <text:p>206</text:p>
          </table:table-cell>
          <table:table-cell office:value-type="string" calcext:value-type="string">
            <text:p>maybell</text:p>
          </table:table-cell>
          <table:table-cell office:value-type="string" calcext:value-type="string">
            <text:p>messer</text:p>
          </table:table-cell>
          <table:table-cell office:value-type="string" calcext:value-type="string">
            <text:p>F</text:p>
          </table:table-cell>
          <table:table-cell office:value-type="date" office:date-value="1993-04-20" calcext:value-type="date">
            <text:p>1993-04-20</text:p>
          </table:table-cell>
          <table:table-cell office:value-type="float" office:value="15664730150" calcext:value-type="float">
            <text:p>15664730150</text:p>
          </table:table-cell>
          <table:table-cell office:value-type="string" calcext:value-type="string">
            <text:p>maybell.messer@aol.com</text:p>
          </table:table-cell>
          <table:table-cell office:value-type="float" office:value="49461" calcext:value-type="float">
            <text:p>49461</text:p>
          </table:table-cell>
          <table:table-cell office:value-type="string" calcext:value-type="string">
            <text:p>Whitehall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207" calcext:value-type="float">
            <text:p>207</text:p>
          </table:table-cell>
          <table:table-cell office:value-type="string" calcext:value-type="string">
            <text:p>gladys</text:p>
          </table:table-cell>
          <table:table-cell office:value-type="string" calcext:value-type="string">
            <text:p>conner</text:p>
          </table:table-cell>
          <table:table-cell office:value-type="string" calcext:value-type="string">
            <text:p>F</text:p>
          </table:table-cell>
          <table:table-cell office:value-type="date" office:date-value="1981-03-27" calcext:value-type="date">
            <text:p>1981-03-27</text:p>
          </table:table-cell>
          <table:table-cell office:value-type="float" office:value="11406024437" calcext:value-type="float">
            <text:p>11406024437</text:p>
          </table:table-cell>
          <table:table-cell office:value-type="string" calcext:value-type="string">
            <text:p>gconner81@gmail.com</text:p>
          </table:table-cell>
          <table:table-cell office:value-type="float" office:value="60636" calcext:value-type="float">
            <text:p>60636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4">
          <table:table-cell office:value-type="float" office:value="208" calcext:value-type="float">
            <text:p>208</text:p>
          </table:table-cell>
          <table:table-cell office:value-type="string" calcext:value-type="string">
            <text:p>jody</text:p>
          </table:table-cell>
          <table:table-cell office:value-type="string" calcext:value-type="string">
            <text:p>kouba</text:p>
          </table:table-cell>
          <table:table-cell office:value-type="string" calcext:value-type="string">
            <text:p>F</text:p>
          </table:table-cell>
          <table:table-cell office:value-type="date" office:date-value="1994-05-27" calcext:value-type="date">
            <text:p>1994-05-27</text:p>
          </table:table-cell>
          <table:table-cell office:value-type="float" office:value="16551422094" calcext:value-type="float">
            <text:p>16551422094</text:p>
          </table:table-cell>
          <table:table-cell office:value-type="string" calcext:value-type="string">
            <text:p>jody.kouba@aol.com</text:p>
          </table:table-cell>
          <table:table-cell office:value-type="float" office:value="28433" calcext:value-type="float">
            <text:p>28433</text:p>
          </table:table-cell>
          <table:table-cell office:value-type="string" calcext:value-type="string">
            <text:p>Clarkton</text:p>
          </table:table-cell>
          <table:table-cell office:value-type="string" calcext:value-type="string">
            <text:p>NC</text:p>
          </table:table-cell>
        </table:table-row>
        <table:table-row table:style-name="ro5">
          <table:table-cell office:value-type="float" office:value="209" calcext:value-type="float">
            <text:p>209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M</text:p>
          </table:table-cell>
          <table:table-cell office:value-type="date" office:date-value="1991-07-30" calcext:value-type="date">
            <text:p>1991-07-30</text:p>
          </table:table-cell>
          <table:table-cell office:value-type="float" office:value="16597810771" calcext:value-type="float">
            <text:p>16597810771</text:p>
          </table:table-cell>
          <table:table-cell office:value-type="string" calcext:value-type="string">
            <text:p>terry.stanford@gmail.com</text:p>
          </table:table-cell>
          <table:table-cell office:value-type="float" office:value="40356" calcext:value-type="float">
            <text:p>40356</text:p>
          </table:table-cell>
          <table:table-cell office:value-type="string" calcext:value-type="string">
            <text:p>Nicholasville</text:p>
          </table:table-cell>
          <table:table-cell office:value-type="string" calcext:value-type="string">
            <text:p>KY</text:p>
          </table:table-cell>
        </table:table-row>
        <table:table-row table:style-name="ro4">
          <table:table-cell office:value-type="float" office:value="210" calcext:value-type="float">
            <text:p>21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arver</text:p>
          </table:table-cell>
          <table:table-cell office:value-type="string" calcext:value-type="string">
            <text:p>M</text:p>
          </table:table-cell>
          <table:table-cell office:value-type="date" office:date-value="1993-01-15" calcext:value-type="date">
            <text:p>1993-01-15</text:p>
          </table:table-cell>
          <table:table-cell office:value-type="float" office:value="17020468823" calcext:value-type="float">
            <text:p>17020468823</text:p>
          </table:table-cell>
          <table:table-cell office:value-type="string" calcext:value-type="string">
            <text:p>andrew.carver@gmail.com</text:p>
          </table:table-cell>
          <table:table-cell office:value-type="float" office:value="38024" calcext:value-type="float">
            <text:p>38024</text:p>
          </table:table-cell>
          <table:table-cell office:value-type="string" calcext:value-type="string">
            <text:p>Dyersburg</text:p>
          </table:table-cell>
          <table:table-cell office:value-type="string" calcext:value-type="string">
            <text:p>TN</text:p>
          </table:table-cell>
        </table:table-row>
        <table:table-row table:style-name="ro4">
          <table:table-cell office:value-type="float" office:value="211" calcext:value-type="float">
            <text:p>21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tout</text:p>
          </table:table-cell>
          <table:table-cell office:value-type="string" calcext:value-type="string">
            <text:p>M</text:p>
          </table:table-cell>
          <table:table-cell office:value-type="date" office:date-value="1996-12-05" calcext:value-type="date">
            <text:p>1996-12-05</text:p>
          </table:table-cell>
          <table:table-cell office:value-type="float" office:value="1619470492" calcext:value-type="float">
            <text:p>1619470492</text:p>
          </table:table-cell>
          <table:table-cell office:value-type="string" calcext:value-type="string">
            <text:p>jstout96@outlook.com</text:p>
          </table:table-cell>
          <table:table-cell office:value-type="float" office:value="37110" calcext:value-type="float">
            <text:p>37110</text:p>
          </table:table-cell>
          <table:table-cell office:value-type="string" calcext:value-type="string">
            <text:p>Mcminnville</text:p>
          </table:table-cell>
          <table:table-cell office:value-type="string" calcext:value-type="string">
            <text:p>TN</text:p>
          </table:table-cell>
        </table:table-row>
        <table:table-row table:style-name="ro4">
          <table:table-cell office:value-type="float" office:value="212" calcext:value-type="float">
            <text:p>212</text:p>
          </table:table-cell>
          <table:table-cell office:value-type="string" calcext:value-type="string">
            <text:p>charley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</text:p>
          </table:table-cell>
          <table:table-cell office:value-type="date" office:date-value="1984-11-17" calcext:value-type="date">
            <text:p>1984-11-17</text:p>
          </table:table-cell>
          <table:table-cell office:value-type="float" office:value="1337968155" calcext:value-type="float">
            <text:p>1337968155</text:p>
          </table:table-cell>
          <table:table-cell office:value-type="string" calcext:value-type="string">
            <text:p>cmorgan84@gmail.com</text:p>
          </table:table-cell>
          <table:table-cell office:value-type="float" office:value="32224" calcext:value-type="float">
            <text:p>32224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213" calcext:value-type="float">
            <text:p>213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ragland</text:p>
          </table:table-cell>
          <table:table-cell office:value-type="string" calcext:value-type="string">
            <text:p>F</text:p>
          </table:table-cell>
          <table:table-cell office:value-type="date" office:date-value="1991-11-19" calcext:value-type="date">
            <text:p>1991-11-19</text:p>
          </table:table-cell>
          <table:table-cell office:value-type="float" office:value="11703096716" calcext:value-type="float">
            <text:p>11703096716</text:p>
          </table:table-cell>
          <table:table-cell office:value-type="string" calcext:value-type="string">
            <text:p>sragland91@gmail.com</text:p>
          </table:table-cell>
          <table:table-cell office:value-type="float" office:value="92234" calcext:value-type="float">
            <text:p>92234</text:p>
          </table:table-cell>
          <table:table-cell office:value-type="string" calcext:value-type="string">
            <text:p>Cathedral City</text:p>
          </table:table-cell>
          <table:table-cell office:value-type="string" calcext:value-type="string">
            <text:p>CA</text:p>
          </table:table-cell>
        </table:table-row>
        <table:table-row table:style-name="ro5">
          <table:table-cell office:value-type="float" office:value="214" calcext:value-type="float">
            <text:p>214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muff</text:p>
          </table:table-cell>
          <table:table-cell office:value-type="string" calcext:value-type="string">
            <text:p>F</text:p>
          </table:table-cell>
          <table:table-cell office:value-type="date" office:date-value="2003-05-03" calcext:value-type="date">
            <text:p>2003-05-03</text:p>
          </table:table-cell>
          <table:table-cell office:value-type="float" office:value="15092405430" calcext:value-type="float">
            <text:p>15092405430</text:p>
          </table:table-cell>
          <table:table-cell office:value-type="string" calcext:value-type="string">
            <text:p>jmuff03@gmail.com</text:p>
          </table:table-cell>
          <table:table-cell office:value-type="float" office:value="67117" calcext:value-type="float">
            <text:p>67117</text:p>
          </table:table-cell>
          <table:table-cell office:value-type="string" calcext:value-type="string">
            <text:p>North Newton</text:p>
          </table:table-cell>
          <table:table-cell office:value-type="string" calcext:value-type="string">
            <text:p>KS</text:p>
          </table:table-cell>
        </table:table-row>
        <table:table-row table:style-name="ro5">
          <table:table-cell office:value-type="float" office:value="215" calcext:value-type="float">
            <text:p>215</text:p>
          </table:table-cell>
          <table:table-cell office:value-type="string" calcext:value-type="string">
            <text:p>sheila</text:p>
          </table:table-cell>
          <table:table-cell office:value-type="string" calcext:value-type="string">
            <text:p>causey</text:p>
          </table:table-cell>
          <table:table-cell office:value-type="string" calcext:value-type="string">
            <text:p>F</text:p>
          </table:table-cell>
          <table:table-cell office:value-type="date" office:date-value="2004-04-30" calcext:value-type="date">
            <text:p>2004-04-30</text:p>
          </table:table-cell>
          <table:table-cell office:value-type="float" office:value="11908552758" calcext:value-type="float">
            <text:p>11908552758</text:p>
          </table:table-cell>
          <table:table-cell office:value-type="string" calcext:value-type="string">
            <text:p>scausey04@yahoo.com</text:p>
          </table:table-cell>
          <table:table-cell office:value-type="float" office:value="90631" calcext:value-type="float">
            <text:p>90631</text:p>
          </table:table-cell>
          <table:table-cell office:value-type="string" calcext:value-type="string">
            <text:p>La Habra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216" calcext:value-type="float">
            <text:p>216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</text:p>
          </table:table-cell>
          <table:table-cell office:value-type="date" office:date-value="2006-05-22" calcext:value-type="date">
            <text:p>2006-05-22</text:p>
          </table:table-cell>
          <table:table-cell office:value-type="float" office:value="15446498146" calcext:value-type="float">
            <text:p>15446498146</text:p>
          </table:table-cell>
          <table:table-cell office:value-type="string" calcext:value-type="string">
            <text:p>robert.english@gmail.com</text:p>
          </table:table-cell>
          <table:table-cell office:value-type="float" office:value="36541" calcext:value-type="float">
            <text:p>36541</text:p>
          </table:table-cell>
          <table:table-cell office:value-type="string" calcext:value-type="string">
            <text:p>Grand Bay</text:p>
          </table:table-cell>
          <table:table-cell office:value-type="string" calcext:value-type="string">
            <text:p>AL</text:p>
          </table:table-cell>
        </table:table-row>
        <table:table-row table:style-name="ro5">
          <table:table-cell office:value-type="float" office:value="217" calcext:value-type="float">
            <text:p>217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ritchie</text:p>
          </table:table-cell>
          <table:table-cell office:value-type="string" calcext:value-type="string">
            <text:p>F</text:p>
          </table:table-cell>
          <table:table-cell office:value-type="date" office:date-value="2001-04-04" calcext:value-type="date">
            <text:p>2001-04-04</text:p>
          </table:table-cell>
          <table:table-cell office:value-type="float" office:value="13087457668" calcext:value-type="float">
            <text:p>13087457668</text:p>
          </table:table-cell>
          <table:table-cell office:value-type="string" calcext:value-type="string">
            <text:p>pritchie01@gmail.com</text:p>
          </table:table-cell>
          <table:table-cell office:value-type="float" office:value="7438" calcext:value-type="float">
            <text:p>7438</text:p>
          </table:table-cell>
          <table:table-cell office:value-type="string" calcext:value-type="string">
            <text:p>Oak Ridge</text:p>
          </table:table-cell>
          <table:table-cell office:value-type="string" calcext:value-type="string">
            <text:p>NJ</text:p>
          </table:table-cell>
        </table:table-row>
        <table:table-row table:style-name="ro4">
          <table:table-cell office:value-type="float" office:value="218" calcext:value-type="float">
            <text:p>218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ccurley</text:p>
          </table:table-cell>
          <table:table-cell office:value-type="string" calcext:value-type="string">
            <text:p>M</text:p>
          </table:table-cell>
          <table:table-cell office:value-type="date" office:date-value="1971-06-11" calcext:value-type="date">
            <text:p>1971-06-11</text:p>
          </table:table-cell>
          <table:table-cell office:value-type="float" office:value="17358372796" calcext:value-type="float">
            <text:p>17358372796</text:p>
          </table:table-cell>
          <table:table-cell office:value-type="string" calcext:value-type="string">
            <text:p>dmccurley71@gmail.com</text:p>
          </table:table-cell>
          <table:table-cell office:value-type="float" office:value="4072" calcext:value-type="float">
            <text:p>4072</text:p>
          </table:table-cell>
          <table:table-cell office:value-type="string" calcext:value-type="string">
            <text:p>Saco</text:p>
          </table:table-cell>
          <table:table-cell office:value-type="string" calcext:value-type="string">
            <text:p>ME</text:p>
          </table:table-cell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grasso</text:p>
          </table:table-cell>
          <table:table-cell office:value-type="string" calcext:value-type="string">
            <text:p>F</text:p>
          </table:table-cell>
          <table:table-cell office:value-type="date" office:date-value="1978-11-16" calcext:value-type="date">
            <text:p>1978-11-16</text:p>
          </table:table-cell>
          <table:table-cell office:value-type="float" office:value="15884832513" calcext:value-type="float">
            <text:p>15884832513</text:p>
          </table:table-cell>
          <table:table-cell office:value-type="string" calcext:value-type="string">
            <text:p>maria.grasso@gmail.com</text:p>
          </table:table-cell>
          <table:table-cell office:value-type="float" office:value="49770" calcext:value-type="float">
            <text:p>49770</text:p>
          </table:table-cell>
          <table:table-cell office:value-type="string" calcext:value-type="string">
            <text:p>Petoskey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220" calcext:value-type="float">
            <text:p>220</text:p>
          </table:table-cell>
          <table:table-cell office:value-type="string" calcext:value-type="string">
            <text:p>lindsey</text:p>
          </table:table-cell>
          <table:table-cell office:value-type="string" calcext:value-type="string">
            <text:p>mcintire</text:p>
          </table:table-cell>
          <table:table-cell office:value-type="string" calcext:value-type="string">
            <text:p>F</text:p>
          </table:table-cell>
          <table:table-cell office:value-type="date" office:date-value="1967-03-28" calcext:value-type="date">
            <text:p>1967-03-28</text:p>
          </table:table-cell>
          <table:table-cell office:value-type="float" office:value="15255248496" calcext:value-type="float">
            <text:p>15255248496</text:p>
          </table:table-cell>
          <table:table-cell office:value-type="string" calcext:value-type="string">
            <text:p>lmcintire67@yahoo.com</text:p>
          </table:table-cell>
          <table:table-cell office:value-type="float" office:value="22303" calcext:value-type="float">
            <text:p>22303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VA</text:p>
          </table:table-cell>
        </table:table-row>
        <table:table-row table:style-name="ro5">
          <table:table-cell office:value-type="float" office:value="221" calcext:value-type="float">
            <text:p>221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M</text:p>
          </table:table-cell>
          <table:table-cell office:value-type="date" office:date-value="1982-10-02" calcext:value-type="date">
            <text:p>1982-10-02</text:p>
          </table:table-cell>
          <table:table-cell office:value-type="float" office:value="1751426763" calcext:value-type="float">
            <text:p>1751426763</text:p>
          </table:table-cell>
          <table:table-cell office:value-type="string" calcext:value-type="string">
            <text:p>lester.maxwell@outlook.com</text:p>
          </table:table-cell>
          <table:table-cell office:value-type="float" office:value="70757" calcext:value-type="float">
            <text:p>70757</text:p>
          </table:table-cell>
          <table:table-cell office:value-type="string" calcext:value-type="string">
            <text:p>Maringouin</text:p>
          </table:table-cell>
          <table:table-cell office:value-type="string" calcext:value-type="string">
            <text:p>LA</text:p>
          </table:table-cell>
        </table:table-row>
        <table:table-row table:style-name="ro4">
          <table:table-cell office:value-type="float" office:value="222" calcext:value-type="float">
            <text:p>222</text:p>
          </table:table-cell>
          <table:table-cell office:value-type="string" calcext:value-type="string">
            <text:p>sonya</text:p>
          </table:table-cell>
          <table:table-cell office:value-type="string" calcext:value-type="string">
            <text:p>woodruff</text:p>
          </table:table-cell>
          <table:table-cell office:value-type="string" calcext:value-type="string">
            <text:p>F</text:p>
          </table:table-cell>
          <table:table-cell office:value-type="date" office:date-value="1998-12-04" calcext:value-type="date">
            <text:p>1998-12-04</text:p>
          </table:table-cell>
          <table:table-cell office:value-type="float" office:value="16573096593" calcext:value-type="float">
            <text:p>16573096593</text:p>
          </table:table-cell>
          <table:table-cell office:value-type="string" calcext:value-type="string">
            <text:p>swoodruff98@yahoo.com</text:p>
          </table:table-cell>
          <table:table-cell office:value-type="float" office:value="80480" calcext:value-type="float">
            <text:p>80480</text:p>
          </table:table-cell>
          <table:table-cell office:value-type="string" calcext:value-type="string">
            <text:p>Walden</text:p>
          </table:table-cell>
          <table:table-cell office:value-type="string" calcext:value-type="string">
            <text:p>CO</text:p>
          </table:table-cell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willis</text:p>
          </table:table-cell>
          <table:table-cell office:value-type="string" calcext:value-type="string">
            <text:p>F</text:p>
          </table:table-cell>
          <table:table-cell office:value-type="date" office:date-value="1980-05-14" calcext:value-type="date">
            <text:p>1980-05-14</text:p>
          </table:table-cell>
          <table:table-cell office:value-type="float" office:value="16462827418" calcext:value-type="float">
            <text:p>16462827418</text:p>
          </table:table-cell>
          <table:table-cell office:value-type="string" calcext:value-type="string">
            <text:p>jwillis80@gmail.com</text:p>
          </table:table-cell>
          <table:table-cell office:value-type="float" office:value="78056" calcext:value-type="float">
            <text:p>78056</text:p>
          </table:table-cell>
          <table:table-cell office:value-type="string" calcext:value-type="string">
            <text:p>Mico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24" calcext:value-type="float">
            <text:p>22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uillen</text:p>
          </table:table-cell>
          <table:table-cell office:value-type="string" calcext:value-type="string">
            <text:p>F</text:p>
          </table:table-cell>
          <table:table-cell office:value-type="date" office:date-value="1983-05-16" calcext:value-type="date">
            <text:p>1983-05-16</text:p>
          </table:table-cell>
          <table:table-cell office:value-type="float" office:value="14253465886" calcext:value-type="float">
            <text:p>14253465886</text:p>
          </table:table-cell>
          <table:table-cell office:value-type="string" calcext:value-type="string">
            <text:p>aguillen83@gmail.com</text:p>
          </table:table-cell>
          <table:table-cell office:value-type="float" office:value="76539" calcext:value-type="float">
            <text:p>76539</text:p>
          </table:table-cell>
          <table:table-cell office:value-type="string" calcext:value-type="string">
            <text:p>Kempner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25" calcext:value-type="float">
            <text:p>22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urgos</text:p>
          </table:table-cell>
          <table:table-cell office:value-type="string" calcext:value-type="string">
            <text:p>M</text:p>
          </table:table-cell>
          <table:table-cell office:value-type="date" office:date-value="1994-04-27" calcext:value-type="date">
            <text:p>1994-04-27</text:p>
          </table:table-cell>
          <table:table-cell office:value-type="float" office:value="17068225089" calcext:value-type="float">
            <text:p>17068225089</text:p>
          </table:table-cell>
          <table:table-cell office:value-type="string" calcext:value-type="string">
            <text:p>jburgos94@gmail.com</text:p>
          </table:table-cell>
          <table:table-cell office:value-type="float" office:value="10990" calcext:value-type="float">
            <text:p>10990</text:p>
          </table:table-cell>
          <table:table-cell office:value-type="string" calcext:value-type="string">
            <text:p>Warwick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226" calcext:value-type="float">
            <text:p>226</text:p>
          </table:table-cell>
          <table:table-cell office:value-type="string" calcext:value-type="string">
            <text:p>vickie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F</text:p>
          </table:table-cell>
          <table:table-cell office:value-type="date" office:date-value="1980-12-04" calcext:value-type="date">
            <text:p>1980-12-04</text:p>
          </table:table-cell>
          <table:table-cell office:value-type="float" office:value="13526060390" calcext:value-type="float">
            <text:p>13526060390</text:p>
          </table:table-cell>
          <table:table-cell office:value-type="string" calcext:value-type="string">
            <text:p>vickie.wilson@yahoo.com</text:p>
          </table:table-cell>
          <table:table-cell office:value-type="float" office:value="17901" calcext:value-type="float">
            <text:p>17901</text:p>
          </table:table-cell>
          <table:table-cell office:value-type="string" calcext:value-type="string">
            <text:p>Pottsville</text:p>
          </table:table-cell>
          <table:table-cell office:value-type="string" calcext:value-type="string">
            <text:p>PA</text:p>
          </table:table-cell>
        </table:table-row>
        <table:table-row table:style-name="ro5">
          <table:table-cell office:value-type="float" office:value="227" calcext:value-type="float">
            <text:p>227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barrett</text:p>
          </table:table-cell>
          <table:table-cell office:value-type="string" calcext:value-type="string">
            <text:p>F</text:p>
          </table:table-cell>
          <table:table-cell office:value-type="date" office:date-value="1974-03-16" calcext:value-type="date">
            <text:p>1974-03-16</text:p>
          </table:table-cell>
          <table:table-cell office:value-type="float" office:value="15905344698" calcext:value-type="float">
            <text:p>15905344698</text:p>
          </table:table-cell>
          <table:table-cell office:value-type="string" calcext:value-type="string">
            <text:p>ebarrett74@gmail.com</text:p>
          </table:table-cell>
          <table:table-cell office:value-type="float" office:value="11379" calcext:value-type="float">
            <text:p>11379</text:p>
          </table:table-cell>
          <table:table-cell office:value-type="string" calcext:value-type="string">
            <text:p>Middle Village</text:p>
          </table:table-cell>
          <table:table-cell office:value-type="string" calcext:value-type="string">
            <text:p>NY</text:p>
          </table:table-cell>
        </table:table-row>
        <table:table-row table:style-name="ro3">
          <table:table-cell office:value-type="float" office:value="228" calcext:value-type="float">
            <text:p>228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higgs</text:p>
          </table:table-cell>
          <table:table-cell office:value-type="string" calcext:value-type="string">
            <text:p>F</text:p>
          </table:table-cell>
          <table:table-cell office:value-type="date" office:date-value="1990-07-12" calcext:value-type="date">
            <text:p>1990-07-12</text:p>
          </table:table-cell>
          <table:table-cell office:value-type="float" office:value="18650501139" calcext:value-type="float">
            <text:p>18650501139</text:p>
          </table:table-cell>
          <table:table-cell office:value-type="string" calcext:value-type="string">
            <text:p>mhiggs90@yahoo.com</text:p>
          </table:table-cell>
          <table:table-cell office:value-type="float" office:value="4284" calcext:value-type="float">
            <text:p>4284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ME</text:p>
          </table:table-cell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weaver</text:p>
          </table:table-cell>
          <table:table-cell office:value-type="string" calcext:value-type="string">
            <text:p>M</text:p>
          </table:table-cell>
          <table:table-cell office:value-type="date" office:date-value="1993-10-26" calcext:value-type="date">
            <text:p>1993-10-26</text:p>
          </table:table-cell>
          <table:table-cell office:value-type="float" office:value="17949273261" calcext:value-type="float">
            <text:p>17949273261</text:p>
          </table:table-cell>
          <table:table-cell office:value-type="string" calcext:value-type="string">
            <text:p>justin.weaver@aol.com</text:p>
          </table:table-cell>
          <table:table-cell office:value-type="float" office:value="30501" calcext:value-type="float">
            <text:p>30501</text:p>
          </table:table-cell>
          <table:table-cell office:value-type="string" calcext:value-type="string">
            <text:p>Gainesville</text:p>
          </table:table-cell>
          <table:table-cell office:value-type="string" calcext:value-type="string">
            <text:p>GA</text:p>
          </table:table-cell>
        </table:table-row>
        <table:table-row table:style-name="ro4">
          <table:table-cell office:value-type="float" office:value="230" calcext:value-type="float">
            <text:p>230</text:p>
          </table:table-cell>
          <table:table-cell office:value-type="string" calcext:value-type="string">
            <text:p>janeen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F</text:p>
          </table:table-cell>
          <table:table-cell office:value-type="date" office:date-value="2000-09-10" calcext:value-type="date">
            <text:p>2000-09-10</text:p>
          </table:table-cell>
          <table:table-cell office:value-type="float" office:value="11545370264" calcext:value-type="float">
            <text:p>11545370264</text:p>
          </table:table-cell>
          <table:table-cell office:value-type="string" calcext:value-type="string">
            <text:p>janeen.gardner@aol.com</text:p>
          </table:table-cell>
          <table:table-cell office:value-type="float" office:value="75453" calcext:value-type="float">
            <text:p>75453</text:p>
          </table:table-cell>
          <table:table-cell office:value-type="string" calcext:value-type="string">
            <text:p>Lone Oak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31" calcext:value-type="float">
            <text:p>23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waldschmidt</text:p>
          </table:table-cell>
          <table:table-cell office:value-type="string" calcext:value-type="string">
            <text:p>M</text:p>
          </table:table-cell>
          <table:table-cell office:value-type="date" office:date-value="1970-10-31" calcext:value-type="date">
            <text:p>1970-10-31</text:p>
          </table:table-cell>
          <table:table-cell office:value-type="float" office:value="14890249631" calcext:value-type="float">
            <text:p>14890249631</text:p>
          </table:table-cell>
          <table:table-cell office:value-type="string" calcext:value-type="string">
            <text:p>jwaldschmidt70@gmail.com</text:p>
          </table:table-cell>
          <table:table-cell office:value-type="float" office:value="93444" calcext:value-type="float">
            <text:p>93444</text:p>
          </table:table-cell>
          <table:table-cell office:value-type="string" calcext:value-type="string">
            <text:p>Nipomo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232" calcext:value-type="float">
            <text:p>232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ineberry</text:p>
          </table:table-cell>
          <table:table-cell office:value-type="string" calcext:value-type="string">
            <text:p>M</text:p>
          </table:table-cell>
          <table:table-cell office:value-type="date" office:date-value="1990-03-16" calcext:value-type="date">
            <text:p>1990-03-16</text:p>
          </table:table-cell>
          <table:table-cell office:value-type="float" office:value="12437391351" calcext:value-type="float">
            <text:p>12437391351</text:p>
          </table:table-cell>
          <table:table-cell office:value-type="string" calcext:value-type="string">
            <text:p>blair.lineberry@gmail.com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Cayey</text:p>
          </table:table-cell>
          <table:table-cell office:value-type="string" calcext:value-type="string">
            <text:p>PR</text:p>
          </table:table-cell>
        </table:table-row>
        <table:table-row table:style-name="ro4">
          <table:table-cell office:value-type="float" office:value="233" calcext:value-type="float">
            <text:p>233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owlin</text:p>
          </table:table-cell>
          <table:table-cell office:value-type="string" calcext:value-type="string">
            <text:p>M</text:p>
          </table:table-cell>
          <table:table-cell office:value-type="date" office:date-value="1982-05-14" calcext:value-type="date">
            <text:p>1982-05-14</text:p>
          </table:table-cell>
          <table:table-cell office:value-type="float" office:value="16545961494" calcext:value-type="float">
            <text:p>16545961494</text:p>
          </table:table-cell>
          <table:table-cell office:value-type="string" calcext:value-type="string">
            <text:p>tbowlin82@gmail.com</text:p>
          </table:table-cell>
          <table:table-cell office:value-type="float" office:value="61866" calcext:value-type="float">
            <text:p>61866</text:p>
          </table:table-cell>
          <table:table-cell office:value-type="string" calcext:value-type="string">
            <text:p>Rantoul</text:p>
          </table:table-cell>
          <table:table-cell office:value-type="string" calcext:value-type="string">
            <text:p>IL</text:p>
          </table:table-cell>
        </table:table-row>
        <table:table-row table:style-name="ro4">
          <table:table-cell office:value-type="float" office:value="234" calcext:value-type="float">
            <text:p>234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wallin</text:p>
          </table:table-cell>
          <table:table-cell office:value-type="string" calcext:value-type="string">
            <text:p>M</text:p>
          </table:table-cell>
          <table:table-cell office:value-type="date" office:date-value="1994-06-19" calcext:value-type="date">
            <text:p>1994-06-19</text:p>
          </table:table-cell>
          <table:table-cell office:value-type="float" office:value="1357850991" calcext:value-type="float">
            <text:p>1357850991</text:p>
          </table:table-cell>
          <table:table-cell office:value-type="string" calcext:value-type="string">
            <text:p>thomas.wallin@gmail.com</text:p>
          </table:table-cell>
          <table:table-cell office:value-type="float" office:value="38655" calcext:value-type="float">
            <text:p>38655</text:p>
          </table:table-cell>
          <table:table-cell office:value-type="string" calcext:value-type="string">
            <text:p>Oxford</text:p>
          </table:table-cell>
          <table:table-cell office:value-type="string" calcext:value-type="string">
            <text:p>MS</text:p>
          </table:table-cell>
        </table:table-row>
        <table:table-row table:style-name="ro6">
          <table:table-cell office:value-type="float" office:value="235" calcext:value-type="float">
            <text:p>235</text:p>
          </table:table-cell>
          <table:table-cell office:value-type="string" calcext:value-type="string">
            <text:p>charlene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F</text:p>
          </table:table-cell>
          <table:table-cell office:value-type="date" office:date-value="1996-05-19" calcext:value-type="date">
            <text:p>1996-05-19</text:p>
          </table:table-cell>
          <table:table-cell office:value-type="float" office:value="17703974152" calcext:value-type="float">
            <text:p>17703974152</text:p>
          </table:table-cell>
          <table:table-cell office:value-type="string" calcext:value-type="string">
            <text:p>charlene.alexander@gmail.com</text:p>
          </table:table-cell>
          <table:table-cell office:value-type="float" office:value="8872" calcext:value-type="float">
            <text:p>8872</text:p>
          </table:table-cell>
          <table:table-cell office:value-type="string" calcext:value-type="string">
            <text:p>Sayreville</text:p>
          </table:table-cell>
          <table:table-cell office:value-type="string" calcext:value-type="string">
            <text:p>NJ</text:p>
          </table:table-cell>
        </table:table-row>
        <table:table-row table:style-name="ro4">
          <table:table-cell office:value-type="float" office:value="236" calcext:value-type="float">
            <text:p>236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ulp</text:p>
          </table:table-cell>
          <table:table-cell office:value-type="string" calcext:value-type="string">
            <text:p>F</text:p>
          </table:table-cell>
          <table:table-cell office:value-type="date" office:date-value="1999-12-06" calcext:value-type="date">
            <text:p>1999-12-06</text:p>
          </table:table-cell>
          <table:table-cell office:value-type="float" office:value="16857392359" calcext:value-type="float">
            <text:p>16857392359</text:p>
          </table:table-cell>
          <table:table-cell office:value-type="string" calcext:value-type="string">
            <text:p>cculp99@gmail.com</text:p>
          </table:table-cell>
          <table:table-cell office:value-type="float" office:value="87114" calcext:value-type="float">
            <text:p>87114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hillhouse</text:p>
          </table:table-cell>
          <table:table-cell office:value-type="string" calcext:value-type="string">
            <text:p>F</text:p>
          </table:table-cell>
          <table:table-cell office:value-type="date" office:date-value="1994-02-20" calcext:value-type="date">
            <text:p>1994-02-20</text:p>
          </table:table-cell>
          <table:table-cell office:value-type="float" office:value="18981873904" calcext:value-type="float">
            <text:p>18981873904</text:p>
          </table:table-cell>
          <table:table-cell office:value-type="string" calcext:value-type="string">
            <text:p>nicole.hillhouse@gmail.com</text:p>
          </table:table-cell>
          <table:table-cell office:value-type="float" office:value="93552" calcext:value-type="float">
            <text:p>93552</text:p>
          </table:table-cell>
          <table:table-cell office:value-type="string" calcext:value-type="string">
            <text:p>Palmdale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sholar</text:p>
          </table:table-cell>
          <table:table-cell office:value-type="string" calcext:value-type="string">
            <text:p>M</text:p>
          </table:table-cell>
          <table:table-cell office:value-type="date" office:date-value="1992-06-13" calcext:value-type="date">
            <text:p>1992-06-13</text:p>
          </table:table-cell>
          <table:table-cell office:value-type="float" office:value="18731130934" calcext:value-type="float">
            <text:p>18731130934</text:p>
          </table:table-cell>
          <table:table-cell office:value-type="string" calcext:value-type="string">
            <text:p>jsholar92@gmail.com</text:p>
          </table:table-cell>
          <table:table-cell office:value-type="float" office:value="74731" calcext:value-type="float">
            <text:p>74731</text:p>
          </table:table-cell>
          <table:table-cell office:value-type="string" calcext:value-type="string">
            <text:p>Cartwright</text:p>
          </table:table-cell>
          <table:table-cell office:value-type="string" calcext:value-type="string">
            <text:p>OK</text:p>
          </table:table-cell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meiners</text:p>
          </table:table-cell>
          <table:table-cell office:value-type="string" calcext:value-type="string">
            <text:p>M</text:p>
          </table:table-cell>
          <table:table-cell office:value-type="date" office:date-value="1989-12-10" calcext:value-type="date">
            <text:p>1989-12-10</text:p>
          </table:table-cell>
          <table:table-cell office:value-type="float" office:value="12663815253" calcext:value-type="float">
            <text:p>12663815253</text:p>
          </table:table-cell>
          <table:table-cell office:value-type="string" calcext:value-type="string">
            <text:p>alan.meiners@aol.com</text:p>
          </table:table-cell>
          <table:table-cell office:value-type="float" office:value="92618" calcext:value-type="float">
            <text:p>92618</text:p>
          </table:table-cell>
          <table:table-cell office:value-type="string" calcext:value-type="string">
            <text:p>Irvine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240" calcext:value-type="float">
            <text:p>240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</text:p>
          </table:table-cell>
          <table:table-cell office:value-type="date" office:date-value="1985-10-07" calcext:value-type="date">
            <text:p>1985-10-07</text:p>
          </table:table-cell>
          <table:table-cell office:value-type="float" office:value="14267599436" calcext:value-type="float">
            <text:p>14267599436</text:p>
          </table:table-cell>
          <table:table-cell office:value-type="string" calcext:value-type="string">
            <text:p>rafael.camp@yahoo.com</text:p>
          </table:table-cell>
          <table:table-cell office:value-type="float" office:value="32666" calcext:value-type="float">
            <text:p>32666</text:p>
          </table:table-cell>
          <table:table-cell office:value-type="string" calcext:value-type="string">
            <text:p>Melrose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string" calcext:value-type="string">
            <text:p>hattie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F</text:p>
          </table:table-cell>
          <table:table-cell office:value-type="date" office:date-value="2000-08-23" calcext:value-type="date">
            <text:p>2000-08-23</text:p>
          </table:table-cell>
          <table:table-cell office:value-type="float" office:value="14986893530" calcext:value-type="float">
            <text:p>14986893530</text:p>
          </table:table-cell>
          <table:table-cell office:value-type="string" calcext:value-type="string">
            <text:p>hattie.figueroa@gmail.com</text:p>
          </table:table-cell>
          <table:table-cell office:value-type="float" office:value="27520" calcext:value-type="float">
            <text:p>27520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NC</text:p>
          </table:table-cell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barnhill</text:p>
          </table:table-cell>
          <table:table-cell office:value-type="string" calcext:value-type="string">
            <text:p>M</text:p>
          </table:table-cell>
          <table:table-cell office:value-type="date" office:date-value="1992-03-06" calcext:value-type="date">
            <text:p>1992-03-06</text:p>
          </table:table-cell>
          <table:table-cell office:value-type="float" office:value="11466526099" calcext:value-type="float">
            <text:p>11466526099</text:p>
          </table:table-cell>
          <table:table-cell office:value-type="string" calcext:value-type="string">
            <text:p>hbarnhill92@yahoo.com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Hartford</text:p>
          </table:table-cell>
          <table:table-cell office:value-type="string" calcext:value-type="string">
            <text:p>CT</text:p>
          </table:table-cell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M</text:p>
          </table:table-cell>
          <table:table-cell office:value-type="date" office:date-value="1996-07-18" calcext:value-type="date">
            <text:p>1996-07-18</text:p>
          </table:table-cell>
          <table:table-cell office:value-type="float" office:value="11277946364" calcext:value-type="float">
            <text:p>11277946364</text:p>
          </table:table-cell>
          <table:table-cell office:value-type="string" calcext:value-type="string">
            <text:p>crogers96@gmail.com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F</text:p>
          </table:table-cell>
          <table:table-cell office:value-type="date" office:date-value="1998-11-16" calcext:value-type="date">
            <text:p>1998-11-16</text:p>
          </table:table-cell>
          <table:table-cell office:value-type="float" office:value="18900020001" calcext:value-type="float">
            <text:p>18900020001</text:p>
          </table:table-cell>
          <table:table-cell office:value-type="string" calcext:value-type="string">
            <text:p>nnelson98@gmail.com</text:p>
          </table:table-cell>
          <table:table-cell office:value-type="float" office:value="19149" calcext:value-type="float">
            <text:p>19149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5">
          <table:table-cell office:value-type="float" office:value="245" calcext:value-type="float">
            <text:p>245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F</text:p>
          </table:table-cell>
          <table:table-cell office:value-type="date" office:date-value="1994-08-16" calcext:value-type="date">
            <text:p>1994-08-16</text:p>
          </table:table-cell>
          <table:table-cell office:value-type="float" office:value="12982989252" calcext:value-type="float">
            <text:p>12982989252</text:p>
          </table:table-cell>
          <table:table-cell office:value-type="string" calcext:value-type="string">
            <text:p>ktaylor94@gmail.com</text:p>
          </table:table-cell>
          <table:table-cell office:value-type="float" office:value="92675" calcext:value-type="float">
            <text:p>92675</text:p>
          </table:table-cell>
          <table:table-cell office:value-type="string" calcext:value-type="string">
            <text:p>San Juan Capistrano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owherd</text:p>
          </table:table-cell>
          <table:table-cell office:value-type="string" calcext:value-type="string">
            <text:p>M</text:p>
          </table:table-cell>
          <table:table-cell office:value-type="date" office:date-value="1980-10-14" calcext:value-type="date">
            <text:p>1980-10-14</text:p>
          </table:table-cell>
          <table:table-cell office:value-type="float" office:value="18099321516" calcext:value-type="float">
            <text:p>18099321516</text:p>
          </table:table-cell>
          <table:table-cell office:value-type="string" calcext:value-type="string">
            <text:p>rcowherd80@gmail.com</text:p>
          </table:table-cell>
          <table:table-cell office:value-type="float" office:value="77067" calcext:value-type="float">
            <text:p>77067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correa</text:p>
          </table:table-cell>
          <table:table-cell office:value-type="string" calcext:value-type="string">
            <text:p>M</text:p>
          </table:table-cell>
          <table:table-cell office:value-type="date" office:date-value="1975-11-29" calcext:value-type="date">
            <text:p>1975-11-29</text:p>
          </table:table-cell>
          <table:table-cell office:value-type="float" office:value="1141450142" calcext:value-type="float">
            <text:p>1141450142</text:p>
          </table:table-cell>
          <table:table-cell office:value-type="string" calcext:value-type="string">
            <text:p>louis.correa@gmail.com</text:p>
          </table:table-cell>
          <table:table-cell office:value-type="float" office:value="39204" calcext:value-type="float">
            <text:p>39204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S</text:p>
          </table:table-cell>
        </table:table-row>
        <table:table-row table:style-name="ro6">
          <table:table-cell office:value-type="float" office:value="248" calcext:value-type="float">
            <text:p>248</text:p>
          </table:table-cell>
          <table:table-cell office:value-type="string" calcext:value-type="string">
            <text:p>dorothy</text:p>
          </table:table-cell>
          <table:table-cell office:value-type="string" calcext:value-type="string">
            <text:p>gaskins</text:p>
          </table:table-cell>
          <table:table-cell office:value-type="string" calcext:value-type="string">
            <text:p>F</text:p>
          </table:table-cell>
          <table:table-cell office:value-type="date" office:date-value="1992-05-24" calcext:value-type="date">
            <text:p>1992-05-24</text:p>
          </table:table-cell>
          <table:table-cell office:value-type="float" office:value="18382602907" calcext:value-type="float">
            <text:p>18382602907</text:p>
          </table:table-cell>
          <table:table-cell office:value-type="string" calcext:value-type="string">
            <text:p>dorothy.gaskins@icloud.com</text:p>
          </table:table-cell>
          <table:table-cell office:value-type="float" office:value="49508" calcext:value-type="float">
            <text:p>49508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249" calcext:value-type="float">
            <text:p>249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F</text:p>
          </table:table-cell>
          <table:table-cell office:value-type="date" office:date-value="1994-09-12" calcext:value-type="date">
            <text:p>1994-09-12</text:p>
          </table:table-cell>
          <table:table-cell office:value-type="float" office:value="17836215052" calcext:value-type="float">
            <text:p>17836215052</text:p>
          </table:table-cell>
          <table:table-cell office:value-type="string" calcext:value-type="string">
            <text:p>lbaxter94@outlook.com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rodriquez</text:p>
          </table:table-cell>
          <table:table-cell office:value-type="string" calcext:value-type="string">
            <text:p>M</text:p>
          </table:table-cell>
          <table:table-cell office:value-type="date" office:date-value="1996-08-02" calcext:value-type="date">
            <text:p>1996-08-02</text:p>
          </table:table-cell>
          <table:table-cell office:value-type="float" office:value="11403226119" calcext:value-type="float">
            <text:p>11403226119</text:p>
          </table:table-cell>
          <table:table-cell office:value-type="string" calcext:value-type="string">
            <text:p>wrodriquez96@gmail.com</text:p>
          </table:table-cell>
          <table:table-cell office:value-type="float" office:value="7666" calcext:value-type="float">
            <text:p>7666</text:p>
          </table:table-cell>
          <table:table-cell office:value-type="string" calcext:value-type="string">
            <text:p>Teaneck</text:p>
          </table:table-cell>
          <table:table-cell office:value-type="string" calcext:value-type="string">
            <text:p>NJ</text:p>
          </table:table-cell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pollard</text:p>
          </table:table-cell>
          <table:table-cell office:value-type="string" calcext:value-type="string">
            <text:p>M</text:p>
          </table:table-cell>
          <table:table-cell office:value-type="date" office:date-value="1975-11-15" calcext:value-type="date">
            <text:p>1975-11-15</text:p>
          </table:table-cell>
          <table:table-cell office:value-type="float" office:value="15858038303" calcext:value-type="float">
            <text:p>15858038303</text:p>
          </table:table-cell>
          <table:table-cell office:value-type="string" calcext:value-type="string">
            <text:p>jonathan.pollard@yahoo.com</text:p>
          </table:table-cell>
          <table:table-cell office:value-type="float" office:value="32826" calcext:value-type="float">
            <text:p>32826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252" calcext:value-type="float">
            <text:p>252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hilliard</text:p>
          </table:table-cell>
          <table:table-cell office:value-type="string" calcext:value-type="string">
            <text:p>M</text:p>
          </table:table-cell>
          <table:table-cell office:value-type="date" office:date-value="2000-11-15" calcext:value-type="date">
            <text:p>2000-11-15</text:p>
          </table:table-cell>
          <table:table-cell office:value-type="float" office:value="18564727565" calcext:value-type="float">
            <text:p>18564727565</text:p>
          </table:table-cell>
          <table:table-cell office:value-type="string" calcext:value-type="string">
            <text:p>ghilliard00@gmail.com</text:p>
          </table:table-cell>
          <table:table-cell office:value-type="float" office:value="66062" calcext:value-type="float">
            <text:p>66062</text:p>
          </table:table-cell>
          <table:table-cell office:value-type="string" calcext:value-type="string">
            <text:p>Olathe</text:p>
          </table:table-cell>
          <table:table-cell office:value-type="string" calcext:value-type="string">
            <text:p>KS</text:p>
          </table:table-cell>
        </table:table-row>
        <table:table-row table:style-name="ro5">
          <table:table-cell office:value-type="float" office:value="253" calcext:value-type="float">
            <text:p>253</text:p>
          </table:table-cell>
          <table:table-cell office:value-type="string" calcext:value-type="string">
            <text:p>carolyn</text:p>
          </table:table-cell>
          <table:table-cell office:value-type="string" calcext:value-type="string">
            <text:p>alcaraz</text:p>
          </table:table-cell>
          <table:table-cell office:value-type="string" calcext:value-type="string">
            <text:p>F</text:p>
          </table:table-cell>
          <table:table-cell office:value-type="date" office:date-value="1981-06-10" calcext:value-type="date">
            <text:p>1981-06-10</text:p>
          </table:table-cell>
          <table:table-cell office:value-type="float" office:value="12850638529" calcext:value-type="float">
            <text:p>12850638529</text:p>
          </table:table-cell>
          <table:table-cell office:value-type="string" calcext:value-type="string">
            <text:p>carolyn.alcaraz@yahoo.com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Stockbridge</text:p>
          </table:table-cell>
          <table:table-cell office:value-type="string" calcext:value-type="string">
            <text:p>MA</text:p>
          </table:table-cell>
        </table:table-row>
        <table:table-row table:style-name="ro4">
          <table:table-cell office:value-type="float" office:value="254" calcext:value-type="float">
            <text:p>254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gass</text:p>
          </table:table-cell>
          <table:table-cell office:value-type="string" calcext:value-type="string">
            <text:p>F</text:p>
          </table:table-cell>
          <table:table-cell office:value-type="date" office:date-value="1991-06-07" calcext:value-type="date">
            <text:p>1991-06-07</text:p>
          </table:table-cell>
          <table:table-cell office:value-type="float" office:value="16448937668" calcext:value-type="float">
            <text:p>16448937668</text:p>
          </table:table-cell>
          <table:table-cell office:value-type="string" calcext:value-type="string">
            <text:p>ashley.gass@gmail.com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Peabody</text:p>
          </table:table-cell>
          <table:table-cell office:value-type="string" calcext:value-type="string">
            <text:p>MA</text:p>
          </table:table-cell>
        </table:table-row>
        <table:table-row table:style-name="ro4">
          <table:table-cell office:value-type="float" office:value="255" calcext:value-type="float">
            <text:p>255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F</text:p>
          </table:table-cell>
          <table:table-cell office:value-type="date" office:date-value="1985-04-11" calcext:value-type="date">
            <text:p>1985-04-11</text:p>
          </table:table-cell>
          <table:table-cell office:value-type="float" office:value="11419378896" calcext:value-type="float">
            <text:p>11419378896</text:p>
          </table:table-cell>
          <table:table-cell office:value-type="string" calcext:value-type="string">
            <text:p>deborah.cowan@gmail.com</text:p>
          </table:table-cell>
          <table:table-cell office:value-type="float" office:value="73063" calcext:value-type="float">
            <text:p>73063</text:p>
          </table:table-cell>
          <table:table-cell office:value-type="string" calcext:value-type="string">
            <text:p>Mulhall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office:value-type="float" office:value="256" calcext:value-type="float">
            <text:p>25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hardeman</text:p>
          </table:table-cell>
          <table:table-cell office:value-type="string" calcext:value-type="string">
            <text:p>M</text:p>
          </table:table-cell>
          <table:table-cell office:value-type="date" office:date-value="1990-06-09" calcext:value-type="date">
            <text:p>1990-06-09</text:p>
          </table:table-cell>
          <table:table-cell office:value-type="float" office:value="17459010502" calcext:value-type="float">
            <text:p>17459010502</text:p>
          </table:table-cell>
          <table:table-cell office:value-type="string" calcext:value-type="string">
            <text:p>charles.hardeman@outlook.com</text:p>
          </table:table-cell>
          <table:table-cell office:value-type="float" office:value="8807" calcext:value-type="float">
            <text:p>8807</text:p>
          </table:table-cell>
          <table:table-cell office:value-type="string" calcext:value-type="string">
            <text:p>Bridgewater</text:p>
          </table:table-cell>
          <table:table-cell office:value-type="string" calcext:value-type="string">
            <text:p>NJ</text:p>
          </table:table-cell>
        </table:table-row>
        <table:table-row table:style-name="ro5">
          <table:table-cell office:value-type="float" office:value="257" calcext:value-type="float">
            <text:p>25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seiler</text:p>
          </table:table-cell>
          <table:table-cell office:value-type="string" calcext:value-type="string">
            <text:p>M</text:p>
          </table:table-cell>
          <table:table-cell office:value-type="date" office:date-value="2000-08-21" calcext:value-type="date">
            <text:p>2000-08-21</text:p>
          </table:table-cell>
          <table:table-cell office:value-type="float" office:value="13745754938" calcext:value-type="float">
            <text:p>13745754938</text:p>
          </table:table-cell>
          <table:table-cell office:value-type="string" calcext:value-type="string">
            <text:p>george.seiler@yahoo.com</text:p>
          </table:table-cell>
          <table:table-cell office:value-type="float" office:value="94109" calcext:value-type="float">
            <text:p>94109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ward</text:p>
          </table:table-cell>
          <table:table-cell office:value-type="string" calcext:value-type="string">
            <text:p>F</text:p>
          </table:table-cell>
          <table:table-cell office:value-type="date" office:date-value="1986-06-15" calcext:value-type="date">
            <text:p>1986-06-15</text:p>
          </table:table-cell>
          <table:table-cell office:value-type="float" office:value="16038500506" calcext:value-type="float">
            <text:p>16038500506</text:p>
          </table:table-cell>
          <table:table-cell office:value-type="string" calcext:value-type="string">
            <text:p>award86@gmail.com</text:p>
          </table:table-cell>
          <table:table-cell office:value-type="float" office:value="24590" calcext:value-type="float">
            <text:p>24590</text:p>
          </table:table-cell>
          <table:table-cell office:value-type="string" calcext:value-type="string">
            <text:p>Scottsville</text:p>
          </table:table-cell>
          <table:table-cell office:value-type="string" calcext:value-type="string">
            <text:p>VA</text:p>
          </table:table-cell>
        </table:table-row>
        <table:table-row table:style-name="ro4">
          <table:table-cell office:value-type="float" office:value="259" calcext:value-type="float">
            <text:p>259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M</text:p>
          </table:table-cell>
          <table:table-cell office:value-type="date" office:date-value="1998-04-10" calcext:value-type="date">
            <text:p>1998-04-10</text:p>
          </table:table-cell>
          <table:table-cell office:value-type="float" office:value="13225922217" calcext:value-type="float">
            <text:p>13225922217</text:p>
          </table:table-cell>
          <table:table-cell office:value-type="string" calcext:value-type="string">
            <text:p>todd.johnson@gmail.com</text:p>
          </table:table-cell>
          <table:table-cell office:value-type="float" office:value="55945" calcext:value-type="float">
            <text:p>55945</text:p>
          </table:table-cell>
          <table:table-cell office:value-type="string" calcext:value-type="string">
            <text:p>Kellogg</text:p>
          </table:table-cell>
          <table:table-cell office:value-type="string" calcext:value-type="string">
            <text:p>MN</text:p>
          </table:table-cell>
        </table:table-row>
        <table:table-row table:style-name="ro4">
          <table:table-cell office:value-type="float" office:value="260" calcext:value-type="float">
            <text:p>260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stratton</text:p>
          </table:table-cell>
          <table:table-cell office:value-type="string" calcext:value-type="string">
            <text:p>F</text:p>
          </table:table-cell>
          <table:table-cell office:value-type="date" office:date-value="1979-12-31" calcext:value-type="date">
            <text:p>1979-12-31</text:p>
          </table:table-cell>
          <table:table-cell office:value-type="float" office:value="11519319539" calcext:value-type="float">
            <text:p>11519319539</text:p>
          </table:table-cell>
          <table:table-cell office:value-type="string" calcext:value-type="string">
            <text:p>astratton79@gmail.com</text:p>
          </table:table-cell>
          <table:table-cell office:value-type="float" office:value="92373" calcext:value-type="float">
            <text:p>92373</text:p>
          </table:table-cell>
          <table:table-cell office:value-type="string" calcext:value-type="string">
            <text:p>Redlands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261" calcext:value-type="float">
            <text:p>261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ary</text:p>
          </table:table-cell>
          <table:table-cell office:value-type="string" calcext:value-type="string">
            <text:p>M</text:p>
          </table:table-cell>
          <table:table-cell office:value-type="date" office:date-value="1973-01-18" calcext:value-type="date">
            <text:p>1973-01-18</text:p>
          </table:table-cell>
          <table:table-cell office:value-type="float" office:value="16284429206" calcext:value-type="float">
            <text:p>16284429206</text:p>
          </table:table-cell>
          <table:table-cell office:value-type="string" calcext:value-type="string">
            <text:p>bary73@gmail.com</text:p>
          </table:table-cell>
          <table:table-cell office:value-type="float" office:value="71457" calcext:value-type="float">
            <text:p>71457</text:p>
          </table:table-cell>
          <table:table-cell office:value-type="string" calcext:value-type="string">
            <text:p>Natchitoches</text:p>
          </table:table-cell>
          <table:table-cell office:value-type="string" calcext:value-type="string">
            <text:p>LA</text:p>
          </table:table-cell>
        </table:table-row>
        <table:table-row table:style-name="ro3">
          <table:table-cell office:value-type="float" office:value="262" calcext:value-type="float">
            <text:p>26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reale</text:p>
          </table:table-cell>
          <table:table-cell office:value-type="string" calcext:value-type="string">
            <text:p>F</text:p>
          </table:table-cell>
          <table:table-cell office:value-type="date" office:date-value="1987-11-21" calcext:value-type="date">
            <text:p>1987-11-21</text:p>
          </table:table-cell>
          <table:table-cell office:value-type="float" office:value="14566610806" calcext:value-type="float">
            <text:p>14566610806</text:p>
          </table:table-cell>
          <table:table-cell office:value-type="string" calcext:value-type="string">
            <text:p>mreale87@aol.com</text:p>
          </table:table-cell>
          <table:table-cell office:value-type="float" office:value="85208" calcext:value-type="float">
            <text:p>85208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AZ</text:p>
          </table:table-cell>
        </table:table-row>
        <table:table-row table:style-name="ro4">
          <table:table-cell office:value-type="float" office:value="263" calcext:value-type="float">
            <text:p>263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murdock</text:p>
          </table:table-cell>
          <table:table-cell office:value-type="string" calcext:value-type="string">
            <text:p>M</text:p>
          </table:table-cell>
          <table:table-cell office:value-type="date" office:date-value="1974-09-01" calcext:value-type="date">
            <text:p>1974-09-01</text:p>
          </table:table-cell>
          <table:table-cell office:value-type="float" office:value="18542571081" calcext:value-type="float">
            <text:p>18542571081</text:p>
          </table:table-cell>
          <table:table-cell office:value-type="string" calcext:value-type="string">
            <text:p>rmurdock74@outlook.com</text:p>
          </table:table-cell>
          <table:table-cell office:value-type="float" office:value="23669" calcext:value-type="float">
            <text:p>23669</text:p>
          </table:table-cell>
          <table:table-cell office:value-type="string" calcext:value-type="string">
            <text:p>Hampton</text:p>
          </table:table-cell>
          <table:table-cell office:value-type="string" calcext:value-type="string">
            <text:p>VA</text:p>
          </table:table-cell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fitch</text:p>
          </table:table-cell>
          <table:table-cell office:value-type="string" calcext:value-type="string">
            <text:p>M</text:p>
          </table:table-cell>
          <table:table-cell office:value-type="date" office:date-value="1987-10-09" calcext:value-type="date">
            <text:p>1987-10-09</text:p>
          </table:table-cell>
          <table:table-cell office:value-type="float" office:value="1188019707" calcext:value-type="float">
            <text:p>1188019707</text:p>
          </table:table-cell>
          <table:table-cell office:value-type="string" calcext:value-type="string">
            <text:p>leonard.fitch@gmail.com</text:p>
          </table:table-cell>
          <table:table-cell office:value-type="float" office:value="77040" calcext:value-type="float">
            <text:p>77040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string" calcext:value-type="string">
            <text:p>alici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F</text:p>
          </table:table-cell>
          <table:table-cell office:value-type="date" office:date-value="1995-07-31" calcext:value-type="date">
            <text:p>1995-07-31</text:p>
          </table:table-cell>
          <table:table-cell office:value-type="float" office:value="13008826952" calcext:value-type="float">
            <text:p>13008826952</text:p>
          </table:table-cell>
          <table:table-cell office:value-type="string" calcext:value-type="string">
            <text:p>alicia.hernandez@aol.com</text:p>
          </table:table-cell>
          <table:table-cell office:value-type="float" office:value="93722" calcext:value-type="float">
            <text:p>93722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</table:table-row>
        <table:table-row table:style-name="ro5">
          <table:table-cell office:value-type="float" office:value="266" calcext:value-type="float">
            <text:p>266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mcginty</text:p>
          </table:table-cell>
          <table:table-cell office:value-type="string" calcext:value-type="string">
            <text:p>F</text:p>
          </table:table-cell>
          <table:table-cell office:value-type="date" office:date-value="1987-08-05" calcext:value-type="date">
            <text:p>1987-08-05</text:p>
          </table:table-cell>
          <table:table-cell office:value-type="float" office:value="11632372682" calcext:value-type="float">
            <text:p>11632372682</text:p>
          </table:table-cell>
          <table:table-cell office:value-type="string" calcext:value-type="string">
            <text:p>nicole.mcginty@yahoo.com</text:p>
          </table:table-cell>
          <table:table-cell office:value-type="float" office:value="37866" calcext:value-type="float">
            <text:p>37866</text:p>
          </table:table-cell>
          <table:table-cell office:value-type="string" calcext:value-type="string">
            <text:p>Sharps Chapel</text:p>
          </table:table-cell>
          <table:table-cell office:value-type="string" calcext:value-type="string">
            <text:p>TN</text:p>
          </table:table-cell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M</text:p>
          </table:table-cell>
          <table:table-cell office:value-type="date" office:date-value="1994-02-24" calcext:value-type="date">
            <text:p>1994-02-24</text:p>
          </table:table-cell>
          <table:table-cell office:value-type="float" office:value="17944061597" calcext:value-type="float">
            <text:p>17944061597</text:p>
          </table:table-cell>
          <table:table-cell office:value-type="string" calcext:value-type="string">
            <text:p>mstewart94@gmail.com</text:p>
          </table:table-cell>
          <table:table-cell office:value-type="float" office:value="33138" calcext:value-type="float">
            <text:p>33138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</table:table-row>
        <table:table-row table:style-name="ro5">
          <table:table-cell office:value-type="float" office:value="268" calcext:value-type="float">
            <text:p>268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breault</text:p>
          </table:table-cell>
          <table:table-cell office:value-type="string" calcext:value-type="string">
            <text:p>F</text:p>
          </table:table-cell>
          <table:table-cell office:value-type="date" office:date-value="2000-04-06" calcext:value-type="date">
            <text:p>2000-04-06</text:p>
          </table:table-cell>
          <table:table-cell office:value-type="float" office:value="11445646328" calcext:value-type="float">
            <text:p>11445646328</text:p>
          </table:table-cell>
          <table:table-cell office:value-type="string" calcext:value-type="string">
            <text:p>amy.breault@gmail.com</text:p>
          </table:table-cell>
          <table:table-cell office:value-type="float" office:value="90027" calcext:value-type="float">
            <text:p>9002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269" calcext:value-type="float">
            <text:p>26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ooney</text:p>
          </table:table-cell>
          <table:table-cell office:value-type="string" calcext:value-type="string">
            <text:p>M</text:p>
          </table:table-cell>
          <table:table-cell office:value-type="date" office:date-value="1992-01-28" calcext:value-type="date">
            <text:p>1992-01-28</text:p>
          </table:table-cell>
          <table:table-cell office:value-type="float" office:value="11748921514" calcext:value-type="float">
            <text:p>11748921514</text:p>
          </table:table-cell>
          <table:table-cell office:value-type="string" calcext:value-type="string">
            <text:p>jerry.mooney@gmail.com</text:p>
          </table:table-cell>
          <table:table-cell office:value-type="float" office:value="45843" calcext:value-type="float">
            <text:p>45843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OH</text:p>
          </table:table-cell>
        </table:table-row>
        <table:table-row table:style-name="ro5">
          <table:table-cell office:value-type="float" office:value="270" calcext:value-type="float">
            <text:p>270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F</text:p>
          </table:table-cell>
          <table:table-cell office:value-type="date" office:date-value="1975-07-19" calcext:value-type="date">
            <text:p>1975-07-19</text:p>
          </table:table-cell>
          <table:table-cell office:value-type="float" office:value="17628951475" calcext:value-type="float">
            <text:p>17628951475</text:p>
          </table:table-cell>
          <table:table-cell office:value-type="string" calcext:value-type="string">
            <text:p>jwheat75@outlook.com</text:p>
          </table:table-cell>
          <table:table-cell office:value-type="float" office:value="33415" calcext:value-type="float">
            <text:p>33415</text:p>
          </table:table-cell>
          <table:table-cell office:value-type="string" calcext:value-type="string">
            <text:p>West Palm Beach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271" calcext:value-type="float">
            <text:p>271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crosby</text:p>
          </table:table-cell>
          <table:table-cell office:value-type="string" calcext:value-type="string">
            <text:p>F</text:p>
          </table:table-cell>
          <table:table-cell office:value-type="date" office:date-value="1997-02-09" calcext:value-type="date">
            <text:p>1997-02-09</text:p>
          </table:table-cell>
          <table:table-cell office:value-type="float" office:value="18566290044" calcext:value-type="float">
            <text:p>18566290044</text:p>
          </table:table-cell>
          <table:table-cell office:value-type="string" calcext:value-type="string">
            <text:p>ida.crosby@gmail.com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Weymouth</text:p>
          </table:table-cell>
          <table:table-cell office:value-type="string" calcext:value-type="string">
            <text:p>MA</text:p>
          </table:table-cell>
        </table:table-row>
        <table:table-row table:style-name="ro5">
          <table:table-cell office:value-type="float" office:value="272" calcext:value-type="float">
            <text:p>272</text:p>
          </table:table-cell>
          <table:table-cell office:value-type="string" calcext:value-type="string">
            <text:p>iola</text:p>
          </table:table-cell>
          <table:table-cell office:value-type="string" calcext:value-type="string">
            <text:p>dyer</text:p>
          </table:table-cell>
          <table:table-cell office:value-type="string" calcext:value-type="string">
            <text:p>F</text:p>
          </table:table-cell>
          <table:table-cell office:value-type="date" office:date-value="1999-08-18" calcext:value-type="date">
            <text:p>1999-08-18</text:p>
          </table:table-cell>
          <table:table-cell office:value-type="float" office:value="11359843606" calcext:value-type="float">
            <text:p>11359843606</text:p>
          </table:table-cell>
          <table:table-cell office:value-type="string" calcext:value-type="string">
            <text:p>iola.dyer@outlook.com</text:p>
          </table:table-cell>
          <table:table-cell office:value-type="float" office:value="76164" calcext:value-type="float">
            <text:p>76164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73" calcext:value-type="float">
            <text:p>273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loan</text:p>
          </table:table-cell>
          <table:table-cell office:value-type="string" calcext:value-type="string">
            <text:p>M</text:p>
          </table:table-cell>
          <table:table-cell office:value-type="date" office:date-value="1998-07-13" calcext:value-type="date">
            <text:p>1998-07-13</text:p>
          </table:table-cell>
          <table:table-cell office:value-type="float" office:value="1609775529" calcext:value-type="float">
            <text:p>1609775529</text:p>
          </table:table-cell>
          <table:table-cell office:value-type="string" calcext:value-type="string">
            <text:p>william.sloan@gmail.com</text:p>
          </table:table-cell>
          <table:table-cell office:value-type="float" office:value="83634" calcext:value-type="float">
            <text:p>83634</text:p>
          </table:table-cell>
          <table:table-cell office:value-type="string" calcext:value-type="string">
            <text:p>Kuna</text:p>
          </table:table-cell>
          <table:table-cell office:value-type="string" calcext:value-type="string">
            <text:p>ID</text:p>
          </table:table-cell>
        </table:table-row>
        <table:table-row table:style-name="ro4">
          <table:table-cell office:value-type="float" office:value="274" calcext:value-type="float">
            <text:p>274</text:p>
          </table:table-cell>
          <table:table-cell office:value-type="string" calcext:value-type="string">
            <text:p>loretta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F</text:p>
          </table:table-cell>
          <table:table-cell office:value-type="date" office:date-value="1991-08-03" calcext:value-type="date">
            <text:p>1991-08-03</text:p>
          </table:table-cell>
          <table:table-cell office:value-type="float" office:value="12127895502" calcext:value-type="float">
            <text:p>12127895502</text:p>
          </table:table-cell>
          <table:table-cell office:value-type="string" calcext:value-type="string">
            <text:p>lturner91@gmail.com</text:p>
          </table:table-cell>
          <table:table-cell office:value-type="float" office:value="77019" calcext:value-type="float">
            <text:p>77019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75" calcext:value-type="float">
            <text:p>27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edell</text:p>
          </table:table-cell>
          <table:table-cell office:value-type="string" calcext:value-type="string">
            <text:p>M</text:p>
          </table:table-cell>
          <table:table-cell office:value-type="date" office:date-value="1977-04-26" calcext:value-type="date">
            <text:p>1977-04-26</text:p>
          </table:table-cell>
          <table:table-cell office:value-type="float" office:value="15000979010" calcext:value-type="float">
            <text:p>15000979010</text:p>
          </table:table-cell>
          <table:table-cell office:value-type="string" calcext:value-type="string">
            <text:p>david.bedell@outlook.com</text:p>
          </table:table-cell>
          <table:table-cell office:value-type="float" office:value="53072" calcext:value-type="float">
            <text:p>53072</text:p>
          </table:table-cell>
          <table:table-cell office:value-type="string" calcext:value-type="string">
            <text:p>Pewaukee</text:p>
          </table:table-cell>
          <table:table-cell office:value-type="string" calcext:value-type="string">
            <text:p>WI</text:p>
          </table:table-cell>
        </table:table-row>
        <table:table-row table:style-name="ro4">
          <table:table-cell office:value-type="float" office:value="276" calcext:value-type="float">
            <text:p>276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F</text:p>
          </table:table-cell>
          <table:table-cell office:value-type="date" office:date-value="2000-11-21" calcext:value-type="date">
            <text:p>2000-11-21</text:p>
          </table:table-cell>
          <table:table-cell office:value-type="float" office:value="17713917775" calcext:value-type="float">
            <text:p>17713917775</text:p>
          </table:table-cell>
          <table:table-cell office:value-type="string" calcext:value-type="string">
            <text:p>cheryl.ross@gmail.com</text:p>
          </table:table-cell>
          <table:table-cell office:value-type="float" office:value="11769" calcext:value-type="float">
            <text:p>11769</text:p>
          </table:table-cell>
          <table:table-cell office:value-type="string" calcext:value-type="string">
            <text:p>Oakdale</text:p>
          </table:table-cell>
          <table:table-cell office:value-type="string" calcext:value-type="string">
            <text:p>NY</text:p>
          </table:table-cell>
        </table:table-row>
        <table:table-row table:style-name="ro3">
          <table:table-cell office:value-type="float" office:value="277" calcext:value-type="float">
            <text:p>277</text:p>
          </table:table-cell>
          <table:table-cell office:value-type="string" calcext:value-type="string">
            <text:p>chantel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F</text:p>
          </table:table-cell>
          <table:table-cell office:value-type="date" office:date-value="1999-01-25" calcext:value-type="date">
            <text:p>1999-01-25</text:p>
          </table:table-cell>
          <table:table-cell office:value-type="float" office:value="18885702979" calcext:value-type="float">
            <text:p>18885702979</text:p>
          </table:table-cell>
          <table:table-cell office:value-type="string" calcext:value-type="string">
            <text:p>clogan99@gmail.com</text:p>
          </table:table-cell>
          <table:table-cell office:value-type="float" office:value="78352" calcext:value-type="float">
            <text:p>78352</text:p>
          </table:table-cell>
          <table:table-cell office:value-type="string" calcext:value-type="string">
            <text:p>Edroy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78" calcext:value-type="float">
            <text:p>278</text:p>
          </table:table-cell>
          <table:table-cell office:value-type="string" calcext:value-type="string">
            <text:p>hilda</text:p>
          </table:table-cell>
          <table:table-cell office:value-type="string" calcext:value-type="string">
            <text:p>fisher</text:p>
          </table:table-cell>
          <table:table-cell office:value-type="string" calcext:value-type="string">
            <text:p>F</text:p>
          </table:table-cell>
          <table:table-cell office:value-type="date" office:date-value="1982-08-23" calcext:value-type="date">
            <text:p>1982-08-23</text:p>
          </table:table-cell>
          <table:table-cell office:value-type="float" office:value="14465287496" calcext:value-type="float">
            <text:p>14465287496</text:p>
          </table:table-cell>
          <table:table-cell office:value-type="string" calcext:value-type="string">
            <text:p>hfisher82@gmail.com</text:p>
          </table:table-cell>
          <table:table-cell office:value-type="float" office:value="60446" calcext:value-type="float">
            <text:p>60446</text:p>
          </table:table-cell>
          <table:table-cell office:value-type="string" calcext:value-type="string">
            <text:p>Romeoville</text:p>
          </table:table-cell>
          <table:table-cell office:value-type="string" calcext:value-type="string">
            <text:p>IL</text:p>
          </table:table-cell>
        </table:table-row>
        <table:table-row table:style-name="ro4">
          <table:table-cell office:value-type="float" office:value="279" calcext:value-type="float">
            <text:p>279</text:p>
          </table:table-cell>
          <table:table-cell office:value-type="string" calcext:value-type="string">
            <text:p>meredith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F</text:p>
          </table:table-cell>
          <table:table-cell office:value-type="date" office:date-value="1991-04-25" calcext:value-type="date">
            <text:p>1991-04-25</text:p>
          </table:table-cell>
          <table:table-cell office:value-type="float" office:value="14749796336" calcext:value-type="float">
            <text:p>14749796336</text:p>
          </table:table-cell>
          <table:table-cell office:value-type="string" calcext:value-type="string">
            <text:p>mthomas91@gmail.com</text:p>
          </table:table-cell>
          <table:table-cell office:value-type="float" office:value="58503" calcext:value-type="float">
            <text:p>58503</text:p>
          </table:table-cell>
          <table:table-cell office:value-type="string" calcext:value-type="string">
            <text:p>Bismarck</text:p>
          </table:table-cell>
          <table:table-cell office:value-type="string" calcext:value-type="string">
            <text:p>ND</text:p>
          </table:table-cell>
        </table:table-row>
        <table:table-row table:style-name="ro5">
          <table:table-cell office:value-type="float" office:value="280" calcext:value-type="float">
            <text:p>280</text:p>
          </table:table-cell>
          <table:table-cell office:value-type="string" calcext:value-type="string">
            <text:p>catherine</text:p>
          </table:table-cell>
          <table:table-cell office:value-type="string" calcext:value-type="string">
            <text:p>palacios</text:p>
          </table:table-cell>
          <table:table-cell office:value-type="string" calcext:value-type="string">
            <text:p>F</text:p>
          </table:table-cell>
          <table:table-cell office:value-type="date" office:date-value="2001-05-07" calcext:value-type="date">
            <text:p>2001-05-07</text:p>
          </table:table-cell>
          <table:table-cell office:value-type="float" office:value="13965512786" calcext:value-type="float">
            <text:p>13965512786</text:p>
          </table:table-cell>
          <table:table-cell office:value-type="string" calcext:value-type="string">
            <text:p>cpalacios01@aol.com</text:p>
          </table:table-cell>
          <table:table-cell office:value-type="float" office:value="93033" calcext:value-type="float">
            <text:p>93033</text:p>
          </table:table-cell>
          <table:table-cell office:value-type="string" calcext:value-type="string">
            <text:p>Oxnard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281" calcext:value-type="float">
            <text:p>281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F</text:p>
          </table:table-cell>
          <table:table-cell office:value-type="date" office:date-value="1991-08-31" calcext:value-type="date">
            <text:p>1991-08-31</text:p>
          </table:table-cell>
          <table:table-cell office:value-type="float" office:value="13195169562" calcext:value-type="float">
            <text:p>13195169562</text:p>
          </table:table-cell>
          <table:table-cell office:value-type="string" calcext:value-type="string">
            <text:p>jjones91@gmail.com</text:p>
          </table:table-cell>
          <table:table-cell office:value-type="float" office:value="12518" calcext:value-type="float">
            <text:p>12518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282" calcext:value-type="float">
            <text:p>282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parks</text:p>
          </table:table-cell>
          <table:table-cell office:value-type="string" calcext:value-type="string">
            <text:p>F</text:p>
          </table:table-cell>
          <table:table-cell office:value-type="date" office:date-value="1993-08-23" calcext:value-type="date">
            <text:p>1993-08-23</text:p>
          </table:table-cell>
          <table:table-cell office:value-type="float" office:value="18015653563" calcext:value-type="float">
            <text:p>18015653563</text:p>
          </table:table-cell>
          <table:table-cell office:value-type="string" calcext:value-type="string">
            <text:p>ruth.parks@outlook.com</text:p>
          </table:table-cell>
          <table:table-cell office:value-type="float" office:value="65066" calcext:value-type="float">
            <text:p>65066</text:p>
          </table:table-cell>
          <table:table-cell office:value-type="string" calcext:value-type="string">
            <text:p>Owensville</text:p>
          </table:table-cell>
          <table:table-cell office:value-type="string" calcext:value-type="string">
            <text:p>MO</text:p>
          </table:table-cell>
        </table:table-row>
        <table:table-row table:style-name="ro4">
          <table:table-cell office:value-type="float" office:value="283" calcext:value-type="float">
            <text:p>283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M</text:p>
          </table:table-cell>
          <table:table-cell office:value-type="date" office:date-value="2003-10-16" calcext:value-type="date">
            <text:p>2003-10-16</text:p>
          </table:table-cell>
          <table:table-cell office:value-type="float" office:value="13536401316" calcext:value-type="float">
            <text:p>13536401316</text:p>
          </table:table-cell>
          <table:table-cell office:value-type="string" calcext:value-type="string">
            <text:p>wcurtis03@gmail.com</text:p>
          </table:table-cell>
          <table:table-cell office:value-type="float" office:value="49203" calcext:value-type="float">
            <text:p>4920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284" calcext:value-type="float">
            <text:p>284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F</text:p>
          </table:table-cell>
          <table:table-cell office:value-type="date" office:date-value="2002-06-24" calcext:value-type="date">
            <text:p>2002-06-24</text:p>
          </table:table-cell>
          <table:table-cell office:value-type="float" office:value="11149776499" calcext:value-type="float">
            <text:p>11149776499</text:p>
          </table:table-cell>
          <table:table-cell office:value-type="string" calcext:value-type="string">
            <text:p>bree.day@gmail.com</text:p>
          </table:table-cell>
          <table:table-cell office:value-type="float" office:value="85017" calcext:value-type="float">
            <text:p>85017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AZ</text:p>
          </table:table-cell>
        </table:table-row>
        <table:table-row table:style-name="ro4">
          <table:table-cell office:value-type="float" office:value="285" calcext:value-type="float">
            <text:p>285</text:p>
          </table:table-cell>
          <table:table-cell office:value-type="string" calcext:value-type="string">
            <text:p>maida</text:p>
          </table:table-cell>
          <table:table-cell office:value-type="string" calcext:value-type="string">
            <text:p>parsons</text:p>
          </table:table-cell>
          <table:table-cell office:value-type="string" calcext:value-type="string">
            <text:p>F</text:p>
          </table:table-cell>
          <table:table-cell office:value-type="date" office:date-value="1984-09-22" calcext:value-type="date">
            <text:p>1984-09-22</text:p>
          </table:table-cell>
          <table:table-cell office:value-type="float" office:value="13803695767" calcext:value-type="float">
            <text:p>13803695767</text:p>
          </table:table-cell>
          <table:table-cell office:value-type="string" calcext:value-type="string">
            <text:p>maida.parsons@yahoo.com</text:p>
          </table:table-cell>
          <table:table-cell office:value-type="float" office:value="63034" calcext:value-type="float">
            <text:p>63034</text:p>
          </table:table-cell>
          <table:table-cell office:value-type="string" calcext:value-type="string">
            <text:p>Florissant</text:p>
          </table:table-cell>
          <table:table-cell office:value-type="string" calcext:value-type="string">
            <text:p>MO</text:p>
          </table:table-cell>
        </table:table-row>
        <table:table-row table:style-name="ro4">
          <table:table-cell office:value-type="float" office:value="286" calcext:value-type="float">
            <text:p>286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chaney</text:p>
          </table:table-cell>
          <table:table-cell office:value-type="string" calcext:value-type="string">
            <text:p>M</text:p>
          </table:table-cell>
          <table:table-cell office:value-type="date" office:date-value="1988-01-22" calcext:value-type="date">
            <text:p>1988-01-22</text:p>
          </table:table-cell>
          <table:table-cell office:value-type="float" office:value="13911411031" calcext:value-type="float">
            <text:p>13911411031</text:p>
          </table:table-cell>
          <table:table-cell office:value-type="string" calcext:value-type="string">
            <text:p>jerry.mchaney@gmail.com</text:p>
          </table:table-cell>
          <table:table-cell office:value-type="float" office:value="79252" calcext:value-type="float">
            <text:p>79252</text:p>
          </table:table-cell>
          <table:table-cell office:value-type="string" calcext:value-type="string">
            <text:p>Quanah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87" calcext:value-type="float">
            <text:p>287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granados</text:p>
          </table:table-cell>
          <table:table-cell office:value-type="string" calcext:value-type="string">
            <text:p>F</text:p>
          </table:table-cell>
          <table:table-cell office:value-type="date" office:date-value="1991-07-20" calcext:value-type="date">
            <text:p>1991-07-20</text:p>
          </table:table-cell>
          <table:table-cell office:value-type="float" office:value="18936378981" calcext:value-type="float">
            <text:p>18936378981</text:p>
          </table:table-cell>
          <table:table-cell office:value-type="string" calcext:value-type="string">
            <text:p>martha.granados@gmail.com</text:p>
          </table:table-cell>
          <table:table-cell office:value-type="float" office:value="92057" calcext:value-type="float">
            <text:p>92057</text:p>
          </table:table-cell>
          <table:table-cell office:value-type="string" calcext:value-type="string">
            <text:p>Oceanside</text:p>
          </table:table-cell>
          <table:table-cell office:value-type="string" calcext:value-type="string">
            <text:p>CA</text:p>
          </table:table-cell>
        </table:table-row>
        <table:table-row table:style-name="ro5">
          <table:table-cell office:value-type="float" office:value="288" calcext:value-type="float">
            <text:p>288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molina</text:p>
          </table:table-cell>
          <table:table-cell office:value-type="string" calcext:value-type="string">
            <text:p>M</text:p>
          </table:table-cell>
          <table:table-cell office:value-type="date" office:date-value="1987-11-27" calcext:value-type="date">
            <text:p>1987-11-27</text:p>
          </table:table-cell>
          <table:table-cell office:value-type="float" office:value="14470157497" calcext:value-type="float">
            <text:p>14470157497</text:p>
          </table:table-cell>
          <table:table-cell office:value-type="string" calcext:value-type="string">
            <text:p>rmolina87@gmail.com</text:p>
          </table:table-cell>
          <table:table-cell office:value-type="float" office:value="78612" calcext:value-type="float">
            <text:p>78612</text:p>
          </table:table-cell>
          <table:table-cell office:value-type="string" calcext:value-type="string">
            <text:p>Cedar Creek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89" calcext:value-type="float">
            <text:p>289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</text:p>
          </table:table-cell>
          <table:table-cell office:value-type="date" office:date-value="1992-01-14" calcext:value-type="date">
            <text:p>1992-01-14</text:p>
          </table:table-cell>
          <table:table-cell office:value-type="float" office:value="17921918845" calcext:value-type="float">
            <text:p>17921918845</text:p>
          </table:table-cell>
          <table:table-cell office:value-type="string" calcext:value-type="string">
            <text:p>hsmith92@yahoo.com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SC</text:p>
          </table:table-cell>
        </table:table-row>
        <table:table-row table:style-name="ro3">
          <table:table-cell office:value-type="float" office:value="290" calcext:value-type="float">
            <text:p>290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pena</text:p>
          </table:table-cell>
          <table:table-cell office:value-type="string" calcext:value-type="string">
            <text:p>F</text:p>
          </table:table-cell>
          <table:table-cell office:value-type="date" office:date-value="1997-10-13" calcext:value-type="date">
            <text:p>1997-10-13</text:p>
          </table:table-cell>
          <table:table-cell office:value-type="float" office:value="14891524177" calcext:value-type="float">
            <text:p>14891524177</text:p>
          </table:table-cell>
          <table:table-cell office:value-type="string" calcext:value-type="string">
            <text:p>epena97@yahoo.com</text:p>
          </table:table-cell>
          <table:table-cell office:value-type="float" office:value="10457" calcext:value-type="float">
            <text:p>10457</text:p>
          </table:table-cell>
          <table:table-cell office:value-type="string" calcext:value-type="string">
            <text:p>Bronx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291" calcext:value-type="float">
            <text:p>291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leyba</text:p>
          </table:table-cell>
          <table:table-cell office:value-type="string" calcext:value-type="string">
            <text:p>M</text:p>
          </table:table-cell>
          <table:table-cell office:value-type="date" office:date-value="1997-09-04" calcext:value-type="date">
            <text:p>1997-09-04</text:p>
          </table:table-cell>
          <table:table-cell office:value-type="float" office:value="17094611597" calcext:value-type="float">
            <text:p>17094611597</text:p>
          </table:table-cell>
          <table:table-cell office:value-type="string" calcext:value-type="string">
            <text:p>aleyba97@yahoo.com</text:p>
          </table:table-cell>
          <table:table-cell office:value-type="float" office:value="40272" calcext:value-type="float">
            <text:p>40272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</table:table-row>
        <table:table-row table:style-name="ro4">
          <table:table-cell office:value-type="float" office:value="292" calcext:value-type="float">
            <text:p>292</text:p>
          </table:table-cell>
          <table:table-cell office:value-type="string" calcext:value-type="string">
            <text:p>edna</text:p>
          </table:table-cell>
          <table:table-cell office:value-type="string" calcext:value-type="string">
            <text:p>casados</text:p>
          </table:table-cell>
          <table:table-cell office:value-type="string" calcext:value-type="string">
            <text:p>F</text:p>
          </table:table-cell>
          <table:table-cell office:value-type="date" office:date-value="1993-03-23" calcext:value-type="date">
            <text:p>1993-03-23</text:p>
          </table:table-cell>
          <table:table-cell office:value-type="float" office:value="18446067663" calcext:value-type="float">
            <text:p>18446067663</text:p>
          </table:table-cell>
          <table:table-cell office:value-type="string" calcext:value-type="string">
            <text:p>edna.casados@gmail.com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Carrollton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93" calcext:value-type="float">
            <text:p>293</text:p>
          </table:table-cell>
          <table:table-cell office:value-type="string" calcext:value-type="string">
            <text:p>evelyn</text:p>
          </table:table-cell>
          <table:table-cell office:value-type="string" calcext:value-type="string">
            <text:p>burnette</text:p>
          </table:table-cell>
          <table:table-cell office:value-type="string" calcext:value-type="string">
            <text:p>F</text:p>
          </table:table-cell>
          <table:table-cell office:value-type="date" office:date-value="1987-01-22" calcext:value-type="date">
            <text:p>1987-01-22</text:p>
          </table:table-cell>
          <table:table-cell office:value-type="float" office:value="12497382313" calcext:value-type="float">
            <text:p>12497382313</text:p>
          </table:table-cell>
          <table:table-cell office:value-type="string" calcext:value-type="string">
            <text:p>eburnette87@gmail.com</text:p>
          </table:table-cell>
          <table:table-cell office:value-type="float" office:value="63026" calcext:value-type="float">
            <text:p>63026</text:p>
          </table:table-cell>
          <table:table-cell office:value-type="string" calcext:value-type="string">
            <text:p>Fenton</text:p>
          </table:table-cell>
          <table:table-cell office:value-type="string" calcext:value-type="string">
            <text:p>MO</text:p>
          </table:table-cell>
        </table:table-row>
        <table:table-row table:style-name="ro4">
          <table:table-cell office:value-type="float" office:value="294" calcext:value-type="float">
            <text:p>294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whalen</text:p>
          </table:table-cell>
          <table:table-cell office:value-type="string" calcext:value-type="string">
            <text:p>F</text:p>
          </table:table-cell>
          <table:table-cell office:value-type="date" office:date-value="1988-02-16" calcext:value-type="date">
            <text:p>1988-02-16</text:p>
          </table:table-cell>
          <table:table-cell office:value-type="float" office:value="18810429849" calcext:value-type="float">
            <text:p>18810429849</text:p>
          </table:table-cell>
          <table:table-cell office:value-type="string" calcext:value-type="string">
            <text:p>mwhalen88@gmail.com</text:p>
          </table:table-cell>
          <table:table-cell office:value-type="float" office:value="40324" calcext:value-type="float">
            <text:p>40324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KY</text:p>
          </table:table-cell>
        </table:table-row>
        <table:table-row table:style-name="ro3">
          <table:table-cell office:value-type="float" office:value="295" calcext:value-type="float">
            <text:p>295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</text:p>
          </table:table-cell>
          <table:table-cell office:value-type="date" office:date-value="1979-02-11" calcext:value-type="date">
            <text:p>1979-02-11</text:p>
          </table:table-cell>
          <table:table-cell office:value-type="float" office:value="11058645544" calcext:value-type="float">
            <text:p>11058645544</text:p>
          </table:table-cell>
          <table:table-cell office:value-type="string" calcext:value-type="string">
            <text:p>nsmith79@gmail.com</text:p>
          </table:table-cell>
          <table:table-cell office:value-type="float" office:value="75645" calcext:value-type="float">
            <text:p>75645</text:p>
          </table:table-cell>
          <table:table-cell office:value-type="string" calcext:value-type="string">
            <text:p>Gilmer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296" calcext:value-type="float">
            <text:p>296</text:p>
          </table:table-cell>
          <table:table-cell office:value-type="string" calcext:value-type="string">
            <text:p>alton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M</text:p>
          </table:table-cell>
          <table:table-cell office:value-type="date" office:date-value="1981-08-22" calcext:value-type="date">
            <text:p>1981-08-22</text:p>
          </table:table-cell>
          <table:table-cell office:value-type="float" office:value="1735130128" calcext:value-type="float">
            <text:p>1735130128</text:p>
          </table:table-cell>
          <table:table-cell office:value-type="string" calcext:value-type="string">
            <text:p>alton.cooper@gmail.com</text:p>
          </table:table-cell>
          <table:table-cell office:value-type="float" office:value="94707" calcext:value-type="float">
            <text:p>94707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297" calcext:value-type="float">
            <text:p>297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M</text:p>
          </table:table-cell>
          <table:table-cell office:value-type="date" office:date-value="1985-07-23" calcext:value-type="date">
            <text:p>1985-07-23</text:p>
          </table:table-cell>
          <table:table-cell office:value-type="float" office:value="17621883770" calcext:value-type="float">
            <text:p>17621883770</text:p>
          </table:table-cell>
          <table:table-cell office:value-type="string" calcext:value-type="string">
            <text:p>william.silva@aol.com</text:p>
          </table:table-cell>
          <table:table-cell office:value-type="float" office:value="28036" calcext:value-type="float">
            <text:p>28036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NC</text:p>
          </table:table-cell>
        </table:table-row>
        <table:table-row table:style-name="ro5">
          <table:table-cell office:value-type="float" office:value="298" calcext:value-type="float">
            <text:p>298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daugherty</text:p>
          </table:table-cell>
          <table:table-cell office:value-type="string" calcext:value-type="string">
            <text:p>F</text:p>
          </table:table-cell>
          <table:table-cell office:value-type="date" office:date-value="1999-10-28" calcext:value-type="date">
            <text:p>1999-10-28</text:p>
          </table:table-cell>
          <table:table-cell office:value-type="float" office:value="17385807419" calcext:value-type="float">
            <text:p>17385807419</text:p>
          </table:table-cell>
          <table:table-cell office:value-type="string" calcext:value-type="string">
            <text:p>freddie.daugherty@gmail.com</text:p>
          </table:table-cell>
          <table:table-cell office:value-type="float" office:value="64114" calcext:value-type="float">
            <text:p>64114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MO</text:p>
          </table:table-cell>
        </table:table-row>
        <table:table-row table:style-name="ro4">
          <table:table-cell office:value-type="float" office:value="299" calcext:value-type="float">
            <text:p>299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F</text:p>
          </table:table-cell>
          <table:table-cell office:value-type="date" office:date-value="1995-08-22" calcext:value-type="date">
            <text:p>1995-08-22</text:p>
          </table:table-cell>
          <table:table-cell office:value-type="float" office:value="15506277311" calcext:value-type="float">
            <text:p>15506277311</text:p>
          </table:table-cell>
          <table:table-cell office:value-type="string" calcext:value-type="string">
            <text:p>mary.mills@outlook.com</text:p>
          </table:table-cell>
          <table:table-cell office:value-type="float" office:value="76028" calcext:value-type="float">
            <text:p>76028</text:p>
          </table:table-cell>
          <table:table-cell office:value-type="string" calcext:value-type="string">
            <text:p>Burleson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300" calcext:value-type="float">
            <text:p>30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angston</text:p>
          </table:table-cell>
          <table:table-cell office:value-type="string" calcext:value-type="string">
            <text:p>M</text:p>
          </table:table-cell>
          <table:table-cell office:value-type="date" office:date-value="1990-02-13" calcext:value-type="date">
            <text:p>1990-02-13</text:p>
          </table:table-cell>
          <table:table-cell office:value-type="float" office:value="12559929457" calcext:value-type="float">
            <text:p>12559929457</text:p>
          </table:table-cell>
          <table:table-cell office:value-type="string" calcext:value-type="string">
            <text:p>david.langston@outlook.com</text:p>
          </table:table-cell>
          <table:table-cell office:value-type="float" office:value="60622" calcext:value-type="float">
            <text:p>60622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string" calcext:value-type="string">
            <text:p>katie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F</text:p>
          </table:table-cell>
          <table:table-cell office:value-type="date" office:date-value="1983-09-01" calcext:value-type="date">
            <text:p>1983-09-01</text:p>
          </table:table-cell>
          <table:table-cell office:value-type="float" office:value="18511255555" calcext:value-type="float">
            <text:p>18511255555</text:p>
          </table:table-cell>
          <table:table-cell office:value-type="string" calcext:value-type="string">
            <text:p>katie.collins@gmail.com</text:p>
          </table:table-cell>
          <table:table-cell office:value-type="float" office:value="34480" calcext:value-type="float">
            <text:p>34480</text:p>
          </table:table-cell>
          <table:table-cell office:value-type="string" calcext:value-type="string">
            <text:p>Ocala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302" calcext:value-type="float">
            <text:p>302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foote</text:p>
          </table:table-cell>
          <table:table-cell office:value-type="string" calcext:value-type="string">
            <text:p>M</text:p>
          </table:table-cell>
          <table:table-cell office:value-type="date" office:date-value="1992-11-07" calcext:value-type="date">
            <text:p>1992-11-07</text:p>
          </table:table-cell>
          <table:table-cell office:value-type="float" office:value="17330116558" calcext:value-type="float">
            <text:p>17330116558</text:p>
          </table:table-cell>
          <table:table-cell office:value-type="string" calcext:value-type="string">
            <text:p>wendell.foote@outlook.com</text:p>
          </table:table-cell>
          <table:table-cell office:value-type="float" office:value="98118" calcext:value-type="float">
            <text:p>98118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5">
          <table:table-cell office:value-type="float" office:value="303" calcext:value-type="float">
            <text:p>303</text:p>
          </table:table-cell>
          <table:table-cell office:value-type="string" calcext:value-type="string">
            <text:p>garret</text:p>
          </table:table-cell>
          <table:table-cell office:value-type="string" calcext:value-type="string">
            <text:p>branscum</text:p>
          </table:table-cell>
          <table:table-cell office:value-type="string" calcext:value-type="string">
            <text:p>M</text:p>
          </table:table-cell>
          <table:table-cell office:value-type="date" office:date-value="1990-09-09" calcext:value-type="date">
            <text:p>1990-09-09</text:p>
          </table:table-cell>
          <table:table-cell office:value-type="float" office:value="14263846219" calcext:value-type="float">
            <text:p>14263846219</text:p>
          </table:table-cell>
          <table:table-cell office:value-type="string" calcext:value-type="string">
            <text:p>garret.branscum@gmail.com</text:p>
          </table:table-cell>
          <table:table-cell office:value-type="float" office:value="15224" calcext:value-type="float">
            <text:p>15224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A</text:p>
          </table:table-cell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F</text:p>
          </table:table-cell>
          <table:table-cell office:value-type="date" office:date-value="1998-07-28" calcext:value-type="date">
            <text:p>1998-07-28</text:p>
          </table:table-cell>
          <table:table-cell office:value-type="float" office:value="15472330299" calcext:value-type="float">
            <text:p>15472330299</text:p>
          </table:table-cell>
          <table:table-cell office:value-type="string" calcext:value-type="string">
            <text:p>suzanne.moss@gmail.com</text:p>
          </table:table-cell>
          <table:table-cell office:value-type="float" office:value="44656" calcext:value-type="float">
            <text:p>44656</text:p>
          </table:table-cell>
          <table:table-cell office:value-type="string" calcext:value-type="string">
            <text:p>Mineral City</text:p>
          </table:table-cell>
          <table:table-cell office:value-type="string" calcext:value-type="string">
            <text:p>OH</text:p>
          </table:table-cell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leist</text:p>
          </table:table-cell>
          <table:table-cell office:value-type="string" calcext:value-type="string">
            <text:p>M</text:p>
          </table:table-cell>
          <table:table-cell office:value-type="date" office:date-value="1996-01-17" calcext:value-type="date">
            <text:p>1996-01-17</text:p>
          </table:table-cell>
          <table:table-cell office:value-type="float" office:value="18570080745" calcext:value-type="float">
            <text:p>18570080745</text:p>
          </table:table-cell>
          <table:table-cell office:value-type="string" calcext:value-type="string">
            <text:p>charles.kleist@gmail.com</text:p>
          </table:table-cell>
          <table:table-cell office:value-type="float" office:value="75043" calcext:value-type="float">
            <text:p>75043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306" calcext:value-type="float">
            <text:p>306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baird</text:p>
          </table:table-cell>
          <table:table-cell office:value-type="string" calcext:value-type="string">
            <text:p>M</text:p>
          </table:table-cell>
          <table:table-cell office:value-type="date" office:date-value="1973-10-23" calcext:value-type="date">
            <text:p>1973-10-23</text:p>
          </table:table-cell>
          <table:table-cell office:value-type="float" office:value="11983409760" calcext:value-type="float">
            <text:p>11983409760</text:p>
          </table:table-cell>
          <table:table-cell office:value-type="string" calcext:value-type="string">
            <text:p>lbaird73@yahoo.com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Bayamon</text:p>
          </table:table-cell>
          <table:table-cell office:value-type="string" calcext:value-type="string">
            <text:p>PR</text:p>
          </table:table-cell>
        </table:table-row>
        <table:table-row table:style-name="ro3">
          <table:table-cell office:value-type="float" office:value="307" calcext:value-type="float">
            <text:p>307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F</text:p>
          </table:table-cell>
          <table:table-cell office:value-type="date" office:date-value="2006-01-31" calcext:value-type="date">
            <text:p>2006-01-31</text:p>
          </table:table-cell>
          <table:table-cell office:value-type="float" office:value="14293233086" calcext:value-type="float">
            <text:p>14293233086</text:p>
          </table:table-cell>
          <table:table-cell office:value-type="string" calcext:value-type="string">
            <text:p>pbeach06@gmail.com</text:p>
          </table:table-cell>
          <table:table-cell office:value-type="float" office:value="29456" calcext:value-type="float">
            <text:p>29456</text:p>
          </table:table-cell>
          <table:table-cell office:value-type="string" calcext:value-type="string">
            <text:p>Ladson</text:p>
          </table:table-cell>
          <table:table-cell office:value-type="string" calcext:value-type="string">
            <text:p>SC</text:p>
          </table:table-cell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mckeon</text:p>
          </table:table-cell>
          <table:table-cell office:value-type="string" calcext:value-type="string">
            <text:p>F</text:p>
          </table:table-cell>
          <table:table-cell office:value-type="date" office:date-value="1988-11-07" calcext:value-type="date">
            <text:p>1988-11-07</text:p>
          </table:table-cell>
          <table:table-cell office:value-type="float" office:value="16524466287" calcext:value-type="float">
            <text:p>16524466287</text:p>
          </table:table-cell>
          <table:table-cell office:value-type="string" calcext:value-type="string">
            <text:p>jmckeon88@aol.com</text:p>
          </table:table-cell>
          <table:table-cell office:value-type="float" office:value="41840" calcext:value-type="float">
            <text:p>41840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KY</text:p>
          </table:table-cell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fossum</text:p>
          </table:table-cell>
          <table:table-cell office:value-type="string" calcext:value-type="string">
            <text:p>M</text:p>
          </table:table-cell>
          <table:table-cell office:value-type="date" office:date-value="1991-12-19" calcext:value-type="date">
            <text:p>1991-12-19</text:p>
          </table:table-cell>
          <table:table-cell office:value-type="float" office:value="17553152608" calcext:value-type="float">
            <text:p>17553152608</text:p>
          </table:table-cell>
          <table:table-cell office:value-type="string" calcext:value-type="string">
            <text:p>felipe.fossum@gmail.com</text:p>
          </table:table-cell>
          <table:table-cell office:value-type="float" office:value="31774" calcext:value-type="float">
            <text:p>31774</text:p>
          </table:table-cell>
          <table:table-cell office:value-type="string" calcext:value-type="string">
            <text:p>Ocilla</text:p>
          </table:table-cell>
          <table:table-cell office:value-type="string" calcext:value-type="string">
            <text:p>GA</text:p>
          </table:table-cell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M</text:p>
          </table:table-cell>
          <table:table-cell office:value-type="date" office:date-value="2006-01-11" calcext:value-type="date">
            <text:p>2006-01-11</text:p>
          </table:table-cell>
          <table:table-cell office:value-type="float" office:value="17410014678" calcext:value-type="float">
            <text:p>17410014678</text:p>
          </table:table-cell>
          <table:table-cell office:value-type="string" calcext:value-type="string">
            <text:p>michael.davis@gmail.com</text:p>
          </table:table-cell>
          <table:table-cell office:value-type="float" office:value="91325" calcext:value-type="float">
            <text:p>91325</text:p>
          </table:table-cell>
          <table:table-cell office:value-type="string" calcext:value-type="string">
            <text:p>Northridge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F</text:p>
          </table:table-cell>
          <table:table-cell office:value-type="date" office:date-value="1996-01-17" calcext:value-type="date">
            <text:p>1996-01-17</text:p>
          </table:table-cell>
          <table:table-cell office:value-type="float" office:value="18114589433" calcext:value-type="float">
            <text:p>18114589433</text:p>
          </table:table-cell>
          <table:table-cell office:value-type="string" calcext:value-type="string">
            <text:p>cwashington96@gmail.com</text:p>
          </table:table-cell>
          <table:table-cell office:value-type="float" office:value="40219" calcext:value-type="float">
            <text:p>40219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KY</text:p>
          </table:table-cell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M</text:p>
          </table:table-cell>
          <table:table-cell office:value-type="date" office:date-value="1993-11-08" calcext:value-type="date">
            <text:p>1993-11-08</text:p>
          </table:table-cell>
          <table:table-cell office:value-type="float" office:value="15282970580" calcext:value-type="float">
            <text:p>15282970580</text:p>
          </table:table-cell>
          <table:table-cell office:value-type="string" calcext:value-type="string">
            <text:p>jcraig93@aol.com</text:p>
          </table:table-cell>
          <table:table-cell office:value-type="float" office:value="76087" calcext:value-type="float">
            <text:p>76087</text:p>
          </table:table-cell>
          <table:table-cell office:value-type="string" calcext:value-type="string">
            <text:p>Weatherford</text:p>
          </table:table-cell>
          <table:table-cell office:value-type="string" calcext:value-type="string">
            <text:p>TX</text:p>
          </table:table-cell>
        </table:table-row>
        <table:table-row table:style-name="ro5">
          <table:table-cell office:value-type="float" office:value="313" calcext:value-type="float">
            <text:p>313</text:p>
          </table:table-cell>
          <table:table-cell office:value-type="string" calcext:value-type="string">
            <text:p>angelina</text:p>
          </table:table-cell>
          <table:table-cell office:value-type="string" calcext:value-type="string">
            <text:p>shurtleff</text:p>
          </table:table-cell>
          <table:table-cell office:value-type="string" calcext:value-type="string">
            <text:p>F</text:p>
          </table:table-cell>
          <table:table-cell office:value-type="date" office:date-value="1996-09-15" calcext:value-type="date">
            <text:p>1996-09-15</text:p>
          </table:table-cell>
          <table:table-cell office:value-type="float" office:value="12372584085" calcext:value-type="float">
            <text:p>12372584085</text:p>
          </table:table-cell>
          <table:table-cell office:value-type="string" calcext:value-type="string">
            <text:p>ashurtleff96@yahoo.com</text:p>
          </table:table-cell>
          <table:table-cell office:value-type="float" office:value="90240" calcext:value-type="float">
            <text:p>90240</text:p>
          </table:table-cell>
          <table:table-cell office:value-type="string" calcext:value-type="string">
            <text:p>Downey</text:p>
          </table:table-cell>
          <table:table-cell office:value-type="string" calcext:value-type="string">
            <text:p>CA</text:p>
          </table:table-cell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M</text:p>
          </table:table-cell>
          <table:table-cell office:value-type="date" office:date-value="1980-07-13" calcext:value-type="date">
            <text:p>1980-07-13</text:p>
          </table:table-cell>
          <table:table-cell office:value-type="float" office:value="15571322866" calcext:value-type="float">
            <text:p>15571322866</text:p>
          </table:table-cell>
          <table:table-cell office:value-type="string" calcext:value-type="string">
            <text:p>hlang80@gmail.com</text:p>
          </table:table-cell>
          <table:table-cell office:value-type="float" office:value="30904" calcext:value-type="float">
            <text:p>30904</text:p>
          </table:table-cell>
          <table:table-cell office:value-type="string" calcext:value-type="string">
            <text:p>Augusta</text:p>
          </table:table-cell>
          <table:table-cell office:value-type="string" calcext:value-type="string">
            <text:p>GA</text:p>
          </table:table-cell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olsom</text:p>
          </table:table-cell>
          <table:table-cell office:value-type="string" calcext:value-type="string">
            <text:p>M</text:p>
          </table:table-cell>
          <table:table-cell office:value-type="date" office:date-value="2005-08-11" calcext:value-type="date">
            <text:p>2005-08-11</text:p>
          </table:table-cell>
          <table:table-cell office:value-type="float" office:value="1405449567" calcext:value-type="float">
            <text:p>1405449567</text:p>
          </table:table-cell>
          <table:table-cell office:value-type="string" calcext:value-type="string">
            <text:p>david.folsom@icloud.com</text:p>
          </table:table-cell>
          <table:table-cell office:value-type="float" office:value="76825" calcext:value-type="float">
            <text:p>76825</text:p>
          </table:table-cell>
          <table:table-cell office:value-type="string" calcext:value-type="string">
            <text:p>Brady</text:p>
          </table:table-cell>
          <table:table-cell office:value-type="string" calcext:value-type="string">
            <text:p>TX</text:p>
          </table:table-cell>
        </table:table-row>
        <table:table-row table:style-name="ro5">
          <table:table-cell office:value-type="float" office:value="316" calcext:value-type="float">
            <text:p>316</text:p>
          </table:table-cell>
          <table:table-cell office:value-type="string" calcext:value-type="string">
            <text:p>jackqueline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F</text:p>
          </table:table-cell>
          <table:table-cell office:value-type="date" office:date-value="1994-02-15" calcext:value-type="date">
            <text:p>1994-02-15</text:p>
          </table:table-cell>
          <table:table-cell office:value-type="float" office:value="14321164255" calcext:value-type="float">
            <text:p>14321164255</text:p>
          </table:table-cell>
          <table:table-cell office:value-type="string" calcext:value-type="string">
            <text:p>jackqueline.allen@outlook.com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</text:p>
          </table:table-cell>
          <table:table-cell office:value-type="date" office:date-value="1999-11-01" calcext:value-type="date">
            <text:p>1999-11-01</text:p>
          </table:table-cell>
          <table:table-cell office:value-type="float" office:value="11830937311" calcext:value-type="float">
            <text:p>11830937311</text:p>
          </table:table-cell>
          <table:table-cell office:value-type="string" calcext:value-type="string">
            <text:p>ngonzalez99@aol.com</text:p>
          </table:table-cell>
          <table:table-cell office:value-type="float" office:value="23225" calcext:value-type="float">
            <text:p>23225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culver</text:p>
          </table:table-cell>
          <table:table-cell office:value-type="string" calcext:value-type="string">
            <text:p>M</text:p>
          </table:table-cell>
          <table:table-cell office:value-type="date" office:date-value="1997-07-26" calcext:value-type="date">
            <text:p>1997-07-26</text:p>
          </table:table-cell>
          <table:table-cell office:value-type="float" office:value="11713726795" calcext:value-type="float">
            <text:p>11713726795</text:p>
          </table:table-cell>
          <table:table-cell office:value-type="string" calcext:value-type="string">
            <text:p>albert.culver@gmail.com</text:p>
          </table:table-cell>
          <table:table-cell office:value-type="float" office:value="3109" calcext:value-type="float">
            <text:p>3109</text:p>
          </table:table-cell>
          <table:table-cell office:value-type="string" calcext:value-type="string">
            <text:p>Manchester</text:p>
          </table:table-cell>
          <table:table-cell office:value-type="string" calcext:value-type="string">
            <text:p>NH</text:p>
          </table:table-cell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olbert</text:p>
          </table:table-cell>
          <table:table-cell office:value-type="string" calcext:value-type="string">
            <text:p>M</text:p>
          </table:table-cell>
          <table:table-cell office:value-type="date" office:date-value="1998-10-13" calcext:value-type="date">
            <text:p>1998-10-13</text:p>
          </table:table-cell>
          <table:table-cell office:value-type="float" office:value="11512365144" calcext:value-type="float">
            <text:p>11512365144</text:p>
          </table:table-cell>
          <table:table-cell office:value-type="string" calcext:value-type="string">
            <text:p>jtolbert98@icloud.com</text:p>
          </table:table-cell>
          <table:table-cell office:value-type="float" office:value="31645" calcext:value-type="float">
            <text:p>31645</text:p>
          </table:table-cell>
          <table:table-cell office:value-type="string" calcext:value-type="string">
            <text:p>Ray City</text:p>
          </table:table-cell>
          <table:table-cell office:value-type="string" calcext:value-type="string">
            <text:p>GA</text:p>
          </table:table-cell>
        </table:table-row>
        <table:table-row table:style-name="ro5">
          <table:table-cell office:value-type="float" office:value="320" calcext:value-type="float">
            <text:p>320</text:p>
          </table:table-cell>
          <table:table-cell office:value-type="string" calcext:value-type="string">
            <text:p>mildred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F</text:p>
          </table:table-cell>
          <table:table-cell office:value-type="date" office:date-value="1995-07-22" calcext:value-type="date">
            <text:p>1995-07-22</text:p>
          </table:table-cell>
          <table:table-cell office:value-type="float" office:value="14444558857" calcext:value-type="float">
            <text:p>14444558857</text:p>
          </table:table-cell>
          <table:table-cell office:value-type="string" calcext:value-type="string">
            <text:p>mildred.wilson@outlook.com</text:p>
          </table:table-cell>
          <table:table-cell office:value-type="float" office:value="19154" calcext:value-type="float">
            <text:p>19154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M</text:p>
          </table:table-cell>
          <table:table-cell office:value-type="date" office:date-value="2003-05-01" calcext:value-type="date">
            <text:p>2003-05-01</text:p>
          </table:table-cell>
          <table:table-cell office:value-type="float" office:value="11923070470" calcext:value-type="float">
            <text:p>11923070470</text:p>
          </table:table-cell>
          <table:table-cell office:value-type="string" calcext:value-type="string">
            <text:p>cmatthew03@yahoo.com</text:p>
          </table:table-cell>
          <table:table-cell office:value-type="float" office:value="75006" calcext:value-type="float">
            <text:p>75006</text:p>
          </table:table-cell>
          <table:table-cell office:value-type="string" calcext:value-type="string">
            <text:p>Carrollton</text:p>
          </table:table-cell>
          <table:table-cell office:value-type="string" calcext:value-type="string">
            <text:p>TX</text:p>
          </table:table-cell>
        </table:table-row>
        <table:table-row table:style-name="ro5">
          <table:table-cell office:value-type="float" office:value="322" calcext:value-type="float">
            <text:p>322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richardson</text:p>
          </table:table-cell>
          <table:table-cell office:value-type="string" calcext:value-type="string">
            <text:p>F</text:p>
          </table:table-cell>
          <table:table-cell office:value-type="date" office:date-value="2003-11-28" calcext:value-type="date">
            <text:p>2003-11-28</text:p>
          </table:table-cell>
          <table:table-cell office:value-type="float" office:value="13994962043" calcext:value-type="float">
            <text:p>13994962043</text:p>
          </table:table-cell>
          <table:table-cell office:value-type="string" calcext:value-type="string">
            <text:p>lois.richardson@gmail.com</text:p>
          </table:table-cell>
          <table:table-cell office:value-type="float" office:value="20774" calcext:value-type="float">
            <text:p>20774</text:p>
          </table:table-cell>
          <table:table-cell office:value-type="string" calcext:value-type="string">
            <text:p>Upper Marlboro</text:p>
          </table:table-cell>
          <table:table-cell office:value-type="string" calcext:value-type="string">
            <text:p>MD</text:p>
          </table:table-cell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string" calcext:value-type="string">
            <text:p>denice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F</text:p>
          </table:table-cell>
          <table:table-cell office:value-type="date" office:date-value="1987-09-14" calcext:value-type="date">
            <text:p>1987-09-14</text:p>
          </table:table-cell>
          <table:table-cell office:value-type="float" office:value="16878911984" calcext:value-type="float">
            <text:p>16878911984</text:p>
          </table:table-cell>
          <table:table-cell office:value-type="string" calcext:value-type="string">
            <text:p>denice.lopez@gmail.com</text:p>
          </table:table-cell>
          <table:table-cell office:value-type="float" office:value="60073" calcext:value-type="float">
            <text:p>60073</text:p>
          </table:table-cell>
          <table:table-cell office:value-type="string" calcext:value-type="string">
            <text:p>Round Lake</text:p>
          </table:table-cell>
          <table:table-cell office:value-type="string" calcext:value-type="string">
            <text:p>IL</text:p>
          </table:table-cell>
        </table:table-row>
        <table:table-row table:style-name="ro4">
          <table:table-cell office:value-type="float" office:value="324" calcext:value-type="float">
            <text:p>324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F</text:p>
          </table:table-cell>
          <table:table-cell office:value-type="date" office:date-value="1997-08-20" calcext:value-type="date">
            <text:p>1997-08-20</text:p>
          </table:table-cell>
          <table:table-cell office:value-type="float" office:value="13695136155" calcext:value-type="float">
            <text:p>13695136155</text:p>
          </table:table-cell>
          <table:table-cell office:value-type="string" calcext:value-type="string">
            <text:p>pat.davis@gmail.com</text:p>
          </table:table-cell>
          <table:table-cell office:value-type="float" office:value="35244" calcext:value-type="float">
            <text:p>35244</text:p>
          </table:table-cell>
          <table:table-cell office:value-type="string" calcext:value-type="string">
            <text:p>Birmingham</text:p>
          </table:table-cell>
          <table:table-cell office:value-type="string" calcext:value-type="string">
            <text:p>AL</text:p>
          </table:table-cell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hayes</text:p>
          </table:table-cell>
          <table:table-cell office:value-type="string" calcext:value-type="string">
            <text:p>M</text:p>
          </table:table-cell>
          <table:table-cell office:value-type="date" office:date-value="1989-04-17" calcext:value-type="date">
            <text:p>1989-04-17</text:p>
          </table:table-cell>
          <table:table-cell office:value-type="float" office:value="18641013223" calcext:value-type="float">
            <text:p>18641013223</text:p>
          </table:table-cell>
          <table:table-cell office:value-type="string" calcext:value-type="string">
            <text:p>steve.hayes@aol.com</text:p>
          </table:table-cell>
          <table:table-cell office:value-type="float" office:value="7036" calcext:value-type="float">
            <text:p>7036</text:p>
          </table:table-cell>
          <table:table-cell office:value-type="string" calcext:value-type="string">
            <text:p>Linden</text:p>
          </table:table-cell>
          <table:table-cell office:value-type="string" calcext:value-type="string">
            <text:p>NJ</text:p>
          </table:table-cell>
        </table:table-row>
        <table:table-row table:style-name="ro4">
          <table:table-cell office:value-type="float" office:value="326" calcext:value-type="float">
            <text:p>326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M</text:p>
          </table:table-cell>
          <table:table-cell office:value-type="date" office:date-value="1992-08-23" calcext:value-type="date">
            <text:p>1992-08-23</text:p>
          </table:table-cell>
          <table:table-cell office:value-type="float" office:value="17912459461" calcext:value-type="float">
            <text:p>17912459461</text:p>
          </table:table-cell>
          <table:table-cell office:value-type="string" calcext:value-type="string">
            <text:p>lee.davison@gmail.com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Hormigueros</text:p>
          </table:table-cell>
          <table:table-cell office:value-type="string" calcext:value-type="string">
            <text:p>PR</text:p>
          </table:table-cell>
        </table:table-row>
        <table:table-row table:style-name="ro5">
          <table:table-cell office:value-type="float" office:value="327" calcext:value-type="float">
            <text:p>327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puig</text:p>
          </table:table-cell>
          <table:table-cell office:value-type="string" calcext:value-type="string">
            <text:p>F</text:p>
          </table:table-cell>
          <table:table-cell office:value-type="date" office:date-value="1982-12-26" calcext:value-type="date">
            <text:p>1982-12-26</text:p>
          </table:table-cell>
          <table:table-cell office:value-type="float" office:value="14109653554" calcext:value-type="float">
            <text:p>14109653554</text:p>
          </table:table-cell>
          <table:table-cell office:value-type="string" calcext:value-type="string">
            <text:p>epuig82@outlook.com</text:p>
          </table:table-cell>
          <table:table-cell office:value-type="float" office:value="32086" calcext:value-type="float">
            <text:p>32086</text:p>
          </table:table-cell>
          <table:table-cell office:value-type="string" calcext:value-type="string">
            <text:p>Saint Augustine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328" calcext:value-type="float">
            <text:p>328</text:p>
          </table:table-cell>
          <table:table-cell office:value-type="string" calcext:value-type="string">
            <text:p>casey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M</text:p>
          </table:table-cell>
          <table:table-cell office:value-type="date" office:date-value="1988-06-29" calcext:value-type="date">
            <text:p>1988-06-29</text:p>
          </table:table-cell>
          <table:table-cell office:value-type="float" office:value="18449142365" calcext:value-type="float">
            <text:p>18449142365</text:p>
          </table:table-cell>
          <table:table-cell office:value-type="string" calcext:value-type="string">
            <text:p>cburke88@gmail.com</text:p>
          </table:table-cell>
          <table:table-cell office:value-type="float" office:value="97006" calcext:value-type="float">
            <text:p>97006</text:p>
          </table:table-cell>
          <table:table-cell office:value-type="string" calcext:value-type="string">
            <text:p>Beaverton</text:p>
          </table:table-cell>
          <table:table-cell office:value-type="string" calcext:value-type="string">
            <text:p>OR</text:p>
          </table:table-cell>
        </table:table-row>
        <table:table-row table:style-name="ro4">
          <table:table-cell office:value-type="float" office:value="329" calcext:value-type="float">
            <text:p>329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M</text:p>
          </table:table-cell>
          <table:table-cell office:value-type="date" office:date-value="1971-12-27" calcext:value-type="date">
            <text:p>1971-12-27</text:p>
          </table:table-cell>
          <table:table-cell office:value-type="float" office:value="18089631401" calcext:value-type="float">
            <text:p>18089631401</text:p>
          </table:table-cell>
          <table:table-cell office:value-type="string" calcext:value-type="string">
            <text:p>gary.allen@gmail.com</text:p>
          </table:table-cell>
          <table:table-cell office:value-type="float" office:value="38801" calcext:value-type="float">
            <text:p>38801</text:p>
          </table:table-cell>
          <table:table-cell office:value-type="string" calcext:value-type="string">
            <text:p>Tupelo</text:p>
          </table:table-cell>
          <table:table-cell office:value-type="string" calcext:value-type="string">
            <text:p>MS</text:p>
          </table:table-cell>
        </table:table-row>
        <table:table-row table:style-name="ro4">
          <table:table-cell office:value-type="float" office:value="330" calcext:value-type="float">
            <text:p>330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finch</text:p>
          </table:table-cell>
          <table:table-cell office:value-type="string" calcext:value-type="string">
            <text:p>M</text:p>
          </table:table-cell>
          <table:table-cell office:value-type="date" office:date-value="1986-11-01" calcext:value-type="date">
            <text:p>1986-11-01</text:p>
          </table:table-cell>
          <table:table-cell office:value-type="float" office:value="16569291285" calcext:value-type="float">
            <text:p>16569291285</text:p>
          </table:table-cell>
          <table:table-cell office:value-type="string" calcext:value-type="string">
            <text:p>dfinch86@gmail.com</text:p>
          </table:table-cell>
          <table:table-cell office:value-type="float" office:value="90620" calcext:value-type="float">
            <text:p>90620</text:p>
          </table:table-cell>
          <table:table-cell office:value-type="string" calcext:value-type="string">
            <text:p>Buena Park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331" calcext:value-type="float">
            <text:p>331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</text:p>
          </table:table-cell>
          <table:table-cell office:value-type="date" office:date-value="2001-08-14" calcext:value-type="date">
            <text:p>2001-08-14</text:p>
          </table:table-cell>
          <table:table-cell office:value-type="float" office:value="15980007973" calcext:value-type="float">
            <text:p>15980007973</text:p>
          </table:table-cell>
          <table:table-cell office:value-type="string" calcext:value-type="string">
            <text:p>frances.smith@gmail.com</text:p>
          </table:table-cell>
          <table:table-cell office:value-type="float" office:value="66048" calcext:value-type="float">
            <text:p>66048</text:p>
          </table:table-cell>
          <table:table-cell office:value-type="string" calcext:value-type="string">
            <text:p>Leavenworth</text:p>
          </table:table-cell>
          <table:table-cell office:value-type="string" calcext:value-type="string">
            <text:p>KS</text:p>
          </table:table-cell>
        </table:table-row>
        <table:table-row table:style-name="ro5">
          <table:table-cell office:value-type="float" office:value="332" calcext:value-type="float">
            <text:p>33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M</text:p>
          </table:table-cell>
          <table:table-cell office:value-type="date" office:date-value="1994-02-11" calcext:value-type="date">
            <text:p>1994-02-11</text:p>
          </table:table-cell>
          <table:table-cell office:value-type="float" office:value="1902513004" calcext:value-type="float">
            <text:p>1902513004</text:p>
          </table:table-cell>
          <table:table-cell office:value-type="string" calcext:value-type="string">
            <text:p>jharris94@gmail.com</text:p>
          </table:table-cell>
          <table:table-cell office:value-type="float" office:value="61244" calcext:value-type="float">
            <text:p>61244</text:p>
          </table:table-cell>
          <table:table-cell office:value-type="string" calcext:value-type="string">
            <text:p>East Moline</text:p>
          </table:table-cell>
          <table:table-cell office:value-type="string" calcext:value-type="string">
            <text:p>IL</text:p>
          </table:table-cell>
        </table:table-row>
        <table:table-row table:style-name="ro4">
          <table:table-cell office:value-type="float" office:value="333" calcext:value-type="float">
            <text:p>333</text:p>
          </table:table-cell>
          <table:table-cell office:value-type="string" calcext:value-type="string">
            <text:p>sally</text:p>
          </table:table-cell>
          <table:table-cell office:value-type="string" calcext:value-type="string">
            <text:p>doyle</text:p>
          </table:table-cell>
          <table:table-cell office:value-type="string" calcext:value-type="string">
            <text:p>F</text:p>
          </table:table-cell>
          <table:table-cell office:value-type="date" office:date-value="1992-01-15" calcext:value-type="date">
            <text:p>1992-01-15</text:p>
          </table:table-cell>
          <table:table-cell office:value-type="float" office:value="18211125656" calcext:value-type="float">
            <text:p>18211125656</text:p>
          </table:table-cell>
          <table:table-cell office:value-type="string" calcext:value-type="string">
            <text:p>sdoyle92@outlook.com</text:p>
          </table:table-cell>
          <table:table-cell office:value-type="float" office:value="45771" calcext:value-type="float">
            <text:p>45771</text:p>
          </table:table-cell>
          <table:table-cell office:value-type="string" calcext:value-type="string">
            <text:p>Racine</text:p>
          </table:table-cell>
          <table:table-cell office:value-type="string" calcext:value-type="string">
            <text:p>OH</text:p>
          </table:table-cell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M</text:p>
          </table:table-cell>
          <table:table-cell office:value-type="date" office:date-value="1993-03-04" calcext:value-type="date">
            <text:p>1993-03-04</text:p>
          </table:table-cell>
          <table:table-cell office:value-type="float" office:value="1565132605" calcext:value-type="float">
            <text:p>1565132605</text:p>
          </table:table-cell>
          <table:table-cell office:value-type="string" calcext:value-type="string">
            <text:p>jqueen93@yahoo.com</text:p>
          </table:table-cell>
          <table:table-cell office:value-type="float" office:value="35111" calcext:value-type="float">
            <text:p>35111</text:p>
          </table:table-cell>
          <table:table-cell office:value-type="string" calcext:value-type="string">
            <text:p>Mc Calla</text:p>
          </table:table-cell>
          <table:table-cell office:value-type="string" calcext:value-type="string">
            <text:p>AL</text:p>
          </table:table-cell>
        </table:table-row>
        <table:table-row table:style-name="ro4">
          <table:table-cell office:value-type="float" office:value="335" calcext:value-type="float">
            <text:p>335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M</text:p>
          </table:table-cell>
          <table:table-cell office:value-type="date" office:date-value="1995-02-01" calcext:value-type="date">
            <text:p>1995-02-01</text:p>
          </table:table-cell>
          <table:table-cell office:value-type="float" office:value="1933705708" calcext:value-type="float">
            <text:p>1933705708</text:p>
          </table:table-cell>
          <table:table-cell office:value-type="string" calcext:value-type="string">
            <text:p>andrew.wallace@gmail.com</text:p>
          </table:table-cell>
          <table:table-cell office:value-type="float" office:value="28472" calcext:value-type="float">
            <text:p>28472</text:p>
          </table:table-cell>
          <table:table-cell office:value-type="string" calcext:value-type="string">
            <text:p>Whiteville</text:p>
          </table:table-cell>
          <table:table-cell office:value-type="string" calcext:value-type="string">
            <text:p>NC</text:p>
          </table:table-cell>
        </table:table-row>
        <table:table-row table:style-name="ro4">
          <table:table-cell office:value-type="float" office:value="336" calcext:value-type="float">
            <text:p>33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ditullio</text:p>
          </table:table-cell>
          <table:table-cell office:value-type="string" calcext:value-type="string">
            <text:p>M</text:p>
          </table:table-cell>
          <table:table-cell office:value-type="date" office:date-value="2002-10-18" calcext:value-type="date">
            <text:p>2002-10-18</text:p>
          </table:table-cell>
          <table:table-cell office:value-type="float" office:value="1397596409" calcext:value-type="float">
            <text:p>1397596409</text:p>
          </table:table-cell>
          <table:table-cell office:value-type="string" calcext:value-type="string">
            <text:p>charles.ditullio@gmail.com</text:p>
          </table:table-cell>
          <table:table-cell office:value-type="float" office:value="98103" calcext:value-type="float">
            <text:p>98103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</table:table-row>
        <table:table-row table:style-name="ro3">
          <table:table-cell office:value-type="float" office:value="337" calcext:value-type="float">
            <text:p>337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imons</text:p>
          </table:table-cell>
          <table:table-cell office:value-type="string" calcext:value-type="string">
            <text:p>M</text:p>
          </table:table-cell>
          <table:table-cell office:value-type="date" office:date-value="1999-03-18" calcext:value-type="date">
            <text:p>1999-03-18</text:p>
          </table:table-cell>
          <table:table-cell office:value-type="float" office:value="14159531240" calcext:value-type="float">
            <text:p>14159531240</text:p>
          </table:table-cell>
          <table:table-cell office:value-type="string" calcext:value-type="string">
            <text:p>dsimons99@aol.com</text:p>
          </table:table-cell>
          <table:table-cell office:value-type="float" office:value="27520" calcext:value-type="float">
            <text:p>27520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NC</text:p>
          </table:table-cell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gerber</text:p>
          </table:table-cell>
          <table:table-cell office:value-type="string" calcext:value-type="string">
            <text:p>M</text:p>
          </table:table-cell>
          <table:table-cell office:value-type="date" office:date-value="1997-03-10" calcext:value-type="date">
            <text:p>1997-03-10</text:p>
          </table:table-cell>
          <table:table-cell office:value-type="float" office:value="15647665203" calcext:value-type="float">
            <text:p>15647665203</text:p>
          </table:table-cell>
          <table:table-cell office:value-type="string" calcext:value-type="string">
            <text:p>pgerber97@gmail.com</text:p>
          </table:table-cell>
          <table:table-cell office:value-type="float" office:value="82941" calcext:value-type="float">
            <text:p>82941</text:p>
          </table:table-cell>
          <table:table-cell office:value-type="string" calcext:value-type="string">
            <text:p>Pinedale</text:p>
          </table:table-cell>
          <table:table-cell office:value-type="string" calcext:value-type="string">
            <text:p>WY</text:p>
          </table:table-cell>
        </table:table-row>
        <table:table-row table:style-name="ro4">
          <table:table-cell office:value-type="float" office:value="339" calcext:value-type="float">
            <text:p>339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M</text:p>
          </table:table-cell>
          <table:table-cell office:value-type="date" office:date-value="2000-03-29" calcext:value-type="date">
            <text:p>2000-03-29</text:p>
          </table:table-cell>
          <table:table-cell office:value-type="float" office:value="1788304951" calcext:value-type="float">
            <text:p>1788304951</text:p>
          </table:table-cell>
          <table:table-cell office:value-type="string" calcext:value-type="string">
            <text:p>darryl.price@gmail.com</text:p>
          </table:table-cell>
          <table:table-cell office:value-type="float" office:value="75070" calcext:value-type="float">
            <text:p>75070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340" calcext:value-type="float">
            <text:p>340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sexton</text:p>
          </table:table-cell>
          <table:table-cell office:value-type="string" calcext:value-type="string">
            <text:p>F</text:p>
          </table:table-cell>
          <table:table-cell office:value-type="date" office:date-value="1993-03-03" calcext:value-type="date">
            <text:p>1993-03-03</text:p>
          </table:table-cell>
          <table:table-cell office:value-type="float" office:value="12294117399" calcext:value-type="float">
            <text:p>12294117399</text:p>
          </table:table-cell>
          <table:table-cell office:value-type="string" calcext:value-type="string">
            <text:p>esexton93@outlook.com</text:p>
          </table:table-cell>
          <table:table-cell office:value-type="float" office:value="13340" calcext:value-type="float">
            <text:p>13340</text:p>
          </table:table-cell>
          <table:table-cell office:value-type="string" calcext:value-type="string">
            <text:p>Frankfort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341" calcext:value-type="float">
            <text:p>341</text:p>
          </table:table-cell>
          <table:table-cell office:value-type="string" calcext:value-type="string">
            <text:p>mattie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F</text:p>
          </table:table-cell>
          <table:table-cell office:value-type="date" office:date-value="1979-08-08" calcext:value-type="date">
            <text:p>1979-08-08</text:p>
          </table:table-cell>
          <table:table-cell office:value-type="float" office:value="17761170035" calcext:value-type="float">
            <text:p>17761170035</text:p>
          </table:table-cell>
          <table:table-cell office:value-type="string" calcext:value-type="string">
            <text:p>mattie.davis@yahoo.com</text:p>
          </table:table-cell>
          <table:table-cell office:value-type="float" office:value="48429" calcext:value-type="float">
            <text:p>48429</text:p>
          </table:table-cell>
          <table:table-cell office:value-type="string" calcext:value-type="string">
            <text:p>Durand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342" calcext:value-type="float">
            <text:p>342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M</text:p>
          </table:table-cell>
          <table:table-cell office:value-type="date" office:date-value="1998-02-21" calcext:value-type="date">
            <text:p>1998-02-21</text:p>
          </table:table-cell>
          <table:table-cell office:value-type="float" office:value="1384913533" calcext:value-type="float">
            <text:p>1384913533</text:p>
          </table:table-cell>
          <table:table-cell office:value-type="string" calcext:value-type="string">
            <text:p>jfloyd98@gmail.com</text:p>
          </table:table-cell>
          <table:table-cell office:value-type="float" office:value="54311" calcext:value-type="float">
            <text:p>54311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WI</text:p>
          </table:table-cell>
        </table:table-row>
        <table:table-row table:style-name="ro4">
          <table:table-cell office:value-type="float" office:value="343" calcext:value-type="float">
            <text:p>343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noguera</text:p>
          </table:table-cell>
          <table:table-cell office:value-type="string" calcext:value-type="string">
            <text:p>F</text:p>
          </table:table-cell>
          <table:table-cell office:value-type="date" office:date-value="1987-09-07" calcext:value-type="date">
            <text:p>1987-09-07</text:p>
          </table:table-cell>
          <table:table-cell office:value-type="float" office:value="12451625400" calcext:value-type="float">
            <text:p>12451625400</text:p>
          </table:table-cell>
          <table:table-cell office:value-type="string" calcext:value-type="string">
            <text:p>virginia.noguera@gmail.com</text:p>
          </table:table-cell>
          <table:table-cell office:value-type="float" office:value="15613" calcext:value-type="float">
            <text:p>15613</text:p>
          </table:table-cell>
          <table:table-cell office:value-type="string" calcext:value-type="string">
            <text:p>Apollo</text:p>
          </table:table-cell>
          <table:table-cell office:value-type="string" calcext:value-type="string">
            <text:p>PA</text:p>
          </table:table-cell>
        </table:table-row>
        <table:table-row table:style-name="ro4">
          <table:table-cell office:value-type="float" office:value="344" calcext:value-type="float">
            <text:p>344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deason</text:p>
          </table:table-cell>
          <table:table-cell office:value-type="string" calcext:value-type="string">
            <text:p>F</text:p>
          </table:table-cell>
          <table:table-cell office:value-type="date" office:date-value="1986-05-09" calcext:value-type="date">
            <text:p>1986-05-09</text:p>
          </table:table-cell>
          <table:table-cell office:value-type="float" office:value="14876990246" calcext:value-type="float">
            <text:p>14876990246</text:p>
          </table:table-cell>
          <table:table-cell office:value-type="string" calcext:value-type="string">
            <text:p>mdeason86@gmail.com</text:p>
          </table:table-cell>
          <table:table-cell office:value-type="float" office:value="54155" calcext:value-type="float">
            <text:p>54155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WI</text:p>
          </table:table-cell>
        </table:table-row>
        <table:table-row table:style-name="ro4">
          <table:table-cell office:value-type="float" office:value="345" calcext:value-type="float">
            <text:p>345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ymore</text:p>
          </table:table-cell>
          <table:table-cell office:value-type="string" calcext:value-type="string">
            <text:p>F</text:p>
          </table:table-cell>
          <table:table-cell office:value-type="date" office:date-value="1991-12-21" calcext:value-type="date">
            <text:p>1991-12-21</text:p>
          </table:table-cell>
          <table:table-cell office:value-type="float" office:value="11218771915" calcext:value-type="float">
            <text:p>11218771915</text:p>
          </table:table-cell>
          <table:table-cell office:value-type="string" calcext:value-type="string">
            <text:p>lwymore91@gmail.com</text:p>
          </table:table-cell>
          <table:table-cell office:value-type="float" office:value="78022" calcext:value-type="float">
            <text:p>78022</text:p>
          </table:table-cell>
          <table:table-cell office:value-type="string" calcext:value-type="string">
            <text:p>George West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346" calcext:value-type="float">
            <text:p>346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F</text:p>
          </table:table-cell>
          <table:table-cell office:value-type="date" office:date-value="1984-11-25" calcext:value-type="date">
            <text:p>1984-11-25</text:p>
          </table:table-cell>
          <table:table-cell office:value-type="float" office:value="12955460808" calcext:value-type="float">
            <text:p>12955460808</text:p>
          </table:table-cell>
          <table:table-cell office:value-type="string" calcext:value-type="string">
            <text:p>ella.martinez@yahoo.com</text:p>
          </table:table-cell>
          <table:table-cell office:value-type="float" office:value="7016" calcext:value-type="float">
            <text:p>7016</text:p>
          </table:table-cell>
          <table:table-cell office:value-type="string" calcext:value-type="string">
            <text:p>Cranford</text:p>
          </table:table-cell>
          <table:table-cell office:value-type="string" calcext:value-type="string">
            <text:p>NJ</text:p>
          </table:table-cell>
        </table:table-row>
        <table:table-row table:style-name="ro5">
          <table:table-cell office:value-type="float" office:value="347" calcext:value-type="float">
            <text:p>347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montalvo</text:p>
          </table:table-cell>
          <table:table-cell office:value-type="string" calcext:value-type="string">
            <text:p>F</text:p>
          </table:table-cell>
          <table:table-cell office:value-type="date" office:date-value="1999-04-13" calcext:value-type="date">
            <text:p>1999-04-13</text:p>
          </table:table-cell>
          <table:table-cell office:value-type="float" office:value="15825214984" calcext:value-type="float">
            <text:p>15825214984</text:p>
          </table:table-cell>
          <table:table-cell office:value-type="string" calcext:value-type="string">
            <text:p>marcella.montalvo@gmail.com</text:p>
          </table:table-cell>
          <table:table-cell office:value-type="float" office:value="65340" calcext:value-type="float">
            <text:p>65340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O</text:p>
          </table:table-cell>
        </table:table-row>
        <table:table-row table:style-name="ro4">
          <table:table-cell office:value-type="float" office:value="348" calcext:value-type="float">
            <text:p>348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</text:p>
          </table:table-cell>
          <table:table-cell office:value-type="date" office:date-value="1989-01-02" calcext:value-type="date">
            <text:p>1989-01-02</text:p>
          </table:table-cell>
          <table:table-cell office:value-type="float" office:value="11762352845" calcext:value-type="float">
            <text:p>11762352845</text:p>
          </table:table-cell>
          <table:table-cell office:value-type="string" calcext:value-type="string">
            <text:p>roman.ryan@gmail.com</text:p>
          </table:table-cell>
          <table:table-cell office:value-type="float" office:value="71106" calcext:value-type="float">
            <text:p>71106</text:p>
          </table:table-cell>
          <table:table-cell office:value-type="string" calcext:value-type="string">
            <text:p>Shreveport</text:p>
          </table:table-cell>
          <table:table-cell office:value-type="string" calcext:value-type="string">
            <text:p>LA</text:p>
          </table:table-cell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hungerford</text:p>
          </table:table-cell>
          <table:table-cell office:value-type="string" calcext:value-type="string">
            <text:p>F</text:p>
          </table:table-cell>
          <table:table-cell office:value-type="date" office:date-value="2005-05-03" calcext:value-type="date">
            <text:p>2005-05-03</text:p>
          </table:table-cell>
          <table:table-cell office:value-type="float" office:value="15310182047" calcext:value-type="float">
            <text:p>15310182047</text:p>
          </table:table-cell>
          <table:table-cell office:value-type="string" calcext:value-type="string">
            <text:p>fhungerford05@gmail.com</text:p>
          </table:table-cell>
          <table:table-cell office:value-type="float" office:value="30817" calcext:value-type="float">
            <text:p>30817</text:p>
          </table:table-cell>
          <table:table-cell office:value-type="string" calcext:value-type="string">
            <text:p>Lincolnton</text:p>
          </table:table-cell>
          <table:table-cell office:value-type="string" calcext:value-type="string">
            <text:p>GA</text:p>
          </table:table-cell>
        </table:table-row>
        <table:table-row table:style-name="ro4">
          <table:table-cell office:value-type="float" office:value="350" calcext:value-type="float">
            <text:p>350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staples</text:p>
          </table:table-cell>
          <table:table-cell office:value-type="string" calcext:value-type="string">
            <text:p>M</text:p>
          </table:table-cell>
          <table:table-cell office:value-type="date" office:date-value="1992-01-11" calcext:value-type="date">
            <text:p>1992-01-11</text:p>
          </table:table-cell>
          <table:table-cell office:value-type="float" office:value="17212000901" calcext:value-type="float">
            <text:p>17212000901</text:p>
          </table:table-cell>
          <table:table-cell office:value-type="string" calcext:value-type="string">
            <text:p>jose.staples@gmail.com</text:p>
          </table:table-cell>
          <table:table-cell office:value-type="float" office:value="78593" calcext:value-type="float">
            <text:p>78593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351" calcext:value-type="float">
            <text:p>351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brewster</text:p>
          </table:table-cell>
          <table:table-cell office:value-type="string" calcext:value-type="string">
            <text:p>M</text:p>
          </table:table-cell>
          <table:table-cell office:value-type="date" office:date-value="2006-11-17" calcext:value-type="date">
            <text:p>2006-11-17</text:p>
          </table:table-cell>
          <table:table-cell office:value-type="float" office:value="13544066880" calcext:value-type="float">
            <text:p>13544066880</text:p>
          </table:table-cell>
          <table:table-cell office:value-type="string" calcext:value-type="string">
            <text:p>wbrewster06@gmail.com</text:p>
          </table:table-cell>
          <table:table-cell office:value-type="float" office:value="39837" calcext:value-type="float">
            <text:p>39837</text:p>
          </table:table-cell>
          <table:table-cell office:value-type="string" calcext:value-type="string">
            <text:p>Colquitt</text:p>
          </table:table-cell>
          <table:table-cell office:value-type="string" calcext:value-type="string">
            <text:p>GA</text:p>
          </table:table-cell>
        </table:table-row>
        <table:table-row table:style-name="ro5">
          <table:table-cell office:value-type="float" office:value="352" calcext:value-type="float">
            <text:p>352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eubanks</text:p>
          </table:table-cell>
          <table:table-cell office:value-type="string" calcext:value-type="string">
            <text:p>M</text:p>
          </table:table-cell>
          <table:table-cell office:value-type="date" office:date-value="1999-05-01" calcext:value-type="date">
            <text:p>1999-05-01</text:p>
          </table:table-cell>
          <table:table-cell office:value-type="float" office:value="17111706881" calcext:value-type="float">
            <text:p>17111706881</text:p>
          </table:table-cell>
          <table:table-cell office:value-type="string" calcext:value-type="string">
            <text:p>seubanks99@gmail.com</text:p>
          </table:table-cell>
          <table:table-cell office:value-type="float" office:value="78245" calcext:value-type="float">
            <text:p>78245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TX</text:p>
          </table:table-cell>
        </table:table-row>
        <table:table-row table:style-name="ro6">
          <table:table-cell office:value-type="float" office:value="353" calcext:value-type="float">
            <text:p>353</text:p>
          </table:table-cell>
          <table:table-cell office:value-type="string" calcext:value-type="string">
            <text:p>alise</text:p>
          </table:table-cell>
          <table:table-cell office:value-type="string" calcext:value-type="string">
            <text:p>criddle</text:p>
          </table:table-cell>
          <table:table-cell office:value-type="string" calcext:value-type="string">
            <text:p>F</text:p>
          </table:table-cell>
          <table:table-cell office:value-type="date" office:date-value="2001-08-21" calcext:value-type="date">
            <text:p>2001-08-21</text:p>
          </table:table-cell>
          <table:table-cell office:value-type="float" office:value="18401267949" calcext:value-type="float">
            <text:p>18401267949</text:p>
          </table:table-cell>
          <table:table-cell office:value-type="string" calcext:value-type="string">
            <text:p>alise.criddle@gmail.com</text:p>
          </table:table-cell>
          <table:table-cell office:value-type="float" office:value="86314" calcext:value-type="float">
            <text:p>86314</text:p>
          </table:table-cell>
          <table:table-cell office:value-type="string" calcext:value-type="string">
            <text:p>Prescott Valley</text:p>
          </table:table-cell>
          <table:table-cell office:value-type="string" calcext:value-type="string">
            <text:p>AZ</text:p>
          </table:table-cell>
        </table:table-row>
        <table:table-row table:style-name="ro4">
          <table:table-cell office:value-type="float" office:value="354" calcext:value-type="float">
            <text:p>354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M</text:p>
          </table:table-cell>
          <table:table-cell office:value-type="date" office:date-value="1978-11-09" calcext:value-type="date">
            <text:p>1978-11-09</text:p>
          </table:table-cell>
          <table:table-cell office:value-type="float" office:value="17275437127" calcext:value-type="float">
            <text:p>17275437127</text:p>
          </table:table-cell>
          <table:table-cell office:value-type="string" calcext:value-type="string">
            <text:p>fred.reed@yahoo.com</text:p>
          </table:table-cell>
          <table:table-cell office:value-type="float" office:value="82201" calcext:value-type="float">
            <text:p>82201</text:p>
          </table:table-cell>
          <table:table-cell office:value-type="string" calcext:value-type="string">
            <text:p>Wheatland</text:p>
          </table:table-cell>
          <table:table-cell office:value-type="string" calcext:value-type="string">
            <text:p>WY</text:p>
          </table:table-cell>
        </table:table-row>
        <table:table-row table:style-name="ro4">
          <table:table-cell office:value-type="float" office:value="355" calcext:value-type="float">
            <text:p>355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F</text:p>
          </table:table-cell>
          <table:table-cell office:value-type="date" office:date-value="1971-07-21" calcext:value-type="date">
            <text:p>1971-07-21</text:p>
          </table:table-cell>
          <table:table-cell office:value-type="float" office:value="18699975989" calcext:value-type="float">
            <text:p>18699975989</text:p>
          </table:table-cell>
          <table:table-cell office:value-type="string" calcext:value-type="string">
            <text:p>patrice.robinson@aol.com</text:p>
          </table:table-cell>
          <table:table-cell office:value-type="float" office:value="6418" calcext:value-type="float">
            <text:p>6418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CT</text:p>
          </table:table-cell>
        </table:table-row>
        <table:table-row table:style-name="ro4">
          <table:table-cell office:value-type="float" office:value="356" calcext:value-type="float">
            <text:p>356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bowens</text:p>
          </table:table-cell>
          <table:table-cell office:value-type="string" calcext:value-type="string">
            <text:p>F</text:p>
          </table:table-cell>
          <table:table-cell office:value-type="date" office:date-value="1980-11-08" calcext:value-type="date">
            <text:p>1980-11-08</text:p>
          </table:table-cell>
          <table:table-cell office:value-type="float" office:value="16314655357" calcext:value-type="float">
            <text:p>16314655357</text:p>
          </table:table-cell>
          <table:table-cell office:value-type="string" calcext:value-type="string">
            <text:p>cbowens80@gmail.com</text:p>
          </table:table-cell>
          <table:table-cell office:value-type="float" office:value="48843" calcext:value-type="float">
            <text:p>48843</text:p>
          </table:table-cell>
          <table:table-cell office:value-type="string" calcext:value-type="string">
            <text:p>Howell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357" calcext:value-type="float">
            <text:p>357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danner</text:p>
          </table:table-cell>
          <table:table-cell office:value-type="string" calcext:value-type="string">
            <text:p>F</text:p>
          </table:table-cell>
          <table:table-cell office:value-type="date" office:date-value="1981-08-03" calcext:value-type="date">
            <text:p>1981-08-03</text:p>
          </table:table-cell>
          <table:table-cell office:value-type="float" office:value="1899341307" calcext:value-type="float">
            <text:p>1899341307</text:p>
          </table:table-cell>
          <table:table-cell office:value-type="string" calcext:value-type="string">
            <text:p>helen.danner@yahoo.com</text:p>
          </table:table-cell>
          <table:table-cell office:value-type="float" office:value="75044" calcext:value-type="float">
            <text:p>75044</text:p>
          </table:table-cell>
          <table:table-cell office:value-type="string" calcext:value-type="string">
            <text:p>Garland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358" calcext:value-type="float">
            <text:p>358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parks</text:p>
          </table:table-cell>
          <table:table-cell office:value-type="string" calcext:value-type="string">
            <text:p>M</text:p>
          </table:table-cell>
          <table:table-cell office:value-type="date" office:date-value="1992-11-20" calcext:value-type="date">
            <text:p>1992-11-20</text:p>
          </table:table-cell>
          <table:table-cell office:value-type="float" office:value="12432610626" calcext:value-type="float">
            <text:p>12432610626</text:p>
          </table:table-cell>
          <table:table-cell office:value-type="string" calcext:value-type="string">
            <text:p>dparks92@gmail.com</text:p>
          </table:table-cell>
          <table:table-cell office:value-type="float" office:value="55130" calcext:value-type="float">
            <text:p>55130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MN</text:p>
          </table:table-cell>
        </table:table-row>
        <table:table-row table:style-name="ro4">
          <table:table-cell office:value-type="float" office:value="359" calcext:value-type="float">
            <text:p>359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pfeiffer</text:p>
          </table:table-cell>
          <table:table-cell office:value-type="string" calcext:value-type="string">
            <text:p>F</text:p>
          </table:table-cell>
          <table:table-cell office:value-type="date" office:date-value="1996-08-28" calcext:value-type="date">
            <text:p>1996-08-28</text:p>
          </table:table-cell>
          <table:table-cell office:value-type="float" office:value="17898361676" calcext:value-type="float">
            <text:p>17898361676</text:p>
          </table:table-cell>
          <table:table-cell office:value-type="string" calcext:value-type="string">
            <text:p>lpfeiffer96@yahoo.com</text:p>
          </table:table-cell>
          <table:table-cell office:value-type="float" office:value="19148" calcext:value-type="float">
            <text:p>19148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5">
          <table:table-cell office:value-type="float" office:value="360" calcext:value-type="float">
            <text:p>360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saragosa</text:p>
          </table:table-cell>
          <table:table-cell office:value-type="string" calcext:value-type="string">
            <text:p>F</text:p>
          </table:table-cell>
          <table:table-cell office:value-type="date" office:date-value="1997-07-18" calcext:value-type="date">
            <text:p>1997-07-18</text:p>
          </table:table-cell>
          <table:table-cell office:value-type="float" office:value="12279132189" calcext:value-type="float">
            <text:p>12279132189</text:p>
          </table:table-cell>
          <table:table-cell office:value-type="string" calcext:value-type="string">
            <text:p>eunice.saragosa@gmail.com</text:p>
          </table:table-cell>
          <table:table-cell office:value-type="float" office:value="26280" calcext:value-type="float">
            <text:p>26280</text:p>
          </table:table-cell>
          <table:table-cell office:value-type="string" calcext:value-type="string">
            <text:p>Mill Creek</text:p>
          </table:table-cell>
          <table:table-cell office:value-type="string" calcext:value-type="string">
            <text:p>WV</text:p>
          </table:table-cell>
        </table:table-row>
        <table:table-row table:style-name="ro4">
          <table:table-cell office:value-type="float" office:value="361" calcext:value-type="float">
            <text:p>36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M</text:p>
          </table:table-cell>
          <table:table-cell office:value-type="date" office:date-value="1995-12-26" calcext:value-type="date">
            <text:p>1995-12-26</text:p>
          </table:table-cell>
          <table:table-cell office:value-type="float" office:value="16580719060" calcext:value-type="float">
            <text:p>16580719060</text:p>
          </table:table-cell>
          <table:table-cell office:value-type="string" calcext:value-type="string">
            <text:p>asimpson95@gmail.com</text:p>
          </table:table-cell>
          <table:table-cell office:value-type="float" office:value="19140" calcext:value-type="float">
            <text:p>19140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</table:table-row>
        <table:table-row table:style-name="ro4">
          <table:table-cell office:value-type="float" office:value="362" calcext:value-type="float">
            <text:p>362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barbeau</text:p>
          </table:table-cell>
          <table:table-cell office:value-type="string" calcext:value-type="string">
            <text:p>F</text:p>
          </table:table-cell>
          <table:table-cell office:value-type="date" office:date-value="1980-03-25" calcext:value-type="date">
            <text:p>1980-03-25</text:p>
          </table:table-cell>
          <table:table-cell office:value-type="float" office:value="12550583388" calcext:value-type="float">
            <text:p>12550583388</text:p>
          </table:table-cell>
          <table:table-cell office:value-type="string" calcext:value-type="string">
            <text:p>jbarbeau80@outlook.com</text:p>
          </table:table-cell>
          <table:table-cell office:value-type="float" office:value="48208" calcext:value-type="float">
            <text:p>48208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363" calcext:value-type="float">
            <text:p>363</text:p>
          </table:table-cell>
          <table:table-cell office:value-type="string" calcext:value-type="string">
            <text:p>geraldine</text:p>
          </table:table-cell>
          <table:table-cell office:value-type="string" calcext:value-type="string">
            <text:p>floyd</text:p>
          </table:table-cell>
          <table:table-cell office:value-type="string" calcext:value-type="string">
            <text:p>F</text:p>
          </table:table-cell>
          <table:table-cell office:value-type="date" office:date-value="1990-06-03" calcext:value-type="date">
            <text:p>1990-06-03</text:p>
          </table:table-cell>
          <table:table-cell office:value-type="float" office:value="14651651961" calcext:value-type="float">
            <text:p>14651651961</text:p>
          </table:table-cell>
          <table:table-cell office:value-type="string" calcext:value-type="string">
            <text:p>geraldine.floyd@yahoo.com</text:p>
          </table:table-cell>
          <table:table-cell office:value-type="float" office:value="38135" calcext:value-type="float">
            <text:p>38135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N</text:p>
          </table:table-cell>
        </table:table-row>
        <table:table-row table:style-name="ro4">
          <table:table-cell office:value-type="float" office:value="364" calcext:value-type="float">
            <text:p>364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F</text:p>
          </table:table-cell>
          <table:table-cell office:value-type="date" office:date-value="1984-06-26" calcext:value-type="date">
            <text:p>1984-06-26</text:p>
          </table:table-cell>
          <table:table-cell office:value-type="float" office:value="15630029534" calcext:value-type="float">
            <text:p>15630029534</text:p>
          </table:table-cell>
          <table:table-cell office:value-type="string" calcext:value-type="string">
            <text:p>frances.frank@gmail.com</text:p>
          </table:table-cell>
          <table:table-cell office:value-type="float" office:value="85225" calcext:value-type="float">
            <text:p>85225</text:p>
          </table:table-cell>
          <table:table-cell office:value-type="string" calcext:value-type="string">
            <text:p>Chandler</text:p>
          </table:table-cell>
          <table:table-cell office:value-type="string" calcext:value-type="string">
            <text:p>AZ</text:p>
          </table:table-cell>
        </table:table-row>
        <table:table-row table:style-name="ro4">
          <table:table-cell office:value-type="float" office:value="365" calcext:value-type="float">
            <text:p>365</text:p>
          </table:table-cell>
          <table:table-cell office:value-type="string" calcext:value-type="string">
            <text:p>donald</text:p>
          </table:table-cell>
          <table:table-cell office:value-type="string" calcext:value-type="string">
            <text:p>rhynes</text:p>
          </table:table-cell>
          <table:table-cell office:value-type="string" calcext:value-type="string">
            <text:p>M</text:p>
          </table:table-cell>
          <table:table-cell office:value-type="date" office:date-value="2001-03-12" calcext:value-type="date">
            <text:p>2001-03-12</text:p>
          </table:table-cell>
          <table:table-cell office:value-type="float" office:value="1589062714" calcext:value-type="float">
            <text:p>1589062714</text:p>
          </table:table-cell>
          <table:table-cell office:value-type="string" calcext:value-type="string">
            <text:p>drhynes01@gmail.com</text:p>
          </table:table-cell>
          <table:table-cell office:value-type="float" office:value="46219" calcext:value-type="float">
            <text:p>46219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IN</text:p>
          </table:table-cell>
        </table:table-row>
        <table:table-row table:style-name="ro4">
          <table:table-cell office:value-type="float" office:value="366" calcext:value-type="float">
            <text:p>366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F</text:p>
          </table:table-cell>
          <table:table-cell office:value-type="date" office:date-value="1993-05-18" calcext:value-type="date">
            <text:p>1993-05-18</text:p>
          </table:table-cell>
          <table:table-cell office:value-type="float" office:value="17056083787" calcext:value-type="float">
            <text:p>17056083787</text:p>
          </table:table-cell>
          <table:table-cell office:value-type="string" calcext:value-type="string">
            <text:p>jthompson93@gmail.com</text:p>
          </table:table-cell>
          <table:table-cell office:value-type="float" office:value="91302" calcext:value-type="float">
            <text:p>91302</text:p>
          </table:table-cell>
          <table:table-cell office:value-type="string" calcext:value-type="string">
            <text:p>Calabasas</text:p>
          </table:table-cell>
          <table:table-cell office:value-type="string" calcext:value-type="string">
            <text:p>CA</text:p>
          </table:table-cell>
        </table:table-row>
        <table:table-row table:style-name="ro5">
          <table:table-cell office:value-type="float" office:value="367" calcext:value-type="float">
            <text:p>367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schreiner</text:p>
          </table:table-cell>
          <table:table-cell office:value-type="string" calcext:value-type="string">
            <text:p>F</text:p>
          </table:table-cell>
          <table:table-cell office:value-type="date" office:date-value="1992-04-14" calcext:value-type="date">
            <text:p>1992-04-14</text:p>
          </table:table-cell>
          <table:table-cell office:value-type="float" office:value="17682980393" calcext:value-type="float">
            <text:p>17682980393</text:p>
          </table:table-cell>
          <table:table-cell office:value-type="string" calcext:value-type="string">
            <text:p>eleanor.schreiner@gmail.com</text:p>
          </table:table-cell>
          <table:table-cell office:value-type="float" office:value="55992" calcext:value-type="float">
            <text:p>55992</text:p>
          </table:table-cell>
          <table:table-cell office:value-type="string" calcext:value-type="string">
            <text:p>Zumbrota</text:p>
          </table:table-cell>
          <table:table-cell office:value-type="string" calcext:value-type="string">
            <text:p>MN</text:p>
          </table:table-cell>
        </table:table-row>
        <table:table-row table:style-name="ro5">
          <table:table-cell office:value-type="float" office:value="368" calcext:value-type="float">
            <text:p>368</text:p>
          </table:table-cell>
          <table:table-cell office:value-type="string" calcext:value-type="string">
            <text:p>janice</text:p>
          </table:table-cell>
          <table:table-cell office:value-type="string" calcext:value-type="string">
            <text:p>deloatch</text:p>
          </table:table-cell>
          <table:table-cell office:value-type="string" calcext:value-type="string">
            <text:p>F</text:p>
          </table:table-cell>
          <table:table-cell office:value-type="date" office:date-value="1992-01-17" calcext:value-type="date">
            <text:p>1992-01-17</text:p>
          </table:table-cell>
          <table:table-cell office:value-type="float" office:value="15949279512" calcext:value-type="float">
            <text:p>15949279512</text:p>
          </table:table-cell>
          <table:table-cell office:value-type="string" calcext:value-type="string">
            <text:p>janice.deloatch@outlook.com</text:p>
          </table:table-cell>
          <table:table-cell office:value-type="float" office:value="94566" calcext:value-type="float">
            <text:p>94566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369" calcext:value-type="float">
            <text:p>369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skidmore</text:p>
          </table:table-cell>
          <table:table-cell office:value-type="string" calcext:value-type="string">
            <text:p>M</text:p>
          </table:table-cell>
          <table:table-cell office:value-type="date" office:date-value="1977-08-16" calcext:value-type="date">
            <text:p>1977-08-16</text:p>
          </table:table-cell>
          <table:table-cell office:value-type="float" office:value="14344011944" calcext:value-type="float">
            <text:p>14344011944</text:p>
          </table:table-cell>
          <table:table-cell office:value-type="string" calcext:value-type="string">
            <text:p>askidmore77@gmail.com</text:p>
          </table:table-cell>
          <table:table-cell office:value-type="float" office:value="60010" calcext:value-type="float">
            <text:p>60010</text:p>
          </table:table-cell>
          <table:table-cell office:value-type="string" calcext:value-type="string">
            <text:p>Barrington</text:p>
          </table:table-cell>
          <table:table-cell office:value-type="string" calcext:value-type="string">
            <text:p>IL</text:p>
          </table:table-cell>
        </table:table-row>
        <table:table-row table:style-name="ro5">
          <table:table-cell office:value-type="float" office:value="370" calcext:value-type="float">
            <text:p>370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F</text:p>
          </table:table-cell>
          <table:table-cell office:value-type="date" office:date-value="2005-06-11" calcext:value-type="date">
            <text:p>2005-06-11</text:p>
          </table:table-cell>
          <table:table-cell office:value-type="float" office:value="17137126375" calcext:value-type="float">
            <text:p>17137126375</text:p>
          </table:table-cell>
          <table:table-cell office:value-type="string" calcext:value-type="string">
            <text:p>nancy.lewis@outlook.com</text:p>
          </table:table-cell>
          <table:table-cell office:value-type="float" office:value="47906" calcext:value-type="float">
            <text:p>47906</text:p>
          </table:table-cell>
          <table:table-cell office:value-type="string" calcext:value-type="string">
            <text:p>West Lafayette</text:p>
          </table:table-cell>
          <table:table-cell office:value-type="string" calcext:value-type="string">
            <text:p>IN</text:p>
          </table:table-cell>
        </table:table-row>
        <table:table-row table:style-name="ro5">
          <table:table-cell office:value-type="float" office:value="371" calcext:value-type="float">
            <text:p>371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christmas</text:p>
          </table:table-cell>
          <table:table-cell office:value-type="string" calcext:value-type="string">
            <text:p>F</text:p>
          </table:table-cell>
          <table:table-cell office:value-type="date" office:date-value="2000-11-04" calcext:value-type="date">
            <text:p>2000-11-04</text:p>
          </table:table-cell>
          <table:table-cell office:value-type="float" office:value="13898137707" calcext:value-type="float">
            <text:p>13898137707</text:p>
          </table:table-cell>
          <table:table-cell office:value-type="string" calcext:value-type="string">
            <text:p>teresa.christmas@outlook.com</text:p>
          </table:table-cell>
          <table:table-cell office:value-type="float" office:value="92505" calcext:value-type="float">
            <text:p>92505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372" calcext:value-type="float">
            <text:p>372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runyan</text:p>
          </table:table-cell>
          <table:table-cell office:value-type="string" calcext:value-type="string">
            <text:p>M</text:p>
          </table:table-cell>
          <table:table-cell office:value-type="date" office:date-value="1997-09-18" calcext:value-type="date">
            <text:p>1997-09-18</text:p>
          </table:table-cell>
          <table:table-cell office:value-type="float" office:value="18402834642" calcext:value-type="float">
            <text:p>18402834642</text:p>
          </table:table-cell>
          <table:table-cell office:value-type="string" calcext:value-type="string">
            <text:p>vrunyan97@outlook.com</text:p>
          </table:table-cell>
          <table:table-cell office:value-type="float" office:value="98501" calcext:value-type="float">
            <text:p>98501</text:p>
          </table:table-cell>
          <table:table-cell office:value-type="string" calcext:value-type="string">
            <text:p>Olympia</text:p>
          </table:table-cell>
          <table:table-cell office:value-type="string" calcext:value-type="string">
            <text:p>WA</text:p>
          </table:table-cell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F</text:p>
          </table:table-cell>
          <table:table-cell office:value-type="date" office:date-value="2002-06-01" calcext:value-type="date">
            <text:p>2002-06-01</text:p>
          </table:table-cell>
          <table:table-cell office:value-type="float" office:value="12407976193" calcext:value-type="float">
            <text:p>12407976193</text:p>
          </table:table-cell>
          <table:table-cell office:value-type="string" calcext:value-type="string">
            <text:p>kstevens02@aol.com</text:p>
          </table:table-cell>
          <table:table-cell office:value-type="float" office:value="29365" calcext:value-type="float">
            <text:p>29365</text:p>
          </table:table-cell>
          <table:table-cell office:value-type="string" calcext:value-type="string">
            <text:p>Lyman</text:p>
          </table:table-cell>
          <table:table-cell office:value-type="string" calcext:value-type="string">
            <text:p>SC</text:p>
          </table:table-cell>
        </table:table-row>
        <table:table-row table:style-name="ro5">
          <table:table-cell office:value-type="float" office:value="374" calcext:value-type="float">
            <text:p>37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ngersoll</text:p>
          </table:table-cell>
          <table:table-cell office:value-type="string" calcext:value-type="string">
            <text:p>M</text:p>
          </table:table-cell>
          <table:table-cell office:value-type="date" office:date-value="1999-11-22" calcext:value-type="date">
            <text:p>1999-11-22</text:p>
          </table:table-cell>
          <table:table-cell office:value-type="float" office:value="1582768980" calcext:value-type="float">
            <text:p>1582768980</text:p>
          </table:table-cell>
          <table:table-cell office:value-type="string" calcext:value-type="string">
            <text:p>michael.ingersoll@gmail.com</text:p>
          </table:table-cell>
          <table:table-cell office:value-type="float" office:value="92676" calcext:value-type="float">
            <text:p>92676</text:p>
          </table:table-cell>
          <table:table-cell office:value-type="string" calcext:value-type="string">
            <text:p>Silverado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375" calcext:value-type="float">
            <text:p>375</text:p>
          </table:table-cell>
          <table:table-cell office:value-type="string" calcext:value-type="string">
            <text:p>raymond</text:p>
          </table:table-cell>
          <table:table-cell office:value-type="string" calcext:value-type="string">
            <text:p>neely</text:p>
          </table:table-cell>
          <table:table-cell office:value-type="string" calcext:value-type="string">
            <text:p>M</text:p>
          </table:table-cell>
          <table:table-cell office:value-type="date" office:date-value="1996-03-08" calcext:value-type="date">
            <text:p>1996-03-08</text:p>
          </table:table-cell>
          <table:table-cell office:value-type="float" office:value="18740435216" calcext:value-type="float">
            <text:p>18740435216</text:p>
          </table:table-cell>
          <table:table-cell office:value-type="string" calcext:value-type="string">
            <text:p>raymond.neely@gmail.com</text:p>
          </table:table-cell>
          <table:table-cell office:value-type="float" office:value="97302" calcext:value-type="float">
            <text:p>97302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OR</text:p>
          </table:table-cell>
        </table:table-row>
        <table:table-row table:style-name="ro4">
          <table:table-cell office:value-type="float" office:value="376" calcext:value-type="float">
            <text:p>376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M</text:p>
          </table:table-cell>
          <table:table-cell office:value-type="date" office:date-value="2007-06-25" calcext:value-type="date">
            <text:p>2007-06-25</text:p>
          </table:table-cell>
          <table:table-cell office:value-type="float" office:value="14829426128" calcext:value-type="float">
            <text:p>14829426128</text:p>
          </table:table-cell>
          <table:table-cell office:value-type="string" calcext:value-type="string">
            <text:p>gilbert.holmes@outlook.com</text:p>
          </table:table-cell>
          <table:table-cell office:value-type="float" office:value="23222" calcext:value-type="float">
            <text:p>23222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VA</text:p>
          </table:table-cell>
        </table:table-row>
        <table:table-row table:style-name="ro5">
          <table:table-cell office:value-type="float" office:value="377" calcext:value-type="float">
            <text:p>377</text:p>
          </table:table-cell>
          <table:table-cell office:value-type="string" calcext:value-type="string">
            <text:p>amand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F</text:p>
          </table:table-cell>
          <table:table-cell office:value-type="date" office:date-value="1994-02-25" calcext:value-type="date">
            <text:p>1994-02-25</text:p>
          </table:table-cell>
          <table:table-cell office:value-type="float" office:value="11996643637" calcext:value-type="float">
            <text:p>11996643637</text:p>
          </table:table-cell>
          <table:table-cell office:value-type="string" calcext:value-type="string">
            <text:p>aflores94@gmail.com</text:p>
          </table:table-cell>
          <table:table-cell office:value-type="float" office:value="38635" calcext:value-type="float">
            <text:p>38635</text:p>
          </table:table-cell>
          <table:table-cell office:value-type="string" calcext:value-type="string">
            <text:p>Holly Springs</text:p>
          </table:table-cell>
          <table:table-cell office:value-type="string" calcext:value-type="string">
            <text:p>MS</text:p>
          </table:table-cell>
        </table:table-row>
        <table:table-row table:style-name="ro4">
          <table:table-cell office:value-type="float" office:value="378" calcext:value-type="float">
            <text:p>378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eale</text:p>
          </table:table-cell>
          <table:table-cell office:value-type="string" calcext:value-type="string">
            <text:p>M</text:p>
          </table:table-cell>
          <table:table-cell office:value-type="date" office:date-value="1995-07-12" calcext:value-type="date">
            <text:p>1995-07-12</text:p>
          </table:table-cell>
          <table:table-cell office:value-type="float" office:value="18490625020" calcext:value-type="float">
            <text:p>18490625020</text:p>
          </table:table-cell>
          <table:table-cell office:value-type="string" calcext:value-type="string">
            <text:p>paul.seale@gmail.com</text:p>
          </table:table-cell>
          <table:table-cell office:value-type="float" office:value="45601" calcext:value-type="float">
            <text:p>45601</text:p>
          </table:table-cell>
          <table:table-cell office:value-type="string" calcext:value-type="string">
            <text:p>Chillicothe</text:p>
          </table:table-cell>
          <table:table-cell office:value-type="string" calcext:value-type="string">
            <text:p>OH</text:p>
          </table:table-cell>
        </table:table-row>
        <table:table-row table:style-name="ro4">
          <table:table-cell office:value-type="float" office:value="379" calcext:value-type="float">
            <text:p>379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rodgers</text:p>
          </table:table-cell>
          <table:table-cell office:value-type="string" calcext:value-type="string">
            <text:p>M</text:p>
          </table:table-cell>
          <table:table-cell office:value-type="date" office:date-value="1998-02-16" calcext:value-type="date">
            <text:p>1998-02-16</text:p>
          </table:table-cell>
          <table:table-cell office:value-type="float" office:value="11676642076" calcext:value-type="float">
            <text:p>11676642076</text:p>
          </table:table-cell>
          <table:table-cell office:value-type="string" calcext:value-type="string">
            <text:p>drodgers98@gmail.com</text:p>
          </table:table-cell>
          <table:table-cell office:value-type="float" office:value="25917" calcext:value-type="float">
            <text:p>25917</text:p>
          </table:table-cell>
          <table:table-cell office:value-type="string" calcext:value-type="string">
            <text:p>Scarbro</text:p>
          </table:table-cell>
          <table:table-cell office:value-type="string" calcext:value-type="string">
            <text:p>WV</text:p>
          </table:table-cell>
        </table:table-row>
        <table:table-row table:style-name="ro4">
          <table:table-cell office:value-type="float" office:value="380" calcext:value-type="float">
            <text:p>38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ueller</text:p>
          </table:table-cell>
          <table:table-cell office:value-type="string" calcext:value-type="string">
            <text:p>M</text:p>
          </table:table-cell>
          <table:table-cell office:value-type="date" office:date-value="1980-11-18" calcext:value-type="date">
            <text:p>1980-11-18</text:p>
          </table:table-cell>
          <table:table-cell office:value-type="float" office:value="16857807368" calcext:value-type="float">
            <text:p>16857807368</text:p>
          </table:table-cell>
          <table:table-cell office:value-type="string" calcext:value-type="string">
            <text:p>david.mueller@gmail.com</text:p>
          </table:table-cell>
          <table:table-cell office:value-type="float" office:value="37013" calcext:value-type="float">
            <text:p>37013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TN</text:p>
          </table:table-cell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string" calcext:value-type="string">
            <text:p>melv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</text:p>
          </table:table-cell>
          <table:table-cell office:value-type="date" office:date-value="1984-08-23" calcext:value-type="date">
            <text:p>1984-08-23</text:p>
          </table:table-cell>
          <table:table-cell office:value-type="float" office:value="16141204674" calcext:value-type="float">
            <text:p>16141204674</text:p>
          </table:table-cell>
          <table:table-cell office:value-type="string" calcext:value-type="string">
            <text:p>msmith84@aol.com</text:p>
          </table:table-cell>
          <table:table-cell office:value-type="float" office:value="10021" calcext:value-type="float">
            <text:p>10021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382" calcext:value-type="float">
            <text:p>38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line</text:p>
          </table:table-cell>
          <table:table-cell office:value-type="string" calcext:value-type="string">
            <text:p>M</text:p>
          </table:table-cell>
          <table:table-cell office:value-type="date" office:date-value="1988-01-22" calcext:value-type="date">
            <text:p>1988-01-22</text:p>
          </table:table-cell>
          <table:table-cell office:value-type="float" office:value="17226024" calcext:value-type="float">
            <text:p>17226024</text:p>
          </table:table-cell>
          <table:table-cell office:value-type="string" calcext:value-type="string">
            <text:p>john.cline@gmail.com</text:p>
          </table:table-cell>
          <table:table-cell office:value-type="float" office:value="42164" calcext:value-type="float">
            <text:p>42164</text:p>
          </table:table-cell>
          <table:table-cell office:value-type="string" calcext:value-type="string">
            <text:p>Scottsville</text:p>
          </table:table-cell>
          <table:table-cell office:value-type="string" calcext:value-type="string">
            <text:p>KY</text:p>
          </table:table-cell>
        </table:table-row>
        <table:table-row table:style-name="ro4">
          <table:table-cell office:value-type="float" office:value="383" calcext:value-type="float">
            <text:p>38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oulk</text:p>
          </table:table-cell>
          <table:table-cell office:value-type="string" calcext:value-type="string">
            <text:p>M</text:p>
          </table:table-cell>
          <table:table-cell office:value-type="date" office:date-value="2000-06-20" calcext:value-type="date">
            <text:p>2000-06-20</text:p>
          </table:table-cell>
          <table:table-cell office:value-type="float" office:value="13413449592" calcext:value-type="float">
            <text:p>13413449592</text:p>
          </table:table-cell>
          <table:table-cell office:value-type="string" calcext:value-type="string">
            <text:p>jfoulk00@yahoo.com</text:p>
          </table:table-cell>
          <table:table-cell office:value-type="float" office:value="21227" calcext:value-type="float">
            <text:p>21227</text:p>
          </table:table-cell>
          <table:table-cell office:value-type="string" calcext:value-type="string">
            <text:p>Halethorpe</text:p>
          </table:table-cell>
          <table:table-cell office:value-type="string" calcext:value-type="string">
            <text:p>MD</text:p>
          </table:table-cell>
        </table:table-row>
        <table:table-row table:style-name="ro4">
          <table:table-cell office:value-type="float" office:value="384" calcext:value-type="float">
            <text:p>384</text:p>
          </table:table-cell>
          <table:table-cell office:value-type="string" calcext:value-type="string">
            <text:p>willard</text:p>
          </table:table-cell>
          <table:table-cell office:value-type="string" calcext:value-type="string">
            <text:p>dietz</text:p>
          </table:table-cell>
          <table:table-cell office:value-type="string" calcext:value-type="string">
            <text:p>M</text:p>
          </table:table-cell>
          <table:table-cell office:value-type="date" office:date-value="1986-07-01" calcext:value-type="date">
            <text:p>1986-07-01</text:p>
          </table:table-cell>
          <table:table-cell office:value-type="float" office:value="11440433075" calcext:value-type="float">
            <text:p>11440433075</text:p>
          </table:table-cell>
          <table:table-cell office:value-type="string" calcext:value-type="string">
            <text:p>willard.dietz@gmail.com</text:p>
          </table:table-cell>
          <table:table-cell office:value-type="float" office:value="49250" calcext:value-type="float">
            <text:p>49250</text:p>
          </table:table-cell>
          <table:table-cell office:value-type="string" calcext:value-type="string">
            <text:p>Jonesville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385" calcext:value-type="float">
            <text:p>385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teller</text:p>
          </table:table-cell>
          <table:table-cell office:value-type="string" calcext:value-type="string">
            <text:p>F</text:p>
          </table:table-cell>
          <table:table-cell office:value-type="date" office:date-value="1998-09-10" calcext:value-type="date">
            <text:p>1998-09-10</text:p>
          </table:table-cell>
          <table:table-cell office:value-type="float" office:value="11585504822" calcext:value-type="float">
            <text:p>11585504822</text:p>
          </table:table-cell>
          <table:table-cell office:value-type="string" calcext:value-type="string">
            <text:p>june.teller@gmail.com</text:p>
          </table:table-cell>
          <table:table-cell office:value-type="float" office:value="32909" calcext:value-type="float">
            <text:p>32909</text:p>
          </table:table-cell>
          <table:table-cell office:value-type="string" calcext:value-type="string">
            <text:p>Palm Bay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386" calcext:value-type="float">
            <text:p>386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bergstrom</text:p>
          </table:table-cell>
          <table:table-cell office:value-type="string" calcext:value-type="string">
            <text:p>F</text:p>
          </table:table-cell>
          <table:table-cell office:value-type="date" office:date-value="2003-07-22" calcext:value-type="date">
            <text:p>2003-07-22</text:p>
          </table:table-cell>
          <table:table-cell office:value-type="float" office:value="11095672387" calcext:value-type="float">
            <text:p>11095672387</text:p>
          </table:table-cell>
          <table:table-cell office:value-type="string" calcext:value-type="string">
            <text:p>denise.bergstrom@gmail.com</text:p>
          </table:table-cell>
          <table:table-cell office:value-type="float" office:value="18425" calcext:value-type="float">
            <text:p>18425</text:p>
          </table:table-cell>
          <table:table-cell office:value-type="string" calcext:value-type="string">
            <text:p>Greeley</text:p>
          </table:table-cell>
          <table:table-cell office:value-type="string" calcext:value-type="string">
            <text:p>PA</text:p>
          </table:table-cell>
        </table:table-row>
        <table:table-row table:style-name="ro4">
          <table:table-cell office:value-type="float" office:value="387" calcext:value-type="float">
            <text:p>387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F</text:p>
          </table:table-cell>
          <table:table-cell office:value-type="date" office:date-value="1994-02-25" calcext:value-type="date">
            <text:p>1994-02-25</text:p>
          </table:table-cell>
          <table:table-cell office:value-type="float" office:value="17810441482" calcext:value-type="float">
            <text:p>17810441482</text:p>
          </table:table-cell>
          <table:table-cell office:value-type="string" calcext:value-type="string">
            <text:p>bbailey94@outlook.com</text:p>
          </table:table-cell>
          <table:table-cell office:value-type="float" office:value="32541" calcext:value-type="float">
            <text:p>32541</text:p>
          </table:table-cell>
          <table:table-cell office:value-type="string" calcext:value-type="string">
            <text:p>Destin</text:p>
          </table:table-cell>
          <table:table-cell office:value-type="string" calcext:value-type="string">
            <text:p>FL</text:p>
          </table:table-cell>
        </table:table-row>
        <table:table-row table:style-name="ro4">
          <table:table-cell office:value-type="float" office:value="388" calcext:value-type="float">
            <text:p>388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M</text:p>
          </table:table-cell>
          <table:table-cell office:value-type="date" office:date-value="1985-02-28" calcext:value-type="date">
            <text:p>1985-02-28</text:p>
          </table:table-cell>
          <table:table-cell office:value-type="float" office:value="18109317629" calcext:value-type="float">
            <text:p>18109317629</text:p>
          </table:table-cell>
          <table:table-cell office:value-type="string" calcext:value-type="string">
            <text:p>abowman85@aol.com</text:p>
          </table:table-cell>
          <table:table-cell office:value-type="float" office:value="90293" calcext:value-type="float">
            <text:p>90293</text:p>
          </table:table-cell>
          <table:table-cell office:value-type="string" calcext:value-type="string">
            <text:p>Playa Del Rey</text:p>
          </table:table-cell>
          <table:table-cell office:value-type="string" calcext:value-type="string">
            <text:p>CA</text:p>
          </table:table-cell>
        </table:table-row>
        <table:table-row table:style-name="ro5">
          <table:table-cell office:value-type="float" office:value="389" calcext:value-type="float">
            <text:p>38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allison</text:p>
          </table:table-cell>
          <table:table-cell office:value-type="string" calcext:value-type="string">
            <text:p>M</text:p>
          </table:table-cell>
          <table:table-cell office:value-type="date" office:date-value="1990-10-12" calcext:value-type="date">
            <text:p>1990-10-12</text:p>
          </table:table-cell>
          <table:table-cell office:value-type="float" office:value="14246775293" calcext:value-type="float">
            <text:p>14246775293</text:p>
          </table:table-cell>
          <table:table-cell office:value-type="string" calcext:value-type="string">
            <text:p>bcallison90@yahoo.com</text:p>
          </table:table-cell>
          <table:table-cell office:value-type="float" office:value="91910" calcext:value-type="float">
            <text:p>91910</text:p>
          </table:table-cell>
          <table:table-cell office:value-type="string" calcext:value-type="string">
            <text:p>Chula Vista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390" calcext:value-type="float">
            <text:p>390</text:p>
          </table:table-cell>
          <table:table-cell office:value-type="string" calcext:value-type="string">
            <text:p>helen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F</text:p>
          </table:table-cell>
          <table:table-cell office:value-type="date" office:date-value="1977-02-27" calcext:value-type="date">
            <text:p>1977-02-27</text:p>
          </table:table-cell>
          <table:table-cell office:value-type="float" office:value="13792156114" calcext:value-type="float">
            <text:p>13792156114</text:p>
          </table:table-cell>
          <table:table-cell office:value-type="string" calcext:value-type="string">
            <text:p>helen.clark@gmail.com</text:p>
          </table:table-cell>
          <table:table-cell office:value-type="float" office:value="37015" calcext:value-type="float">
            <text:p>37015</text:p>
          </table:table-cell>
          <table:table-cell office:value-type="string" calcext:value-type="string">
            <text:p>Ashland City</text:p>
          </table:table-cell>
          <table:table-cell office:value-type="string" calcext:value-type="string">
            <text:p>TN</text:p>
          </table:table-cell>
        </table:table-row>
        <table:table-row table:style-name="ro5">
          <table:table-cell office:value-type="float" office:value="391" calcext:value-type="float">
            <text:p>39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mathis</text:p>
          </table:table-cell>
          <table:table-cell office:value-type="string" calcext:value-type="string">
            <text:p>F</text:p>
          </table:table-cell>
          <table:table-cell office:value-type="date" office:date-value="2001-03-29" calcext:value-type="date">
            <text:p>2001-03-29</text:p>
          </table:table-cell>
          <table:table-cell office:value-type="float" office:value="15669087511" calcext:value-type="float">
            <text:p>15669087511</text:p>
          </table:table-cell>
          <table:table-cell office:value-type="string" calcext:value-type="string">
            <text:p>crystal.mathis@gmail.com</text:p>
          </table:table-cell>
          <table:table-cell office:value-type="float" office:value="43764" calcext:value-type="float">
            <text:p>43764</text:p>
          </table:table-cell>
          <table:table-cell office:value-type="string" calcext:value-type="string">
            <text:p>New Lexington</text:p>
          </table:table-cell>
          <table:table-cell office:value-type="string" calcext:value-type="string">
            <text:p>OH</text:p>
          </table:table-cell>
        </table:table-row>
        <table:table-row table:style-name="ro5">
          <table:table-cell office:value-type="float" office:value="392" calcext:value-type="float">
            <text:p>39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M</text:p>
          </table:table-cell>
          <table:table-cell office:value-type="date" office:date-value="1989-11-11" calcext:value-type="date">
            <text:p>1989-11-11</text:p>
          </table:table-cell>
          <table:table-cell office:value-type="float" office:value="1816862156" calcext:value-type="float">
            <text:p>1816862156</text:p>
          </table:table-cell>
          <table:table-cell office:value-type="string" calcext:value-type="string">
            <text:p>greed89@yahoo.com</text:p>
          </table:table-cell>
          <table:table-cell office:value-type="float" office:value="92660" calcext:value-type="float">
            <text:p>92660</text:p>
          </table:table-cell>
          <table:table-cell office:value-type="string" calcext:value-type="string">
            <text:p>Newport Beach</text:p>
          </table:table-cell>
          <table:table-cell office:value-type="string" calcext:value-type="string">
            <text:p>CA</text:p>
          </table:table-cell>
        </table:table-row>
        <table:table-row table:style-name="ro5">
          <table:table-cell office:value-type="float" office:value="393" calcext:value-type="float">
            <text:p>393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M</text:p>
          </table:table-cell>
          <table:table-cell office:value-type="date" office:date-value="1984-01-28" calcext:value-type="date">
            <text:p>1984-01-28</text:p>
          </table:table-cell>
          <table:table-cell office:value-type="float" office:value="12358419633" calcext:value-type="float">
            <text:p>12358419633</text:p>
          </table:table-cell>
          <table:table-cell office:value-type="string" calcext:value-type="string">
            <text:p>eelias84@gmail.com</text:p>
          </table:table-cell>
          <table:table-cell office:value-type="float" office:value="33073" calcext:value-type="float">
            <text:p>33073</text:p>
          </table:table-cell>
          <table:table-cell office:value-type="string" calcext:value-type="string">
            <text:p>Pompano Beach</text:p>
          </table:table-cell>
          <table:table-cell office:value-type="string" calcext:value-type="string">
            <text:p>FL</text:p>
          </table:table-cell>
        </table:table-row>
        <table:table-row table:style-name="ro5">
          <table:table-cell office:value-type="float" office:value="394" calcext:value-type="float">
            <text:p>394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wagner</text:p>
          </table:table-cell>
          <table:table-cell office:value-type="string" calcext:value-type="string">
            <text:p>M</text:p>
          </table:table-cell>
          <table:table-cell office:value-type="date" office:date-value="2002-03-26" calcext:value-type="date">
            <text:p>2002-03-26</text:p>
          </table:table-cell>
          <table:table-cell office:value-type="float" office:value="14141325204" calcext:value-type="float">
            <text:p>14141325204</text:p>
          </table:table-cell>
          <table:table-cell office:value-type="string" calcext:value-type="string">
            <text:p>rwagner02@gmail.com</text:p>
          </table:table-cell>
          <table:table-cell office:value-type="float" office:value="76104" calcext:value-type="float">
            <text:p>76104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395" calcext:value-type="float">
            <text:p>395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fusco</text:p>
          </table:table-cell>
          <table:table-cell office:value-type="string" calcext:value-type="string">
            <text:p>M</text:p>
          </table:table-cell>
          <table:table-cell office:value-type="date" office:date-value="1984-04-30" calcext:value-type="date">
            <text:p>1984-04-30</text:p>
          </table:table-cell>
          <table:table-cell office:value-type="float" office:value="14438975799" calcext:value-type="float">
            <text:p>14438975799</text:p>
          </table:table-cell>
          <table:table-cell office:value-type="string" calcext:value-type="string">
            <text:p>ffusco84@outlook.com</text:p>
          </table:table-cell>
          <table:table-cell office:value-type="float" office:value="49201" calcext:value-type="float">
            <text:p>49201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string" calcext:value-type="string">
            <text:p>catina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F</text:p>
          </table:table-cell>
          <table:table-cell office:value-type="date" office:date-value="1996-05-21" calcext:value-type="date">
            <text:p>1996-05-21</text:p>
          </table:table-cell>
          <table:table-cell office:value-type="float" office:value="1492571213" calcext:value-type="float">
            <text:p>1492571213</text:p>
          </table:table-cell>
          <table:table-cell office:value-type="string" calcext:value-type="string">
            <text:p>catina.johnson@gmail.com</text:p>
          </table:table-cell>
          <table:table-cell office:value-type="float" office:value="59718" calcext:value-type="float">
            <text:p>59718</text:p>
          </table:table-cell>
          <table:table-cell office:value-type="string" calcext:value-type="string">
            <text:p>Bozeman</text:p>
          </table:table-cell>
          <table:table-cell office:value-type="string" calcext:value-type="string">
            <text:p>MT</text:p>
          </table:table-cell>
        </table:table-row>
        <table:table-row table:style-name="ro4">
          <table:table-cell office:value-type="float" office:value="397" calcext:value-type="float">
            <text:p>397</text:p>
          </table:table-cell>
          <table:table-cell office:value-type="string" calcext:value-type="string">
            <text:p>shanell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F</text:p>
          </table:table-cell>
          <table:table-cell office:value-type="date" office:date-value="2006-08-04" calcext:value-type="date">
            <text:p>2006-08-04</text:p>
          </table:table-cell>
          <table:table-cell office:value-type="float" office:value="13833297531" calcext:value-type="float">
            <text:p>13833297531</text:p>
          </table:table-cell>
          <table:table-cell office:value-type="string" calcext:value-type="string">
            <text:p>sjones06@gmail.com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Belmont</text:p>
          </table:table-cell>
          <table:table-cell office:value-type="string" calcext:value-type="string">
            <text:p>MA</text:p>
          </table:table-cell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string" calcext:value-type="string">
            <text:p>terrell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M</text:p>
          </table:table-cell>
          <table:table-cell office:value-type="date" office:date-value="1998-01-14" calcext:value-type="date">
            <text:p>1998-01-14</text:p>
          </table:table-cell>
          <table:table-cell office:value-type="float" office:value="12458195128" calcext:value-type="float">
            <text:p>12458195128</text:p>
          </table:table-cell>
          <table:table-cell office:value-type="string" calcext:value-type="string">
            <text:p>tfields98@outlook.com</text:p>
          </table:table-cell>
          <table:table-cell office:value-type="float" office:value="75672" calcext:value-type="float">
            <text:p>75672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399" calcext:value-type="float">
            <text:p>399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mann</text:p>
          </table:table-cell>
          <table:table-cell office:value-type="string" calcext:value-type="string">
            <text:p>F</text:p>
          </table:table-cell>
          <table:table-cell office:value-type="date" office:date-value="1992-11-13" calcext:value-type="date">
            <text:p>1992-11-13</text:p>
          </table:table-cell>
          <table:table-cell office:value-type="float" office:value="11353448115" calcext:value-type="float">
            <text:p>11353448115</text:p>
          </table:table-cell>
          <table:table-cell office:value-type="string" calcext:value-type="string">
            <text:p>lmann92@outlook.com</text:p>
          </table:table-cell>
          <table:table-cell office:value-type="float" office:value="66607" calcext:value-type="float">
            <text:p>66607</text:p>
          </table:table-cell>
          <table:table-cell office:value-type="string" calcext:value-type="string">
            <text:p>Topeka</text:p>
          </table:table-cell>
          <table:table-cell office:value-type="string" calcext:value-type="string">
            <text:p>KS</text:p>
          </table:table-cell>
        </table:table-row>
        <table:table-row table:style-name="ro5">
          <table:table-cell office:value-type="float" office:value="400" calcext:value-type="float">
            <text:p>400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palmer</text:p>
          </table:table-cell>
          <table:table-cell office:value-type="string" calcext:value-type="string">
            <text:p>M</text:p>
          </table:table-cell>
          <table:table-cell office:value-type="date" office:date-value="1996-06-07" calcext:value-type="date">
            <text:p>1996-06-07</text:p>
          </table:table-cell>
          <table:table-cell office:value-type="float" office:value="17682438924" calcext:value-type="float">
            <text:p>17682438924</text:p>
          </table:table-cell>
          <table:table-cell office:value-type="string" calcext:value-type="string">
            <text:p>richard.palmer@gmail.com</text:p>
          </table:table-cell>
          <table:table-cell office:value-type="float" office:value="48047" calcext:value-type="float">
            <text:p>48047</text:p>
          </table:table-cell>
          <table:table-cell office:value-type="string" calcext:value-type="string">
            <text:p>New Baltimore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mckinney</text:p>
          </table:table-cell>
          <table:table-cell office:value-type="string" calcext:value-type="string">
            <text:p>M</text:p>
          </table:table-cell>
          <table:table-cell office:value-type="date" office:date-value="1996-04-05" calcext:value-type="date">
            <text:p>1996-04-05</text:p>
          </table:table-cell>
          <table:table-cell office:value-type="float" office:value="17767876570" calcext:value-type="float">
            <text:p>17767876570</text:p>
          </table:table-cell>
          <table:table-cell office:value-type="string" calcext:value-type="string">
            <text:p>jesus.mckinney@gmail.com</text:p>
          </table:table-cell>
          <table:table-cell office:value-type="float" office:value="89431" calcext:value-type="float">
            <text:p>89431</text:p>
          </table:table-cell>
          <table:table-cell office:value-type="string" calcext:value-type="string">
            <text:p>Sparks</text:p>
          </table:table-cell>
          <table:table-cell office:value-type="string" calcext:value-type="string">
            <text:p>NV</text:p>
          </table:table-cell>
        </table:table-row>
        <table:table-row table:style-name="ro5">
          <table:table-cell office:value-type="float" office:value="402" calcext:value-type="float">
            <text:p>402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llett</text:p>
          </table:table-cell>
          <table:table-cell office:value-type="string" calcext:value-type="string">
            <text:p>M</text:p>
          </table:table-cell>
          <table:table-cell office:value-type="date" office:date-value="1990-11-18" calcext:value-type="date">
            <text:p>1990-11-18</text:p>
          </table:table-cell>
          <table:table-cell office:value-type="float" office:value="11183895151" calcext:value-type="float">
            <text:p>11183895151</text:p>
          </table:table-cell>
          <table:table-cell office:value-type="string" calcext:value-type="string">
            <text:p>smallett90@yahoo.com</text:p>
          </table:table-cell>
          <table:table-cell office:value-type="float" office:value="90007" calcext:value-type="float">
            <text:p>90007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403" calcext:value-type="float">
            <text:p>403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M</text:p>
          </table:table-cell>
          <table:table-cell office:value-type="date" office:date-value="1991-07-07" calcext:value-type="date">
            <text:p>1991-07-07</text:p>
          </table:table-cell>
          <table:table-cell office:value-type="float" office:value="11894339476" calcext:value-type="float">
            <text:p>11894339476</text:p>
          </table:table-cell>
          <table:table-cell office:value-type="string" calcext:value-type="string">
            <text:p>duane.lewis@gmail.com</text:p>
          </table:table-cell>
          <table:table-cell office:value-type="float" office:value="48152" calcext:value-type="float">
            <text:p>48152</text:p>
          </table:table-cell>
          <table:table-cell office:value-type="string" calcext:value-type="string">
            <text:p>Livonia</text:p>
          </table:table-cell>
          <table:table-cell office:value-type="string" calcext:value-type="string">
            <text:p>MI</text:p>
          </table:table-cell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ogorman</text:p>
          </table:table-cell>
          <table:table-cell office:value-type="string" calcext:value-type="string">
            <text:p>F</text:p>
          </table:table-cell>
          <table:table-cell office:value-type="date" office:date-value="1988-05-26" calcext:value-type="date">
            <text:p>1988-05-26</text:p>
          </table:table-cell>
          <table:table-cell office:value-type="float" office:value="14136316048" calcext:value-type="float">
            <text:p>14136316048</text:p>
          </table:table-cell>
          <table:table-cell office:value-type="string" calcext:value-type="string">
            <text:p>angela.ogorman@aol.com</text:p>
          </table:table-cell>
          <table:table-cell office:value-type="float" office:value="87122" calcext:value-type="float">
            <text:p>87122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NM</text:p>
          </table:table-cell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M</text:p>
          </table:table-cell>
          <table:table-cell office:value-type="date" office:date-value="1984-05-15" calcext:value-type="date">
            <text:p>1984-05-15</text:p>
          </table:table-cell>
          <table:table-cell office:value-type="float" office:value="140071488" calcext:value-type="float">
            <text:p>140071488</text:p>
          </table:table-cell>
          <table:table-cell office:value-type="string" calcext:value-type="string">
            <text:p>ronald.burke@gmail.com</text:p>
          </table:table-cell>
          <table:table-cell office:value-type="float" office:value="39111" calcext:value-type="float">
            <text:p>39111</text:p>
          </table:table-cell>
          <table:table-cell office:value-type="string" calcext:value-type="string">
            <text:p>Magee</text:p>
          </table:table-cell>
          <table:table-cell office:value-type="string" calcext:value-type="string">
            <text:p>MS</text:p>
          </table:table-cell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string" calcext:value-type="string">
            <text:p>devin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M</text:p>
          </table:table-cell>
          <table:table-cell office:value-type="date" office:date-value="2001-08-21" calcext:value-type="date">
            <text:p>2001-08-21</text:p>
          </table:table-cell>
          <table:table-cell office:value-type="float" office:value="13281303809" calcext:value-type="float">
            <text:p>13281303809</text:p>
          </table:table-cell>
          <table:table-cell office:value-type="string" calcext:value-type="string">
            <text:p>devin.garrett@yahoo.com</text:p>
          </table:table-cell>
          <table:table-cell office:value-type="float" office:value="75706" calcext:value-type="float">
            <text:p>75706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string" calcext:value-type="string">
            <text:p>humberto</text:p>
          </table:table-cell>
          <table:table-cell office:value-type="string" calcext:value-type="string">
            <text:p>cabrera</text:p>
          </table:table-cell>
          <table:table-cell office:value-type="string" calcext:value-type="string">
            <text:p>M</text:p>
          </table:table-cell>
          <table:table-cell office:value-type="date" office:date-value="2008-08-05" calcext:value-type="date">
            <text:p>2008-08-05</text:p>
          </table:table-cell>
          <table:table-cell office:value-type="float" office:value="14514994500" calcext:value-type="float">
            <text:p>14514994500</text:p>
          </table:table-cell>
          <table:table-cell office:value-type="string" calcext:value-type="string">
            <text:p>hcabrera08@gmail.com</text:p>
          </table:table-cell>
          <table:table-cell office:value-type="float" office:value="11714" calcext:value-type="float">
            <text:p>11714</text:p>
          </table:table-cell>
          <table:table-cell office:value-type="string" calcext:value-type="string">
            <text:p>Bethpage</text:p>
          </table:table-cell>
          <table:table-cell office:value-type="string" calcext:value-type="string">
            <text:p>NY</text:p>
          </table:table-cell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honeycutt</text:p>
          </table:table-cell>
          <table:table-cell office:value-type="string" calcext:value-type="string">
            <text:p>F</text:p>
          </table:table-cell>
          <table:table-cell office:value-type="date" office:date-value="1979-11-05" calcext:value-type="date">
            <text:p>1979-11-05</text:p>
          </table:table-cell>
          <table:table-cell office:value-type="float" office:value="13252968938" calcext:value-type="float">
            <text:p>13252968938</text:p>
          </table:table-cell>
          <table:table-cell office:value-type="string" calcext:value-type="string">
            <text:p>mhoneycutt79@gmail.com</text:p>
          </table:table-cell>
          <table:table-cell office:value-type="float" office:value="60133" calcext:value-type="float">
            <text:p>60133</text:p>
          </table:table-cell>
          <table:table-cell office:value-type="string" calcext:value-type="string">
            <text:p>Hanover Park</text:p>
          </table:table-cell>
          <table:table-cell office:value-type="string" calcext:value-type="string">
            <text:p>IL</text:p>
          </table:table-cell>
        </table:table-row>
        <table:table-row table:style-name="ro5">
          <table:table-cell office:value-type="float" office:value="409" calcext:value-type="float">
            <text:p>409</text:p>
          </table:table-cell>
          <table:table-cell office:value-type="string" calcext:value-type="string">
            <text:p>claudette</text:p>
          </table:table-cell>
          <table:table-cell office:value-type="string" calcext:value-type="string">
            <text:p>gooden</text:p>
          </table:table-cell>
          <table:table-cell office:value-type="string" calcext:value-type="string">
            <text:p>F</text:p>
          </table:table-cell>
          <table:table-cell office:value-type="date" office:date-value="1988-06-20" calcext:value-type="date">
            <text:p>1988-06-20</text:p>
          </table:table-cell>
          <table:table-cell office:value-type="float" office:value="14379404140" calcext:value-type="float">
            <text:p>14379404140</text:p>
          </table:table-cell>
          <table:table-cell office:value-type="string" calcext:value-type="string">
            <text:p>claudette.gooden@yahoo.com</text:p>
          </table:table-cell>
          <table:table-cell office:value-type="float" office:value="60544" calcext:value-type="float">
            <text:p>60544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IL</text:p>
          </table:table-cell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M</text:p>
          </table:table-cell>
          <table:table-cell office:value-type="date" office:date-value="1992-09-28" calcext:value-type="date">
            <text:p>1992-09-28</text:p>
          </table:table-cell>
          <table:table-cell office:value-type="float" office:value="11792118320" calcext:value-type="float">
            <text:p>11792118320</text:p>
          </table:table-cell>
          <table:table-cell office:value-type="string" calcext:value-type="string">
            <text:p>rgonzales92@outlook.com</text:p>
          </table:table-cell>
          <table:table-cell office:value-type="float" office:value="53218" calcext:value-type="float">
            <text:p>53218</text:p>
          </table:table-cell>
          <table:table-cell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baxter</text:p>
          </table:table-cell>
          <table:table-cell office:value-type="string" calcext:value-type="string">
            <text:p>M</text:p>
          </table:table-cell>
          <table:table-cell office:value-type="date" office:date-value="1991-04-14" calcext:value-type="date">
            <text:p>1991-04-14</text:p>
          </table:table-cell>
          <table:table-cell office:value-type="float" office:value="17400245532" calcext:value-type="float">
            <text:p>17400245532</text:p>
          </table:table-cell>
          <table:table-cell office:value-type="string" calcext:value-type="string">
            <text:p>cbaxter91@gmail.com</text:p>
          </table:table-cell>
          <table:table-cell office:value-type="float" office:value="11228" calcext:value-type="float">
            <text:p>11228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NY</text:p>
          </table:table-cell>
        </table:table-row>
        <table:table-row table:style-name="ro5">
          <table:table-cell office:value-type="float" office:value="412" calcext:value-type="float">
            <text:p>412</text:p>
          </table:table-cell>
          <table:table-cell office:value-type="string" calcext:value-type="string">
            <text:p>byro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M</text:p>
          </table:table-cell>
          <table:table-cell office:value-type="date" office:date-value="1998-08-03" calcext:value-type="date">
            <text:p>1998-08-03</text:p>
          </table:table-cell>
          <table:table-cell office:value-type="float" office:value="14730823144" calcext:value-type="float">
            <text:p>14730823144</text:p>
          </table:table-cell>
          <table:table-cell office:value-type="string" calcext:value-type="string">
            <text:p>byron.robinson@yahoo.com</text:p>
          </table:table-cell>
          <table:table-cell office:value-type="float" office:value="56301" calcext:value-type="float">
            <text:p>56301</text:p>
          </table:table-cell>
          <table:table-cell office:value-type="string" calcext:value-type="string">
            <text:p>Saint Cloud</text:p>
          </table:table-cell>
          <table:table-cell office:value-type="string" calcext:value-type="string">
            <text:p>MN</text:p>
          </table:table-cell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cochran</text:p>
          </table:table-cell>
          <table:table-cell office:value-type="string" calcext:value-type="string">
            <text:p>M</text:p>
          </table:table-cell>
          <table:table-cell office:value-type="date" office:date-value="1989-03-04" calcext:value-type="date">
            <text:p>1989-03-04</text:p>
          </table:table-cell>
          <table:table-cell office:value-type="float" office:value="16529258485" calcext:value-type="float">
            <text:p>16529258485</text:p>
          </table:table-cell>
          <table:table-cell office:value-type="string" calcext:value-type="string">
            <text:p>jesse.cochran@gmail.com</text:p>
          </table:table-cell>
          <table:table-cell office:value-type="float" office:value="95304" calcext:value-type="float">
            <text:p>95304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string" calcext:value-type="string">
            <text:p>stella</text:p>
          </table:table-cell>
          <table:table-cell office:value-type="string" calcext:value-type="string">
            <text:p>dupree</text:p>
          </table:table-cell>
          <table:table-cell office:value-type="string" calcext:value-type="string">
            <text:p>F</text:p>
          </table:table-cell>
          <table:table-cell office:value-type="date" office:date-value="1994-08-22" calcext:value-type="date">
            <text:p>1994-08-22</text:p>
          </table:table-cell>
          <table:table-cell office:value-type="float" office:value="1798928389" calcext:value-type="float">
            <text:p>1798928389</text:p>
          </table:table-cell>
          <table:table-cell office:value-type="string" calcext:value-type="string">
            <text:p>sdupree94@icloud.com</text:p>
          </table:table-cell>
          <table:table-cell office:value-type="float" office:value="98033" calcext:value-type="float">
            <text:p>98033</text:p>
          </table:table-cell>
          <table:table-cell office:value-type="string" calcext:value-type="string">
            <text:p>Kirkland</text:p>
          </table:table-cell>
          <table:table-cell office:value-type="string" calcext:value-type="string">
            <text:p>WA</text:p>
          </table:table-cell>
        </table:table-row>
        <table:table-row table:style-name="ro6">
          <table:table-cell office:value-type="float" office:value="415" calcext:value-type="float">
            <text:p>415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holloway</text:p>
          </table:table-cell>
          <table:table-cell office:value-type="string" calcext:value-type="string">
            <text:p>M</text:p>
          </table:table-cell>
          <table:table-cell office:value-type="date" office:date-value="1989-02-03" calcext:value-type="date">
            <text:p>1989-02-03</text:p>
          </table:table-cell>
          <table:table-cell office:value-type="float" office:value="18326535657" calcext:value-type="float">
            <text:p>18326535657</text:p>
          </table:table-cell>
          <table:table-cell office:value-type="string" calcext:value-type="string">
            <text:p>cholloway89@yahoo.com</text:p>
          </table:table-cell>
          <table:table-cell office:value-type="float" office:value="89147" calcext:value-type="float">
            <text:p>89147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NV</text:p>
          </table:table-cell>
        </table:table-row>
        <table:table-row table:style-name="ro6">
          <table:table-cell office:value-type="float" office:value="416" calcext:value-type="float">
            <text:p>416</text:p>
          </table:table-cell>
          <table:table-cell office:value-type="string" calcext:value-type="string">
            <text:p>natasha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F</text:p>
          </table:table-cell>
          <table:table-cell office:value-type="date" office:date-value="1999-03-24" calcext:value-type="date">
            <text:p>1999-03-24</text:p>
          </table:table-cell>
          <table:table-cell office:value-type="float" office:value="13905595055" calcext:value-type="float">
            <text:p>13905595055</text:p>
          </table:table-cell>
          <table:table-cell office:value-type="string" calcext:value-type="string">
            <text:p>natasha.guerrero@outlook.com</text:p>
          </table:table-cell>
          <table:table-cell office:value-type="float" office:value="92110" calcext:value-type="float">
            <text:p>92110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lake</text:p>
          </table:table-cell>
          <table:table-cell office:value-type="string" calcext:value-type="string">
            <text:p>M</text:p>
          </table:table-cell>
          <table:table-cell office:value-type="date" office:date-value="1994-05-31" calcext:value-type="date">
            <text:p>1994-05-31</text:p>
          </table:table-cell>
          <table:table-cell office:value-type="float" office:value="17166666464" calcext:value-type="float">
            <text:p>17166666464</text:p>
          </table:table-cell>
          <table:table-cell office:value-type="string" calcext:value-type="string">
            <text:p>david.blake@yahoo.com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Alburgh</text:p>
          </table:table-cell>
          <table:table-cell office:value-type="string" calcext:value-type="string">
            <text:p>VT</text:p>
          </table:table-cell>
        </table:table-row>
        <table:table-row table:style-name="ro4">
          <table:table-cell office:value-type="float" office:value="418" calcext:value-type="float">
            <text:p>418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</text:p>
          </table:table-cell>
          <table:table-cell office:value-type="date" office:date-value="1980-06-05" calcext:value-type="date">
            <text:p>1980-06-05</text:p>
          </table:table-cell>
          <table:table-cell office:value-type="float" office:value="12468394324" calcext:value-type="float">
            <text:p>12468394324</text:p>
          </table:table-cell>
          <table:table-cell office:value-type="string" calcext:value-type="string">
            <text:p>joseph.nguyen@gmail.com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Burke</text:p>
          </table:table-cell>
          <table:table-cell office:value-type="string" calcext:value-type="string">
            <text:p>VA</text:p>
          </table:table-cell>
        </table:table-row>
        <table:table-row table:style-name="ro5">
          <table:table-cell office:value-type="float" office:value="419" calcext:value-type="float">
            <text:p>419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M</text:p>
          </table:table-cell>
          <table:table-cell office:value-type="date" office:date-value="1967-11-16" calcext:value-type="date">
            <text:p>1967-11-16</text:p>
          </table:table-cell>
          <table:table-cell office:value-type="float" office:value="11712750286" calcext:value-type="float">
            <text:p>11712750286</text:p>
          </table:table-cell>
          <table:table-cell office:value-type="string" calcext:value-type="string">
            <text:p>barry.waters@gmail.com</text:p>
          </table:table-cell>
          <table:table-cell office:value-type="float" office:value="90805" calcext:value-type="float">
            <text:p>90805</text:p>
          </table:table-cell>
          <table:table-cell office:value-type="string" calcext:value-type="string">
            <text:p>Long Beach</text:p>
          </table:table-cell>
          <table:table-cell office:value-type="string" calcext:value-type="string">
            <text:p>CA</text:p>
          </table:table-cell>
        </table:table-row>
        <table:table-row table:style-name="ro5">
          <table:table-cell office:value-type="float" office:value="420" calcext:value-type="float">
            <text:p>420</text:p>
          </table:table-cell>
          <table:table-cell office:value-type="string" calcext:value-type="string">
            <text:p>selena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F</text:p>
          </table:table-cell>
          <table:table-cell office:value-type="date" office:date-value="1975-11-12" calcext:value-type="date">
            <text:p>1975-11-12</text:p>
          </table:table-cell>
          <table:table-cell office:value-type="float" office:value="18062146631" calcext:value-type="float">
            <text:p>18062146631</text:p>
          </table:table-cell>
          <table:table-cell office:value-type="string" calcext:value-type="string">
            <text:p>selena.mcdowell@outlook.com</text:p>
          </table:table-cell>
          <table:table-cell office:value-type="float" office:value="36420" calcext:value-type="float">
            <text:p>36420</text:p>
          </table:table-cell>
          <table:table-cell office:value-type="string" calcext:value-type="string">
            <text:p>Andalusia</text:p>
          </table:table-cell>
          <table:table-cell office:value-type="string" calcext:value-type="string">
            <text:p>AL</text:p>
          </table:table-cell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holm</text:p>
          </table:table-cell>
          <table:table-cell office:value-type="string" calcext:value-type="string">
            <text:p>F</text:p>
          </table:table-cell>
          <table:table-cell office:value-type="date" office:date-value="1998-04-04" calcext:value-type="date">
            <text:p>1998-04-04</text:p>
          </table:table-cell>
          <table:table-cell office:value-type="float" office:value="17537872019" calcext:value-type="float">
            <text:p>17537872019</text:p>
          </table:table-cell>
          <table:table-cell office:value-type="string" calcext:value-type="string">
            <text:p>tholm98@gmail.com</text:p>
          </table:table-cell>
          <table:table-cell office:value-type="float" office:value="78145" calcext:value-type="float">
            <text:p>78145</text:p>
          </table:table-cell>
          <table:table-cell office:value-type="string" calcext:value-type="string">
            <text:p>Pawnee</text:p>
          </table:table-cell>
          <table:table-cell office:value-type="string" calcext:value-type="string">
            <text:p>TX</text:p>
          </table:table-cell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M</text:p>
          </table:table-cell>
          <table:table-cell office:value-type="date" office:date-value="1997-01-20" calcext:value-type="date">
            <text:p>1997-01-20</text:p>
          </table:table-cell>
          <table:table-cell office:value-type="float" office:value="12370773839" calcext:value-type="float">
            <text:p>12370773839</text:p>
          </table:table-cell>
          <table:table-cell office:value-type="string" calcext:value-type="string">
            <text:p>jmurray97@gmail.com</text:p>
          </table:table-cell>
          <table:table-cell office:value-type="float" office:value="78616" calcext:value-type="float">
            <text:p>78616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TX</text:p>
          </table:table-cell>
        </table:table-row>
        <table:table-row table:style-name="ro4">
          <table:table-cell office:value-type="float" office:value="423" calcext:value-type="float">
            <text:p>423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M</text:p>
          </table:table-cell>
          <table:table-cell office:value-type="date" office:date-value="1989-08-06" calcext:value-type="date">
            <text:p>1989-08-06</text:p>
          </table:table-cell>
          <table:table-cell office:value-type="float" office:value="17674528922" calcext:value-type="float">
            <text:p>17674528922</text:p>
          </table:table-cell>
          <table:table-cell office:value-type="string" calcext:value-type="string">
            <text:p>dcooper89@gmail.com</text:p>
          </table:table-cell>
          <table:table-cell office:value-type="float" office:value="74075" calcext:value-type="float">
            <text:p>74075</text:p>
          </table:table-cell>
          <table:table-cell office:value-type="string" calcext:value-type="string">
            <text:p>Stillwater</text:p>
          </table:table-cell>
          <table:table-cell office:value-type="string" calcext:value-type="string">
            <text:p>OK</text:p>
          </table:table-cell>
        </table:table-row>
        <table:table-row table:style-name="ro7">
          <table:table-cell office:value-type="float" office:value="424" calcext:value-type="float">
            <text:p>424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</text:p>
          </table:table-cell>
          <table:table-cell table:style-name="Default" office:value-type="float" office:value="-2001" calcext:value-type="float">
            <text:p>-200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7T18:20:09.203146112</dc:date>
    <meta:editing-duration>PT20H18M3S</meta:editing-duration>
    <meta:editing-cycles>1</meta:editing-cycles>
    <meta:document-statistic meta:table-count="2" meta:cell-count="4444" meta:object-count="0"/>
    <meta:generator>LibreOffice/7.3.6.2$Linux_X86_64 LibreOffice_project/30$Build-2</meta:generator>
  </office:meta>
</office:document-meta>
</file>